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32A000042CC0000213426A30355082D6B5C.wmf" manifest:media-type="image/x-wmf"/>
  <manifest:file-entry manifest:full-path="Pictures/2000050D000042CC0000371492BA178F932C3373.wmf" manifest:media-type="image/x-wmf"/>
  <manifest:file-entry manifest:full-path="Pictures/2000036A000042CC000021342EADC9F822FE158E.wmf" manifest:media-type="image/x-wmf"/>
  <manifest:file-entry manifest:full-path="Pictures/2000025C000042CC00002134D372383B670F6F64.wmf" manifest:media-type="image/x-wmf"/>
  <manifest:file-entry manifest:full-path="Pictures/2000026C000042CC0000206CBCF48190A07E421F.wmf" manifest:media-type="image/x-wmf"/>
  <manifest:file-entry manifest:full-path="Pictures/200000020000026600000087150A4954BC5ABCE2.eps" manifest:media-type="image/x-eps"/>
  <manifest:file-entry manifest:full-path="Pictures/2000031A000042CC000021341AC32C666281A2D8.wmf" manifest:media-type="image/x-wmf"/>
  <manifest:file-entry manifest:full-path="Pictures/200000560000258000000B54671712035F8053B0.wmf" manifest:media-type="image/x-wmf"/>
  <manifest:file-entry manifest:full-path="Pictures/20000266000042CC0000213479559576CFB07C68.wmf" manifest:media-type="image/x-wmf"/>
  <manifest:file-entry manifest:full-path="Pictures/20000175000042CC000021343C7966BE3924C7B0.wmf" manifest:media-type="image/x-wmf"/>
  <manifest:file-entry manifest:full-path="Pictures/20000002000000CE000000CEC02EA6FB4195CC90.eps" manifest:media-type="image/x-ep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alluna Sans Light" svg:font-family="'Calluna Sans Light'"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Monaco" svg:font-family="Monaco" style:font-adornments="Regular" style:font-family-generic="modern" style:font-pitch="fixed"/>
    <style:font-face style:name="Calluna Light" svg:font-family="'Calluna Light'" style:font-adornments="Regular" style:font-pitch="variable"/>
    <style:font-face style:name="Calluna Sans Light1" svg:font-family="'Calluna Sans Light'" style:font-adornments="Light" style:font-family-generic="swiss" style:font-pitch="variable"/>
    <style:font-face style:name="Calluna Sans Semibold" svg:font-family="'Calluna Sans Semibold'" style:font-adornments="Semibold" style:font-family-generic="swiss" style:font-pitch="variable"/>
    <style:font-face style:name="Arial Unicode MS" svg:font-family="'Arial Unicode MS'" style:font-family-generic="system" style:font-pitch="variable"/>
  </office:font-face-decls>
  <office:automatic-styles>
    <style:style style:name="Table25" style:family="table">
      <style:table-properties style:width="170mm" style:rel-width="100%" fo:margin-left="0mm" fo:margin-top="0mm" fo:margin-bottom="1.99mm" table:align="left" style:may-break-between-rows="false"/>
    </style:style>
    <style:style style:name="Table25.A" style:family="table-column">
      <style:table-column-properties style:column-width="56.66mm" style:rel-column-width="3212*"/>
    </style:style>
    <style:style style:name="Table25.C" style:family="table-column">
      <style:table-column-properties style:column-width="56.69mm" style:rel-column-width="3214*"/>
    </style:style>
    <style:style style:name="Table25.A1" style:family="table-cell">
      <style:table-cell-properties fo:padding="0.97mm" fo:border-left="0.05pt solid #000000" fo:border-right="none" fo:border-top="0.05pt solid #000000" fo:border-bottom="none"/>
    </style:style>
    <style:style style:name="Table25.C1" style:family="table-cell">
      <style:table-cell-properties fo:padding="0.97mm" fo:border-left="0.05pt solid #000000" fo:border-right="0.05pt solid #000000" fo:border-top="0.05pt solid #000000" fo:border-bottom="none"/>
    </style:style>
    <style:style style:name="Table25.A2" style:family="table-cell">
      <style:table-cell-properties fo:padding="0.97mm" fo:border-left="0.05pt solid #000000" fo:border-right="none" fo:border-top="none" fo:border-bottom="none"/>
    </style:style>
    <style:style style:name="Table25.C2" style:family="table-cell">
      <style:table-cell-properties fo:padding="0.97mm" fo:border-left="0.05pt solid #000000" fo:border-right="0.05pt solid #000000" fo:border-top="none" fo:border-bottom="none"/>
    </style:style>
    <style:style style:name="Table25.A16" style:family="table-cell">
      <style:table-cell-properties fo:padding="0.97mm" fo:border-left="0.05pt solid #000000" fo:border-right="none" fo:border-top="none" fo:border-bottom="0.05pt solid #000000"/>
    </style:style>
    <style:style style:name="Table25.C16" style:family="table-cell">
      <style:table-cell-properties fo:padding="0.97mm" fo:border-left="0.05pt solid #000000" fo:border-right="0.05pt solid #000000" fo:border-top="none" fo:border-bottom="0.05pt solid #000000"/>
    </style:style>
    <style:style style:name="Table3" style:family="table">
      <style:table-properties style:width="170mm" style:rel-width="100%" fo:margin-left="0mm" fo:margin-top="0mm" fo:margin-bottom="1.99mm" table:align="left" style:may-break-between-rows="true"/>
    </style:style>
    <style:style style:name="Table3.A" style:family="table-column">
      <style:table-column-properties style:column-width="84.98mm" style:rel-column-width="4818*"/>
    </style:style>
    <style:style style:name="Table3.B" style:family="table-column">
      <style:table-column-properties style:column-width="85.02mm" style:rel-column-width="4820*"/>
    </style:style>
    <style:style style:name="Table3.A1" style:family="table-cell">
      <style:table-cell-properties fo:padding="0.97mm" fo:border-left="0.05pt solid #000000" fo:border-right="none" fo:border-top="0.05pt solid #000000" fo:border-bottom="none"/>
    </style:style>
    <style:style style:name="Table3.B1" style:family="table-cell">
      <style:table-cell-properties fo:padding="0.97mm" fo:border-left="0.05pt solid #000000" fo:border-right="0.05pt solid #000000" fo:border-top="0.05pt solid #000000" fo:border-bottom="none"/>
    </style:style>
    <style:style style:name="Table3.A2" style:family="table-cell">
      <style:table-cell-properties fo:padding="0.97mm" fo:border-left="0.05pt solid #000000" fo:border-right="none" fo:border-top="none" fo:border-bottom="none"/>
    </style:style>
    <style:style style:name="Table3.B2" style:family="table-cell">
      <style:table-cell-properties fo:padding="0.97mm" fo:border-left="0.05pt solid #000000" fo:border-right="0.05pt solid #000000" fo:border-top="none" fo:border-bottom="none"/>
    </style:style>
    <style:style style:name="Table3.7" style:family="table-row">
      <style:table-row-properties style:min-row-height="7.57mm"/>
    </style:style>
    <style:style style:name="Table3.A23" style:family="table-cell">
      <style:table-cell-properties fo:padding="0.97mm" fo:border-left="0.05pt solid #000000" fo:border-right="none" fo:border-top="none" fo:border-bottom="0.05pt solid #000000"/>
    </style:style>
    <style:style style:name="Table3.B23" style:family="table-cell">
      <style:table-cell-properties fo:padding="0.97mm" fo:border-left="0.05pt solid #000000" fo:border-right="0.05pt solid #000000" fo:border-top="none" fo:border-bottom="0.05pt solid #000000"/>
    </style:style>
    <style:style style:name="Table7" style:family="table">
      <style:table-properties style:width="170mm" style:rel-width="100%" fo:margin-left="0mm" fo:margin-top="0mm" fo:margin-bottom="1.99mm" table:align="left" style:may-break-between-rows="true"/>
    </style:style>
    <style:style style:name="Table7.A" style:family="table-column">
      <style:table-column-properties style:column-width="56.66mm" style:rel-column-width="3212*"/>
    </style:style>
    <style:style style:name="Table7.C" style:family="table-column">
      <style:table-column-properties style:column-width="56.69mm" style:rel-column-width="3214*"/>
    </style:style>
    <style:style style:name="Table7.A1" style:family="table-cell">
      <style:table-cell-properties fo:padding="0.97mm" fo:border-left="0.05pt solid #000000" fo:border-right="none" fo:border-top="0.05pt solid #000000" fo:border-bottom="none"/>
    </style:style>
    <style:style style:name="Table7.C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C2" style:family="table-cell">
      <style:table-cell-properties fo:padding="0.97mm" fo:border-left="0.05pt solid #000000" fo:border-right="0.05pt solid #000000" fo:border-top="none" fo:border-bottom="none"/>
    </style:style>
    <style:style style:name="Table7.A23" style:family="table-cell">
      <style:table-cell-properties fo:padding="0.97mm" fo:border-left="0.05pt solid #000000" fo:border-right="none" fo:border-top="none" fo:border-bottom="0.05pt solid #000000"/>
    </style:style>
    <style:style style:name="Table7.C23" style:family="table-cell">
      <style:table-cell-properties fo:padding="0.97mm" fo:border-left="0.05pt solid #000000" fo:border-right="0.05pt solid #000000" fo:border-top="none" fo:border-bottom="0.05pt solid #000000"/>
    </style:style>
    <style:style style:name="Table6" style:family="table">
      <style:table-properties style:width="170mm" style:rel-width="100%" fo:margin-left="0mm" fo:margin-top="0mm" fo:margin-bottom="1.99mm" table:align="left" style:may-break-between-rows="true"/>
    </style:style>
    <style:style style:name="Table6.A" style:family="table-column">
      <style:table-column-properties style:column-width="84.98mm" style:rel-column-width="4818*"/>
    </style:style>
    <style:style style:name="Table6.B" style:family="table-column">
      <style:table-column-properties style:column-width="85.02mm" style:rel-column-width="4820*"/>
    </style:style>
    <style:style style:name="Table6.A1" style:family="table-cell">
      <style:table-cell-properties fo:padding="0.97mm" fo:border-left="0.05pt solid #000000" fo:border-right="none" fo:border-top="0.05pt solid #000000" fo:border-bottom="none"/>
    </style:style>
    <style:style style:name="Table6.B1" style:family="table-cell">
      <style:table-cell-properties fo:padding="0.97mm" fo:border-left="0.05pt solid #000000" fo:border-right="0.05pt solid #000000" fo:border-top="0.05pt solid #000000" fo:border-bottom="none"/>
    </style:style>
    <style:style style:name="Table6.A2" style:family="table-cell">
      <style:table-cell-properties fo:padding="0.97mm" fo:border-left="0.05pt solid #000000" fo:border-right="none" fo:border-top="none" fo:border-bottom="none"/>
    </style:style>
    <style:style style:name="Table6.B2" style:family="table-cell">
      <style:table-cell-properties fo:padding="0.97mm" fo:border-left="0.05pt solid #000000" fo:border-right="0.05pt solid #000000" fo:border-top="none" fo:border-bottom="none"/>
    </style:style>
    <style:style style:name="Table6.8" style:family="table-row">
      <style:table-row-properties style:min-row-height="5.89mm"/>
    </style:style>
    <style:style style:name="Table6.A23" style:family="table-cell">
      <style:table-cell-properties fo:padding="0.97mm" fo:border-left="0.05pt solid #000000" fo:border-right="none" fo:border-top="none" fo:border-bottom="0.05pt solid #000000"/>
    </style:style>
    <style:style style:name="Table6.B23" style:family="table-cell">
      <style:table-cell-properties fo:padding="0.97mm" fo:border-left="0.05pt solid #000000" fo:border-right="0.05pt solid #000000" fo:border-top="none" fo:border-bottom="0.05pt solid #000000"/>
    </style:style>
    <style:style style:name="Table20" style:family="table">
      <style:table-properties style:width="170mm" fo:margin-top="0mm" fo:margin-bottom="1.99mm" table:align="margins" style:may-break-between-rows="false"/>
    </style:style>
    <style:style style:name="Table20.A" style:family="table-column">
      <style:table-column-properties style:column-width="85mm" style:rel-column-width="32767*"/>
    </style:style>
    <style:style style:name="Table20.B" style:family="table-column">
      <style:table-column-properties style:column-width="85mm" style:rel-column-width="32768*"/>
    </style:style>
    <style:style style:name="Table20.A1" style:family="table-cell">
      <style:table-cell-properties fo:padding="0.97mm" fo:border-left="0.05pt solid #000000" fo:border-right="none" fo:border-top="0.05pt solid #000000" fo:border-bottom="none"/>
    </style:style>
    <style:style style:name="Table20.B1" style:family="table-cell">
      <style:table-cell-properties fo:padding="0.97mm" fo:border-left="0.05pt solid #000000" fo:border-right="0.05pt solid #000000" fo:border-top="0.05pt solid #000000" fo:border-bottom="none"/>
    </style:style>
    <style:style style:name="Table20.A2" style:family="table-cell">
      <style:table-cell-properties fo:padding="0.97mm" fo:border-left="0.05pt solid #000000" fo:border-right="none" fo:border-top="none" fo:border-bottom="none"/>
    </style:style>
    <style:style style:name="Table20.B2" style:family="table-cell">
      <style:table-cell-properties fo:padding="0.97mm" fo:border-left="0.05pt solid #000000" fo:border-right="0.05pt solid #000000" fo:border-top="none" fo:border-bottom="none"/>
    </style:style>
    <style:style style:name="Table20.A3" style:family="table-cell">
      <style:table-cell-properties fo:padding="0.97mm" fo:border-left="0.05pt solid #000000" fo:border-right="none" fo:border-top="none" fo:border-bottom="0.05pt solid #000000"/>
    </style:style>
    <style:style style:name="Table20.B3" style:family="table-cell">
      <style:table-cell-properties fo:padding="0.97mm" fo:border-left="0.05pt solid #000000" fo:border-right="0.05pt solid #000000" fo:border-top="none" fo:border-bottom="0.05pt solid #000000"/>
    </style:style>
    <style:style style:name="Table4" style:family="table">
      <style:table-properties style:width="170mm" fo:margin-top="0mm" fo:margin-bottom="1.99mm" table:align="margins"/>
    </style:style>
    <style:style style:name="Table4.A" style:family="table-column">
      <style:table-column-properties style:column-width="85mm" style:rel-column-width="32767*"/>
    </style:style>
    <style:style style:name="Table4.B" style:family="table-column">
      <style:table-column-properties style:column-width="85mm" style:rel-column-width="32768*"/>
    </style:style>
    <style:style style:name="Table4.A1" style:family="table-cell">
      <style:table-cell-properties fo:padding="0.97mm" fo:border-left="0.05pt solid #000000" fo:border-right="none" fo:border-top="0.05pt solid #000000" fo:border-bottom="none"/>
    </style:style>
    <style:style style:name="Table4.B1" style:family="table-cell">
      <style:table-cell-properties fo:padding="0.97mm" fo:border-left="0.05pt solid #000000" fo:border-right="0.05pt solid #000000" fo:border-top="0.05pt solid #000000" fo:border-bottom="none"/>
    </style:style>
    <style:style style:name="Table4.A2" style:family="table-cell">
      <style:table-cell-properties fo:padding="0.97mm" fo:border-left="0.05pt solid #000000" fo:border-right="none" fo:border-top="none" fo:border-bottom="none"/>
    </style:style>
    <style:style style:name="Table4.B2" style:family="table-cell">
      <style:table-cell-properties fo:padding="0.97mm" fo:border-left="0.05pt solid #000000" fo:border-right="0.05pt solid #000000" fo:border-top="none" fo:border-bottom="none"/>
    </style:style>
    <style:style style:name="Table4.A14" style:family="table-cell">
      <style:table-cell-properties fo:padding="0.97mm" fo:border-left="0.05pt solid #000000" fo:border-right="none" fo:border-top="none" fo:border-bottom="0.05pt solid #000000"/>
    </style:style>
    <style:style style:name="Table4.B14" style:family="table-cell">
      <style:table-cell-properties fo:padding="0.97mm" fo:border-left="0.05pt solid #000000" fo:border-right="0.05pt solid #000000" fo:border-top="none" fo:border-bottom="0.05pt solid #000000"/>
    </style:style>
    <style:style style:name="Table5" style:family="table">
      <style:table-properties style:width="170mm" style:rel-width="100%" fo:margin-left="0mm" fo:margin-top="0mm" fo:margin-bottom="1.99mm" table:align="left"/>
    </style:style>
    <style:style style:name="Table5.A" style:family="table-column">
      <style:table-column-properties style:column-width="57.79mm" style:rel-column-width="3276*"/>
    </style:style>
    <style:style style:name="Table5.B" style:family="table-column">
      <style:table-column-properties style:column-width="56.11mm" style:rel-column-width="3181*"/>
    </style:style>
    <style:style style:name="Table5.1" style:family="table-row">
      <style:table-row-properties style:min-row-height="0.11mm"/>
    </style:style>
    <style:style style:name="Table5.A1" style:family="table-cell">
      <style:table-cell-properties fo:padding="0.97mm" fo:border-left="0.05pt solid #000000" fo:border-right="none" fo:border-top="0.05pt solid #000000" fo:border-bottom="none"/>
    </style:style>
    <style:style style:name="Table5.C1" style:family="table-cell">
      <style:table-cell-properties fo:padding="0.97mm" fo:border-left="0.05pt solid #000000" fo:border-right="0.05pt solid #000000" fo:border-top="0.05pt solid #000000" fo:border-bottom="none"/>
    </style:style>
    <style:style style:name="Table5.A2" style:family="table-cell">
      <style:table-cell-properties fo:padding="0.97mm" fo:border-left="0.05pt solid #000000" fo:border-right="none" fo:border-top="none" fo:border-bottom="none"/>
    </style:style>
    <style:style style:name="Table5.C2" style:family="table-cell">
      <style:table-cell-properties fo:padding="0.97mm" fo:border-left="0.05pt solid #000000" fo:border-right="0.05pt solid #000000" fo:border-top="none" fo:border-bottom="none"/>
    </style:style>
    <style:style style:name="Table5.A10" style:family="table-cell">
      <style:table-cell-properties fo:padding="0.97mm" fo:border-left="0.05pt solid #000000" fo:border-right="none" fo:border-top="none" fo:border-bottom="0.05pt solid #000000"/>
    </style:style>
    <style:style style:name="Table5.C10" style:family="table-cell">
      <style:table-cell-properties fo:padding="0.97mm" fo:border-left="0.05pt solid #000000" fo:border-right="0.05pt solid #000000" fo:border-top="none" fo:border-bottom="0.05pt solid #000000"/>
    </style:style>
    <style:style style:name="Table8" style:family="table">
      <style:table-properties style:width="170mm" style:rel-width="100%" fo:margin-left="0mm" fo:margin-top="0mm" fo:margin-bottom="1.99mm" table:align="left" style:may-break-between-rows="true"/>
    </style:style>
    <style:style style:name="Table8.A" style:family="table-column">
      <style:table-column-properties style:column-width="56.8mm" style:rel-column-width="3220*"/>
    </style:style>
    <style:style style:name="Table8.B" style:family="table-column">
      <style:table-column-properties style:column-width="56.85mm" style:rel-column-width="3223*"/>
    </style:style>
    <style:style style:name="Table8.C" style:family="table-column">
      <style:table-column-properties style:column-width="56.36mm" style:rel-column-width="3195*"/>
    </style:style>
    <style:style style:name="Table8.A1" style:family="table-cell">
      <style:table-cell-properties fo:padding="0.97mm" fo:border-left="0.05pt solid #000000" fo:border-right="none" fo:border-top="0.05pt solid #000000" fo:border-bottom="none"/>
    </style:style>
    <style:style style:name="Table8.C1" style:family="table-cell">
      <style:table-cell-properties fo:padding="0.97mm" fo:border-left="0.05pt solid #000000" fo:border-right="0.05pt solid #000000" fo:border-top="0.05pt solid #000000" fo:border-bottom="none"/>
    </style:style>
    <style:style style:name="Table8.A2" style:family="table-cell">
      <style:table-cell-properties fo:padding="0.97mm" fo:border-left="0.05pt solid #000000" fo:border-right="none" fo:border-top="none" fo:border-bottom="none"/>
    </style:style>
    <style:style style:name="Table8.C2" style:family="table-cell">
      <style:table-cell-properties fo:padding="0.97mm" fo:border-left="0.05pt solid #000000" fo:border-right="0.05pt solid #000000" fo:border-top="none" fo:border-bottom="none"/>
    </style:style>
    <style:style style:name="Table8.8" style:family="table-row">
      <style:table-row-properties style:min-row-height="0.11mm"/>
    </style:style>
    <style:style style:name="Table8.A34" style:family="table-cell">
      <style:table-cell-properties fo:padding="0.97mm" fo:border-left="0.05pt solid #000000" fo:border-right="none" fo:border-top="none" fo:border-bottom="0.05pt solid #000000"/>
    </style:style>
    <style:style style:name="Table8.C34" style:family="table-cell">
      <style:table-cell-properties fo:padding="0.97mm" fo:border-left="0.05pt solid #000000" fo:border-right="0.05pt solid #000000" fo:border-top="none" fo:border-bottom="0.05pt solid #000000"/>
    </style:style>
    <style:style style:name="Table17" style:family="table">
      <style:table-properties style:width="170mm" style:rel-width="100%" fo:margin-left="0mm" fo:margin-top="0mm" fo:margin-bottom="1.99mm" table:align="left"/>
    </style:style>
    <style:style style:name="Table17.A" style:family="table-column">
      <style:table-column-properties style:column-width="56.66mm" style:rel-column-width="3212*"/>
    </style:style>
    <style:style style:name="Table17.B" style:family="table-column">
      <style:table-column-properties style:column-width="56.67mm" style:rel-column-width="3213*"/>
    </style:style>
    <style:style style:name="Table17.A1" style:family="table-cell">
      <style:table-cell-properties fo:padding="0.97mm" fo:border-left="0.05pt solid #000000" fo:border-right="none" fo:border-top="0.05pt solid #000000" fo:border-bottom="none"/>
    </style:style>
    <style:style style:name="Table17.C1" style:family="table-cell">
      <style:table-cell-properties fo:padding="0.97mm" fo:border-left="0.05pt solid #000000" fo:border-right="0.05pt solid #000000" fo:border-top="0.05pt solid #000000" fo:border-bottom="none"/>
    </style:style>
    <style:style style:name="Table17.A2" style:family="table-cell">
      <style:table-cell-properties fo:padding="0.97mm" fo:border-left="0.05pt solid #000000" fo:border-right="none" fo:border-top="none" fo:border-bottom="none"/>
    </style:style>
    <style:style style:name="Table17.C2" style:family="table-cell">
      <style:table-cell-properties fo:padding="0.97mm" fo:border-left="0.05pt solid #000000" fo:border-right="0.05pt solid #000000" fo:border-top="none" fo:border-bottom="none"/>
    </style:style>
    <style:style style:name="Table17.A20" style:family="table-cell">
      <style:table-cell-properties fo:padding="0.97mm" fo:border-left="0.05pt solid #000000" fo:border-right="none" fo:border-top="none" fo:border-bottom="0.05pt solid #000000"/>
    </style:style>
    <style:style style:name="Table17.C20" style:family="table-cell">
      <style:table-cell-properties fo:padding="0.97mm" fo:border-left="0.05pt solid #000000" fo:border-right="0.05pt solid #000000" fo:border-top="none" fo:border-bottom="0.05pt solid #000000"/>
    </style:style>
    <style:style style:name="Table13" style:family="table">
      <style:table-properties style:width="170mm" style:rel-width="100%" fo:margin-left="0mm" fo:margin-top="0mm" fo:margin-bottom="1.99mm" table:align="left" style:may-break-between-rows="true"/>
    </style:style>
    <style:style style:name="Table13.A" style:family="table-column">
      <style:table-column-properties style:column-width="56.67mm" style:rel-column-width="3213*"/>
    </style:style>
    <style:style style:name="Table13.B" style:family="table-column">
      <style:table-column-properties style:column-width="56.66mm" style:rel-column-width="3212*"/>
    </style:style>
    <style:style style:name="Table13.A1" style:family="table-cell">
      <style:table-cell-properties fo:padding="0.97mm" fo:border-left="0.05pt solid #000000" fo:border-right="none" fo:border-top="0.05pt solid #000000" fo:border-bottom="none"/>
    </style:style>
    <style:style style:name="Table13.C1" style:family="table-cell">
      <style:table-cell-properties fo:padding="0.97mm" fo:border-left="0.05pt solid #000000" fo:border-right="0.05pt solid #000000" fo:border-top="0.05pt solid #000000" fo:border-bottom="none"/>
    </style:style>
    <style:style style:name="Table13.A2" style:family="table-cell">
      <style:table-cell-properties fo:padding="0.97mm" fo:border-left="0.05pt solid #000000" fo:border-right="none" fo:border-top="none" fo:border-bottom="none"/>
    </style:style>
    <style:style style:name="Table13.C2" style:family="table-cell">
      <style:table-cell-properties fo:padding="0.97mm" fo:border-left="0.05pt solid #000000" fo:border-right="0.05pt solid #000000" fo:border-top="none" fo:border-bottom="none"/>
    </style:style>
    <style:style style:name="Table13.A26" style:family="table-cell">
      <style:table-cell-properties fo:padding="0.97mm" fo:border-left="0.05pt solid #000000" fo:border-right="none" fo:border-top="none" fo:border-bottom="0.05pt solid #000000"/>
    </style:style>
    <style:style style:name="Table13.C26" style:family="table-cell">
      <style:table-cell-properties fo:padding="0.97mm" fo:border-left="0.05pt solid #000000" fo:border-right="0.05pt solid #000000" fo:border-top="none" fo:border-bottom="0.05pt solid #000000"/>
    </style:style>
    <style:style style:name="Table9" style:family="table">
      <style:table-properties style:width="170mm" style:rel-width="100%" fo:margin-left="0mm" fo:margin-top="0mm" fo:margin-bottom="1.99mm" table:align="left" style:may-break-between-rows="true"/>
    </style:style>
    <style:style style:name="Table9.A" style:family="table-column">
      <style:table-column-properties style:column-width="56.67mm" style:rel-column-width="3213*"/>
    </style:style>
    <style:style style:name="Table9.B" style:family="table-column">
      <style:table-column-properties style:column-width="56.66mm" style:rel-column-width="3212*"/>
    </style:style>
    <style:style style:name="Table9.A1" style:family="table-cell">
      <style:table-cell-properties fo:padding="0.97mm" fo:border-left="0.05pt solid #000000" fo:border-right="none" fo:border-top="0.05pt solid #000000" fo:border-bottom="none"/>
    </style:style>
    <style:style style:name="Table9.C1" style:family="table-cell">
      <style:table-cell-properties fo:padding="0.97mm" fo:border-left="0.05pt solid #000000" fo:border-right="0.05pt solid #000000" fo:border-top="0.05pt solid #000000" fo:border-bottom="none"/>
    </style:style>
    <style:style style:name="Table9.A2" style:family="table-cell">
      <style:table-cell-properties fo:padding="0.97mm" fo:border-left="0.05pt solid #000000" fo:border-right="none" fo:border-top="none" fo:border-bottom="none"/>
    </style:style>
    <style:style style:name="Table9.C2" style:family="table-cell">
      <style:table-cell-properties fo:padding="0.97mm" fo:border-left="0.05pt solid #000000" fo:border-right="0.05pt solid #000000" fo:border-top="none" fo:border-bottom="none"/>
    </style:style>
    <style:style style:name="Table9.A22" style:family="table-cell">
      <style:table-cell-properties fo:padding="0.97mm" fo:border-left="0.05pt solid #000000" fo:border-right="none" fo:border-top="none" fo:border-bottom="0.05pt solid #000000"/>
    </style:style>
    <style:style style:name="Table9.C22" style:family="table-cell">
      <style:table-cell-properties fo:padding="0.97mm" fo:border-left="0.05pt solid #000000" fo:border-right="0.05pt solid #000000" fo:border-top="none" fo:border-bottom="0.05pt solid #000000"/>
    </style:style>
    <style:style style:name="Table14" style:family="table">
      <style:table-properties style:width="170mm" style:rel-width="100%" fo:margin-left="0mm" fo:margin-top="0mm" fo:margin-bottom="1.99mm" table:align="left" style:may-break-between-rows="true"/>
    </style:style>
    <style:style style:name="Table14.A" style:family="table-column">
      <style:table-column-properties style:column-width="56.67mm" style:rel-column-width="3213*"/>
    </style:style>
    <style:style style:name="Table14.B" style:family="table-column">
      <style:table-column-properties style:column-width="56.66mm" style:rel-column-width="3212*"/>
    </style:style>
    <style:style style:name="Table14.A1" style:family="table-cell">
      <style:table-cell-properties fo:padding="0.97mm" fo:border-left="0.05pt solid #000000" fo:border-right="none" fo:border-top="0.05pt solid #000000" fo:border-bottom="none"/>
    </style:style>
    <style:style style:name="Table14.C1" style:family="table-cell">
      <style:table-cell-properties fo:padding="0.97mm" fo:border-left="0.05pt solid #000000" fo:border-right="0.05pt solid #000000" fo:border-top="0.05pt solid #000000" fo:border-bottom="none"/>
    </style:style>
    <style:style style:name="Table14.A2" style:family="table-cell">
      <style:table-cell-properties fo:padding="0.97mm" fo:border-left="0.05pt solid #000000" fo:border-right="none" fo:border-top="none" fo:border-bottom="none"/>
    </style:style>
    <style:style style:name="Table14.C2" style:family="table-cell">
      <style:table-cell-properties fo:padding="0.97mm" fo:border-left="0.05pt solid #000000" fo:border-right="0.05pt solid #000000" fo:border-top="none" fo:border-bottom="none"/>
    </style:style>
    <style:style style:name="Table14.A6" style:family="table-cell">
      <style:table-cell-properties fo:padding="0.97mm" fo:border-left="0.05pt solid #000000" fo:border-right="none" fo:border-top="none" fo:border-bottom="0.05pt solid #000000"/>
    </style:style>
    <style:style style:name="Table14.C6" style:family="table-cell">
      <style:table-cell-properties fo:padding="0.97mm" fo:border-left="0.05pt solid #000000" fo:border-right="0.05pt solid #000000" fo:border-top="none" fo:border-bottom="0.05pt solid #000000"/>
    </style:style>
    <style:style style:name="Table19" style:family="table">
      <style:table-properties style:width="170mm" style:rel-width="100%" fo:margin-left="0mm" fo:margin-top="0mm" fo:margin-bottom="1.99mm" table:align="left" style:may-break-between-rows="true"/>
    </style:style>
    <style:style style:name="Table19.A" style:family="table-column">
      <style:table-column-properties style:column-width="56.67mm" style:rel-column-width="3213*"/>
    </style:style>
    <style:style style:name="Table19.B" style:family="table-column">
      <style:table-column-properties style:column-width="56.66mm" style:rel-column-width="3212*"/>
    </style:style>
    <style:style style:name="Table19.A1" style:family="table-cell">
      <style:table-cell-properties fo:padding="0.97mm" fo:border-left="0.05pt solid #000000" fo:border-right="none" fo:border-top="0.05pt solid #000000" fo:border-bottom="none"/>
    </style:style>
    <style:style style:name="Table19.C1" style:family="table-cell">
      <style:table-cell-properties fo:padding="0.97mm" fo:border-left="0.05pt solid #000000" fo:border-right="0.05pt solid #000000" fo:border-top="0.05pt solid #000000" fo:border-bottom="none"/>
    </style:style>
    <style:style style:name="Table19.A2" style:family="table-cell">
      <style:table-cell-properties fo:padding="0.97mm" fo:border-left="0.05pt solid #000000" fo:border-right="none" fo:border-top="none" fo:border-bottom="none"/>
    </style:style>
    <style:style style:name="Table19.C2" style:family="table-cell">
      <style:table-cell-properties fo:padding="0.97mm" fo:border-left="0.05pt solid #000000" fo:border-right="0.05pt solid #000000" fo:border-top="none" fo:border-bottom="none"/>
    </style:style>
    <style:style style:name="Table19.A24" style:family="table-cell">
      <style:table-cell-properties fo:padding="0.97mm" fo:border-left="0.05pt solid #000000" fo:border-right="none" fo:border-top="none" fo:border-bottom="0.05pt solid #000000"/>
    </style:style>
    <style:style style:name="Table19.C24" style:family="table-cell">
      <style:table-cell-properties fo:padding="0.97mm" fo:border-left="0.05pt solid #000000" fo:border-right="0.05pt solid #000000" fo:border-top="none" fo:border-bottom="0.05pt solid #000000"/>
    </style:style>
    <style:style style:name="Table12" style:family="table">
      <style:table-properties style:width="170mm" style:rel-width="100%" fo:margin-left="0mm" fo:margin-top="0mm" fo:margin-bottom="1.99mm" table:align="left"/>
    </style:style>
    <style:style style:name="Table12.A" style:family="table-column">
      <style:table-column-properties style:column-width="56.66mm" style:rel-column-width="3212*"/>
    </style:style>
    <style:style style:name="Table12.B" style:family="table-column">
      <style:table-column-properties style:column-width="56.67mm" style:rel-column-width="3213*"/>
    </style:style>
    <style:style style:name="Table12.A1" style:family="table-cell">
      <style:table-cell-properties fo:padding="0.97mm" fo:border-left="0.05pt solid #000000" fo:border-right="none" fo:border-top="0.05pt solid #000000" fo:border-bottom="none"/>
    </style:style>
    <style:style style:name="Table12.C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none" fo:border-top="none" fo:border-bottom="none"/>
    </style:style>
    <style:style style:name="Table12.C2" style:family="table-cell">
      <style:table-cell-properties fo:padding="0.97mm" fo:border-left="0.05pt solid #000000" fo:border-right="0.05pt solid #000000" fo:border-top="none" fo:border-bottom="none"/>
    </style:style>
    <style:style style:name="Table12.A17" style:family="table-cell">
      <style:table-cell-properties fo:padding="0.97mm" fo:border-left="0.05pt solid #000000" fo:border-right="none" fo:border-top="none" fo:border-bottom="0.05pt solid #000000"/>
    </style:style>
    <style:style style:name="Table12.C17" style:family="table-cell">
      <style:table-cell-properties fo:padding="0.97mm" fo:border-left="0.05pt solid #000000" fo:border-right="0.05pt solid #000000" fo:border-top="none" fo:border-bottom="0.05pt solid #000000"/>
    </style:style>
    <style:style style:name="Table21" style:family="table">
      <style:table-properties style:width="170mm" style:rel-width="100%" fo:margin-left="0mm" fo:margin-top="0mm" fo:margin-bottom="1.99mm" table:align="left" style:may-break-between-rows="true"/>
    </style:style>
    <style:style style:name="Table21.A" style:family="table-column">
      <style:table-column-properties style:column-width="56.66mm" style:rel-column-width="3212*"/>
    </style:style>
    <style:style style:name="Table21.B" style:family="table-column">
      <style:table-column-properties style:column-width="56.67mm" style:rel-column-width="3213*"/>
    </style:style>
    <style:style style:name="Table21.A1" style:family="table-cell">
      <style:table-cell-properties fo:padding="0.97mm" fo:border-left="0.05pt solid #000000" fo:border-right="none" fo:border-top="0.05pt solid #000000" fo:border-bottom="none"/>
    </style:style>
    <style:style style:name="Table21.C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none" fo:border-top="none" fo:border-bottom="none"/>
    </style:style>
    <style:style style:name="Table21.C2" style:family="table-cell">
      <style:table-cell-properties fo:padding="0.97mm" fo:border-left="0.05pt solid #000000" fo:border-right="0.05pt solid #000000" fo:border-top="none" fo:border-bottom="none"/>
    </style:style>
    <style:style style:name="Table21.A12" style:family="table-cell">
      <style:table-cell-properties fo:padding="0.97mm" fo:border-left="0.05pt solid #000000" fo:border-right="none" fo:border-top="none" fo:border-bottom="0.05pt solid #000000"/>
    </style:style>
    <style:style style:name="Table21.C12" style:family="table-cell">
      <style:table-cell-properties fo:padding="0.97mm" fo:border-left="0.05pt solid #000000" fo:border-right="0.05pt solid #000000" fo:border-top="none" fo:border-bottom="0.05pt solid #000000"/>
    </style:style>
    <style:style style:name="Table10" style:family="table">
      <style:table-properties style:width="170mm" style:rel-width="100%" fo:margin-left="0mm" fo:margin-top="0mm" fo:margin-bottom="1.99mm" table:align="left" style:may-break-between-rows="true"/>
    </style:style>
    <style:style style:name="Table10.A" style:family="table-column">
      <style:table-column-properties style:column-width="56.66mm" style:rel-column-width="3212*"/>
    </style:style>
    <style:style style:name="Table10.B" style:family="table-column">
      <style:table-column-properties style:column-width="56.67mm" style:rel-column-width="3213*"/>
    </style:style>
    <style:style style:name="Table10.A1" style:family="table-cell">
      <style:table-cell-properties fo:padding="0.97mm" fo:border-left="0.05pt solid #000000" fo:border-right="none" fo:border-top="0.05pt solid #000000" fo:border-bottom="none"/>
    </style:style>
    <style:style style:name="Table10.C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none" fo:border-top="none" fo:border-bottom="none"/>
    </style:style>
    <style:style style:name="Table10.C2" style:family="table-cell">
      <style:table-cell-properties fo:padding="0.97mm" fo:border-left="0.05pt solid #000000" fo:border-right="0.05pt solid #000000" fo:border-top="none" fo:border-bottom="none"/>
    </style:style>
    <style:style style:name="Table10.A10" style:family="table-cell">
      <style:table-cell-properties fo:padding="0.97mm" fo:border-left="0.05pt solid #000000" fo:border-right="none" fo:border-top="none" fo:border-bottom="0.05pt solid #000000"/>
    </style:style>
    <style:style style:name="Table10.C10" style:family="table-cell">
      <style:table-cell-properties fo:padding="0.97mm" fo:border-left="0.05pt solid #000000" fo:border-right="0.05pt solid #000000" fo:border-top="none" fo:border-bottom="0.05pt solid #000000"/>
    </style:style>
    <style:style style:name="Table15" style:family="table">
      <style:table-properties style:width="170mm" style:rel-width="100%" fo:margin-left="0mm" fo:margin-top="0mm" fo:margin-bottom="1.99mm" table:align="left"/>
    </style:style>
    <style:style style:name="Table15.A" style:family="table-column">
      <style:table-column-properties style:column-width="56.66mm" style:rel-column-width="3212*"/>
    </style:style>
    <style:style style:name="Table15.B" style:family="table-column">
      <style:table-column-properties style:column-width="56.67mm" style:rel-column-width="3213*"/>
    </style:style>
    <style:style style:name="Table15.A1" style:family="table-cell">
      <style:table-cell-properties fo:padding="0.97mm" fo:border-left="0.05pt solid #000000" fo:border-right="none" fo:border-top="0.05pt solid #000000" fo:border-bottom="none"/>
    </style:style>
    <style:style style:name="Table15.C1" style:family="table-cell">
      <style:table-cell-properties fo:padding="0.97mm" fo:border-left="0.05pt solid #000000" fo:border-right="0.05pt solid #000000" fo:border-top="0.05pt solid #000000" fo:border-bottom="none"/>
    </style:style>
    <style:style style:name="Table15.A2" style:family="table-cell">
      <style:table-cell-properties fo:padding="0.97mm" fo:border-left="0.05pt solid #000000" fo:border-right="none" fo:border-top="none" fo:border-bottom="none"/>
    </style:style>
    <style:style style:name="Table15.C2" style:family="table-cell">
      <style:table-cell-properties fo:padding="0.97mm" fo:border-left="0.05pt solid #000000" fo:border-right="0.05pt solid #000000" fo:border-top="none" fo:border-bottom="none"/>
    </style:style>
    <style:style style:name="Table15.A16" style:family="table-cell">
      <style:table-cell-properties fo:padding="0.97mm" fo:border-left="0.05pt solid #000000" fo:border-right="none" fo:border-top="none" fo:border-bottom="0.05pt solid #000000"/>
    </style:style>
    <style:style style:name="Table15.C16" style:family="table-cell">
      <style:table-cell-properties fo:padding="0.97mm" fo:border-left="0.05pt solid #000000" fo:border-right="0.05pt solid #000000" fo:border-top="none" fo:border-bottom="0.05pt solid #000000"/>
    </style:style>
    <style:style style:name="Table29" style:family="table">
      <style:table-properties style:width="170mm" style:rel-width="100%" fo:margin-left="0mm" fo:margin-top="0mm" fo:margin-bottom="1.99mm" table:align="left"/>
    </style:style>
    <style:style style:name="Table29.A" style:family="table-column">
      <style:table-column-properties style:column-width="170mm" style:rel-column-width="9638*"/>
    </style:style>
    <style:style style:name="Table29.A1" style:family="table-cell">
      <style:table-cell-properties fo:padding="0.97mm" fo:border-left="0.05pt solid #000000" fo:border-right="0.05pt solid #000000" fo:border-top="0.05pt solid #000000" fo:border-bottom="none"/>
    </style:style>
    <style:style style:name="Table29.A2" style:family="table-cell">
      <style:table-cell-properties fo:padding="0.97mm" fo:border-left="0.05pt solid #000000" fo:border-right="0.05pt solid #000000" fo:border-top="none" fo:border-bottom="none"/>
    </style:style>
    <style:style style:name="Table29.A11" style:family="table-cell">
      <style:table-cell-properties fo:padding="0.97mm" fo:border-left="0.05pt solid #000000" fo:border-right="0.05pt solid #000000" fo:border-top="none" fo:border-bottom="0.05pt solid #000000"/>
    </style:style>
    <style:style style:name="Table30" style:family="table">
      <style:table-properties style:width="170mm" style:rel-width="100%" fo:margin-left="0mm" fo:margin-top="0mm" fo:margin-bottom="1.99mm" table:align="left"/>
    </style:style>
    <style:style style:name="Table30.A" style:family="table-column">
      <style:table-column-properties style:column-width="170mm" style:rel-column-width="9638*"/>
    </style:style>
    <style:style style:name="Table30.A1" style:family="table-cell">
      <style:table-cell-properties fo:padding="0.97mm" fo:border-left="0.05pt solid #000000" fo:border-right="0.05pt solid #000000" fo:border-top="0.05pt solid #000000" fo:border-bottom="none"/>
    </style:style>
    <style:style style:name="Table30.A2" style:family="table-cell">
      <style:table-cell-properties fo:padding="0.97mm" fo:border-left="0.05pt solid #000000" fo:border-right="0.05pt solid #000000" fo:border-top="none" fo:border-bottom="none"/>
    </style:style>
    <style:style style:name="Table30.A14" style:family="table-cell">
      <style:table-cell-properties fo:padding="0.97mm" fo:border-left="0.05pt solid #000000" fo:border-right="0.05pt solid #000000" fo:border-top="none" fo:border-bottom="0.05pt solid #000000"/>
    </style:style>
    <style:style style:name="Table28" style:family="table">
      <style:table-properties style:width="170mm" style:rel-width="100%" fo:margin-left="0mm" fo:margin-top="0mm" fo:margin-bottom="1.99mm" table:align="left"/>
    </style:style>
    <style:style style:name="Table28.A" style:family="table-column">
      <style:table-column-properties style:column-width="56.66mm" style:rel-column-width="3212*"/>
    </style:style>
    <style:style style:name="Table28.B" style:family="table-column">
      <style:table-column-properties style:column-width="56.67mm" style:rel-column-width="3213*"/>
    </style:style>
    <style:style style:name="Table28.A1" style:family="table-cell">
      <style:table-cell-properties fo:padding="0.97mm" fo:border-left="0.05pt solid #000000" fo:border-right="none" fo:border-top="0.05pt solid #000000" fo:border-bottom="none"/>
    </style:style>
    <style:style style:name="Table28.C1" style:family="table-cell">
      <style:table-cell-properties fo:padding="0.97mm" fo:border-left="0.05pt solid #000000" fo:border-right="0.05pt solid #000000" fo:border-top="0.05pt solid #000000" fo:border-bottom="none"/>
    </style:style>
    <style:style style:name="Table28.A2" style:family="table-cell">
      <style:table-cell-properties fo:padding="0.97mm" fo:border-left="0.05pt solid #000000" fo:border-right="none" fo:border-top="none" fo:border-bottom="none"/>
    </style:style>
    <style:style style:name="Table28.C2" style:family="table-cell">
      <style:table-cell-properties fo:padding="0.97mm" fo:border-left="0.05pt solid #000000" fo:border-right="0.05pt solid #000000" fo:border-top="none" fo:border-bottom="none"/>
    </style:style>
    <style:style style:name="Table28.A21" style:family="table-cell">
      <style:table-cell-properties fo:padding="0.97mm" fo:border-left="0.05pt solid #000000" fo:border-right="none" fo:border-top="none" fo:border-bottom="0.05pt solid #000000"/>
    </style:style>
    <style:style style:name="Table28.C21" style:family="table-cell">
      <style:table-cell-properties fo:padding="0.97mm" fo:border-left="0.05pt solid #000000" fo:border-right="0.05pt solid #000000" fo:border-top="none" fo:border-bottom="0.05pt solid #000000"/>
    </style:style>
    <style:style style:name="P1" style:family="paragraph" style:parent-style-name="Footer_20_left">
      <style:paragraph-properties fo:text-align="start" style:justify-single-word="false"/>
    </style:style>
    <style:style style:name="P2" style:family="paragraph" style:parent-style-name="Footer_20_right">
      <style:paragraph-properties fo:text-align="end" style:justify-single-word="false"/>
    </style:style>
    <style:style style:name="P3" style:family="paragraph" style:parent-style-name="Sender">
      <style:paragraph-properties fo:margin-top="0mm" fo:margin-bottom="4mm" loext:contextual-spacing="false"/>
    </style:style>
    <style:style style:name="P4" style:family="paragraph" style:parent-style-name="Sender">
      <style:paragraph-properties fo:margin-top="0mm" fo:margin-bottom="0mm" loext:contextual-spacing="false"/>
    </style:style>
    <style:style style:name="P5" style:family="paragraph" style:parent-style-name="Endnote">
      <style:paragraph-properties fo:margin-top="0mm" fo:margin-bottom="0mm" loext:contextual-spacing="false"/>
    </style:style>
    <style:style style:name="P6" style:family="paragraph" style:parent-style-name="Endnote">
      <style:paragraph-properties fo:margin-top="0mm" fo:margin-bottom="0mm" loext:contextual-spacing="false"/>
      <style:text-properties officeooo:paragraph-rsid="0018e007"/>
    </style:style>
    <style:style style:name="P7" style:family="paragraph" style:parent-style-name="Footer">
      <style:paragraph-properties fo:text-align="start" style:justify-single-word="false"/>
    </style:style>
    <style:style style:name="P8" style:family="paragraph" style:parent-style-name="Footer">
      <style:paragraph-properties fo:text-align="center" style:justify-single-word="false"/>
    </style:style>
    <style:style style:name="P9" style:family="paragraph" style:parent-style-name="Footer">
      <style:paragraph-properties fo:text-align="end" style:justify-single-word="false"/>
    </style:style>
    <style:style style:name="P10" style:family="paragraph" style:parent-style-name="Standard">
      <style:text-properties fo:font-size="2pt" style:font-size-asian="1.75pt" style:font-size-complex="2pt"/>
    </style:style>
    <style:style style:name="P11" style:family="paragraph" style:parent-style-name="Text_20_body">
      <style:paragraph-properties fo:line-height="120%"/>
    </style:style>
    <style:style style:name="P12" style:family="paragraph" style:parent-style-name="Text_20_body">
      <style:text-properties officeooo:paragraph-rsid="000d6e5f"/>
    </style:style>
    <style:style style:name="P13" style:family="paragraph" style:parent-style-name="Text_20_body">
      <style:text-properties officeooo:paragraph-rsid="0013247f"/>
    </style:style>
    <style:style style:name="P14" style:family="paragraph" style:parent-style-name="Text_20_body">
      <style:text-properties officeooo:paragraph-rsid="0013f16d"/>
    </style:style>
    <style:style style:name="P15" style:family="paragraph" style:parent-style-name="Text_20_body">
      <style:text-properties officeooo:paragraph-rsid="0018e007"/>
    </style:style>
    <style:style style:name="P16" style:family="paragraph" style:parent-style-name="Text_20_body">
      <style:text-properties officeooo:paragraph-rsid="001a842d"/>
    </style:style>
    <style:style style:name="P17" style:family="paragraph" style:parent-style-name="Text_20_body">
      <style:text-properties officeooo:paragraph-rsid="001e4d9a"/>
    </style:style>
    <style:style style:name="P18" style:family="paragraph" style:parent-style-name="Text_20_body">
      <style:text-properties officeooo:rsid="0023f02e" officeooo:paragraph-rsid="0023f02e"/>
    </style:style>
    <style:style style:name="P19" style:family="paragraph" style:parent-style-name="Text_20_body">
      <style:text-properties officeooo:paragraph-rsid="0023f02e"/>
    </style:style>
    <style:style style:name="P20" style:family="paragraph" style:parent-style-name="Text_20_body">
      <style:text-properties officeooo:paragraph-rsid="0026bab0"/>
    </style:style>
    <style:style style:name="P21" style:family="paragraph" style:parent-style-name="Subtitle" style:master-page-name="">
      <style:paragraph-properties fo:margin-top="0mm" fo:margin-bottom="1.99mm" loext:contextual-spacing="false" style:page-number="auto"/>
    </style:style>
    <style:style style:name="P22" style:family="paragraph" style:parent-style-name="Subtitle">
      <style:paragraph-properties fo:margin-top="40.01mm" fo:margin-bottom="4mm" loext:contextual-spacing="false"/>
    </style:style>
    <style:style style:name="P23" style:family="paragraph" style:parent-style-name="Title">
      <style:paragraph-properties fo:margin-top="11.99mm" fo:margin-bottom="11.99mm" loext:contextual-spacing="false"/>
    </style:style>
    <style:style style:name="P24" style:family="paragraph" style:parent-style-name="Text_20_body">
      <style:paragraph-properties fo:margin-left="0mm" fo:margin-right="0mm" fo:text-indent="0mm" style:auto-text-indent="false"/>
    </style:style>
    <style:style style:name="P25" style:family="paragraph" style:parent-style-name="Subtitle">
      <style:paragraph-properties fo:margin-top="50.8mm" fo:margin-bottom="4.06mm" loext:contextual-spacing="false"/>
    </style:style>
    <style:style style:name="P26" style:family="paragraph" style:parent-style-name="Table_20_Heading">
      <style:text-properties officeooo:rsid="002230c1" officeooo:paragraph-rsid="002230c1"/>
    </style:style>
    <style:style style:name="P27" style:family="paragraph" style:parent-style-name="Endnote">
      <style:text-properties officeooo:paragraph-rsid="0018e007"/>
    </style:style>
    <style:style style:name="P28" style:family="paragraph" style:parent-style-name="Heading_20_1"/>
    <style:style style:name="P29" style:family="paragraph" style:parent-style-name="Heading_20_1">
      <style:paragraph-properties fo:margin-top="0mm" fo:margin-bottom="1.99mm" loext:contextual-spacing="false"/>
    </style:style>
    <style:style style:name="P30" style:family="paragraph" style:parent-style-name="Heading_20_1" style:master-page-name="Right_20_Page">
      <style:paragraph-properties style:page-number="1"/>
    </style:style>
    <style:style style:name="P31" style:family="paragraph" style:parent-style-name="Heading_20_1">
      <style:paragraph-properties fo:break-before="page"/>
    </style:style>
    <style:style style:name="P32" style:family="paragraph" style:parent-style-name="Table_20_Contents">
      <style:text-properties officeooo:rsid="002230c1"/>
    </style:style>
    <style:style style:name="P33" style:family="paragraph" style:parent-style-name="Title" style:master-page-name="First_20_Page">
      <style:paragraph-properties fo:margin-top="40.01mm" fo:margin-bottom="11.99mm" loext:contextual-spacing="false" style:page-number="auto"/>
    </style:style>
    <style:style style:name="P34" style:family="paragraph" style:parent-style-name="List_20_1_20_End" style:list-style-name="List_20_1">
      <style:text-properties officeooo:paragraph-rsid="0013f16d"/>
    </style:style>
    <style:style style:name="P35" style:family="paragraph" style:parent-style-name="Text_20_body" style:master-page-name="Standard">
      <style:paragraph-properties fo:line-height="120%" style:page-number="auto"/>
    </style:style>
    <style:style style:name="P36" style:family="paragraph" style:parent-style-name="Text_20_body" style:list-style-name="List_20_1">
      <style:text-properties officeooo:paragraph-rsid="002d23a5"/>
    </style:style>
    <style:style style:name="P37" style:family="paragraph" style:parent-style-name="Text_20_body">
      <style:text-properties officeooo:rsid="0942a165" officeooo:paragraph-rsid="001a842d"/>
    </style:style>
    <style:style style:name="P38" style:family="paragraph" style:parent-style-name="Contents_20_Heading" style:master-page-name="">
      <style:paragraph-properties style:page-number="auto" fo:break-before="auto" fo:break-after="auto"/>
    </style:style>
    <style:style style:name="P39" style:family="paragraph" style:parent-style-name="Contents_20_2">
      <style:paragraph-properties>
        <style:tab-stops>
          <style:tab-stop style:position="170mm" style:type="right" style:leader-style="dotted" style:leader-text="."/>
        </style:tab-stops>
      </style:paragraph-properties>
    </style:style>
    <style:style style:name="P40" style:family="paragraph" style:parent-style-name="Contents_20_1">
      <style:paragraph-properties>
        <style:tab-stops>
          <style:tab-stop style:position="170mm" style:type="right" style:leader-style="dotted" style:leader-text="."/>
        </style:tab-stops>
      </style:paragraph-properties>
    </style:style>
    <style:style style:name="P41" style:family="paragraph" style:parent-style-name="Standard" style:master-page-name="Standard">
      <style:paragraph-properties style:page-number="auto"/>
    </style:style>
    <style:style style:name="P42" style:family="paragraph" style:parent-style-name="Standard" style:master-page-name="Index">
      <style:paragraph-properties style:page-number="auto"/>
    </style:style>
    <style:style style:name="P43" style:family="paragraph" style:parent-style-name="Heading_20_2" style:master-page-name="">
      <style:paragraph-properties style:page-number="auto" fo:break-before="auto" fo:break-after="auto"/>
    </style:style>
    <style:style style:name="T1" style:family="text">
      <style:text-properties officeooo:rsid="0584fd86"/>
    </style:style>
    <style:style style:name="T2" style:family="text">
      <style:text-properties officeooo:rsid="059ea633"/>
    </style:style>
    <style:style style:name="T3" style:family="text">
      <style:text-properties officeooo:rsid="059fea88"/>
    </style:style>
    <style:style style:name="T4" style:family="text">
      <style:text-properties officeooo:rsid="05a086d3"/>
    </style:style>
    <style:style style:name="T5" style:family="text">
      <style:text-properties officeooo:rsid="05a26b1d"/>
    </style:style>
    <style:style style:name="T6" style:family="text">
      <style:text-properties officeooo:rsid="05a453bb"/>
    </style:style>
    <style:style style:name="T7" style:family="text">
      <style:text-properties officeooo:rsid="05a6ae04"/>
    </style:style>
    <style:style style:name="T8" style:family="text">
      <style:text-properties officeooo:rsid="05a86b22"/>
    </style:style>
    <style:style style:name="T9" style:family="text">
      <style:text-properties officeooo:rsid="05a9eb1f"/>
    </style:style>
    <style:style style:name="T10" style:family="text">
      <style:text-properties officeooo:rsid="05aba1c2"/>
    </style:style>
    <style:style style:name="T11" style:family="text">
      <style:text-properties officeooo:rsid="05ace4b0"/>
    </style:style>
    <style:style style:name="T12" style:family="text">
      <style:text-properties officeooo:rsid="05ae65f2"/>
    </style:style>
    <style:style style:name="T13" style:family="text">
      <style:text-properties officeooo:rsid="05b2cc0b"/>
    </style:style>
    <style:style style:name="T14" style:family="text">
      <style:text-properties officeooo:rsid="05b4ad74"/>
    </style:style>
    <style:style style:name="T15" style:family="text">
      <style:text-properties officeooo:rsid="05b8ea2b"/>
    </style:style>
    <style:style style:name="T16" style:family="text">
      <style:text-properties officeooo:rsid="05cada44"/>
    </style:style>
    <style:style style:name="T17" style:family="text">
      <style:text-properties officeooo:rsid="05d2ed0e"/>
    </style:style>
    <style:style style:name="T18" style:family="text">
      <style:text-properties officeooo:rsid="05e3de31"/>
    </style:style>
    <style:style style:name="T19" style:family="text">
      <style:text-properties officeooo:rsid="05e66aca"/>
    </style:style>
    <style:style style:name="T20" style:family="text">
      <style:text-properties officeooo:rsid="05e7a8e6"/>
    </style:style>
    <style:style style:name="T21" style:family="text">
      <style:text-properties officeooo:rsid="05eced9d"/>
    </style:style>
    <style:style style:name="T22" style:family="text">
      <style:text-properties officeooo:rsid="05edffeb"/>
    </style:style>
    <style:style style:name="T23" style:family="text">
      <style:text-properties officeooo:rsid="05eff7bc"/>
    </style:style>
    <style:style style:name="T24" style:family="text">
      <style:text-properties officeooo:rsid="05f22f61"/>
    </style:style>
    <style:style style:name="T25" style:family="text">
      <style:text-properties officeooo:rsid="05f533e7"/>
    </style:style>
    <style:style style:name="T26" style:family="text">
      <style:text-properties officeooo:rsid="05f5c1e8"/>
    </style:style>
    <style:style style:name="T27" style:family="text">
      <style:text-properties officeooo:rsid="05fa8800"/>
    </style:style>
    <style:style style:name="T28" style:family="text">
      <style:text-properties officeooo:rsid="05fe94d2"/>
    </style:style>
    <style:style style:name="T29" style:family="text">
      <style:text-properties officeooo:rsid="05feb73f"/>
    </style:style>
    <style:style style:name="T30" style:family="text">
      <style:text-properties officeooo:rsid="0600a89c"/>
    </style:style>
    <style:style style:name="T31" style:family="text">
      <style:text-properties officeooo:rsid="0600e21f"/>
    </style:style>
    <style:style style:name="T32" style:family="text">
      <style:text-properties officeooo:rsid="06028565"/>
    </style:style>
    <style:style style:name="T33" style:family="text">
      <style:text-properties officeooo:rsid="06046ddf"/>
    </style:style>
    <style:style style:name="T34" style:family="text">
      <style:text-properties officeooo:rsid="06092f34"/>
    </style:style>
    <style:style style:name="T35" style:family="text">
      <style:text-properties officeooo:rsid="060e465e"/>
    </style:style>
    <style:style style:name="T36" style:family="text">
      <style:text-properties officeooo:rsid="06128bd8"/>
    </style:style>
    <style:style style:name="T37" style:family="text">
      <style:text-properties officeooo:rsid="06135137"/>
    </style:style>
    <style:style style:name="T38" style:family="text">
      <style:text-properties officeooo:rsid="061c0b49"/>
    </style:style>
    <style:style style:name="T39" style:family="text">
      <style:text-properties officeooo:rsid="061ea13e"/>
    </style:style>
    <style:style style:name="T40" style:family="text">
      <style:text-properties officeooo:rsid="06285522"/>
    </style:style>
    <style:style style:name="T41" style:family="text">
      <style:text-properties officeooo:rsid="062c4b95"/>
    </style:style>
    <style:style style:name="T42" style:family="text">
      <style:text-properties officeooo:rsid="062d24af"/>
    </style:style>
    <style:style style:name="T43" style:family="text">
      <style:text-properties officeooo:rsid="062e92fc"/>
    </style:style>
    <style:style style:name="T44" style:family="text">
      <style:text-properties officeooo:rsid="06304f69"/>
    </style:style>
    <style:style style:name="T45" style:family="text">
      <style:text-properties officeooo:rsid="0631105f"/>
    </style:style>
    <style:style style:name="T46" style:family="text">
      <style:text-properties officeooo:rsid="063176ab"/>
    </style:style>
    <style:style style:name="T47" style:family="text">
      <style:text-properties officeooo:rsid="063292c9"/>
    </style:style>
    <style:style style:name="T48" style:family="text">
      <style:text-properties officeooo:rsid="0634f336"/>
    </style:style>
    <style:style style:name="T49" style:family="text">
      <style:text-properties officeooo:rsid="06364be3"/>
    </style:style>
    <style:style style:name="T50" style:family="text">
      <style:text-properties officeooo:rsid="0637f804"/>
    </style:style>
    <style:style style:name="T51" style:family="text">
      <style:text-properties officeooo:rsid="063e02eb"/>
    </style:style>
    <style:style style:name="T52" style:family="text">
      <style:text-properties officeooo:rsid="063f905c"/>
    </style:style>
    <style:style style:name="T53" style:family="text">
      <style:text-properties officeooo:rsid="0640839a"/>
    </style:style>
    <style:style style:name="T54" style:family="text">
      <style:text-properties officeooo:rsid="06483101"/>
    </style:style>
    <style:style style:name="T55" style:family="text">
      <style:text-properties officeooo:rsid="064f0a72"/>
    </style:style>
    <style:style style:name="T56" style:family="text">
      <style:text-properties officeooo:rsid="0650cea9"/>
    </style:style>
    <style:style style:name="T57" style:family="text">
      <style:text-properties officeooo:rsid="06522f4c"/>
    </style:style>
    <style:style style:name="T58" style:family="text">
      <style:text-properties officeooo:rsid="065394a9"/>
    </style:style>
    <style:style style:name="T59" style:family="text">
      <style:text-properties officeooo:rsid="065756d5"/>
    </style:style>
    <style:style style:name="T60" style:family="text">
      <style:text-properties officeooo:rsid="065a3702"/>
    </style:style>
    <style:style style:name="T61" style:family="text">
      <style:text-properties officeooo:rsid="065a9b37"/>
    </style:style>
    <style:style style:name="T62" style:family="text">
      <style:text-properties officeooo:rsid="065ba9c7"/>
    </style:style>
    <style:style style:name="T63" style:family="text">
      <style:text-properties officeooo:rsid="065f2b20"/>
    </style:style>
    <style:style style:name="T64" style:family="text">
      <style:text-properties officeooo:rsid="066a49d4"/>
    </style:style>
    <style:style style:name="T65" style:family="text">
      <style:text-properties officeooo:rsid="066c9517"/>
    </style:style>
    <style:style style:name="T66" style:family="text">
      <style:text-properties officeooo:rsid="066fb709"/>
    </style:style>
    <style:style style:name="T67" style:family="text">
      <style:text-properties officeooo:rsid="067a812f"/>
    </style:style>
    <style:style style:name="T68" style:family="text">
      <style:text-properties officeooo:rsid="067c800a"/>
    </style:style>
    <style:style style:name="T69" style:family="text">
      <style:text-properties officeooo:rsid="06830032"/>
    </style:style>
    <style:style style:name="T70" style:family="text">
      <style:text-properties officeooo:rsid="06832089"/>
    </style:style>
    <style:style style:name="T71" style:family="text">
      <style:text-properties officeooo:rsid="0686a2f4"/>
    </style:style>
    <style:style style:name="T72" style:family="text">
      <style:text-properties officeooo:rsid="0687301a"/>
    </style:style>
    <style:style style:name="T73" style:family="text">
      <style:text-properties officeooo:rsid="068d5423"/>
    </style:style>
    <style:style style:name="T74" style:family="text">
      <style:text-properties officeooo:rsid="068ecc8d"/>
    </style:style>
    <style:style style:name="T75" style:family="text">
      <style:text-properties officeooo:rsid="069ac9d1"/>
    </style:style>
    <style:style style:name="T76" style:family="text">
      <style:text-properties officeooo:rsid="069adfbb"/>
    </style:style>
    <style:style style:name="T77" style:family="text">
      <style:text-properties officeooo:rsid="06a649ea"/>
    </style:style>
    <style:style style:name="T78" style:family="text">
      <style:text-properties officeooo:rsid="06af0ecd"/>
    </style:style>
    <style:style style:name="T79" style:family="text">
      <style:text-properties officeooo:rsid="06af2b94"/>
    </style:style>
    <style:style style:name="T80" style:family="text">
      <style:text-properties officeooo:rsid="06afd3d3"/>
    </style:style>
    <style:style style:name="T81" style:family="text">
      <style:text-properties officeooo:rsid="06b1c70e"/>
    </style:style>
    <style:style style:name="T82" style:family="text">
      <style:text-properties officeooo:rsid="06b3a693"/>
    </style:style>
    <style:style style:name="T83" style:family="text">
      <style:text-properties officeooo:rsid="06b3bde6"/>
    </style:style>
    <style:style style:name="T84" style:family="text">
      <style:text-properties officeooo:rsid="06b560d2"/>
    </style:style>
    <style:style style:name="T85" style:family="text">
      <style:text-properties officeooo:rsid="06b58be6"/>
    </style:style>
    <style:style style:name="T86" style:family="text">
      <style:text-properties officeooo:rsid="06b69627"/>
    </style:style>
    <style:style style:name="T87" style:family="text">
      <style:text-properties officeooo:rsid="06ba1454"/>
    </style:style>
    <style:style style:name="T88" style:family="text">
      <style:text-properties officeooo:rsid="06bb9033"/>
    </style:style>
    <style:style style:name="T89" style:family="text">
      <style:text-properties officeooo:rsid="06c061e5"/>
    </style:style>
    <style:style style:name="T90" style:family="text">
      <style:text-properties officeooo:rsid="06c1dc1a"/>
    </style:style>
    <style:style style:name="T91" style:family="text">
      <style:text-properties officeooo:rsid="06c3c66a"/>
    </style:style>
    <style:style style:name="T92" style:family="text">
      <style:text-properties officeooo:rsid="06c8bb6d"/>
    </style:style>
    <style:style style:name="T93" style:family="text">
      <style:text-properties officeooo:rsid="06ca28b6"/>
    </style:style>
    <style:style style:name="T94" style:family="text">
      <style:text-properties officeooo:rsid="06d72834"/>
    </style:style>
    <style:style style:name="T95" style:family="text">
      <style:text-properties officeooo:rsid="06dfdb19"/>
    </style:style>
    <style:style style:name="T96" style:family="text">
      <style:text-properties officeooo:rsid="06e2ebad"/>
    </style:style>
    <style:style style:name="T97" style:family="text">
      <style:text-properties officeooo:rsid="06ecef38"/>
    </style:style>
    <style:style style:name="T98" style:family="text">
      <style:text-properties officeooo:rsid="06ee6e57"/>
    </style:style>
    <style:style style:name="T99" style:family="text">
      <style:text-properties officeooo:rsid="06f0868e"/>
    </style:style>
    <style:style style:name="T100" style:family="text">
      <style:text-properties officeooo:rsid="06f16b45"/>
    </style:style>
    <style:style style:name="T101" style:family="text">
      <style:text-properties officeooo:rsid="06f342a9"/>
    </style:style>
    <style:style style:name="T102" style:family="text">
      <style:text-properties officeooo:rsid="06f43919"/>
    </style:style>
    <style:style style:name="T103" style:family="text">
      <style:text-properties officeooo:rsid="06f8080c"/>
    </style:style>
    <style:style style:name="T104" style:family="text">
      <style:text-properties officeooo:rsid="06f944b8"/>
    </style:style>
    <style:style style:name="T105" style:family="text">
      <style:text-properties officeooo:rsid="0704d981"/>
    </style:style>
    <style:style style:name="T106" style:family="text">
      <style:text-properties officeooo:rsid="072188b7"/>
    </style:style>
    <style:style style:name="T107" style:family="text">
      <style:text-properties officeooo:rsid="072a7586"/>
    </style:style>
    <style:style style:name="T108" style:family="text">
      <style:text-properties officeooo:rsid="072be3e3"/>
    </style:style>
    <style:style style:name="T109" style:family="text">
      <style:text-properties officeooo:rsid="072c64ea"/>
    </style:style>
    <style:style style:name="T110" style:family="text">
      <style:text-properties officeooo:rsid="072d4a97"/>
    </style:style>
    <style:style style:name="T111" style:family="text">
      <style:text-properties officeooo:rsid="076f1158"/>
    </style:style>
    <style:style style:name="T112" style:family="text">
      <style:text-properties officeooo:rsid="07701a7b"/>
    </style:style>
    <style:style style:name="T113" style:family="text">
      <style:text-properties officeooo:rsid="0771da79"/>
    </style:style>
    <style:style style:name="T114" style:family="text">
      <style:text-properties officeooo:rsid="07928a42"/>
    </style:style>
    <style:style style:name="T115" style:family="text">
      <style:text-properties officeooo:rsid="079522e5"/>
    </style:style>
    <style:style style:name="T116" style:family="text">
      <style:text-properties officeooo:rsid="07be3bdf"/>
    </style:style>
    <style:style style:name="T117" style:family="text">
      <style:text-properties officeooo:rsid="07daeab7"/>
    </style:style>
    <style:style style:name="T118" style:family="text">
      <style:text-properties officeooo:rsid="07dc4fc9"/>
    </style:style>
    <style:style style:name="T119" style:family="text">
      <style:text-properties officeooo:rsid="07e130ae"/>
    </style:style>
    <style:style style:name="T120" style:family="text">
      <style:text-properties officeooo:rsid="08065a1c"/>
    </style:style>
    <style:style style:name="T121" style:family="text">
      <style:text-properties officeooo:rsid="08816dc0"/>
    </style:style>
    <style:style style:name="T122" style:family="text">
      <style:text-properties officeooo:rsid="08a21946"/>
    </style:style>
    <style:style style:name="T123" style:family="text">
      <style:text-properties officeooo:rsid="08a40343"/>
    </style:style>
    <style:style style:name="T124" style:family="text">
      <style:text-properties officeooo:rsid="08a4c931"/>
    </style:style>
    <style:style style:name="T125" style:family="text">
      <style:text-properties officeooo:rsid="08a6b296"/>
    </style:style>
    <style:style style:name="T126" style:family="text">
      <style:text-properties officeooo:rsid="08adfb89"/>
    </style:style>
    <style:style style:name="T127" style:family="text">
      <style:text-properties officeooo:rsid="08c31141"/>
    </style:style>
    <style:style style:name="T128" style:family="text">
      <style:text-properties officeooo:rsid="08c8bab9"/>
    </style:style>
    <style:style style:name="T129" style:family="text">
      <style:text-properties officeooo:rsid="08db7d66"/>
    </style:style>
    <style:style style:name="T130" style:family="text">
      <style:text-properties officeooo:rsid="08e0e653"/>
    </style:style>
    <style:style style:name="T131" style:family="text">
      <style:text-properties officeooo:rsid="08e40c5b"/>
    </style:style>
    <style:style style:name="T132" style:family="text">
      <style:text-properties officeooo:rsid="08e5bef4"/>
    </style:style>
    <style:style style:name="T133" style:family="text">
      <style:text-properties officeooo:rsid="0712cbb3"/>
    </style:style>
    <style:style style:name="T134" style:family="text">
      <style:text-properties fo:font-weight="normal" style:font-weight-asian="normal" style:font-weight-complex="normal"/>
    </style:style>
    <style:style style:name="T135" style:family="text">
      <style:text-properties officeooo:rsid="09442205"/>
    </style:style>
    <style:style style:name="T136" style:family="text">
      <style:text-properties officeooo:rsid="0967db62"/>
    </style:style>
    <style:style style:name="T137" style:family="text">
      <style:text-properties officeooo:rsid="09803d0a"/>
    </style:style>
    <style:style style:name="T138" style:family="text">
      <style:text-properties officeooo:rsid="0993c3aa"/>
    </style:style>
    <style:style style:name="T139" style:family="text">
      <style:text-properties officeooo:rsid="099d64c3"/>
    </style:style>
    <style:style style:name="T140" style:family="text">
      <style:text-properties officeooo:rsid="09bd5024"/>
    </style:style>
    <style:style style:name="T141" style:family="text">
      <style:text-properties officeooo:rsid="09c0886c"/>
    </style:style>
    <style:style style:name="T142" style:family="text">
      <style:text-properties officeooo:rsid="09c34453"/>
    </style:style>
    <style:style style:name="T143" style:family="text">
      <style:text-properties officeooo:rsid="09ccfff5"/>
    </style:style>
    <style:style style:name="T144" style:family="text">
      <style:text-properties officeooo:rsid="09cee474"/>
    </style:style>
    <style:style style:name="T145" style:family="text">
      <style:text-properties officeooo:rsid="0a07cb7c"/>
    </style:style>
    <style:style style:name="T146" style:family="text">
      <style:text-properties officeooo:rsid="0a0aafa7"/>
    </style:style>
    <style:style style:name="T147" style:family="text">
      <style:text-properties officeooo:rsid="0a68eaa9"/>
    </style:style>
    <style:style style:name="T148" style:family="text">
      <style:text-properties officeooo:rsid="0a690bf9"/>
    </style:style>
    <style:style style:name="T149" style:family="text">
      <style:text-properties officeooo:rsid="0a9674d7"/>
    </style:style>
    <style:style style:name="T150" style:family="text">
      <style:text-properties officeooo:rsid="0a9d2eb7"/>
    </style:style>
    <style:style style:name="T151" style:family="text">
      <style:text-properties officeooo:rsid="0a9ebb39"/>
    </style:style>
    <style:style style:name="T152" style:family="text">
      <style:text-properties officeooo:rsid="0aa1c0bd"/>
    </style:style>
    <style:style style:name="T153" style:family="text">
      <style:text-properties officeooo:rsid="0aa1deea"/>
    </style:style>
    <style:style style:name="T154" style:family="text">
      <style:text-properties officeooo:rsid="0aa2b981"/>
    </style:style>
    <style:style style:name="T155" style:family="text">
      <style:text-properties officeooo:rsid="0aa7146e"/>
    </style:style>
    <style:style style:name="T156" style:family="text">
      <style:text-properties officeooo:rsid="0aab1654"/>
    </style:style>
    <style:style style:name="T157" style:family="text">
      <style:text-properties officeooo:rsid="0ab23dee"/>
    </style:style>
    <style:style style:name="T158" style:family="text">
      <style:text-properties officeooo:rsid="0ab3858f"/>
    </style:style>
    <style:style style:name="T159" style:family="text">
      <style:text-properties officeooo:rsid="0aba4a7a"/>
    </style:style>
    <style:style style:name="T160" style:family="text">
      <style:text-properties officeooo:rsid="0abaea91"/>
    </style:style>
    <style:style style:name="T161" style:family="text">
      <style:text-properties officeooo:rsid="0abed7b2"/>
    </style:style>
    <style:style style:name="T162" style:family="text">
      <style:text-properties officeooo:rsid="0ad469be"/>
    </style:style>
    <style:style style:name="T163" style:family="text">
      <style:text-properties officeooo:rsid="0aeb9075"/>
    </style:style>
    <style:style style:name="T164" style:family="text">
      <style:text-properties officeooo:rsid="0aec8d9a"/>
    </style:style>
    <style:style style:name="T165" style:family="text">
      <style:text-properties officeooo:rsid="0af748d9"/>
    </style:style>
    <style:style style:name="T166" style:family="text">
      <style:text-properties officeooo:rsid="0b3fb0fd"/>
    </style:style>
    <style:style style:name="T167" style:family="text">
      <style:text-properties officeooo:rsid="0b41076b"/>
    </style:style>
    <style:style style:name="T168" style:family="text">
      <style:text-properties officeooo:rsid="0b415a0b"/>
    </style:style>
    <style:style style:name="T169" style:family="text">
      <style:text-properties officeooo:rsid="0b44bba9"/>
    </style:style>
    <style:style style:name="T170" style:family="text">
      <style:text-properties officeooo:rsid="0b4553d5"/>
    </style:style>
    <style:style style:name="T171" style:family="text">
      <style:text-properties officeooo:rsid="0b45c937"/>
    </style:style>
    <style:style style:name="T172" style:family="text">
      <style:text-properties officeooo:rsid="0b47220c"/>
    </style:style>
    <style:style style:name="T173" style:family="text">
      <style:text-properties officeooo:rsid="0b4a5c32"/>
    </style:style>
    <style:style style:name="T174" style:family="text">
      <style:text-properties officeooo:rsid="0b4bd946"/>
    </style:style>
    <style:style style:name="T175" style:family="text">
      <style:text-properties officeooo:rsid="0b4c8dc4"/>
    </style:style>
    <style:style style:name="T176" style:family="text">
      <style:text-properties officeooo:rsid="0b4f3b6e"/>
    </style:style>
    <style:style style:name="T177" style:family="text">
      <style:text-properties officeooo:rsid="0b513fb3"/>
    </style:style>
    <style:style style:name="T178" style:family="text">
      <style:text-properties officeooo:rsid="0b588ca4"/>
    </style:style>
    <style:style style:name="T179" style:family="text">
      <style:text-properties officeooo:rsid="0b602684"/>
    </style:style>
    <style:style style:name="T180" style:family="text">
      <style:text-properties officeooo:rsid="0b6181f4"/>
    </style:style>
    <style:style style:name="T181" style:family="text">
      <style:text-properties officeooo:rsid="0b61bd76"/>
    </style:style>
    <style:style style:name="T182" style:family="text">
      <style:text-properties officeooo:rsid="0b6c3414"/>
    </style:style>
    <style:style style:name="T183" style:family="text">
      <style:text-properties officeooo:rsid="0b6d1038"/>
    </style:style>
    <style:style style:name="T184" style:family="text">
      <style:text-properties officeooo:rsid="0b7090f6"/>
    </style:style>
    <style:style style:name="T185" style:family="text">
      <style:text-properties officeooo:rsid="0b730d8b"/>
    </style:style>
    <style:style style:name="T186" style:family="text">
      <style:text-properties officeooo:rsid="0b77b653"/>
    </style:style>
    <style:style style:name="T187" style:family="text">
      <style:text-properties officeooo:rsid="0b7cd8f1"/>
    </style:style>
    <style:style style:name="T188" style:family="text">
      <style:text-properties officeooo:rsid="0b7ebf23"/>
    </style:style>
    <style:style style:name="T189" style:family="text">
      <style:text-properties officeooo:rsid="0b7ecc16"/>
    </style:style>
    <style:style style:name="T190" style:family="text">
      <style:text-properties officeooo:rsid="0b840ca1"/>
    </style:style>
    <style:style style:name="T191" style:family="text">
      <style:text-properties officeooo:rsid="0b85c6a5"/>
    </style:style>
    <style:style style:name="T192" style:family="text">
      <style:text-properties fo:color="#808080" officeooo:rsid="0b77b653"/>
    </style:style>
    <style:style style:name="T193" style:family="text">
      <style:text-properties officeooo:rsid="0bb9ca4f"/>
    </style:style>
    <style:style style:name="T194" style:family="text">
      <style:text-properties officeooo:rsid="0bba8ba3"/>
    </style:style>
    <style:style style:name="T195" style:family="text">
      <style:text-properties officeooo:rsid="0bbc7a8d"/>
    </style:style>
    <style:style style:name="T196" style:family="text">
      <style:text-properties officeooo:rsid="0bc35697"/>
    </style:style>
    <style:style style:name="T197" style:family="text">
      <style:text-properties officeooo:rsid="0bc544fe"/>
    </style:style>
    <style:style style:name="T198" style:family="text">
      <style:text-properties officeooo:rsid="0bc83f47"/>
    </style:style>
    <style:style style:name="T199" style:family="text">
      <style:text-properties officeooo:rsid="0bca146a"/>
    </style:style>
    <style:style style:name="T200" style:family="text">
      <style:text-properties officeooo:rsid="0bd2eaa9"/>
    </style:style>
    <style:style style:name="T201" style:family="text">
      <style:text-properties officeooo:rsid="0bd492b5"/>
    </style:style>
    <style:style style:name="T202" style:family="text">
      <style:text-properties officeooo:rsid="0bd94c55"/>
    </style:style>
    <style:style style:name="T203" style:family="text">
      <style:text-properties officeooo:rsid="0bded3f5"/>
    </style:style>
    <style:style style:name="T204" style:family="text">
      <style:text-properties officeooo:rsid="0be16d79"/>
    </style:style>
    <style:style style:name="T205" style:family="text">
      <style:text-properties officeooo:rsid="0be51197"/>
    </style:style>
    <style:style style:name="T206" style:family="text">
      <style:text-properties officeooo:rsid="0be7cc49"/>
    </style:style>
    <style:style style:name="T207" style:family="text">
      <style:text-properties officeooo:rsid="0be9c39c"/>
    </style:style>
    <style:style style:name="T208" style:family="text">
      <style:text-properties officeooo:rsid="0bfee80d"/>
    </style:style>
    <style:style style:name="T209" style:family="text">
      <style:text-properties officeooo:rsid="0c0598a7"/>
    </style:style>
    <style:style style:name="T210" style:family="text">
      <style:text-properties officeooo:rsid="0c0a7ff3"/>
    </style:style>
    <style:style style:name="T211" style:family="text">
      <style:text-properties officeooo:rsid="0c0e87d4"/>
    </style:style>
    <style:style style:name="T212" style:family="text">
      <style:text-properties officeooo:rsid="0c0f3718"/>
    </style:style>
    <style:style style:name="T213" style:family="text">
      <style:text-properties officeooo:rsid="0c248c12"/>
    </style:style>
    <style:style style:name="T214" style:family="text">
      <style:text-properties officeooo:rsid="0c26ab38"/>
    </style:style>
    <style:style style:name="T215" style:family="text">
      <style:text-properties officeooo:rsid="0c28ce50"/>
    </style:style>
    <style:style style:name="T216" style:family="text">
      <style:text-properties officeooo:rsid="0c2abec6"/>
    </style:style>
    <style:style style:name="T217" style:family="text">
      <style:text-properties officeooo:rsid="0c2e0f5d"/>
    </style:style>
    <style:style style:name="T218" style:family="text">
      <style:text-properties officeooo:rsid="0c34d15b"/>
    </style:style>
    <style:style style:name="T219" style:family="text">
      <style:text-properties officeooo:rsid="0c38fbf3"/>
    </style:style>
    <style:style style:name="T220" style:family="text">
      <style:text-properties officeooo:rsid="0c39a09c"/>
    </style:style>
    <style:style style:name="T221" style:family="text">
      <style:text-properties officeooo:rsid="0c40dfe2"/>
    </style:style>
    <style:style style:name="T222" style:family="text">
      <style:text-properties officeooo:rsid="0c41439e"/>
    </style:style>
    <style:style style:name="T223" style:family="text">
      <style:text-properties officeooo:rsid="0c425c5c"/>
    </style:style>
    <style:style style:name="T224" style:family="text">
      <style:text-properties officeooo:rsid="0c431784"/>
    </style:style>
    <style:style style:name="T225" style:family="text">
      <style:text-properties officeooo:rsid="05dec46f"/>
    </style:style>
    <style:style style:name="T226" style:family="text">
      <style:text-properties officeooo:rsid="0c50e5dd"/>
    </style:style>
    <style:style style:name="T227" style:family="text">
      <style:text-properties officeooo:rsid="0c5515e3"/>
    </style:style>
    <style:style style:name="T228" style:family="text">
      <style:text-properties officeooo:rsid="0c62fdd3"/>
    </style:style>
    <style:style style:name="T229" style:family="text">
      <style:text-properties officeooo:rsid="0c6b1d12"/>
    </style:style>
    <style:style style:name="T230" style:family="text">
      <style:text-properties officeooo:rsid="0c6e411d"/>
    </style:style>
    <style:style style:name="T231" style:family="text">
      <style:text-properties officeooo:rsid="0c73c4e9"/>
    </style:style>
    <style:style style:name="T232" style:family="text">
      <style:text-properties officeooo:rsid="0c7b5c12"/>
    </style:style>
    <style:style style:name="T233" style:family="text">
      <style:text-properties officeooo:rsid="0c7b9ed9"/>
    </style:style>
    <style:style style:name="T234" style:family="text">
      <style:text-properties officeooo:rsid="0942a165"/>
    </style:style>
    <style:style style:name="T235" style:family="text">
      <style:text-properties officeooo:rsid="0c8377f9"/>
    </style:style>
    <style:style style:name="T236" style:family="text">
      <style:text-properties officeooo:rsid="0aa33740"/>
    </style:style>
    <style:style style:name="T237" style:family="text">
      <style:text-properties officeooo:rsid="0c866bce"/>
    </style:style>
    <style:style style:name="T238" style:family="text">
      <style:text-properties officeooo:rsid="0c87b546"/>
    </style:style>
    <style:style style:name="T239" style:family="text">
      <style:text-properties officeooo:rsid="0ca66f0c"/>
    </style:style>
    <style:style style:name="T240" style:family="text">
      <style:text-properties officeooo:rsid="0ca7caff"/>
    </style:style>
    <style:style style:name="T241" style:family="text">
      <style:text-properties officeooo:rsid="0caea272"/>
    </style:style>
    <style:style style:name="T242" style:family="text">
      <style:text-properties officeooo:rsid="0caf5360"/>
    </style:style>
    <style:style style:name="T243" style:family="text">
      <style:text-properties officeooo:rsid="0cb1407b"/>
    </style:style>
    <style:style style:name="T244" style:family="text">
      <style:text-properties officeooo:rsid="0cb22ce2"/>
    </style:style>
    <style:style style:name="T245" style:family="text">
      <style:text-properties officeooo:rsid="0cc62b99"/>
    </style:style>
    <style:style style:name="T246" style:family="text">
      <style:text-properties officeooo:rsid="0cc7576f"/>
    </style:style>
    <style:style style:name="T247" style:family="text">
      <style:text-properties officeooo:rsid="0cc83ede"/>
    </style:style>
    <style:style style:name="T248" style:family="text">
      <style:text-properties officeooo:rsid="0cc9a9fb"/>
    </style:style>
    <style:style style:name="T249" style:family="text">
      <style:text-properties officeooo:rsid="0cd0743a"/>
    </style:style>
    <style:style style:name="T250" style:family="text">
      <style:text-properties officeooo:rsid="0cdb8cbd"/>
    </style:style>
    <style:style style:name="T251" style:family="text">
      <style:text-properties officeooo:rsid="0ce152dd"/>
    </style:style>
    <style:style style:name="T252" style:family="text">
      <style:text-properties officeooo:rsid="0c53d577"/>
    </style:style>
    <style:style style:name="T253" style:family="text">
      <style:text-properties officeooo:rsid="0cea3324"/>
    </style:style>
    <style:style style:name="T254" style:family="text">
      <style:text-properties officeooo:rsid="0cedfac7"/>
    </style:style>
    <style:style style:name="T255" style:family="text">
      <style:text-properties officeooo:rsid="06613297"/>
    </style:style>
    <style:style style:name="T256" style:family="text">
      <style:text-properties officeooo:rsid="0cf19115"/>
    </style:style>
    <style:style style:name="T257" style:family="text">
      <style:text-properties officeooo:rsid="0cf2ab2d"/>
    </style:style>
    <style:style style:name="T258" style:family="text">
      <style:text-properties officeooo:rsid="0cf570f8"/>
    </style:style>
    <style:style style:name="T259" style:family="text">
      <style:text-properties officeooo:rsid="0cfb4f52"/>
    </style:style>
    <style:style style:name="T260" style:family="text">
      <style:text-properties officeooo:rsid="0cfc9659"/>
    </style:style>
    <style:style style:name="T261" style:family="text">
      <style:text-properties officeooo:rsid="0cfe5e29"/>
    </style:style>
    <style:style style:name="T262" style:family="text">
      <style:text-properties officeooo:rsid="0cfec03d"/>
    </style:style>
    <style:style style:name="T263" style:family="text">
      <style:text-properties officeooo:rsid="0cff521f"/>
    </style:style>
    <style:style style:name="T264" style:family="text">
      <style:text-properties officeooo:rsid="0d09542d"/>
    </style:style>
    <style:style style:name="T265" style:family="text">
      <style:text-properties officeooo:rsid="0d13dee4"/>
    </style:style>
    <style:style style:name="T266" style:family="text">
      <style:text-properties officeooo:rsid="0d21aca5"/>
    </style:style>
    <style:style style:name="T267" style:family="text">
      <style:text-properties officeooo:rsid="0d231f76"/>
    </style:style>
    <style:style style:name="T268" style:family="text">
      <style:text-properties officeooo:rsid="0d28bfb3"/>
    </style:style>
    <style:style style:name="T269" style:family="text">
      <style:text-properties officeooo:rsid="0d41b60f"/>
    </style:style>
    <style:style style:name="T270" style:family="text">
      <style:text-properties officeooo:rsid="0d43bcec"/>
    </style:style>
    <style:style style:name="T271" style:family="text">
      <style:text-properties officeooo:rsid="0a72d836"/>
    </style:style>
    <style:style style:name="T272" style:family="text">
      <style:text-properties officeooo:rsid="0715e7e1"/>
    </style:style>
    <style:style style:name="T273" style:family="text">
      <style:text-properties officeooo:rsid="05fdd5d5"/>
    </style:style>
    <style:style style:name="T274" style:family="text">
      <style:text-properties officeooo:rsid="0cec278d"/>
    </style:style>
    <style:style style:name="T275" style:family="text">
      <style:text-properties officeooo:rsid="0cf752d8"/>
    </style:style>
    <style:style style:name="T276" style:family="text">
      <style:text-properties officeooo:rsid="0d482edd"/>
    </style:style>
    <style:style style:name="T277" style:family="text">
      <style:text-properties officeooo:rsid="0d4b7a0e"/>
    </style:style>
    <style:style style:name="T278" style:family="text">
      <style:text-properties officeooo:rsid="0cdfd3ee"/>
    </style:style>
    <style:style style:name="T279" style:family="text">
      <style:text-properties officeooo:rsid="06342fef"/>
    </style:style>
    <style:style style:name="T280" style:family="text">
      <style:text-properties officeooo:rsid="06122f97"/>
    </style:style>
    <style:style style:name="T281" style:family="text">
      <style:text-properties officeooo:rsid="070f3d1f"/>
    </style:style>
    <style:style style:name="T282" style:family="text">
      <style:text-properties officeooo:rsid="08a0fcb1"/>
    </style:style>
    <style:style style:name="T283" style:family="text">
      <style:text-properties officeooo:rsid="0d4ff555"/>
    </style:style>
    <style:style style:name="T284" style:family="text">
      <style:text-properties officeooo:rsid="0d57f89b"/>
    </style:style>
    <style:style style:name="T285" style:family="text">
      <style:text-properties officeooo:rsid="0d598c81"/>
    </style:style>
    <style:style style:name="T286" style:family="text">
      <style:text-properties officeooo:rsid="0d5ac0d2"/>
    </style:style>
    <style:style style:name="T287" style:family="text">
      <style:text-properties officeooo:rsid="0d5e3928"/>
    </style:style>
    <style:style style:name="T288" style:family="text">
      <style:text-properties officeooo:rsid="0d65a7a4"/>
    </style:style>
    <style:style style:name="T289" style:family="text">
      <style:text-properties officeooo:rsid="0d6f3a0c"/>
    </style:style>
    <style:style style:name="T290" style:family="text">
      <style:text-properties officeooo:rsid="0d712862"/>
    </style:style>
    <style:style style:name="T291" style:family="text">
      <style:text-properties officeooo:rsid="0d7307ce"/>
    </style:style>
    <style:style style:name="T292" style:family="text">
      <style:text-properties officeooo:rsid="0d749984"/>
    </style:style>
    <style:style style:name="T293" style:family="text">
      <style:text-properties officeooo:rsid="0d87e766"/>
    </style:style>
    <style:style style:name="T294" style:family="text">
      <style:text-properties officeooo:rsid="0cfba83d"/>
    </style:style>
    <style:style style:name="T295" style:family="text">
      <style:text-properties officeooo:rsid="0d89f90f"/>
    </style:style>
    <style:style style:name="T296" style:family="text">
      <style:text-properties officeooo:rsid="0d8e94bc"/>
    </style:style>
    <style:style style:name="T297" style:family="text">
      <style:text-properties officeooo:rsid="0d8ebbcc"/>
    </style:style>
    <style:style style:name="T298" style:family="text">
      <style:text-properties officeooo:rsid="0d901ebb"/>
    </style:style>
    <style:style style:name="T299" style:family="text">
      <style:text-properties officeooo:rsid="0d9207b7"/>
    </style:style>
    <style:style style:name="T300" style:family="text">
      <style:text-properties officeooo:rsid="0d939e6f"/>
    </style:style>
    <style:style style:name="T301" style:family="text">
      <style:text-properties officeooo:rsid="0d955c2f"/>
    </style:style>
    <style:style style:name="T302" style:family="text">
      <style:text-properties officeooo:rsid="0be06c38"/>
    </style:style>
    <style:style style:name="T303" style:family="text">
      <style:text-properties officeooo:rsid="0d98f281"/>
    </style:style>
    <style:style style:name="T304" style:family="text">
      <style:text-properties officeooo:rsid="0d99b53b"/>
    </style:style>
    <style:style style:name="T305" style:family="text">
      <style:text-properties officeooo:rsid="0d9e5b79"/>
    </style:style>
    <style:style style:name="T306" style:family="text">
      <style:text-properties officeooo:rsid="0da0548f"/>
    </style:style>
    <style:style style:name="T307" style:family="text">
      <style:text-properties officeooo:rsid="0da18977"/>
    </style:style>
    <style:style style:name="T308" style:family="text">
      <style:text-properties officeooo:rsid="0da52694"/>
    </style:style>
    <style:style style:name="T309" style:family="text">
      <style:text-properties officeooo:rsid="0daa732f"/>
    </style:style>
    <style:style style:name="T310" style:family="text">
      <style:text-properties officeooo:rsid="0bdcc155"/>
    </style:style>
    <style:style style:name="T311" style:family="text">
      <style:text-properties officeooo:rsid="0db3e8e6"/>
    </style:style>
    <style:style style:name="T312" style:family="text">
      <style:text-properties officeooo:rsid="0db5ec3d"/>
    </style:style>
    <style:style style:name="T313" style:family="text">
      <style:text-properties officeooo:rsid="0db875eb"/>
    </style:style>
    <style:style style:name="T314" style:family="text">
      <style:text-properties officeooo:rsid="0dbcad6b"/>
    </style:style>
    <style:style style:name="T315" style:family="text">
      <style:text-properties officeooo:rsid="0dbe0364"/>
    </style:style>
    <style:style style:name="T316" style:family="text">
      <style:text-properties officeooo:rsid="0cdafc88"/>
    </style:style>
    <style:style style:name="T317" style:family="text">
      <style:text-properties officeooo:rsid="0dbe899b"/>
    </style:style>
    <style:style style:name="T318" style:family="text">
      <style:text-properties officeooo:rsid="0dbed864"/>
    </style:style>
    <style:style style:name="T319" style:family="text">
      <style:text-properties officeooo:rsid="0dc1f193"/>
    </style:style>
    <style:style style:name="T320" style:family="text">
      <style:text-properties officeooo:rsid="0dc2b06c"/>
    </style:style>
    <style:style style:name="T321" style:family="text">
      <style:text-properties officeooo:rsid="0dc3058b"/>
    </style:style>
    <style:style style:name="T322" style:family="text">
      <style:text-properties officeooo:rsid="0dc4da61"/>
    </style:style>
    <style:style style:name="T323" style:family="text">
      <style:text-properties officeooo:rsid="0dc5ff38"/>
    </style:style>
    <style:style style:name="T324" style:family="text">
      <style:text-properties officeooo:rsid="0dc6dabc"/>
    </style:style>
    <style:style style:name="T325" style:family="text">
      <style:text-properties officeooo:rsid="0dcf25b2"/>
    </style:style>
    <style:style style:name="T326" style:family="text">
      <style:text-properties officeooo:rsid="0dcf4fda"/>
    </style:style>
    <style:style style:name="T327" style:family="text">
      <style:text-properties officeooo:rsid="0dd04463"/>
    </style:style>
    <style:style style:name="T328" style:family="text">
      <style:text-properties officeooo:rsid="0dd15da1"/>
    </style:style>
    <style:style style:name="T329" style:family="text">
      <style:text-properties officeooo:rsid="0dd2cf6e"/>
    </style:style>
    <style:style style:name="T330" style:family="text">
      <style:text-properties officeooo:rsid="0dd3e67f"/>
    </style:style>
    <style:style style:name="T331" style:family="text">
      <style:text-properties officeooo:rsid="0dd3f861"/>
    </style:style>
    <style:style style:name="T332" style:family="text">
      <style:text-properties officeooo:rsid="0dd4020a"/>
    </style:style>
    <style:style style:name="T333" style:family="text">
      <style:text-properties officeooo:rsid="0dd509a9"/>
    </style:style>
    <style:style style:name="T334" style:family="text">
      <style:text-properties officeooo:rsid="0dd5e082"/>
    </style:style>
    <style:style style:name="T335" style:family="text">
      <style:text-properties officeooo:rsid="0dd6d3b6"/>
    </style:style>
    <style:style style:name="T336" style:family="text">
      <style:text-properties officeooo:rsid="0dd8a4dc"/>
    </style:style>
    <style:style style:name="T337" style:family="text">
      <style:text-properties officeooo:rsid="0dd8f31c"/>
    </style:style>
    <style:style style:name="T338" style:family="text">
      <style:text-properties officeooo:rsid="0ddbff0a"/>
    </style:style>
    <style:style style:name="T339" style:family="text">
      <style:text-properties officeooo:rsid="0ddfd13c"/>
    </style:style>
    <style:style style:name="T340" style:family="text">
      <style:text-properties officeooo:rsid="0de0d81a"/>
    </style:style>
    <style:style style:name="T341" style:family="text">
      <style:text-properties officeooo:rsid="0de1cf4c"/>
    </style:style>
    <style:style style:name="T342" style:family="text">
      <style:text-properties officeooo:rsid="0de2579c"/>
    </style:style>
    <style:style style:name="T343" style:family="text">
      <style:text-properties officeooo:rsid="0deca19e"/>
    </style:style>
    <style:style style:name="T344" style:family="text">
      <style:text-properties officeooo:rsid="0decc5b3"/>
    </style:style>
    <style:style style:name="T345" style:family="text">
      <style:text-properties officeooo:rsid="0deebc5e"/>
    </style:style>
    <style:style style:name="T346" style:family="text">
      <style:text-properties officeooo:rsid="0df2235d"/>
    </style:style>
    <style:style style:name="T347" style:family="text">
      <style:text-properties officeooo:rsid="0df4f785"/>
    </style:style>
    <style:style style:name="T348" style:family="text">
      <style:text-properties officeooo:rsid="0df7e61f"/>
    </style:style>
    <style:style style:name="T349" style:family="text">
      <style:text-properties officeooo:rsid="0df98052"/>
    </style:style>
    <style:style style:name="T350" style:family="text">
      <style:text-properties officeooo:rsid="0dfb2a5d"/>
    </style:style>
    <style:style style:name="T351" style:family="text">
      <style:text-properties officeooo:rsid="0e030b1c"/>
    </style:style>
    <style:style style:name="T352" style:family="text">
      <style:text-properties officeooo:rsid="000d6e5f"/>
    </style:style>
    <style:style style:name="T353" style:family="text">
      <style:text-properties officeooo:rsid="000d75bc"/>
    </style:style>
    <style:style style:name="T354" style:family="text">
      <style:text-properties officeooo:rsid="000f72d1"/>
    </style:style>
    <style:style style:name="T355" style:family="text">
      <style:text-properties officeooo:rsid="0013247f"/>
    </style:style>
    <style:style style:name="T356" style:family="text">
      <style:text-properties officeooo:rsid="00133691"/>
    </style:style>
    <style:style style:name="T357" style:family="text">
      <style:text-properties officeooo:rsid="0013f16d"/>
    </style:style>
    <style:style style:name="T358" style:family="text">
      <style:text-properties officeooo:rsid="00152c29"/>
    </style:style>
    <style:style style:name="T359" style:family="text">
      <style:text-properties officeooo:rsid="00170308"/>
    </style:style>
    <style:style style:name="T360" style:family="text">
      <style:text-properties officeooo:rsid="001796ee"/>
    </style:style>
    <style:style style:name="T361" style:family="text">
      <style:text-properties officeooo:rsid="0018e007"/>
    </style:style>
    <style:style style:name="T362" style:family="text">
      <style:text-properties officeooo:rsid="001e4d9a"/>
    </style:style>
    <style:style style:name="T363" style:family="text">
      <style:text-properties officeooo:rsid="001fce8a"/>
    </style:style>
    <style:style style:name="T364" style:family="text">
      <style:text-properties officeooo:rsid="002230c1"/>
    </style:style>
    <style:style style:name="T365" style:family="text">
      <style:text-properties officeooo:rsid="0023f02e"/>
    </style:style>
    <style:style style:name="T366" style:family="text">
      <style:text-properties officeooo:rsid="00245622"/>
    </style:style>
    <style:style style:name="T367" style:family="text">
      <style:text-properties officeooo:rsid="002d23a5"/>
    </style:style>
    <style:style style:name="T368" style:family="text"/>
    <style:style style:name="fr1" style:family="graphic" style:parent-style-name="Frame">
      <style:graphic-properties fo:margin-left="0mm" fo:margin-right="0mm" fo:margin-top="0mm" fo:margin-bottom="0mm" style:vertical-pos="from-top" style:vertical-rel="paragraph" style:horizontal-pos="right" style:horizontal-rel="paragraph" fo:padding="0mm" fo:border="none" style:shadow="none" draw:shadow-opacity="100%"/>
    </style:style>
    <style:style style:name="fr2" style:family="graphic" style:parent-style-name="Frame">
      <style:graphic-properties fo:margin-left="0mm" fo:margin-right="0mm" fo:margin-top="0mm" fo:margin-bottom="0mm" style:vertical-pos="from-top" style:vertical-rel="paragraph" style:horizontal-pos="left" style:horizontal-rel="paragraph" fo:padding="0mm" fo:border="none" style:shadow="none" draw:shadow-opacity="100%"/>
    </style:style>
    <style:style style:name="fr3"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top="0mm" fo:margin-bottom="0mm" style:vertical-pos="bottom" style:vertical-rel="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33"><text:span text:style-name="Caption_20_characters"><draw:frame draw:style-name="fr5" draw:name="Image1" text:anchor-type="as-char" svg:width="120mm" svg:height="35.63mm" draw:z-index="0"><draw:image xlink:href="Pictures/200000560000258000000B54671712035F8053B0.wmf" xlink:type="simple" xlink:show="embed" xlink:actuate="onLoad"/></draw:frame></text:span></text:p>
      <text:p text:style-name="P23"><text:span text:style-name="Caption_20_characters"><text:span text:style-name="T252">Konzept</text:span></text:span></text:p>
      <text:p text:style-name="P21">Torben Haase, <text:span text:style-name="T293">Flowy Apps</text:span></text:p>
      <text:h text:style-name="P29" text:outline-level="1" text:is-list-header="true"/>
      <text:p text:style-name="Title"><text:span text:style-name="Caption_20_characters">– </text:span><text:span text:style-name="Caption_20_characters"><text:span text:style-name="T73">Entwurf –</text:span></text:span></text:p>
      <text:p text:style-name="P41"/>
      <text:p text:style-name="Standard"/>
      <text:p text:style-name="P22">Das vorliegende Dokument beschreibt den aktuellen Stand der Entwicklung von REDS.</text:p>
      <text:p text:style-name="Subtitle">Es dient als Diskussionsgrundlage für die weitere Entwicklung.</text:p>
      <text:p text:style-name="Subtitle">Die hier beschriebenen Strukturen<text:span text:style-name="T233"> und Abläufe</text:span> können sich in späteren Versionen grundlegend verändern, so dass dieses Dokument nicht als Grundlage für die Entwicklung von konkreten <text:span text:style-name="T74">Implementierungen</text:span> von REDS verwendet werden sollte.</text:p>
      <text:p text:style-name="P25"><text:span text:style-name="T294">Dieses Material </text:span>steht unter der Creative-Commons-Lizenz Namensnennung - Nicht kommerziell - Keine Bearbeitungen 4.0 International. Um eine Kopie dieser Lizenz zu sehen, besuchen Sie http://creativecommons.org/licenses/by-nc-nd/4.0/.</text:p>
      <text:p text:style-name="P42"/>
      <text:table-of-content text:style-name="Sect1" text:name="Table of Content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38">Inhalt</text:p>
          </text:index-title>
          <text:p text:style-name="P40"><text:a xlink:type="simple" xlink:href="#__RefHeading__4987_1842088346" text:style-name="Index_20_Link" text:visited-style-name="Index_20_Link">1 Abstract<text:tab/>1</text:a></text:p>
          <text:p text:style-name="P40"><text:a xlink:type="simple" xlink:href="#__RefHeading__4989_1842088346" text:style-name="Index_20_Link" text:visited-style-name="Index_20_Link">2 Einführung<text:tab/>2</text:a></text:p>
          <text:p text:style-name="P39"><text:a xlink:type="simple" xlink:href="#__RefHeading__4991_1842088346" text:style-name="Index_20_Link" text:visited-style-name="Index_20_Link">2.1 Problem<text:tab/>2</text:a></text:p>
          <text:p text:style-name="P39"><text:a xlink:type="simple" xlink:href="#__RefHeading__4995_1842088346" text:style-name="Index_20_Link" text:visited-style-name="Index_20_Link">2.2 Anforderungen<text:tab/>2</text:a></text:p>
          <text:p text:style-name="P39"><text:a xlink:type="simple" xlink:href="#__RefHeading__14169_1957197483" text:style-name="Index_20_Link" text:visited-style-name="Index_20_Link">2.3 Lösungsskizze<text:tab/>3</text:a></text:p>
          <text:p text:style-name="P39"><text:a xlink:type="simple" xlink:href="#__RefHeading__4997_1842088346" text:style-name="Index_20_Link" text:visited-style-name="Index_20_Link">2.4 Stand der Technik<text:tab/>4</text:a></text:p>
          <text:p text:style-name="P40"><text:a xlink:type="simple" xlink:href="#__RefHeading__5005_1842088346" text:style-name="Index_20_Link" text:visited-style-name="Index_20_Link">3 REDS Grundlagen<text:tab/>6</text:a></text:p>
          <text:p text:style-name="P39"><text:a xlink:type="simple" xlink:href="#__RefHeading__26356_1384655706" text:style-name="Index_20_Link" text:visited-style-name="Index_20_Link">3.1 Ziele<text:tab/>6</text:a></text:p>
          <text:p text:style-name="P39"><text:a xlink:type="simple" xlink:href="#__RefHeading__5055_1842088346" text:style-name="Index_20_Link" text:visited-style-name="Index_20_Link">3.2 Terminologie<text:tab/>6</text:a></text:p>
          <text:p text:style-name="P39"><text:a xlink:type="simple" xlink:href="#__RefHeading__5543_1842088346" text:style-name="Index_20_Link" text:visited-style-name="Index_20_Link">3.3 Kommunikation<text:tab/>8</text:a></text:p>
          <text:p text:style-name="P39"><text:a xlink:type="simple" xlink:href="#__RefHeading__15964_1957197483" text:style-name="Index_20_Link" text:visited-style-name="Index_20_Link">3.4 Datenstruktur<text:tab/>10</text:a></text:p>
          <text:p text:style-name="P39"><text:a xlink:type="simple" xlink:href="#__RefHeading__12439_1825300195" text:style-name="Index_20_Link" text:visited-style-name="Index_20_Link">3.5 Zugriffskontrolle<text:tab/>11</text:a></text:p>
          <text:p text:style-name="P39"><text:a xlink:type="simple" xlink:href="#__RefHeading__1113_2001482397" text:style-name="Index_20_Link" text:visited-style-name="Index_20_Link">3.6 Informationsverteilung<text:tab/>13</text:a></text:p>
          <text:p text:style-name="P39"><text:a xlink:type="simple" xlink:href="#__RefHeading__12123_1371890198" text:style-name="Index_20_Link" text:visited-style-name="Index_20_Link">3.7 Kryptographie<text:tab/>14</text:a></text:p>
          <text:p text:style-name="P40"><text:a xlink:type="simple" xlink:href="#__RefHeading__12125_1371890198" text:style-name="Index_20_Link" text:visited-style-name="Index_20_Link">4 REDS Single-User Protokoll<text:tab/>16</text:a></text:p>
          <text:p text:style-name="P39"><text:a xlink:type="simple" xlink:href="#__RefHeading__2286_1117928776" text:style-name="Index_20_Link" text:visited-style-name="Index_20_Link">4.1 Authentifizierung<text:tab/>16</text:a></text:p>
          <text:p text:style-name="P39"><text:a xlink:type="simple" xlink:href="#__RefHeading__13221_1528606409" text:style-name="Index_20_Link" text:visited-style-name="Index_20_Link">4.2 Keyring<text:tab/>20</text:a></text:p>
          <text:p text:style-name="P39"><text:a xlink:type="simple" xlink:href="#__RefHeading__13223_1528606409" text:style-name="Index_20_Link" text:visited-style-name="Index_20_Link">4.3 Domains<text:tab/>21</text:a></text:p>
          <text:p text:style-name="P39"><text:a xlink:type="simple" xlink:href="#__RefHeading__15576_1957197483" text:style-name="Index_20_Link" text:visited-style-name="Index_20_Link">4.4 Streams<text:tab/>23</text:a></text:p>
          <text:p text:style-name="P39"><text:a xlink:type="simple" xlink:href="#__RefHeading___Toc10597_884300666" text:style-name="Index_20_Link" text:visited-style-name="Index_20_Link">4.5 Entities<text:tab/>26</text:a></text:p>
          <text:p text:style-name="P40"><text:a xlink:type="simple" xlink:href="#__RefHeading__12934_1371890198" text:style-name="Index_20_Link" text:visited-style-name="Index_20_Link">5 REDS Multi-User Protokoll<text:tab/>29</text:a></text:p>
          <text:p text:style-name="P39"><text:a xlink:type="simple" xlink:href="#__RefHeading__12936_1371890198" text:style-name="Index_20_Link" text:visited-style-name="Index_20_Link">5.1 Einladung über einen sicheren Kanal<text:tab/>29</text:a></text:p>
          <text:p text:style-name="P39"><text:a xlink:type="simple" xlink:href="#__RefHeading__12938_1371890198" text:style-name="Index_20_Link" text:visited-style-name="Index_20_Link">5.2 Einladung über einen unsicheren Kanal<text:tab/>30</text:a></text:p>
          <text:p text:style-name="P40"><text:a xlink:type="simple" xlink:href="#__RefHeading__6544_2106941163" text:style-name="Index_20_Link" text:visited-style-name="Index_20_Link">6 Implementierung<text:tab/>32</text:a></text:p>
          <text:p text:style-name="P40"><text:a xlink:type="simple" xlink:href="#__RefHeading__3304_503068347" text:style-name="Index_20_Link" text:visited-style-name="Index_20_Link">1 Referenzen<text:tab/>33</text:a></text:p>
        </text:index-body>
      </text:table-of-content>
      <text:p text:style-name="P11"/>
      <text:p text:style-name="P35"/>
      <text:h text:style-name="P30" text:outline-level="1"><text:bookmark-start text:name="__RefHeading__4987_1842088346"/>Abstract <text:bookmark-end text:name="__RefHeading__4987_1842088346"/></text:h>
      <text:p text:style-name="Text_20_body">Das in diesem Dokument beschriebene Konzept <text:span text:style-name="T21">REDS </text:span>ermöglicht die Implementierung <text:span text:style-name="T68">von Cloud-Anwendungen</text:span>, bei dem der Dienst<text:span text:style-name="T25">anbieter</text:span> den Datenzugriff kontrollieren kann, ohne selbst Zugriff auf die Daten der <text:span text:style-name="T9">Nutzer</text:span> zu haben. <text:span text:style-name="T68">Die Anwendungsdaten werden dabei nicht im Kontrollbereich des Anwendungsanbieters gespeichert, sondern in einem vom Nutzer frei wählbaren Datenspeicher.</text:span></text:p>
      <text:p text:style-name="Text_20_body"><text:span text:style-name="T17">REDS erlaubt die anonyme Nutzung von Cloudanwendungen, ohne ein Vertrauensverhältnis mit dem Anbieter eingehen zu müssen und unterbindet effektiv die Datenakkumulation durch einzelne Anbieter. </text:span>Möglich wird dies durch <text:span text:style-name="T9">das verteilte Speichern der Daten im Kontrollbereich des Nutzers</text:span> und die Verschlüsselung der <text:span text:style-name="T9">Informationen</text:span>, solange sich diese im Zugriffsbereich des <text:span text:style-name="T9">Anbieters</text:span> befinden. Zu diesem Zweck wird das übliche Modell <text:span text:style-name="T68">zur Datenspeicherung </text:span>in die drei unabhängigen Komponenten Pod (<text:span text:style-name="T9">Daten-Server, Speicher</text:span>), Node (<text:span text:style-name="T9">App-Server, Zugriffskontrolle</text:span>) und Leaf (<text:span text:style-name="T9">App-Client, Verarbeitung</text:span>) aufgebrochen, von denen zur Laufzeit nur der Node durch den <text:span text:style-name="T10">Anbieter</text:span> kontrolliert wird. <text:span text:style-name="T288">Der Datenaustausch zwischen App-Client und Daten-Speicher erfolgt verschlüsselt. Dabei ist REDS auf kein bestimmtest Verschlüsselungsverfahren beschränkt und außerdem unabhängig von sogenannten Trusted-Thrid-Parties.</text:span></text:p>
      <text:p text:style-name="Text_20_body">I<text:span text:style-name="T2">n diesem Dokument</text:span> werden die für die Kommunikation zwischen den Komponenten notwendigen Schnittstellen<text:span text:style-name="T10"> und Protokolle beschrieben</text:span>. <text:span text:style-name="T17">Das ursprüngliche Konzept basiert auf der Bachelorthesis von Torben Haase.</text:span><text:span text:style-name="T17"><text:note text:id="ftn1" text:note-class="footnote"><text:note-citation>a</text:note-citation><text:note-body><text:p text:style-name="Footnote">Einsicht auf Anfrage (torben@flowyapps.com)</text:p></text:note-body></text:note></text:span><text:span text:style-name="T17"> Im Jahr 2013 wurde REDS durch das Projekt „Flowy Tasks“ an der FH-Flensburg durch Torben Haase und Annika Schulz weiterentwickelt.</text:span></text:p>
      <text:h text:style-name="P31" text:outline-level="1"><text:bookmark-start text:name="__RefHeading__4989_1842088346"/>Einführung <text:bookmark-end text:name="__RefHeading__4989_1842088346"/></text:h>
      <text:h text:style-name="Heading_20_2" text:outline-level="2"><text:bookmark-start text:name="__RefHeading__4991_1842088346"/>Problem<text:bookmark-end text:name="__RefHeading__4991_1842088346"/></text:h>
      <text:p text:style-name="Text_20_body">Als 1962 am MIT mit der Entwicklung des ARPANET, dem Vorläufer des heutigen Internets, begonnen wurde, war eine der zentralen Eigenschaften dieses neuartigen Netzwerkes seine dezentrale Organisationsstruktur. Im Zuge des Web 2.0 hat sich das Internet jedoch immer mehr von einem Präsentations- zu einem Dienstleistungsnetzwerk entwickelt, in dem Informationen nicht nur an die Websitebesucher ausgeliefert, sondern von diesen auch aktiv generiert werden. <text:span text:style-name="T4">Generell sammeln alle</text:span> <text:span text:style-name="T214">cloudbasierten</text:span> Anwendungen <text:span text:style-name="T214">(auch „Cloud-Apps“ oder kurz „Apps“) </text:span>Daten ihrer <text:span text:style-name="T3">N</text:span>utzer <text:span text:style-name="T3">an einer zentralen Stelle unter der Kontrolle des App-Anbieters</text:span>.<text:note text:id="ftn2" text:note-class="endnote"><text:note-citation>1</text:note-citation><text:note-body><text:p text:style-name="Endnote">O'Reilly (2005): Design Patterns and Business Models for the Next Generation of Software http://oreilly.com/web2/archive/what-is-web-20.html </text:p></text:note-body></text:note> Diese Akkumulation von Daten ist <text:span text:style-name="T214">für die Nutzer einer Cloudanwendung </text:span>in <text:span text:style-name="T214">zweierlei</text:span> Hinsicht problematisch:</text:p>
      <text:p text:style-name="Text_20_body_20_indent"><text:span text:style-name="T21">1.) Die dezentrale Struktur des Internets</text:span> <text:span text:style-name="T21">fördert </text:span>die Unabhängigkeit des Netzes, da keine zentrale Stelle existiert, welche den Zugriff auf Informationen kontrollieren könnte. <text:span text:style-name="T4">Da heutzutage jedoch ein Großteil der vorhandenen Informationen unter der Kontrolle einzelner App-Anbieter stehen, können diese die Verbreitung von Informationen steuern und gegebenenfalls sogar unterbinden. Dabei muss die Zensur nicht zwangsläufig aus Eigeninteresse erfolgen, sondern kann auch durch externen Druck erzwungen werden.</text:span><text:span text:style-name="T4"><text:note text:id="ftn3" text:note-class="endnote"><text:note-citation>2</text:note-citation><text:note-body><text:p text:style-name="Endnote">Index on Censorship (24. August 2012): Web 2.0: Don’t shoot the messenger http://www.indexoncensorship.org/2012/08/internet-intermediary-liability/</text:p></text:note-body></text:note></text:span></text:p>
      <text:p text:style-name="Text_20_body_20_indent"><text:span text:style-name="T22">2.) D</text:span>ie <text:span text:style-name="T4">Anbieter einer Cloudanwendung</text:span> <text:span text:style-name="T22">haben </text:span>vollen Zugriff auf alle Informationen<text:span text:style-name="T4">, die in der Anwendung verarbeitet werden. Nutzer müssen also dem Anbieter vertrauen, dass dieser in Ihrem Sinne mit ihren Daten umgeht. Dieses Vertrauen ist jedoch nicht immer angebracht, da nicht nur der Anbieter sondern auch Dritte Nutzerdaten lesen können, sobald diese sich einmal Zugriff auf die Datenspeicher des Anbieters verschafft haben.</text:span><text:span text:style-name="T4"><text:note text:id="ftn4" text:note-class="endnote"><text:note-citation>3</text:note-citation><text:note-body><text:p text:style-name="Endnote">The Guardian (7. Juni 2013): NSA Prism program taps in to user data of Apple, Google and others http://www.guardian.co.uk/world/2013/jun/06/us-tech-giants-nsa-data</text:p></text:note-body></text:note></text:span></text:p>
      <text:p text:style-name="Text_20_body"><text:span text:style-name="T69">Für App-Anbieter </text:span>hat eine zentrale Datenspeicherung<text:span text:style-name="T22"> hingegen eine Reihe von Vorteilen</text:span>. In erster Linie ist hier natürlich die vergleichsweise einfache Implementierung zu nennen. <text:span text:style-name="T241">A</text:span>ber gerade für kostenpflichtige Dienste ist es außerdem essentiell, dass sie den Zugriff auf die Daten kontrollieren können. Nachteile, wie die zusätzlichen Kosten durch die Bereitstellung der Speicher<text:span text:style-name="T215">i</text:span>nfrastruktur und die potentielle Fehleranfälligkeit einer zentralen Organisationsstruktur, werden dabei durch die Notwendigkeit der Zugriffskontrolle aufgewogen. </text:p>
      <text:p text:style-name="Text_20_body">Zusammengefasst lässt sich sagen, dass das derzeit vorherrschende Konzept der zentralen Datenspeicherung eine Reihe von Problemen beinhaltet. Insbesondere <text:span text:style-name="T5">ist</text:span> hier der volle Informationszugriff des <text:span text:style-name="T25">Anbieters</text:span> und der damit einhergehende Kontrollverlust des Benut<text:span text:style-name="T215">z</text:span>ers zu nennen. Diese Schwächen können durch eine dezentrale Datenspeicherung in Verbindung mit einer entsprechenden Verschlüsselung umgangen werden. </text:p>
      <text:h text:style-name="Heading_20_2" text:outline-level="2"><text:bookmark-start text:name="__RefHeading__4995_1842088346"/>Anforderungen<text:bookmark-end text:name="__RefHeading__4995_1842088346"/></text:h>
      <text:p text:style-name="Text_20_body">Aus de<text:span text:style-name="T215">n</text:span> oben skizzierten <text:span text:style-name="T215">Problemen</text:span> <text:span text:style-name="T215">bei der Verarbeitung von Daten in der Cloud</text:span> ergeben sich eine Reihe von Anforderungen an <text:span text:style-name="T215">mögliche Lösungsansätze</text:span>. Der Fokus liegt dabei vor Allem auf dem Schutz der Informationen vor <text:span text:style-name="T215">fremdem Zugriff</text:span>.</text:p>
      <text:p text:style-name="Text_20_body"><text:span text:style-name="T215">I</text:span>nsbesondere <text:span text:style-name="T215">darf der</text:span> <text:span text:style-name="T19">App-Anbieter zu keinem Zeitpunkt Zugriff die Nutzerdaten haben.</text:span> Dies umfasst neben de<text:span text:style-name="T216">m Schutz</text:span> der <text:span text:style-name="T216">Inhalte </text:span>auch <text:span text:style-name="T216">Abwehrmaßnahmen gegen</text:span> <text:span text:style-name="T216">Datenm</text:span>anipulation. <text:span text:style-name="T215">Des weiteren sollte es Nutzern der Anwendung möglich sein, diese anonym zu verwenden. Trotz dieser Sicherheitsanforderungen </text:span><text:soft-page-break/><text:span text:style-name="T215">darf die Handhabung für den Nutzer jedoch nicht komplizierter als die einer herkömmlichen App sein. Vor allem sollte die Verschlüsselung des Datenverkehrs keine Aktionen auf Nutzerseite erfordern, da die Mehrheit der Nutzer mit derartigen Konzepten nicht vertraut ist und den Mehraufwand scheut.</text:span><text:span text:style-name="T215"><text:note text:id="ftn5" text:note-class="endnote"><text:note-citation>4</text:note-citation><text:note-body><text:p text:style-name="P5">Whitten, Tygar (2005): Why Jonny can't encrypt - A Usability Evaluation of PGP 5.0 </text:p><text:p text:style-name="Endnote"><text:tab/>Designing Secure Systems that People Can Use (Seite 679ff), O'Reilly Media, ISBN: 978-0596008277 </text:p></text:note-body></text:note></text:span></text:p>
      <text:p text:style-name="Text_20_body">Auf der anderen Seite muss der Anbieter einer Anwendung die Möglichkeit <text:span text:style-name="T217">besitzen, eine Zugriffskontrolle auszuüben, um beispielsweise Dienste auf Basis eines monatlichen Abonnements anbieten zu können. Dazu gehört insbesondere der Schutz vor der unerlaubten Verwendung von Nutzerdaten in anderen Anwendungen.</text:span></text:p>
      <text:p text:style-name="Text_20_body"><text:span text:style-name="T23">Konkrete</text:span> <text:span text:style-name="T311">Implementationen</text:span> <text:span text:style-name="T23">sollten sich </text:span>auf offene und anerkannte Standards stützen <text:span text:style-name="T19">und</text:span> Datenstrukturen verwenden, <text:span text:style-name="T19">d</text:span>ie sowohl von Mensch als auch von Maschine lesbar sind. <text:span text:style-name="T19">Des Weiteren sollten sie</text:span> als Open-Source umgesetzt werden. Dies ist dabei nicht nur ein kosmetischer Aspekt, sondern verbessert essentiell die Sicherheit der Implementierung, da diese so durch unabhängige Dritte überprüft werden kann, wodurch Fehler schneller gefunden werden und das Vertrauen in die Implementierung insgesamt gesteigert wird.</text:p>
      <text:h text:style-name="Heading_20_2" text:outline-level="2"><text:bookmark-start text:name="__RefHeading__14169_1957197483"/>Lösung<text:span text:style-name="T220">sskizze</text:span><text:bookmark-end text:name="__RefHeading__14169_1957197483"/></text:h>
      <text:p text:style-name="Text_20_body"><text:span text:style-name="T6">Die derzeit dominierende Ansicht ist</text:span>, da<text:span text:style-name="T6">s</text:span>s sich der Wert eines Dienstes vor allem über die von ihm angesammelten Daten definiert. Der Wert eines Dienstes erschließt sich jedoch in <text:span text:style-name="T6">den meisten</text:span> Fällen nicht aus den Informationen in den Daten, sondern vielmehr aus den Relationen zwischen den einzelnen Datensätzen, der Präsentation der Informationen auf der Website und aus den Verknüpfungen zwischen seinen Benutzern.</text:p>
      <text:p text:style-name="Text_20_body">Herkömmliche Cloudanwendungen verarbeiten viele Informationen auf dem App-Server im Kontrollbereich des Anbieters, wohingegen der App-Client (z.B. die Website im Browser des Nutzers) nur die Visualisierung der Daten übernimmt. Da Informationen jedoch nur auf Clientseite verfügbar sein sollen, ist ein Bruch mit dem Thin-Client/Fat-Server Dogma notwendig, an dessen Stelle eine Fat-Client/Thin-Server Architektur treten muss. Der App-Server stellt hierbei nur die Daten zur Verfügung, welche dann vom App-Client bearbeitet werden.</text:p>
      <text:p text:style-name="Text_20_body">Des <text:span text:style-name="T25">W</text:span>eiteren ist es notwendig, dass die Daten zwar verschlüsselt übertragen aber unverschlüsselt gespeichert werden. Denn nur so ist es möglich, die angefragten Datensätze nach bestimmten Gesichtspunkten zu filtern (z.B. alle Adressen mit <text:span text:style-name="T218">einem bestimmten</text:span> Nachnamen). Es gibt zwar Lösungsansatze für die Durchsuchbarkeit von verschlüsselten Daten, diese sind derzeit jedoch aufgrund von Performanceproblemen nicht in der Praxis einsetzbar. <text:span text:style-name="T25">Da die unverschlüsselte Speicherung der Daten auf dem App-Server, also unter der Kontrolle des Anbieters, keine Option ist, müssen die Inhalte auf einem Daten-Server im Zugriffsbereich des Nutzers gespeichert werden. Dennoch ist es wichtig, dass Relationen über die Grenzen des Daten-Servers auf Nutzerseite erstellt werden können, um globale Verknüpfungen von Datensätzen auf verschiedenen Daten-Servern zu ermöglichen.</text:span></text:p>
      <text:p text:style-name="Text_20_body"><text:span text:style-name="T25">Daraus ergibt sich folgendes Szenario: </text:span>Auf Seiten de<text:span text:style-name="T25">s</text:span> Anbieter<text:span text:style-name="T25">s</text:span> <text:span text:style-name="T25">werden</text:span> nur die Relationen zwischen verschiedenen Datensätzen gespeichert, wohingegen die <text:span text:style-name="T25">Inhalte der Datensätze</text:span> <text:span text:style-name="T25">auf einem Daten-Server</text:span> <text:span text:style-name="T6">auf Nutzerseite </text:span>gespeichert werden. <text:span text:style-name="T25">Um einen Datensatz zu bearbeiten, sendet der App-Client eine verschlüsselte und signierte Anfrage an den App-Server. Dieser leitet die Anfrage anhand der Relationen an den entsprechenden Daten-Server weiter. Auf dem Daten-Server werden die Zugriffsrechte überprüft, die Anfrage ausgeführt und die verschlüsselte und signierte Antwort über den App-Server zurück an den App-Client gesendet. Dort wird die Signatur geprüft sowie der Datensatz entschlüsselt und weiterverarbeitet.</text:span></text:p>
      <text:p text:style-name="Text_20_body">Der <text:span text:style-name="T8">App-</text:span>Server ist demnach als zentraler Knotenpunkt unverzichtbar. <text:span text:style-name="T7">D</text:span>er <text:span text:style-name="T25">Anbieter</text:span> <text:span text:style-name="T7">behält so</text:span> die Kontrolle <text:span text:style-name="T7">über die Relationen</text:span>, wohingegen <text:span text:style-name="T7">der</text:span> <text:span text:style-name="T7">N</text:span>utzer <text:span text:style-name="T7">die</text:span> In<text:span text:style-name="T25">halte</text:span> <text:span text:style-name="T18">auf dem Daten-Server kontrolliert</text:span>. <text:span text:style-name="T219">Da</text:span> der <text:soft-page-break/>Datentransfer zwischen <text:span text:style-name="T18">App-Client</text:span> <text:span text:style-name="T7">und Daten-Server </text:span>verschlüsselt <text:span text:style-name="T241">erfolgt</text:span>, <text:span text:style-name="T353">hat der</text:span> <text:span text:style-name="T25">Anbieter keinen</text:span> Zugriff auf die Informationen. <text:span text:style-name="T7">Der</text:span> <text:span text:style-name="T7">N</text:span>utzer muss also nur dem Besitzer de<text:span text:style-name="T18">s</text:span> Daten-<text:span text:style-name="T18">Servers</text:span>, der er im Idealfall selbst ist, vertrauen, um <text:span text:style-name="T7">die</text:span> durch den <text:span text:style-name="T22">Anbieter</text:span> bereitgestellte <text:span text:style-name="T22">Anwendung</text:span> nutzen zu können.</text:p>
      <text:h text:style-name="P43" text:outline-level="2"><text:bookmark-start text:name="__RefHeading__4997_1842088346"/>Stand der Technik<text:bookmark-end text:name="__RefHeading__4997_1842088346"/></text:h>
      <text:p text:style-name="Text_20_body"><text:span text:style-name="T11">Derzeit ist den Entwicklern von REDS kein System bekannt</text:span>, welches die im vorherigen Kapitel beschriebenen Anforderungen erfüllt. Dennoch gibt es auch jetzt schon einige Entwicklungen, welche zumindest einen Teil der Anforderungen umsetzen. Drei dieser Technologien, welche jeweils exemplarisch für eine größere Gruppe ähnlicher Lösungen stehen, soll<text:span text:style-name="T69">en</text:span> hier im Einzelnen kurz erläutert werden. </text:p>
      <text:h text:style-name="Heading_20_3" text:outline-level="3"><text:bookmark-start text:name="__RefHeading__5001_1842088346"/>Lokaler Cloud-Speicher: <text:span text:style-name="T12">o</text:span>wnCloud<text:bookmark-end text:name="__RefHeading__5001_1842088346"/></text:h>
      <text:p text:style-name="Text_20_body">ownCloud<text:note text:id="ftn6" text:note-class="footnote"><text:note-citation>a</text:note-citation><text:note-body><text:p text:style-name="Footnote">http://owncloud.org</text:p></text:note-body></text:note> ist eine open-source Software, die Dienste zur Datensynchronisation und zum gemeinsamen Verwenden von Dat<text:span text:style-name="T20">en</text:span> bereitstellt. ownCloud wurde in PHP und JavaScript geschrieben und muss daher auf einem eigenen Webserver installiert werden. Neben den typischen Diensten, wie Kalender, Adressbuch <text:span text:style-name="T20">und File-Sharing,</text:span> können weitere Funktionen durch Apps von externen Entwicklern ergänzt werden.</text:p>
      <text:p text:style-name="Text_20_body">Lokale Cloud-<text:span text:style-name="T12">Lösungen</text:span> <text:span text:style-name="T12">wie ownCloud </text:span>lösen zwar das Datenschutzproblem, da die Kontrolle über die Daten im Bereich des Nutzers liegt, allerdings <text:span text:style-name="T12">setzt die Administration einer lokalen Cloud Fachwissen voraus, das bei den meisten Nutzern nicht vorhanden ist. Zudem verliert der App-Anbieter nicht nur die Kontrolle über die Informationen, sondern auch über die Zugriffsrechte. Freemium-Dienste oder monatliche Abos sind bei Apps in der lokalen Cloud also nicht möglich.</text:span></text:p>
      <text:h text:style-name="Heading_20_3" text:outline-level="3"><text:bookmark-start text:name="__RefHeading__5003_1842088346"/>Verteilte soziale Netzwerke: Fr<text:span text:style-name="T14">i</text:span>endica Red Matrix<text:bookmark-end text:name="__RefHeading__5003_1842088346"/></text:h>
      <text:p text:style-name="Text_20_body">Friendica<text:note text:id="ftn7" text:note-class="footnote"><text:note-citation>b</text:note-citation><text:note-body><text:p text:style-name="Footnote">http://friendica.com</text:p></text:note-body></text:note> ist ein verteiltes soziales Netzwerk, bei dem sich mehrere unabhängige Knotenpunkte zu einem sozialen Netzwerk verbinden. Grundsätzlich kann dabei jeder einen Knotenpunkt auf seinem eigenen Webserver aufsetzen und so die Kontrolle über seine Daten behalten. Die Red Matrix stellt die nächste Entwicklungsstufe von Friendica dar. Sie ist jedoch in ihrer grundlegenden Struktur völlig anders als REDS, da Programm und Daten hier nicht getrennt werden.</text:p>
      <text:p text:style-name="Text_20_body"><text:span text:style-name="T26">Aufgrund der verteilten Struktur ergeben sich</text:span> die gleichen Probleme wie bei lokalen Cloud Lösungen: Webapp-Anbieter geben nicht nur die Daten, sondern die gesamte Anwendung in die Kontrolle der Nutzer und die Nutzer müssten die Anwendung wiederum erst auf ihrem eigenen Server installieren.</text:p>
      <text:h text:style-name="Heading_20_3" text:outline-level="3"><text:bookmark-start text:name="__RefHeading__1595_1370803594"/>Verschlüsselter Cloud-Speicher: SpiderOak Crypton<text:bookmark-end text:name="__RefHeading__1595_1370803594"/></text:h>
      <text:p text:style-name="Text_20_body"><text:span text:style-name="T24">Crypton</text:span><text:span text:style-name="T24"><text:note text:id="ftn8" text:note-class="footnote"><text:note-citation>c</text:note-citation><text:note-body><text:p text:style-name="Footnote">https://crypton.io</text:p></text:note-body></text:note></text:span><text:span text:style-name="T24"> ist ein Framework für die Entwicklung von Zero-Knowledge Anwendungen, welches von SpiderOak</text:span><text:note text:id="ftn9" text:note-class="footnote"><text:note-citation>d</text:note-citation><text:note-body><text:p text:style-name="Footnote">https://spideroak.com</text:p></text:note-body></text:note>, eine<text:span text:style-name="T24">m</text:span> der größten Anbieter für <text:span text:style-name="T24">verschlüsselten Cloud-Speicher, entwickelt wurde. Crypton stellt im Kern eine Objekt-Datenbank dar, deren Daten-Objekte verschlüsselt gespeichert werden</text:span><text:span text:style-name="T24"><text:note text:id="ftn10" text:note-class="footnote"><text:note-citation>e</text:note-citation><text:note-body><text:p text:style-name="Footnote">https://crypton.io/developer-guide</text:p></text:note-body></text:note></text:span><text:span text:style-name="T24">. Mit diesem Prinzip kommt Crypton von allen vorgestellten Ansätzen am nächsten an das REDS-Konzept heran.</text:span></text:p>
      <text:p text:style-name="P12">Allerdings werden die Daten bei Crypton zentral gespeichert, so dass der Anbieter weiterhin die Speicher-Infrastruktur bereitstellen. <text:span text:style-name="T352">Daraus folgt unmittelbar, dass es es dem Nutzer </text:span>nicht <text:span text:style-name="T352">möglich ist die Daten zu </text:span>rekonstruieren, <text:span text:style-name="T352">sobald die App, z.B. durch Serverausfall oder Passwortverlust, nicht mehr erreichbar ist. </text:span>Des <text:soft-page-break/>Weiteren liegen die Daten nur in verschlüsselten Containern vor, welche erst komplett auf den App-Client übertragen werden müssen, bevor mit ihnen gearbeitet werden kann. <text:span text:style-name="T352">Die serverseitige Durchsuchbarkeit fällt also weg</text:span>.</text:p>
      <text:h text:style-name="P31" text:outline-level="1"><text:bookmark-start text:name="__RefHeading__5005_1842088346"/>REDS <text:span text:style-name="T213">Grundlagen</text:span><text:bookmark-end text:name="__RefHeading__5005_1842088346"/></text:h>
      <text:h text:style-name="Heading_20_2" text:outline-level="2"><text:bookmark-start text:name="__RefHeading__26356_1384655706"/>Ziele<text:bookmark-end text:name="__RefHeading__26356_1384655706"/></text:h>
      <text:p text:style-name="Text_20_body">REDS ist eine Implementierung der in Abschnitt 2.2 skizzierten Lösung. REDS steht dabei für „Remot<text:span text:style-name="T69">e</text:span>ly Encrypted Distributed Storage“ und spiegelt so die zentralen Aspekte des vorgestellten Lösungsansatzes wider. <text:span text:style-name="T245">Im einzelnen sind dies:</text:span></text:p>
      <text:list xml:id="list8649853143828446562" text:style-name="List_20_1">
        <text:list-item>
          <text:p text:style-name="List_20_1_20_Start"><text:span text:style-name="Strong_20_Emphasis">Schutz von Nutzerdaten:</text:span> Die Daten der Anwendungsnutzer sind zu keinem Zeitpunkt für den Anwendungsanbieter einsehbar oder manipulierbar. <text:span text:style-name="T247">Systembedingt ist der Anbieter jedoch in der Lage den Zugriff auf einzelne Daten zu blockieren.</text:span></text:p>
        </text:list-item>
        <text:list-item>
          <text:p text:style-name="List_20_1_20_Cont."><text:span text:style-name="Strong_20_Emphasis">Anonymität </text:span><text:span text:style-name="Strong_20_Emphasis"><text:span text:style-name="T249">des</text:span></text:span><text:span text:style-name="Strong_20_Emphasis"> Nutzer</text:span><text:span text:style-name="Strong_20_Emphasis"><text:span text:style-name="T249">s</text:span></text:span><text:span text:style-name="Strong_20_Emphasis">:</text:span> <text:span text:style-name="T246">Der Anwendungsanbieter kann zu keinem Zeitpunkt die tatsächliche Person hinter einem Nutzeraccount ermitteln. Es sei denn der Nutzer hat dem Anbieter ausserhalb von REDS persönliche Informationen übermittelt (z.B. bei einem Bezahlvorgang).</text:span></text:p>
        </text:list-item>
        <text:list-item>
          <text:p text:style-name="List_20_1_20_Cont."><text:span text:style-name="Strong_20_Emphasis">Datenhoheit beim Nutzer:</text:span> Durch die Speicherung von Daten auf Nutzerseite ist dieser in der Lage die Daten auch ausserhalb der eigentlichen Anwendung weiterzuverwenden. Insbesondere hat er <text:span text:style-name="T249">so </text:span>auch nach Abschaltung de<text:span text:style-name="T249">r</text:span> Anwendung weiterhin Zugriff auf die Daten. </text:p>
        </text:list-item>
        <text:list-item>
          <text:p text:style-name="List_20_1_20_Cont."><text:span text:style-name="Strong_20_Emphasis">Zugriffskontrolle durch den Anbieter:</text:span> <text:span text:style-name="T246">Der Anwendungsanbieter kann einzelnen Accounts den Zugriff auf die gesamte Anwendung oder einzelne Daten gewähren oder verweigern. Allerdings ist er nicht in der Lage Daten zu ändern oder zu löschen.</text:span></text:p>
        </text:list-item>
        <text:list-item>
          <text:p text:style-name="List_20_1_20_End"><text:span text:style-name="Strong_20_Emphasis">Unabhängigkeit von Dritten:</text:span> REDS-Anwendungen benötigen weder auf Nutzer- noch auf Anbieterseite einen vertrauenswürdigen Dritten für die Authentifizierung von Schlüssel<text:span text:style-name="T249">n o</text:span>. Ä.</text:p>
        </text:list-item>
      </text:list>
      <text:p text:style-name="Text_20_body">Dazu kommen weitere <text:span text:style-name="T248">Aspekte, welche in erster Linie durch die konkreten Implementierungen umgesetzt werden müssen:</text:span></text:p>
      <text:list xml:id="list214746947876858" text:continue-numbering="true" text:style-name="List_20_1">
        <text:list-item>
          <text:p text:style-name="List_20_1_20_Cont."><text:span text:style-name="Strong_20_Emphasis">Verteilte Datenspeicherung:</text:span> <text:span text:style-name="T248">Der Anwendungsnutzer kann frei wählen wo er seine Daten speichern möchte. Die Speicherung erfolgt idealerweise im Kontrollbereich des Nutzers oder alternativ bei einem vertrauenswürdigen Dritten.</text:span></text:p>
        </text:list-item>
        <text:list-item>
          <text:p text:style-name="List_20_1_20_Cont."><text:span text:style-name="Strong_20_Emphasis">O</text:span><text:span text:style-name="Strong_20_Emphasis"><text:span text:style-name="T248">ffene Implementierung</text:span></text:span><text:span text:style-name="Strong_20_Emphasis">:</text:span> <text:span text:style-name="T248">Der Quellcode der REDS Implementierung ist vollständig einsehbar. Eingabe- und Ausgabedaten von Anwendungen, die REDS verwenden, können auf ihre Korrektheit überprüft werden, um korrumpierte REDS Implementierungen zu erkennen.</text:span></text:p>
        </text:list-item>
        <text:list-item>
          <text:p text:style-name="List_20_1_20_End"><text:span text:style-name="Strong_20_Emphasis">Offene Plattform:</text:span> <text:span text:style-name="T248">REDS ist kein geschlossenes „Ökosystem“, welches von Einzelnen oder Wenigen kontrolliert wird. REDS Anwendungen können auf allen gängigen Computerplattformen von jedem frei entwickelt und vertrieben werden.</text:span></text:p>
        </text:list-item>
      </text:list>
      <text:h text:style-name="Heading_20_2" text:outline-level="2"><text:bookmark-start text:name="__RefHeading__5055_1842088346"/>Terminologie<text:bookmark-end text:name="__RefHeading__5055_1842088346"/></text:h>
      <text:p text:style-name="Text_20_body">Da REDS in erster Linie für die Verwendung mit Webapps entwickelt wurde, wird im Folgenden vor allem dieses Szenario berücksichtigt. Das zugrundeliegende Konzept kann aber ausdrücklich auch auf andere Software-Anwendungen mit einer Client-Server Organisation übertragen werden.</text:p>
      <text:h text:style-name="Heading_20_3" text:outline-level="3"><text:bookmark-start text:name="__RefHeading__13481_1528606409"/><text:soft-page-break/><text:span text:style-name="T211">Leaf</text:span>, Node <text:span text:style-name="T96">&amp;</text:span> <text:span text:style-name="T212">Pod</text:span><text:bookmark-end text:name="__RefHeading__13481_1528606409"/></text:h>
      <text:p text:style-name="Graphic_20_Body"><draw:frame draw:style-name="fr6" draw:name="Image3" text:anchor-type="as-char" svg:width="170mm" svg:height="84.51mm" draw:z-index="3"><draw:image xlink:href="Pictures/2000031A000042CC000021341AC32C666281A2D8.wmf" xlink:type="simple" xlink:show="embed" xlink:actuate="onLoad"/></draw:frame></text:p>
      <text:p text:style-name="Text_20_body"><text:span text:style-name="T15">Die obige Abbildung gibt eine Gesamtübersicht über die Struktur von REDS. Der Webserver ist kein direkter Teil von REDS, sondern wird nur bei Webapps für die Bereitstellung des Programmcodes gebraucht. </text:span>Wie bereits in der Lösungsskizze beschrieben, <text:span text:style-name="T16">ver</text:span>teilt sich auch REDS <text:span text:style-name="T16">auf</text:span> drei Komponenten:</text:p>
      <text:list xml:id="list214746438978983" text:continue-numbering="true" text:style-name="List_20_1">
        <text:list-item>
          <text:p text:style-name="List_20_1_20_Start"><text:span text:style-name="Strong_20_Emphasis">Leaf:</text:span> <text:span text:style-name="T289">Vereinfacht ist dies das Programm mit der der Nutzer aktuell arbeitet. Genauer betrachtet besteht der Programmcode in der Regel aus einem großen Anwendungsteil, der von REDS unabhängig ist, und einem kleinen Modul, das die Kommunikation mit dem Node übernimmt. In dieser Sichtweise wird der Anwendungsteil als App und das Modul als Leaf bezeichnet. App und Leaf sind weitestgehend unabhängig voneinander und kommunizieren über klar definierte Schnittstellen miteinander. Die Ausführung des Leafs erfolgt auf dem Endgerät <text:s/>des Nutzers.</text:span></text:p>
        </text:list-item>
        <text:list-item>
          <text:p text:style-name="List_20_1_20_Cont."><text:span text:style-name="Strong_20_Emphasis">Node:</text:span> Der App-Server, <text:span text:style-name="T95">welcher Anfragen des Leafs entgegen nimmt.</text:span> <text:span text:style-name="T94">Zur jeder App gehört immer genau ein Node, der als zentrales Verzeichnis für die Accounts, Domains und Entities (→ Kapitel </text:span><text:span text:style-name="T94"><text:bookmark-ref text:reference-format="number" text:ref-name="__RefHeading__15964_1957197483">3.4</text:bookmark-ref></text:span><text:span text:style-name="T94">) dient und die Zugriffskontrolle übernimmt. In der Regel werden die Leaf-Anfragen vom Node an den Pod weitergeleitet, um dort weiterverarbeitet zu werden. </text:span>Der Node befindet sich komplett in der Kontrolle des App-Anbieters. <text:span text:style-name="T354">Die Ausführung erfolgt auf dem Server des App-Anbieters.</text:span></text:p>
        </text:list-item>
        <text:list-item>
          <text:p text:style-name="List_20_1_20_End"><text:span text:style-name="Strong_20_Emphasis"><text:span text:style-name="T13">Pod:</text:span></text:span><text:span text:style-name="T13"> Der Daten-Server. Der Pod empfängt über den Node die Anfragen des Leaf und speichert die Inhalte der Datensätze. Diese werden auf dem Pod für jede App in einer individuellen Sandbox gespeichert. Ein Nutzer kann mehrere Pods nutzen, um dort verschiedene Datensätze zu speichern. Der Pod befindet sich komplett in der Kontrolle des Nutzers oder eines vertrauenswürdigen Dritten. Ausführung erfolgt auf einem Computer des Nutzers (z.B. NAS oder REDS.box). </text:span></text:p>
        </text:list-item>
      </text:list>
      <text:p text:style-name="Text_20_body">Vereinzelt werden die Begriffe Leaf, Node und Pod auch verwendet, um die Computersysteme auf denen die <text:span text:style-name="T290">jeweilige</text:span> Software ausgeführt wird zu bezeichnen. <text:span text:style-name="T291">Die Aussage „wird auf dem Pod gespeichert“ ist demnach als „wird auf dem Computersystem, auf dem der Pod ausgeführt wird, gespeichert“ zu verstehen.</text:span></text:p>
      <text:h text:style-name="Heading_20_3" text:outline-level="3"><text:bookmark-start text:name="__RefHeading__13483_1528606409"/><text:span text:style-name="T13">Account, Domain, </text:span>Entity <text:span text:style-name="T96">&amp;</text:span> <text:span text:style-name="T210">Ticket</text:span><text:bookmark-end text:name="__RefHeading__13483_1528606409"/></text:h>
      <text:list xml:id="list214745779592617" text:continue-numbering="true" text:style-name="List_20_1">
        <text:list-item>
          <text:p text:style-name="List_20_1_20_Start"><text:span text:style-name="Strong_20_Emphasis">Account:</text:span> Zu jedem User gehört <text:span text:style-name="T77">genau </text:span>ein Account. <text:span text:style-name="T208">Dieser dient zur verschlüsselten Speicherung des Keyrings auf dem Node. Im Klartext werden nur ein Pseudonym, eine ID und der </text:span><text:soft-page-break/><text:span text:style-name="T208">Authentifizierungsschlüssel gespeichert. Pseudonym und ID sind nodeweit eindeutig. Der Keyring liegt auf dem Node in verschlüsselter Form vor und ist daher nur für den Nutzer selbst zugänglich.</text:span></text:p>
        </text:list-item>
        <text:list-item>
          <text:p text:style-name="List_20_1_20_Cont."><text:span text:style-name="Strong_20_Emphasis"><text:span text:style-name="T14">Domain:</text:span></text:span><text:span text:style-name="T14"> Datensätze werden in Domains gruppiert, über welche die Zugriffsrechte definiert werden. Eine Domain hat eine nodeweit eindeutige ID und gehört immer zu genau einem Pod. Daher befinden sich alle Datensätze einer Domain auf dem gleichen Pod. Auf dem Node wird nur die ID gespeichert; Die eigentlichen Informationen befinden sich auf dem Pod.</text:span></text:p>
        </text:list-item>
        <text:list-item>
          <text:p text:style-name="List_20_1_20_Cont."><text:span text:style-name="Strong_20_Emphasis"><text:span text:style-name="T14">Entity:</text:span></text:span><text:span text:style-name="T14"> Ein einzelner Datensatz innerhalb einer Domain wird als Entity bezeichnet. Jede Entity gehört einem bestimmten Typ an und hat eine ID. Die Kombination Typ+ID ist nodeweit eindeutig. Abgesehen von Typ und ID werden alle Entitydaten immer auf dem Pod der überordneten Domain gespeichert, also nicht über mehrere Pods verteilt. Es können Eltern-Kind-Relationen zwischen Entities geknüpft werden, um diese so in einer Graphenstruktur zu organisieren. Relationen zwischen Entities werden auf dem Node gespeichert.</text:span></text:p>
        </text:list-item>
        <text:list-item>
          <text:p text:style-name="P34"><text:span text:style-name="Strong_20_Emphasis">Ticket:</text:span> <text:span text:style-name="T355">Definiert die Zugriffsrechte eines Nutzers auf eine Domain. Rechte können nur domainweit und nicht für einzelne Entities vergeben werden. Einer Domain können mehrere Tickets zugeordnet werden, wobei jeder Nutzer ein eigenes Ticket mit einer domainweit eindeutigen ID besitzt. Mit Hilfe von Einladungen können Tickets für andere Nutzer erstellt werden, so dass auch das Teilen von Domaindaten möglich ist.</text:span></text:p>
        </text:list-item>
        <text:list-item>
          <text:p text:style-name="P36"><text:span text:style-name="Strong_20_Emphasis"><text:span text:style-name="T357">Stream</text:span></text:span><text:span text:style-name="Strong_20_Emphasis">:</text:span> <text:span text:style-name="T357">Der eigentliche Datentransfer erfolgt in sogenannten Streams. Dieser kann als temporärer verschlüsselter Datentunnel zwischen einem Pod und einem Leaf verstanden werden. Auf einem Leaf können mehrere Streams existieren, um Daten von verschiedenen Domains gleichzeitig anfragen zu können. Ein Stream wird bei Nichtbenutzung nach einem festgelegten Zeitraum geschlossen und die verwendeten Schlüssel zerstört.</text:span></text:p>
        </text:list-item>
      </text:list>
      <text:h text:style-name="Heading_20_2" text:outline-level="2"><text:bookmark-start text:name="__RefHeading__5543_1842088346"/>Kommunikation<text:bookmark-end text:name="__RefHeading__5543_1842088346"/></text:h>
      <text:p text:style-name="Text_20_body">Die folgenden Diagramme <text:span text:style-name="T367">beschreiben</text:span> der Kommunikation zwischen den verschiedenen REDS-Komponenten. <text:span text:style-name="T71">A</text:span>uf Details der Verschlüsselung und Authentifizierung <text:span text:style-name="T357">wird </text:span>bewusst verzichtet, um den allgemeinen Ablauf besser verdeutlichen zu können.</text:p>
      <text:p text:style-name="Graphic_20_Body"><draw:frame draw:style-name="fr6" draw:name="Image2" text:anchor-type="as-char" svg:width="170mm" svg:height="84.51mm" draw:z-index="1"><draw:image xlink:href="Pictures/20000175000042CC000021343C7966BE3924C7B0.wmf" xlink:type="simple" xlink:show="embed" xlink:actuate="onLoad"/></draw:frame></text:p>
      <text:p text:style-name="P13"><text:soft-page-break/><text:span text:style-name="T72">Bei Webapps </text:span>fordert <text:span text:style-name="T72">der Browser </text:span>zunächst den Programmcode <text:span text:style-name="T235">für den Leaf </text:span>beim Webserver des Anbieters an. <text:s/><text:span text:style-name="T72">Bei nativen Anwendungen entfällt die Anforderung des Programmcodes, da sich dieser bereits auf dem Endgerät des Nutzers befindet. Sobald der Code verfügbar ist, kann der Leaf-Programmcode ausgeführt werden und die Kommunikation mit dem Node beginnen.</text:span></text:p>
      <text:p text:style-name="Graphic_20_Body"><draw:frame draw:style-name="fr6" draw:name="Image4" text:anchor-type="as-char" svg:width="170mm" svg:height="84.51mm" draw:z-index="2"><draw:image xlink:href="Pictures/20000266000042CC0000213479559576CFB07C68.wmf" xlink:type="simple" xlink:show="embed" xlink:actuate="onLoad"/></draw:frame></text:p>
      <text:p text:style-name="P14">Sobald der Leaf <text:span text:style-name="T357">Entities</text:span> au<text:span text:style-name="T357">s</text:span> einer Domain benötigt, wird eine Anfrage formuliert, und an den Node gesendet. <text:span text:style-name="T355">D</text:span>er Node <text:span text:style-name="T355">kann anhand der Domain-ID den Pod, auf dem die Domain liegt, ermitteln und </text:span>die Anfrage <text:span text:style-name="T357">and diesen weiterleiten</text:span>.</text:p>
      <text:p text:style-name="Graphic_20_Body"><draw:frame draw:style-name="fr6" draw:name="Image5" text:anchor-type="as-char" svg:width="170mm" svg:height="84.51mm" draw:z-index="4"><draw:image xlink:href="Pictures/2000025C000042CC00002134D372383B670F6F64.wmf" xlink:type="simple" xlink:show="embed" xlink:actuate="onLoad"/></draw:frame></text:p>
      <text:p text:style-name="Text_20_body">Der Pod <text:span text:style-name="T357">verarbeitet die Anfrage und sendet die Antwort zurück an den Node. Dieser sammelt gegebenenfalls die Antworten von mehreren Pods und </text:span>leitet die<text:span text:style-name="T357">se</text:span> an den Leaf weiter. <text:span text:style-name="T357">Dort können die Entities </text:span>dann in der Anwendung weiterverarbeitet werden. </text:p>
      <text:h text:style-name="Heading_20_2" text:outline-level="2"><text:bookmark-start text:name="__RefHeading__15964_1957197483"/><text:soft-page-break/>Datenstruktur<text:bookmark-end text:name="__RefHeading__15964_1957197483"/></text:h>
      <text:p text:style-name="Text_20_body">Zentrales Element für die <text:span text:style-name="T221">Strukturierung</text:span> von Daten sind die Domains. Domains fassen Entities zu Gruppen zusammen <text:span text:style-name="T222">und definieren auf welchem Pod die Entities gespeichert werden. Die Verwaltung von Domains obliegt dem Node, da Domain-IDs nodeweit eindeutig sein müssen.</text:span></text:p>
      <text:p text:style-name="Graphic_20_Body"><draw:frame draw:style-name="fr6" draw:name="Image6" text:anchor-type="as-char" svg:width="170mm" svg:height="82.51mm" draw:z-index="5"><draw:image xlink:href="Pictures/2000026C000042CC0000206CBCF48190A07E421F.wmf" xlink:type="simple" xlink:show="embed" xlink:actuate="onLoad"/></draw:frame></text:p>
      <text:p text:style-name="Text_20_body"><text:span text:style-name="T222">Alle relevanten Domaindaten, insbesondere die Entities, werden jedoch auf den Pod gespeichert. </text:span>Zu jeder Domain gehören <text:span text:style-name="T223">außerdem </text:span>ein oder mehrere Tickets, <text:span text:style-name="T223">die ebenfalls auf dem Pod gespeichert werden</text:span>. Dem Pod ist nur die Verbindung zwischen Domain und Ticket bekannt. Welche Tickets zu welchem Account gehören ist nur <text:span text:style-name="T223">für den</text:span> Accountbesitzer <text:span text:style-name="T358">direkt ersichtlich</text:span>.</text:p>
      <text:p text:style-name="Text_20_body">Innerhalb einer Domain können beliebig viele Entities beliebigen Typs gespeichert werden. <text:span text:style-name="T224">Entities werden auf dem Node verwaltet, das heißt der Node definiert Entitytypen, generiert Enitity-IDs und speichert die Domainzugehörigkeit. Die eigentlichen Entitydaten werden auf dem Pod gespeichert. </text:span></text:p>
      <text:p text:style-name="Graphic_20_Body"><text:soft-page-break/><draw:frame draw:style-name="fr6" draw:name="Image7" text:anchor-type="as-char" svg:width="170mm" svg:height="140.18mm" draw:z-index="6"><draw:image xlink:href="Pictures/2000050D000042CC0000371492BA178F932C3373.wmf" xlink:type="simple" xlink:show="embed" xlink:actuate="onLoad"/></draw:frame></text:p>
      <text:p text:style-name="Text_20_body">Entities können entweder frei innerhalb der Domain platziert werden oder als Kindentity einer bereits vorhandenen Entity in die Datenstruktur eingehängt werden. Eine Entity kann auch durch mehrere Eltern-Kind-Relationen mit anderen Entities verknüpft sein (siehe Abbildung: Contact 3). Relationen zwischen Entities werden auf dem Node gespeichert und verwaltet, um auch Verknüpfungen über <text:span text:style-name="T356">Pod</text:span>grenzen hinweg zu ermöglichen.</text:p>
      <text:h text:style-name="Heading_20_2" text:outline-level="2"><text:bookmark-start text:name="__RefHeading__12439_1825300195"/>Zugriffskontrolle<text:bookmark-end text:name="__RefHeading__12439_1825300195"/></text:h>
      <text:p text:style-name="Text_20_body">Die Zugriffskontrolle erfolgt sowohl auf dem Node, als auch auf dem Pod, wobei beide Instanzen verschiedene Ziele verfolgen. Die Kontrolle auf dem Node erfolgt auf Basis des Nutzeraccounts und ermöglicht es beispielsweise dem App-Anbieter seinen Dienst als Abonnement anzubieten oder bestimmte Funktionen nur nach Kauf einer Premium-Option freizuschalten. Auf dem <text:span text:style-name="T228">P</text:span>od erfolgt die Kontrolle anhand von Domaintickets. Diese stellt sicher, dass nur berechtigte Nutzer Zugriff auf die Domaindaten haben.</text:p>
      <text:h text:style-name="Heading_20_3" text:outline-level="3"><text:bookmark-start text:name="__RefNumPara__9459_884300666"/><text:bookmark-start text:name="__RefHeading__15018_1825300195"/>Node<text:bookmark-end text:name="__RefNumPara__9459_884300666"/><text:bookmark-end text:name="__RefHeading__15018_1825300195"/></text:h>
      <text:p text:style-name="Text_20_body">Die Zugriffskontrolle auf dem Node kann je nach Bedarf des App-Anbieters in verschiedenen Abstufungen erfolgen. Da mit der Dichte des Authentifizierungsrasters auch die Informationsdichte beim App-Anbieter steigt, sollte das gewählte Raster immer nur die Authentifizierungen erfordern, welche für das Geschäftsmodell des Anbieters zwingend notwendig sind. <text:s/></text:p>
      <text:list xml:id="list214746613415169" text:continue-numbering="true" text:style-name="List_20_1">
        <text:list-item>
          <text:p text:style-name="List_20_1_20_Start"><text:soft-page-break/><text:span text:style-name="T359">Das REDS </text:span>die Authentifizierung des Nutzers bei<text:span text:style-name="T292">m Zugriff auf Accountdaten erfordert, eigent es sich nicht nur für komplett freie Dienste oder für Anwendungen, bei denen die Bezahlung einmalig bei Erwerb erfolgt. Da der Zugriff auf die Keyringdaten reguliert werden kann, sind auch Abonnements möglich. Der Anbieter gelangt hier nicht an zusätzliche Informationen, da durch die Authentifizierung nur die ohnehin notwendige Account-ID offenbart wird.</text:span></text:p>
        </text:list-item>
        <text:list-item>
          <text:p text:style-name="List_20_1_20_Cont.">Eine feinere Zugriffskontrolle erlangt der App-Anbieter, wenn das Erstellen von Domains und <text:span text:style-name="T230">Einladungen</text:span> eine Authentifizierung erfordert. Auf diese Weise <text:span text:style-name="T241">ist </text:span>es dem Anbieter möglich das Teilen von Domaindaten mit Anderen für sein Geschäftsmodell zu nutzen. <text:span text:style-name="T229">Allerdings ist es dem Anbieter so auch möglich zu erkennen, welche Accounts welche Domains besitzen.</text:span></text:p>
        </text:list-item>
        <text:list-item>
          <text:p text:style-name="List_20_1_20_End">Die Authentifizierung jeglicher Anfragen (abgesehen von der Nutzeranmeldung) ist die maximale Rasterdichte. Hier hat der Anbieter die gleiche Zugriffskontrolle wie bei einer herkömmlichen Cloudanwendung. Da es so jedoch auch möglich ist zu ermitteln welche Tickets zu welchem Account gehören, ist diese Konfiguration nicht empfehlenswert.</text:p>
        </text:list-item>
      </text:list>
      <text:p text:style-name="Text_20_body">Neben den hier <text:span text:style-name="T230">exemplarisch </text:span>vorgestellten <text:span text:style-name="T230">Authentifizierungsrastern</text:span> <text:span text:style-name="T230">sind noch feinere Abstufungen oder Abwandlungen möglich, die hier nicht beschrieben wurden.</text:span></text:p>
      <text:h text:style-name="Heading_20_3" text:outline-level="3"><text:bookmark-start text:name="__RefHeading__15116_1825300195"/>Pod<text:bookmark-end text:name="__RefHeading__15116_1825300195"/></text:h>
      <text:p text:style-name="Text_20_body">Wie bereits erwähnt, erfolgt die Zugriffskontrolle auf dem Pod auf Domainbasis. Das heißt, es können mit Hilfe von Tickets Zugriffsrechte für alle Entities innerhalb einer Domain definiert werden. Eine feinere Kontrolle für einzelne Entities ist nicht vorgesehen.</text:p>
      <text:p text:style-name="Text_20_body"><text:span text:style-name="T231">Jedem Ticket werden Zugriffsrechte nach dem CRUD-Prinzip zugeordnet. CRUD steht dabei für </text:span><text:span text:style-name="Strong_20_Emphasis"><text:span text:style-name="T209">c</text:span></text:span><text:span text:style-name="T209">reate, </text:span><text:span text:style-name="Strong_20_Emphasis"><text:span text:style-name="T209">r</text:span></text:span><text:span text:style-name="T209">ead, </text:span><text:span text:style-name="Strong_20_Emphasis"><text:span text:style-name="T209">u</text:span></text:span><text:span text:style-name="T209">pdate und </text:span><text:span text:style-name="Strong_20_Emphasis"><text:span text:style-name="T209">d</text:span></text:span><text:span text:style-name="T209">elete. Diese Zugriffsrechte entsprechen den Operationen, welche der jeweilige Ticketbesitzer auf die Domaindaten anwenden kann.</text:span></text:p>
      <text:p text:style-name="Text_20_body"><text:span text:style-name="T209">Zusätzlich existieren noch die Rechte </text:span><text:span text:style-name="Strong_20_Emphasis"><text:span text:style-name="T209">a</text:span></text:span><text:span text:style-name="T209">dministrate und </text:span><text:span text:style-name="Strong_20_Emphasis"><text:span text:style-name="T209">o</text:span></text:span><text:span text:style-name="T209">wn. Das Recht own kennzeichnet das Ticket des Domainbesitzers, welcher immer alle Zugriffsrechte hat. Außerdem kann nur der Besitzer einer Domain diese vollständig löschen. Das Besitzerrecht muss immer genau einmal innerhalb einer Domain vergeben sein, kann jedoch von einem Ticket auf ein anderes übertragen werden. Tickets mit dem Recht administrate dürfen Zugriffsrechte verändern, andere Nutzer in die Domain einladen oder aus der Domain entfernen.</text:span></text:p>
      <text:p text:style-name="Text_20_body">Zu jedem Ticket gehört ein individueller Schlüssel, <text:span text:style-name="T360">der für den Aufbau eines verschlüsselten Streams zwischen Endgerät und Pod benötigt wird</text:span>. So sind selbst andere Domainmitglieder nicht in der Lage, Inhalte während des Transfers abzufangen und zu lesen. So ist sichergestellt, da<text:span text:style-name="T242">s</text:span>s vor jeder Anfrage die Zugriffsrechte überprüft werden, was unter <text:span text:style-name="T242">a</text:span>nderem die Erstellung von Ticket<text:span text:style-name="T242">s</text:span> mit reinem Schr<text:span text:style-name="T232">e</text:span>ibzugriff auf einer Domain erlaubt.</text:p>
      <text:h text:style-name="Heading_20_2" text:outline-level="2"><text:bookmark-start text:name="__RefHeading__1113_2001482397"/><text:soft-page-break/>Informationsverteilung<text:bookmark-end text:name="__RefHeading__1113_2001482397"/></text:h>
      <text:p text:style-name="Graphic_20_Body"><draw:frame draw:style-name="fr6" draw:name="Image8" text:anchor-type="as-char" svg:width="170mm" svg:height="84.51mm" draw:z-index="7"><draw:image xlink:href="Pictures/2000036A000042CC000021342EADC9F822FE158E.wmf" xlink:type="simple" xlink:show="embed" xlink:actuate="onLoad"/></draw:frame></text:p>
      <text:p text:style-name="Text_20_body">Die Schlüsselverteilung zeigt, dass dem Node nur die Authentifizierungsschlüssel bekannt sind. Alle Schlüssel, die für die Verschlüsselung von Daten verwendet werden, sind nur dem Pod und dem Leaf bekannt. <text:span text:style-name="T225">Darüber hinaus sind die Stream-Schlüssel für den Datenaustausch zwischen Leaf und Pod nur temporär (→ Kapitel </text:span><text:span text:style-name="T225"><text:bookmark-ref text:reference-format="number" text:ref-name="__RefHeading__15576_1957197483">4.4</text:bookmark-ref></text:span><text:span text:style-name="T225">). Die Kommunikation zwischen Leaf und Pod entspricht also dem Prinzip der Perfect-Forward-Secrecy.</text:span></text:p>
      <text:p text:style-name="Graphic_20_Body"><draw:frame draw:style-name="fr6" draw:name="Image9" text:anchor-type="as-char" svg:width="170mm" svg:height="84.51mm" draw:z-index="8"><draw:image xlink:href="Pictures/2000032A000042CC0000213426A30355082D6B5C.wmf" xlink:type="simple" xlink:show="embed" xlink:actuate="onLoad"/></draw:frame></text:p>
      <text:p text:style-name="Text_20_body">Das Diagramm zeigt, an welche Informationen die einzelnen Komponenten anhand von gespeicherten Daten und der Analyse der ausgetauschten Daten gelangen können. Wichtigstes Merkmal ist dabei, dass es dem Node nicht möglich ist, <text:span text:style-name="T226">Verbindungen zwischen Tickets und Accounts oder Domains und Accounts aus den Anfragen abzuleiten. Somit ist es einem Angreifer mit Zugriff auf den Node und eine Domain nicht möglich, Rückschlüsse auf andere Domains oder die Accounts der Domainmitglieder zu ziehen.</text:span></text:p>
      <text:h text:style-name="Heading_20_2" text:outline-level="2"><text:bookmark-start text:name="__RefHeading__12123_1371890198"/><text:soft-page-break/>Kryptographie<text:bookmark-end text:name="__RefHeading__12123_1371890198"/></text:h>
      <text:p text:style-name="Text_20_body">REDS <text:span text:style-name="T227">ist im Wesentlichen eine neue Kombination von bekannten kryptographischen Verfahren. Das heißt, dass keine neuen kryptographischen Algorithmen implementiert werden müssen. Stattdessen kann auf bekannte und erprobte Standardalgorithmen zurückgegriffen werden.</text:span></text:p>
      <text:p text:style-name="Text_20_body"><text:span text:style-name="T103">Die Protokollbeschreibung setzt die Existenz einiger kryptographischer Funktionen, insbesondere zum sicheren Schlüsselaustausch und zur symmetrischen Verschlüsselung voraus. Eine wichtige Kenngröße ist dabei die Bit-Länge </text:span><text:span text:style-name="Variable"><text:span text:style-name="T103">n</text:span></text:span><text:span text:style-name="T103"> des für die symmetrische Verschlüsselung notwendigen Schlüssels </text:span><text:span text:style-name="Variable"><text:span text:style-name="T103">key</text:span></text:span><text:span text:style-name="T103">:</text:span></text:p>
      <text:p text:style-name="Text_20_body_20_indent">n = <text:span text:style-name="T243">length</text:span>(key)</text:p>
      <text:h text:style-name="Heading_20_3" text:outline-level="3"><text:bookmark-start text:name="__RefHeading__13485_1528606409"/>Schlüssel<text:bookmark-end text:name="__RefHeading__13485_1528606409"/></text:h>
      <text:p text:style-name="Text_20_body"><text:span text:style-name="Variable"><text:span text:style-name="T44">key</text:span></text:span><text:span text:style-name="Source_20_Text"> </text:span><text:span text:style-name="Source_20_Text"><text:span text:style-name="T45">key</text:span></text:span><text:span text:style-name="Source_20_Text">()</text:span> – <text:span text:style-name="T261">Generiert einen zufälligen Schlüssel für die symmetrische Verschlüsselung und gibt diesen zurück.</text:span></text:p>
      <text:h text:style-name="Heading_20_3" text:outline-level="3"><text:bookmark-start text:name="__RefHeading__13487_1528606409"/>Privater Schlüsselteil<text:bookmark-end text:name="__RefHeading__13487_1528606409"/></text:h>
      <text:p text:style-name="Text_20_body"><text:span text:style-name="Variable"><text:span text:style-name="T44">prikey</text:span></text:span><text:span text:style-name="Source_20_Text"> private()</text:span> – <text:span text:style-name="T261">Gibt einen zufälligen privaten Schlüsselteil für die asymmetrische Verschlüsselung zurück.</text:span></text:p>
      <text:h text:style-name="Heading_20_3" text:outline-level="3"><text:bookmark-start text:name="__RefHeading__13489_1528606409"/>Öffentlicher Schlüsselteil<text:bookmark-end text:name="__RefHeading__13489_1528606409"/></text:h>
      <text:p text:style-name="Text_20_body"><text:span text:style-name="Variable"><text:span text:style-name="T44">pubkey</text:span></text:span><text:span text:style-name="Source_20_Text"> </text:span><text:span text:style-name="Source_20_Text"><text:span text:style-name="T27">public</text:span></text:span><text:span text:style-name="Source_20_Text">(</text:span><text:span text:style-name="Variable"><text:span text:style-name="T44">prikey</text:span></text:span><text:span text:style-name="Source_20_Text"><text:span text:style-name="T27"> key</text:span></text:span><text:span text:style-name="Source_20_Text">)</text:span> – <text:span text:style-name="T57">Erwartet einen privaten Schlüsselteil als Parameter und generiert daraus einen öffentlichen Schlüsselteil für die asymmetrische Verschlüsselung.</text:span></text:p>
      <text:h text:style-name="Heading_20_3" text:outline-level="3"><text:bookmark-start text:name="__RefHeading__13491_1528606409"/>Schlüssel<text:span text:style-name="T262">kombination</text:span><text:bookmark-end text:name="__RefHeading__13491_1528606409"/></text:h>
      <text:p text:style-name="Text_20_body"><text:span text:style-name="Variable"><text:span text:style-name="T44">key</text:span></text:span><text:span text:style-name="Source_20_Text"> </text:span><text:span text:style-name="Source_20_Text"><text:span text:style-name="T44">shared</text:span></text:span><text:span text:style-name="Source_20_Text">(</text:span><text:span text:style-name="Variable"><text:span text:style-name="T44">prikey</text:span></text:span><text:span text:style-name="Source_20_Text"><text:span text:style-name="T27"> </text:span></text:span><text:span text:style-name="Source_20_Text">private, </text:span><text:span text:style-name="Variable"><text:span text:style-name="T44">pubkey</text:span></text:span><text:span text:style-name="Source_20_Text"><text:span text:style-name="T27"> </text:span></text:span><text:span text:style-name="Source_20_Text">public)</text:span> – Erwartet einen privaten und einen öffentlichen Schlüsselteil als Parameter und generiert daraus einen Schlüssel <text:span text:style-name="T56">für die symmetrische Verschlüsselung.</text:span> <text:span text:style-name="T260">Es </text:span>gilt:</text:p>
      <text:p text:style-name="Text_20_body_20_indent">shared(pri<text:span text:style-name="Index">A</text:span>, pub<text:span text:style-name="Index">B</text:span>) == shared(pri<text:span text:style-name="Index">B</text:span>, pub<text:span text:style-name="Index">A</text:span>)</text:p>
      <text:p text:style-name="Text_20_body"><text:span text:style-name="T157">Geeignete Implementierungen der Funktionen private(), public() und shared() könnten beispielsweise auf dem Diffie-Hellman Schlüsselaustausch</text:span><text:span text:style-name="T157"><text:note text:id="ftn11" text:note-class="endnote"><text:note-citation>5</text:note-citation><text:note-body><text:p text:style-name="P5">Diffie,Hellman (1976): "New directions in cryptography". IEEE Transactions on Information Theory Vol. IT-22</text:p><text:p text:style-name="Endnote"><text:tab/>https://ee.stanford.edu/~hellman/publications/24.pdf</text:p></text:note-body></text:note></text:span><text:span text:style-name="T157"> basieren.</text:span></text:p>
      <text:h text:style-name="Heading_20_3" text:outline-level="3"><text:bookmark-start text:name="__RefHeading__13493_1528606409"/>Sicherer Hash<text:bookmark-end text:name="__RefHeading__13493_1528606409"/></text:h>
      <text:p text:style-name="Text_20_body"><text:span text:style-name="Variable"><text:span text:style-name="T260">key</text:span></text:span><text:span text:style-name="Source_20_Text"> </text:span><text:span text:style-name="Source_20_Text"><text:span text:style-name="T39">s</text:span></text:span><text:span text:style-name="Source_20_Text">hash(</text:span><text:span text:style-name="Variable">string</text:span><text:span text:style-name="Source_20_Text"> </text:span><text:span text:style-name="Source_20_Text"><text:span text:style-name="T45">data</text:span></text:span><text:span text:style-name="Source_20_Text">, </text:span><text:span text:style-name="Variable"><text:span text:style-name="T260">key</text:span></text:span><text:span text:style-name="Source_20_Text"> </text:span><text:span text:style-name="Source_20_Text"><text:span text:style-name="T27">salt</text:span></text:span><text:span text:style-name="Source_20_Text">)</text:span> – <text:span text:style-name="T55">Erwartet einen String von beliebiger Länge und ein Schlüssel als Salt. Der Rückgabewert ist ein sicherer Hash derart, dass dieser auch als Schlüssel verwendet werden kann.</text:span></text:p>
      <text:p text:style-name="Text_20_body"><text:span text:style-name="T55">Geeignete Hashfunktionen wären beispielsweise: PBKDF2</text:span><text:span text:style-name="T55"><text:note text:id="ftn12" text:note-class="endnote"><text:note-citation>6</text:note-citation><text:note-body><text:p text:style-name="P5">RSA Laboratories (1999): PKCS #5 v2.0: Password-Based Cryptography Standard</text:p><text:p text:style-name="Endnote"><text:tab/>ftp://ftp.rsasecurity.com/pub/pkcs/pkcs-5v2/pkcs5v2-0.pdf</text:p></text:note-body></text:note></text:span><text:span text:style-name="T55">, bcrypt</text:span><text:span text:style-name="T55"><text:note text:id="ftn13" text:note-class="endnote"><text:note-citation>7</text:note-citation><text:note-body><text:p text:style-name="P5">Provos, Mazières (1999): "A Future-Adaptable Password Scheme". Proceedings of 1999 USENIX Annual Technical Conference: 81–92</text:p><text:p text:style-name="Endnote"><text:tab/>https://www.usenix.org/legacy/events/usenix99/provos/provos_html/</text:p></text:note-body></text:note></text:span><text:span text:style-name="T55"> oder scrypt</text:span><text:span text:style-name="T55"><text:note text:id="ftn14" text:note-class="endnote"><text:note-citation>8</text:note-citation><text:note-body><text:p text:style-name="P5">Percival (2012): Stronger Key Derivation via <text:span text:style-name="T56">Sequential Memory-Hard Functions</text:span></text:p><text:p text:style-name="Endnote"><text:tab/>http://www.tarsnap.com/scrypt/scrypt.pdf</text:p></text:note-body></text:note></text:span><text:span text:style-name="T55">.</text:span></text:p>
      <text:h text:style-name="Heading_20_3" text:outline-level="3"><text:bookmark-start text:name="__RefHeading__13495_1528606409"/>Authentifizierung<text:bookmark-end text:name="__RefHeading__13495_1528606409"/></text:h>
      <text:p text:style-name="Text_20_body"><text:span text:style-name="Variable"><text:span text:style-name="T260">key</text:span></text:span><text:span text:style-name="Source_20_Text"> </text:span><text:span text:style-name="Source_20_Text"><text:span text:style-name="T39">hmac</text:span></text:span><text:span text:style-name="Source_20_Text">(</text:span><text:span text:style-name="Variable">string</text:span><text:span text:style-name="Source_20_Text"> </text:span><text:span text:style-name="Source_20_Text"><text:span text:style-name="T45">data, </text:span></text:span><text:span text:style-name="Variable"><text:span text:style-name="T44">key</text:span></text:span><text:span text:style-name="Source_20_Text"><text:span text:style-name="T27"> key</text:span></text:span><text:span text:style-name="Source_20_Text">)</text:span> – <text:span text:style-name="T58">Erwartet einen String von beliebiger Länge und einen Schlüssel als Parameter. Daraus wird ein hashbasierter Message Authentification Code generiert, der auch als Schlüssel verwendet werden kann.</text:span></text:p>
      <text:p text:style-name="Text_20_body"><text:span text:style-name="T58">Geeignete Hashfunktionen wären beispielsweise SHA2</text:span><text:span text:style-name="T58"><text:note text:id="ftn15" text:note-class="endnote"><text:note-citation>9</text:note-citation><text:note-body><text:p text:style-name="P5">NIST (2012): Secure Hash Standard (SHS), FIPS PUB 180-4</text:p><text:p text:style-name="Endnote"><text:tab/>http://csrc.nist.gov/publications/fips/fips180-4/fips-180-4.pdf</text:p></text:note-body></text:note></text:span><text:span text:style-name="T58"> oder SHA3</text:span><text:span text:style-name="T58"><text:note text:id="ftn16" text:note-class="endnote"><text:note-citation>10</text:note-citation><text:note-body><text:p text:style-name="P5">NIST (2014): SHA-3 Standard: Permutation Based Hash and Extendable Output Functions, DRAFT FIPS PUB 202</text:p><text:p text:style-name="Endnote"><text:tab/>http://csrc.nist.gov/publications/drafts/fips-202/fips_202_draft.pdf</text:p></text:note-body></text:note></text:span><text:span text:style-name="T58">.</text:span></text:p>
      <text:h text:style-name="Heading_20_3" text:outline-level="3"><text:bookmark-start text:name="__RefHeading__13497_1528606409"/><text:soft-page-break/>Timestamp<text:bookmark-end text:name="__RefHeading__13497_1528606409"/></text:h>
      <text:p text:style-name="Text_20_body"><text:span text:style-name="Variable"><text:span text:style-name="T259">key</text:span></text:span><text:span text:style-name="Source_20_Text"> time()</text:span> – <text:span text:style-name="T263">G</text:span>ibt <text:span text:style-name="T259">einen von der aktuellen Zeit </text:span><text:span text:style-name="Variable"><text:span text:style-name="T259">timestamp</text:span></text:span><text:span text:style-name="T259"> abhängigen Schlüssel </text:span>zurück. <text:span text:style-name="T259">Sollte </text:span><text:span text:style-name="Variable"><text:span text:style-name="T259">length(timestamp ) &lt; n</text:span></text:span><text:span text:style-name="T259"> sein, werden die verbleibenden Bits mit Zufallswerten aufgefüllt. Dies verringert gleichzeitig die Vorhersagbarkeit des Schlüssels und ist daher empfehlenswert. </text:span>Es muss sichergestellt sein, da<text:span text:style-name="T243">s</text:span>s bei einem Vergleich von zwei <text:span text:style-name="T259">mittels </text:span><text:span text:style-name="Variable"><text:span text:style-name="T259">time()</text:span></text:span><text:span text:style-name="T259"> generierten Schlüsseln</text:span> immer festgestellt werden kann, welche<text:span text:style-name="T259">r</text:span> von beiden de<text:span text:style-name="T259">r</text:span> jüngere und welche<text:span text:style-name="T259">r der</text:span> ältere ist. </text:p>
      <text:h text:style-name="Heading_20_3" text:outline-level="3"><text:bookmark-start text:name="__RefHeading__13499_1528606409"/>Konkatenation<text:bookmark-end text:name="__RefHeading__13499_1528606409"/></text:h>
      <text:p text:style-name="Text_20_body"><text:span text:style-name="Variable"><text:span text:style-name="T44">string s</text:span></text:span><text:span text:style-name="Source_20_Text"><text:span text:style-name="T44">conc(</text:span></text:span><text:span text:style-name="Variable"><text:span text:style-name="T44">string</text:span></text:span><text:span text:style-name="Source_20_Text"><text:span text:style-name="T44"> str1, </text:span></text:span><text:span text:style-name="Variable"><text:span text:style-name="T44">string</text:span></text:span><text:span text:style-name="Source_20_Text"><text:span text:style-name="T44"> str2, …)</text:span></text:span><text:span text:style-name="T44"> – Anders als die übliche String-Konkatenation verknüpft diese Funktion mindestens zwei Strings von beliebiger Länge in einer Weise, so dass gilt:</text:span></text:p>
      <text:p text:style-name="Text_20_body_20_indent"><text:span text:style-name="T80">s</text:span>conc(a, bc) != <text:span text:style-name="T81">s</text:span>con(ab, c) <text:span text:style-name="T104">∧ size(sconc(a, b)) &gt;= n</text:span></text:p>
      <text:p text:style-name="P24"><text:span text:style-name="T75">Auf diese Weise ist sichergestellt, dass unterschiedliche Eingabestrings immer auch unterschiedliche Ausgabestrings ergeben. </text:span>Der Rückgabewert ist ein String von mindesten<text:span text:style-name="T56">s</text:span> der <text:span text:style-name="T104">Länge </text:span><text:span text:style-name="Variable"><text:span text:style-name="T104">n</text:span></text:span>. <text:span text:style-name="T79">Eine einfache Implementierung wäre:</text:span></text:p>
      <text:p text:style-name="Text_20_body_20_indent"><text:span text:style-name="T80">s</text:span>conc(a, b) = a+x+b</text:p>
      <text:p text:style-name="P24">Wobei <text:span text:style-name="Variable">+</text:span> die normale Konkatenation ist und das Zeichen <text:span text:style-name="Variable">x</text:span> weder in String <text:span text:style-name="Variable">a</text:span> <text:span text:style-name="T243">noch in String</text:span> <text:span text:style-name="Variable">b</text:span> vorkommt.</text:p>
      <text:h text:style-name="Heading_20_3" text:outline-level="3"><text:bookmark-start text:name="__RefHeading__13501_1528606409"/>Verschlüsselung<text:bookmark-end text:name="__RefHeading__13501_1528606409"/></text:h>
      <text:p text:style-name="Text_20_body"><text:span text:style-name="Variable">string</text:span><text:span text:style-name="Source_20_Text"> </text:span><text:span text:style-name="Source_20_Text"><text:span text:style-name="T27">encrypt</text:span></text:span><text:span text:style-name="Source_20_Text">(</text:span><text:span text:style-name="Variable"><text:span text:style-name="T27">string</text:span></text:span><text:span text:style-name="Source_20_Text"><text:span text:style-name="T27"> data, </text:span></text:span><text:span text:style-name="Variable"><text:span text:style-name="T45">key</text:span></text:span><text:span text:style-name="Source_20_Text"><text:span text:style-name="T27"> key</text:span></text:span><text:span text:style-name="Source_20_Text">, </text:span><text:span text:style-name="Variable"><text:span text:style-name="T45">key</text:span></text:span><text:span text:style-name="Source_20_Text"><text:span text:style-name="T36"> vector</text:span></text:span><text:span text:style-name="Source_20_Text">)</text:span> – <text:span text:style-name="T59">Erwartet einen String von beliebiger Länge und einen Schlüssel und einen Intialisierungsvektor. Der String wird mit einem symmetrischen Verschlüsselungsverfahren verschlüsselt und als String von beliebiger Länge zurückgegeben.</text:span></text:p>
      <text:p text:style-name="P15"><text:span text:style-name="T59">Geeignete Verfahren wären beispielsweise AES</text:span><text:span text:style-name="T59"><text:note text:id="ftn17" text:note-class="endnote"><text:note-citation>11</text:note-citation><text:note-body><text:p text:style-name="P5">NIST (2001): Announcing the Advanced Encryption Standard (AES), FIPS-197</text:p><text:p text:style-name="Endnote"><text:tab/>http://csrc.nist.gov/publications/fips/fips197/fips-197.pdf</text:p></text:note-body></text:note></text:span><text:span text:style-name="T59"> oder Salsa20</text:span><text:span text:style-name="T59"><text:note text:id="ftn18" text:note-class="endnote"><text:note-citation>12</text:note-citation><text:note-body><text:p text:style-name="P6"><text:span text:style-name="T361">Bernstein</text:span> (<text:span text:style-name="T361">2008</text:span>): <text:span text:style-name="T361">Salsa20 Specification</text:span></text:p><text:p text:style-name="P27"><text:tab/><text:span text:style-name="T361">https://cr.yp.to/snuffle/spec.pdf</text:span></text:p></text:note-body></text:note></text:span><text:span text:style-name="T59">.</text:span></text:p>
      <text:h text:style-name="Heading_20_3" text:outline-level="3"><text:bookmark-start text:name="__RefHeading__13503_1528606409"/>Entschlüsselung<text:bookmark-end text:name="__RefHeading__13503_1528606409"/></text:h>
      <text:p text:style-name="Text_20_body"><text:span text:style-name="Variable">string</text:span><text:span text:style-name="Source_20_Text"> </text:span><text:span text:style-name="Source_20_Text"><text:span text:style-name="T27">decrypt</text:span></text:span><text:span text:style-name="Source_20_Text">(</text:span><text:span text:style-name="Variable"><text:span text:style-name="T27">string</text:span></text:span><text:span text:style-name="Source_20_Text"><text:span text:style-name="T27"> cipher, </text:span></text:span><text:span text:style-name="Variable"><text:span text:style-name="T45">key</text:span></text:span><text:span text:style-name="Source_20_Text"><text:span text:style-name="T27"> key</text:span></text:span><text:span text:style-name="Source_20_Text">, </text:span><text:span text:style-name="Variable"><text:span text:style-name="T45">key</text:span></text:span><text:span text:style-name="Source_20_Text"><text:span text:style-name="T36"> vector</text:span></text:span><text:span text:style-name="Source_20_Text">)</text:span> – <text:span text:style-name="T59">Erwartet einen String von beliebiger Länge und zwei Schlüssel. Der String wird mit einem symmetrischen Verschlüsselungsverfahren entschlüsselt und als String von beliebiger Länge zurückgegeben.</text:span></text:p>
      <text:p text:style-name="P15"><text:span text:style-name="T59">Geeignete Verfahren wären beispielsweise AES</text:span><text:span text:style-name="T59"><text:note text:id="ftn19" text:note-class="endnote"><text:note-citation>13</text:note-citation><text:note-body><text:p text:style-name="P5">NIST (2001): Announcing the Advanced Encryption Standard (AES), FIPS-197</text:p><text:p text:style-name="Endnote"><text:tab/>http://csrc.nist.gov/publications/fips/fips197/fips-197.pdf</text:p></text:note-body></text:note></text:span><text:span text:style-name="T59"> oder Salsa20</text:span><text:span text:style-name="T59"><text:note text:id="ftn20" text:note-class="endnote"><text:note-citation>14</text:note-citation><text:note-body><text:p text:style-name="P5"><text:span text:style-name="T361">Bernstein</text:span> (<text:span text:style-name="T361">2008</text:span>): <text:span text:style-name="T361">Salsa20 Specification</text:span></text:p><text:p text:style-name="P27"><text:tab/><text:span text:style-name="T361">https://cr.yp.to/snuffle/spec.pdf</text:span></text:p></text:note-body></text:note></text:span><text:span text:style-name="T59">.</text:span></text:p>
      <text:h text:style-name="P31" text:outline-level="1"><text:bookmark-start text:name="__RefHeading__12125_1371890198"/>REDS Single-User Protokoll<text:bookmark-end text:name="__RefHeading__12125_1371890198"/></text:h>
      <text:p text:style-name="Text_20_body">Der folgende Abschnitt beschreibt schematisch die Kommunikation zwischen Leaf, Node und Pod. Dabei wird eine dreispaltige Notation verwendet, welche sequentiell von oben nach unten alle Aktionen zeigt, die auf den jeweiligen Komponenten ausgeführt werden. <text:span text:style-name="T98">Die Möglichkeit, dass einzelne Aktionen gegebenenfalls parallel ausgeführt werden können, wird nicht berücksichtigt.</text:span></text:p>
      <table:table table:name="Table25" table:style-name="Table25">
        <table:table-column table:style-name="Table25.A" table:number-columns-repeated="2"/>
        <table:table-column table:style-name="Table25.C"/>
        <table:table-row>
          <table:table-cell table:style-name="Table25.A1" office:value-type="string">
            <text:p text:style-name="Standard"><text:span text:style-name="Strong_20_Emphasis">Leaf</text:span></text:p>
          </table:table-cell>
          <table:table-cell table:style-name="Table25.A1" office:value-type="string">
            <text:p text:style-name="Standard"><text:span text:style-name="Strong_20_Emphasis">Node</text:span></text:p>
          </table:table-cell>
          <table:table-cell table:style-name="Table25.C1" office:value-type="string">
            <text:p text:style-name="Standard"><text:span text:style-name="Strong_20_Emphasis">Pod</text:span></text:p>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2" office:value-type="string">
            <text:p text:style-name="Standard"><text:span text:style-name="T102">APP</text:span> → <text:span text:style-name="T99">a</text:span></text:p>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2" office:value-type="string">
            <text:p text:style-name="Standard"><text:span text:style-name="T97">a</text:span> →</text:p>
          </table:table-cell>
          <table:table-cell table:style-name="Table25.A2" office:value-type="string">
            <text:p text:style-name="Standard">→<text:span text:style-name="T31"> a</text:span></text:p>
          </table:table-cell>
          <table:table-cell table:style-name="Table25.C2" office:value-type="string">
            <text:p text:style-name="Standard"/>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2" office:value-type="string">
            <text:p text:style-name="Standard"/>
          </table:table-cell>
          <table:table-cell table:style-name="Table25.A2" office:value-type="string">
            <text:p text:style-name="Standard">b = a * 5</text:p>
          </table:table-cell>
          <table:table-cell table:style-name="Table25.C2" office:value-type="string">
            <text:p text:style-name="Standard"/>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2" office:value-type="string">
            <text:p text:style-name="Standard"/>
          </table:table-cell>
          <table:table-cell table:style-name="Table25.A2" office:value-type="string">
            <text:p text:style-name="Standard"><text:span text:style-name="T97">a, b</text:span> →</text:p>
          </table:table-cell>
          <table:table-cell table:style-name="Table25.C2" office:value-type="string">
            <text:p text:style-name="Standard">→<text:span text:style-name="T31"> a, b</text:span></text:p>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c = a * b * <text:span text:style-name="T100">7</text:span></text:p>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c → <text:span text:style-name="T109">DB(a)</text:span></text:p>
          </table:table-cell>
        </table:table-row>
        <table:table-row>
          <table:table-cell table:style-name="Table25.A2" office:value-type="string">
            <text:p text:style-name="Standard">c, b ←</text:p>
          </table:table-cell>
          <table:table-cell table:style-name="Table25.A2" office:value-type="string">
            <text:p text:style-name="Standard"><text:span text:style-name="T97">← c, b</text:span> ←</text:p>
          </table:table-cell>
          <table:table-cell table:style-name="Table25.C2" office:value-type="string">
            <text:p text:style-name="Standard">← <text:span text:style-name="T97">c, b</text:span></text:p>
          </table:table-cell>
        </table:table-row>
        <table:table-row>
          <table:table-cell table:style-name="Table25.A2" office:value-type="string">
            <text:p text:style-name="Standard"/>
          </table:table-cell>
          <table:table-cell table:style-name="Table25.A2" office:value-type="string">
            <text:p text:style-name="Standard"/>
          </table:table-cell>
          <table:table-cell table:style-name="Table25.C2" office:value-type="string">
            <text:p text:style-name="Standard"/>
          </table:table-cell>
        </table:table-row>
        <table:table-row>
          <table:table-cell table:style-name="Table25.A16" office:value-type="string">
            <text:p text:style-name="Standard">d = c * b</text:p>
          </table:table-cell>
          <table:table-cell table:style-name="Table25.A16" office:value-type="string">
            <text:p text:style-name="Standard"/>
          </table:table-cell>
          <table:table-cell table:style-name="Table25.C16" office:value-type="string">
            <text:p text:style-name="Standard"/>
          </table:table-cell>
        </table:table-row>
      </table:table>
      <text:p text:style-name="Text_20_body">Ein Datentransfer zwischen den Komponenten wird durch einen Pfeil → oder ← in Verbindung mit einem Spaltenwechsel dargestellt. Die übertragenen Daten werden vor bzw. hinter den Pfeil geschrieben.</text:p>
      <text:p text:style-name="Text_20_body">Die Pfeilnotation wird <text:span text:style-name="T101">außerdem</text:span> <text:span text:style-name="T101">verwendet, wenn Variablenwerte aus dem Speicher gelesen oder in den Speicher geschrieben werden. Eine Variable in Klammern hinter dem Speichernamen benennt eine Referenzvariable über die der Wert adressiert wird. In den folgenden Schemata werden mehrere benannte Speicher verwendet:</text:span></text:p>
      <text:list xml:id="list214747166240607" text:continue-numbering="true" text:style-name="List_20_1">
        <text:list-item>
          <text:p text:style-name="List_20_1_20_Start"><text:span text:style-name="Strong_20_Emphasis">APP:</text:span> <text:span text:style-name="T270">Die</text:span> Anwendung <text:span text:style-name="T270">in die das </text:span>Node-Client-Modul <text:span text:style-name="T270">integriert ist</text:span>.</text:p>
        </text:list-item>
        <text:list-item>
          <text:p text:style-name="List_20_1_20_Cont."><text:span text:style-name="Strong_20_Emphasis">MEM:</text:span> <text:span text:style-name="T107">Der t</text:span>emporäre Speicher <text:span text:style-name="T107">auf dem Leaf, Node oder Pod.</text:span></text:p>
        </text:list-item>
        <text:list-item>
          <text:p text:style-name="List_20_1_20_Cont."><text:span text:style-name="Strong_20_Emphasis">DB:</text:span> <text:span text:style-name="T107">Die permanente Datenbank auf dem Node oder Pod.</text:span></text:p>
        </text:list-item>
        <text:list-item>
          <text:p text:style-name="List_20_1_20_Cont."><text:span text:style-name="Strong_20_Emphasis"><text:span text:style-name="T267">KEYS</text:span></text:span><text:span text:style-name="Strong_20_Emphasis">:</text:span> Der Keyring im temporären Speicher des Leaf und verschlüsselt in der Datenbank des <text:span text:style-name="T267">Node</text:span>.</text:p>
        </text:list-item>
        <text:list-item>
          <text:p text:style-name="List_20_1_20_Cont."><text:span text:style-name="Strong_20_Emphasis">CONF:</text:span> <text:span text:style-name="T108">Die Konfigurationsdaten von Node und Pod</text:span>.</text:p>
        </text:list-item>
      </text:list>
      <text:h text:style-name="Heading_20_2" text:outline-level="2"><text:bookmark-start text:name="__RefHeading__2286_1117928776"/>Authentifizierung<text:bookmark-end text:name="__RefHeading__2286_1117928776"/></text:h>
      <text:p text:style-name="Text_20_body"><text:span text:style-name="T90">Die Authentifizierung des Leaf am Node oder des Node am Pod</text:span> erfolgt durch die Signierung mit einem Authentifizierungsschlüssel, welcher bei der Registrierung ausgetauscht wird und danach beiden Seiten bekannt ist. Authentifizierungsschlüssel <text:span text:style-name="T89">werden auf dem Node und Pod permanent gespeichert und auf dem Leaf aus Nutzernamen und Passwort generiert.</text:span></text:p>
      <text:h text:style-name="Heading_20_3" text:outline-level="3"><text:bookmark-start text:name="__RefHeading__15791_1957197483"/><text:soft-page-break/><text:span text:style-name="T148">Registrierung</text:span> <text:span text:style-name="T39">eines</text:span> <text:span text:style-name="T105">Nutzers</text:span><text:bookmark-end text:name="__RefHeading__15791_1957197483"/></text:h>
      <text:p text:style-name="Text_20_body"><text:span text:style-name="T149">Der erste Schritt bei der Anmeldung eines neuen Nutzers ist die Registrierung am Node. Dazu wird zunächst aus dem Nutzernamen </text:span><text:span text:style-name="Variable"><text:span text:style-name="T90">n</text:span></text:span><text:span text:style-name="Variable">ame</text:span> und <text:span text:style-name="T82">dem dazugehörigen</text:span> Passwort <text:span text:style-name="Variable"><text:span text:style-name="T88">pw</text:span></text:span><text:span text:style-name="T85"> das Nutzerpseudonym </text:span><text:span text:style-name="Variable"><text:span text:style-name="T85">alias</text:span></text:span><text:span text:style-name="T85"> generiert. Der Node erzeugt durch die Funktion </text:span><text:span text:style-name="Variable"><text:span text:style-name="T85">id()</text:span></text:span><text:span text:style-name="T85"> eine nodeweit eindeutige die Account-ID </text:span><text:span text:style-name="Variable"><text:span text:style-name="T84">aid</text:span></text:span><text:span text:style-name="T84"> und generiert den Authentifizierungsschlüssel </text:span><text:span text:style-name="Variable">auth</text:span>. <text:span text:style-name="T106">Diese werden</text:span> zusammen mit <text:span text:style-name="T84">dem Accountsalt </text:span><text:span text:style-name="Variable"><text:span text:style-name="T256">as</text:span></text:span><text:span text:style-name="Variable">alt</text:span><text:span text:style-name="T84"> in der Datenbank gespeichert.</text:span></text:p>
      <text:p text:style-name="Text_20_body"><text:span text:style-name="T84">Nach der Registrierung sind dem Leaf </text:span><text:span text:style-name="Variable"><text:span text:style-name="T84">aid</text:span></text:span><text:span text:style-name="T84">, </text:span><text:span text:style-name="Variable"><text:span text:style-name="T84">auth</text:span></text:span><text:span text:style-name="T84"> und das Accountsecret </text:span><text:span text:style-name="Variable"><text:span text:style-name="T149">asec</text:span></text:span><text:span text:style-name="T84"> bekannt. Der Authentifizierungsschlüssel wird im Keyring gespeichert, um diesen bei zukünftigen Anmeldungen (→ Kapitel </text:span><text:span text:style-name="T84"><text:bookmark-ref text:reference-format="number" text:ref-name="__RefHeading__11755_1528606409">4.2.1</text:bookmark-ref></text:span><text:span text:style-name="T84">) verfügbar zu haben.</text:span></text:p>
      <table:table table:name="Table3" table:style-name="Table3">
        <table:table-column table:style-name="Table3.A"/>
        <table:table-column table:style-name="Table3.B"/>
        <table:table-row>
          <table:table-cell table:style-name="Table3.A1" office:value-type="string">
            <text:p text:style-name="Table_20_Heading">Leaf</text:p>
          </table:table-cell>
          <table:table-cell table:style-name="Table3.B1" office:value-type="string">
            <text:p text:style-name="Table_20_Heading">Node</text:p>
          </table:table-cell>
        </table:table-row>
        <table:table-row>
          <table:table-cell table:style-name="Table3.A2" office:value-type="string">
            <text:p text:style-name="Table_20_Contents"><text:span text:style-name="T91">APP </text:span>→ name, <text:span text:style-name="T110">pw</text:span></text:p>
          </table:table-cell>
          <table:table-cell table:style-name="Table3.B2" office:value-type="string">
            <text:p text:style-name="Table_20_Contents"/>
          </table:table-cell>
        </table:table-row>
        <table:table-row>
          <table:table-cell table:style-name="Table3.A2" office:value-type="string">
            <text:p text:style-name="Table_20_Spacer"/>
          </table:table-cell>
          <table:table-cell table:style-name="Table3.B2" office:value-type="string">
            <text:p text:style-name="Table_20_Spacer"/>
          </table:table-cell>
        </table:table-row>
        <table:table-row>
          <table:table-cell table:style-name="Table3.A2" office:value-type="string">
            <text:p text:style-name="Table_20_Contents">alias = <text:span text:style-name="T39">s</text:span>hash(name, <text:span text:style-name="T110">pw</text:span>)</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266">asalt</text:span> = key()</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264">asec</text:span> = <text:span text:style-name="T126">shash(</text:span>sconc(name, <text:span text:style-name="T258">pw</text:span>), <text:span text:style-name="T266">a</text:span>salt<text:span text:style-name="T126">)</text:span></text:p>
          </table:table-cell>
          <table:table-cell table:style-name="Table3.B2" office:value-type="string">
            <text:p text:style-name="Table_20_Contents"/>
          </table:table-cell>
        </table:table-row>
        <table:table-row table:style-name="Table3.7">
          <table:table-cell table:style-name="Table3.A2" office:value-type="string">
            <text:p text:style-name="Table_20_Contents">auth<text:span text:style-name="Index">L</text:span> = private()</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32">auth</text:span><text:span text:style-name="Index"><text:span text:style-name="T147">L</text:span></text:span><text:span text:style-name="T32">'</text:span> = public(auth<text:span text:style-name="Index"><text:span text:style-name="T147">L</text:span></text:span>)</text:p>
          </table:table-cell>
          <table:table-cell table:style-name="Table3.B2" office:value-type="string">
            <text:p text:style-name="Table_20_Contents"/>
          </table:table-cell>
        </table:table-row>
        <table:table-row>
          <table:table-cell table:style-name="Table3.A2" office:value-type="string">
            <text:p text:style-name="Table_20_Spacer"/>
          </table:table-cell>
          <table:table-cell table:style-name="Table3.B2" office:value-type="string">
            <text:p text:style-name="Table_20_Spacer"/>
          </table:table-cell>
        </table:table-row>
        <table:table-row>
          <table:table-cell table:style-name="Table3.A2" office:value-type="string">
            <text:p text:style-name="Table_20_Contents">alias, <text:span text:style-name="T266">asalt, auth</text:span><text:span text:style-name="Index"><text:span text:style-name="T147">L</text:span></text:span><text:span text:style-name="T32">'</text:span> →</text:p>
          </table:table-cell>
          <table:table-cell table:style-name="Table3.B2" office:value-type="string">
            <text:p text:style-name="Table_20_Contents">→ alias, <text:span text:style-name="T266">asalt,</text:span> <text:span text:style-name="T32">auth</text:span><text:span text:style-name="Index"><text:span text:style-name="T147">L</text:span></text:span><text:span text:style-name="T32">'</text:span></text:p>
          </table:table-cell>
        </table:table-row>
        <table:table-row>
          <table:table-cell table:style-name="Table3.A2" office:value-type="string">
            <text:p text:style-name="Table_20_Spacer"/>
          </table:table-cell>
          <table:table-cell table:style-name="Table3.B2" office:value-type="string">
            <text:p text:style-name="Table_20_Spacer"/>
          </table:table-cell>
        </table:table-row>
        <table:table-row>
          <table:table-cell table:style-name="Table3.A2" office:value-type="string">
            <text:p text:style-name="Table_20_Contents"/>
          </table:table-cell>
          <table:table-cell table:style-name="Table3.B2" office:value-type="string">
            <text:p text:style-name="Table_20_Contents">aid = id()</text:p>
          </table:table-cell>
        </table:table-row>
        <table:table-row>
          <table:table-cell table:style-name="Table3.A2" office:value-type="string">
            <text:p text:style-name="Table_20_Contents"/>
          </table:table-cell>
          <table:table-cell table:style-name="Table3.B2" office:value-type="string">
            <text:p text:style-name="Table_20_Contents"><text:span text:style-name="T32">auth</text:span><text:span text:style-name="Index">N</text:span> = private()</text:p>
          </table:table-cell>
        </table:table-row>
        <table:table-row>
          <table:table-cell table:style-name="Table3.A2" office:value-type="string">
            <text:p text:style-name="Table_20_Contents"/>
          </table:table-cell>
          <table:table-cell table:style-name="Table3.B2" office:value-type="string">
            <text:p text:style-name="Table_20_Contents"><text:span text:style-name="T32">auth</text:span><text:span text:style-name="Index">N</text:span>' = public(<text:span text:style-name="T32">auth</text:span><text:span text:style-name="Index">N</text:span>)</text:p>
          </table:table-cell>
        </table:table-row>
        <table:table-row>
          <table:table-cell table:style-name="Table3.A2" office:value-type="string">
            <text:p text:style-name="Table_20_Contents"/>
          </table:table-cell>
          <table:table-cell table:style-name="Table3.B2" office:value-type="string">
            <text:p text:style-name="Table_20_Contents">auth = <text:span text:style-name="T45">shared</text:span>(<text:span text:style-name="T32">auth</text:span><text:span text:style-name="Index">N</text:span>, auth<text:span text:style-name="Index"><text:span text:style-name="T147">L</text:span></text:span>')</text:p>
          </table:table-cell>
        </table:table-row>
        <table:table-row>
          <table:table-cell table:style-name="Table3.A2" office:value-type="string">
            <text:p text:style-name="Table_20_Contents"/>
          </table:table-cell>
          <table:table-cell table:style-name="Table3.B2" office:value-type="string">
            <text:p text:style-name="Table_20_Contents"><text:span text:style-name="T122">aid, </text:span>alias, <text:span text:style-name="T266">asalt, auth </text:span>→ DB<text:span text:style-name="T86">(aid)</text:span></text:p>
          </table:table-cell>
        </table:table-row>
        <table:table-row>
          <table:table-cell table:style-name="Table3.A2" office:value-type="string">
            <text:p text:style-name="Table_20_Spacer"/>
          </table:table-cell>
          <table:table-cell table:style-name="Table3.B2" office:value-type="string">
            <text:p text:style-name="Table_20_Spacer"/>
          </table:table-cell>
        </table:table-row>
        <table:table-row>
          <table:table-cell table:style-name="Table3.A2" office:value-type="string">
            <text:p text:style-name="Table_20_Contents"><text:span text:style-name="T83">a</text:span>id, <text:span text:style-name="T32">auth</text:span><text:span text:style-name="Index">N</text:span><text:span text:style-name="T32">'</text:span> ←</text:p>
          </table:table-cell>
          <table:table-cell table:style-name="Table3.B2" office:value-type="string">
            <text:p text:style-name="Table_20_Contents">← <text:span text:style-name="T83">a</text:span>id, auth<text:span text:style-name="Index">N</text:span>'</text:p>
          </table:table-cell>
        </table:table-row>
        <table:table-row>
          <table:table-cell table:style-name="Table3.A2" office:value-type="string">
            <text:p text:style-name="Table_20_Spacer"/>
          </table:table-cell>
          <table:table-cell table:style-name="Table3.B2" office:value-type="string">
            <text:p text:style-name="Table_20_Spacer"/>
          </table:table-cell>
        </table:table-row>
        <table:table-row>
          <table:table-cell table:style-name="Table3.A2" office:value-type="string">
            <text:p text:style-name="Table_20_Contents">auth = <text:span text:style-name="T45">shared</text:span>(<text:span text:style-name="T32">auth</text:span><text:span text:style-name="Index"><text:span text:style-name="T147">L</text:span></text:span>, <text:span text:style-name="T32">auth</text:span><text:span text:style-name="Index">N</text:span><text:span text:style-name="T32">'</text:span>)</text:p>
          </table:table-cell>
          <table:table-cell table:style-name="Table3.B2" office:value-type="string">
            <text:p text:style-name="Table_20_Contents"/>
          </table:table-cell>
        </table:table-row>
        <table:table-row>
          <table:table-cell table:style-name="Table3.A2" office:value-type="string">
            <text:p text:style-name="Table_20_Spacer"/>
          </table:table-cell>
          <table:table-cell table:style-name="Table3.B2" office:value-type="string">
            <text:p text:style-name="Table_20_Spacer"/>
          </table:table-cell>
        </table:table-row>
        <table:table-row>
          <table:table-cell table:style-name="Table3.A2" office:value-type="string">
            <text:p text:style-name="Table_20_Contents">auth → KEYS</text:p>
          </table:table-cell>
          <table:table-cell table:style-name="Table3.B2" office:value-type="string">
            <text:p text:style-name="Table_20_Contents"/>
          </table:table-cell>
        </table:table-row>
        <table:table-row>
          <table:table-cell table:style-name="Table3.A23" office:value-type="string">
            <text:p text:style-name="Table_20_Contents">aid, <text:span text:style-name="T257">asec</text:span> → MEM</text:p>
          </table:table-cell>
          <table:table-cell table:style-name="Table3.B23" office:value-type="string">
            <text:p text:style-name="Table_20_Contents"/>
          </table:table-cell>
        </table:table-row>
      </table:table>
      <text:p text:style-name="P37">Ein mögliches Angriffsszenario wäre eine Man-in-the-Middle Attacke, bei dem der Angreifer sich zwischen Leaf und Node schaltet. Alternativ könnte sich der Angreifer auch selbst die Aufgaben des Node übernehmen. Beide Szenarien wären jedoch unproblematisch, der Node im Allgemeinen sowieso nicht als vertrauenswürdige Instanz eingestuft wird.</text:p>
      <text:p text:style-name="P16"><text:span text:style-name="T234">Die Authentifizierung ist vor allem aus Nodeperspektive relevant, da so eine Zugriffskontrolle ausgeübt werden kann, was verschiedene Monetarisierungsmodelle ermöglicht (→ Kapitel </text:span><text:span text:style-name="T234"><text:bookmark-ref text:reference-format="number" text:ref-name="__RefNumPara__9459_884300666">3.5.1</text:bookmark-ref></text:span><text:span text:style-name="T234">).</text:span></text:p>
      <text:h text:style-name="Heading_20_3" text:outline-level="3"><text:bookmark-start text:name="__RefHeading__13505_1528606409"/>Registrierung eines Pods<text:bookmark-end text:name="__RefHeading__13505_1528606409"/></text:h>
      <text:p text:style-name="Text_20_body">Nachdem der Leaf de<text:span text:style-name="T87">m</text:span> Node eine bisher unbekannte Pod-URL <text:span text:style-name="Variable">purl</text:span> mitgeteilt hat<text:span text:style-name="T60">, kontaktiert dieser den Pod, um einen Authentifizierungsschlüssel </text:span><text:span text:style-name="Variable"><text:span text:style-name="T61">auth</text:span></text:span><text:span text:style-name="T61"> auszutauschen. Dabei wird dem Pod auch die weltweit eindeutige Node-ID </text:span><text:span text:style-name="Variable"><text:span text:style-name="T61">nid</text:span></text:span><text:span text:style-name="T61"> genannt und dem Pod auf dem Node eine eindeutige Pod-ID </text:span><text:span text:style-name="Variable"><text:span text:style-name="T61">pid</text:span></text:span><text:span text:style-name="T61"> zugeteilt. Nach </text:span><text:soft-page-break/><text:span text:style-name="T61">der Registrierung werden </text:span><text:span text:style-name="Variable"><text:span text:style-name="T61">auth</text:span></text:span><text:span text:style-name="T61"> sowie </text:span><text:span text:style-name="Variable"><text:span text:style-name="T61">pid</text:span></text:span><text:span text:style-name="T61"> bzw. </text:span><text:span text:style-name="Variable"><text:span text:style-name="T61">nid</text:span></text:span><text:span text:style-name="T61"> in den Datenbanken von Node und Pod gespeichert. Außerdem wird </text:span><text:span text:style-name="Variable"><text:span text:style-name="T61">pid</text:span></text:span><text:span text:style-name="T61"> an den Leaf gesendet.</text:span></text:p>
      <text:p text:style-name="Text_20_body">Wie genau die weltweite Eindeutigkeit der Node-ID sichergestellt wird, ist der konkrete<text:span text:style-name="T243">n</text:span> Implementation überlassen, so könnte zum Beispiel die URL des Nodes auch als Node-ID verwendet werden. <text:span text:style-name="T61">Die Node-ID definiert auf dem Pod einen unabhängigen Namespace in dem alle Domains des Node gespeichert werden. Auf diese Weise können auf einem Pod Daten von mehreren Nodes gespeichert werden.</text:span></text:p>
      <table:table table:name="Table7" table:style-name="Table7">
        <table:table-column table:style-name="Table7.A" table:number-columns-repeated="2"/>
        <table:table-column table:style-name="Table7.C"/>
        <table:table-row>
          <table:table-cell table:style-name="Table7.A1" office:value-type="string">
            <text:p text:style-name="Table_20_Heading">Leaf</text:p>
          </table:table-cell>
          <table:table-cell table:style-name="Table7.A1" office:value-type="string">
            <text:p text:style-name="Table_20_Heading">Node</text:p>
          </table:table-cell>
          <table:table-cell table:style-name="Table7.C1" office:value-type="string">
            <text:p text:style-name="Table_20_Heading">Pod</text:p>
          </table:table-cell>
        </table:table-row>
        <table:table-row>
          <table:table-cell table:style-name="Table7.A2" office:value-type="string">
            <text:p text:style-name="Table_20_Contents"><text:span text:style-name="T92">APP </text:span>→<text:span text:style-name="T31"> purl</text:span></text:p>
          </table:table-cell>
          <table:table-cell table:style-name="Table7.A2" office:value-type="string">
            <text:p text:style-name="Table_20_Contents"/>
          </table:table-cell>
          <table:table-cell table:style-name="Table7.C2" office:value-type="string">
            <text:p text:style-name="Table_20_Contents"/>
          </table:table-cell>
        </table:table-row>
        <table:table-row>
          <table:table-cell table:style-name="Table7.A2" office:value-type="string">
            <text:p text:style-name="Table_20_Spacer"/>
          </table:table-cell>
          <table:table-cell table:style-name="Table7.A2" office:value-type="string">
            <text:p text:style-name="Table_20_Spacer"/>
          </table:table-cell>
          <table:table-cell table:style-name="Table7.C2" office:value-type="string">
            <text:p text:style-name="Table_20_Spacer"/>
          </table:table-cell>
        </table:table-row>
        <table:table-row>
          <table:table-cell table:style-name="Table7.A2" office:value-type="string">
            <text:p text:style-name="Table_20_Contents">purl →</text:p>
          </table:table-cell>
          <table:table-cell table:style-name="Table7.A2" office:value-type="string">
            <text:p text:style-name="Table_20_Contents">→<text:span text:style-name="T31"> purl</text:span></text:p>
          </table:table-cell>
          <table:table-cell table:style-name="Table7.C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CONF → <text:span text:style-name="T47">nid</text:span></text:p>
          </table:table-cell>
          <table:table-cell table:style-name="Table7.C2" office:value-type="string">
            <text:p text:style-name="Table_20_Contents"/>
          </table:table-cell>
        </table:table-row>
        <table:table-row>
          <table:table-cell table:style-name="Table7.A2" office:value-type="string">
            <text:p text:style-name="Table_20_Spacer"/>
          </table:table-cell>
          <table:table-cell table:style-name="Table7.A2" office:value-type="string">
            <text:p text:style-name="Table_20_Spacer"/>
          </table:table-cell>
          <table:table-cell table:style-name="Table7.C2" office:value-type="string">
            <text:p text:style-name="Table_20_Spacer"/>
          </table:table-cell>
        </table:table-row>
        <table:table-row>
          <table:table-cell table:style-name="Table7.A2" office:value-type="string">
            <text:p text:style-name="Table_20_Contents"/>
          </table:table-cell>
          <table:table-cell table:style-name="Table7.A2" office:value-type="string">
            <text:p text:style-name="Table_20_Contents">pid = id();</text:p>
          </table:table-cell>
          <table:table-cell table:style-name="Table7.C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text:span text:style-name="T31">a</text:span>uth<text:span text:style-name="Index">N</text:span> = private()</text:p>
          </table:table-cell>
          <table:table-cell table:style-name="Table7.C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auth<text:span text:style-name="Index">N</text:span>' = public(auth<text:span text:style-name="Index">N</text:span>)</text:p>
          </table:table-cell>
          <table:table-cell table:style-name="Table7.C2" office:value-type="string">
            <text:p text:style-name="Table_20_Contents"/>
          </table:table-cell>
        </table:table-row>
        <table:table-row>
          <table:table-cell table:style-name="Table7.A2" office:value-type="string">
            <text:p text:style-name="Table_20_Spacer"/>
          </table:table-cell>
          <table:table-cell table:style-name="Table7.A2" office:value-type="string">
            <text:p text:style-name="Table_20_Spacer"/>
          </table:table-cell>
          <table:table-cell table:style-name="Table7.C2" office:value-type="string">
            <text:p text:style-name="Table_20_Spacer"/>
          </table:table-cell>
        </table:table-row>
        <table:table-row>
          <table:table-cell table:style-name="Table7.A2" office:value-type="string">
            <text:p text:style-name="Table_20_Contents"/>
          </table:table-cell>
          <table:table-cell table:style-name="Table7.A2" office:value-type="string">
            <text:p text:style-name="Table_20_Contents"><text:span text:style-name="T47">nid</text:span>, <text:span text:style-name="T124">pid, </text:span>auth<text:span text:style-name="Index">N</text:span>' →</text:p>
          </table:table-cell>
          <table:table-cell table:style-name="Table7.C2" office:value-type="string">
            <text:p text:style-name="Table_20_Contents">→<text:span text:style-name="T31"> nid, pid, auth</text:span><text:span text:style-name="Index"><text:span text:style-name="T31">N</text:span></text:span><text:span text:style-name="T31">'</text:span></text:p>
          </table:table-cell>
        </table:table-row>
        <table:table-row>
          <table:table-cell table:style-name="Table7.A2" office:value-type="string">
            <text:p text:style-name="Table_20_Spacer"/>
          </table:table-cell>
          <table:table-cell table:style-name="Table7.A2" office:value-type="string">
            <text:p text:style-name="Table_20_Spacer"/>
          </table:table-cell>
          <table:table-cell table:style-name="Table7.C2" office:value-type="string">
            <text:p text:style-name="Table_20_Spacer"/>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C2" office:value-type="string">
            <text:p text:style-name="Table_20_Contents">auth<text:span text:style-name="Index">P</text:span> = privat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C2" office:value-type="string">
            <text:p text:style-name="Table_20_Contents">auth<text:span text:style-name="Index">P</text:span>' = public(auth<text:span text:style-name="Index">P</text:span>)</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C2" office:value-type="string">
            <text:p text:style-name="Table_20_Contents">auth = <text:span text:style-name="T45">shared</text:span>(auth<text:span text:style-name="Index">P</text:span>, auth<text:span text:style-name="Index">N</text:span>')</text:p>
          </table:table-cell>
        </table:table-row>
        <table:table-row>
          <table:table-cell table:style-name="Table7.A2" office:value-type="string">
            <text:p text:style-name="Table_20_Spacer"/>
          </table:table-cell>
          <table:table-cell table:style-name="Table7.A2" office:value-type="string">
            <text:p text:style-name="Table_20_Spacer"/>
          </table:table-cell>
          <table:table-cell table:style-name="Table7.C2" office:value-type="string">
            <text:p text:style-name="Table_20_Spacer"/>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C2" office:value-type="string">
            <text:p text:style-name="Table_20_Contents"><text:span text:style-name="T123">nid, pid, </text:span>auth → DB(<text:span text:style-name="T47">nid</text:span>)</text:p>
          </table:table-cell>
        </table:table-row>
        <table:table-row>
          <table:table-cell table:style-name="Table7.A2" office:value-type="string">
            <text:p text:style-name="Table_20_Contents"/>
          </table:table-cell>
          <table:table-cell table:style-name="Table7.A2" office:value-type="string">
            <text:p text:style-name="Table_20_Contents">auth<text:span text:style-name="Index">P</text:span>' ←</text:p>
          </table:table-cell>
          <table:table-cell table:style-name="Table7.C2" office:value-type="string">
            <text:p text:style-name="Table_20_Contents">← auth<text:span text:style-name="Index">P</text:span>'</text:p>
          </table:table-cell>
        </table:table-row>
        <table:table-row>
          <table:table-cell table:style-name="Table7.A2" office:value-type="string">
            <text:p text:style-name="Table_20_Spacer"/>
          </table:table-cell>
          <table:table-cell table:style-name="Table7.A2" office:value-type="string">
            <text:p text:style-name="Table_20_Spacer"/>
          </table:table-cell>
          <table:table-cell table:style-name="Table7.C2" office:value-type="string">
            <text:p text:style-name="Table_20_Spacer"/>
          </table:table-cell>
        </table:table-row>
        <table:table-row>
          <table:table-cell table:style-name="Table7.A2" office:value-type="string">
            <text:p text:style-name="Table_20_Contents"/>
          </table:table-cell>
          <table:table-cell table:style-name="Table7.A2" office:value-type="string">
            <text:p text:style-name="Table_20_Contents">auth = <text:span text:style-name="T54">shared</text:span>(auth<text:span text:style-name="Index">N</text:span>, auth<text:span text:style-name="Index">P</text:span>')</text:p>
          </table:table-cell>
          <table:table-cell table:style-name="Table7.C2" office:value-type="string">
            <text:p text:style-name="Table_20_Contents"/>
          </table:table-cell>
        </table:table-row>
        <table:table-row>
          <table:table-cell table:style-name="Table7.A2" office:value-type="string">
            <text:p text:style-name="Table_20_Spacer"/>
          </table:table-cell>
          <table:table-cell table:style-name="Table7.A2" office:value-type="string">
            <text:p text:style-name="Table_20_Spacer"/>
          </table:table-cell>
          <table:table-cell table:style-name="Table7.C2" office:value-type="string">
            <text:p text:style-name="Table_20_Spacer"/>
          </table:table-cell>
        </table:table-row>
        <table:table-row>
          <table:table-cell table:style-name="Table7.A2" office:value-type="string">
            <text:p text:style-name="Table_20_Contents"/>
          </table:table-cell>
          <table:table-cell table:style-name="Table7.A2" office:value-type="string">
            <text:p text:style-name="Table_20_Contents"><text:span text:style-name="T125">pid, </text:span>auth, <text:span text:style-name="T61">purl</text:span> → <text:span text:style-name="T45">DB</text:span>(pid)</text:p>
          </table:table-cell>
          <table:table-cell table:style-name="Table7.C2" office:value-type="string">
            <text:p text:style-name="Table_20_Contents"/>
          </table:table-cell>
        </table:table-row>
        <table:table-row>
          <table:table-cell table:style-name="Table7.A23" office:value-type="string">
            <text:p text:style-name="Table_20_Contents">pid ←</text:p>
          </table:table-cell>
          <table:table-cell table:style-name="Table7.A23" office:value-type="string">
            <text:p text:style-name="Table_20_Contents">← pid</text:p>
          </table:table-cell>
          <table:table-cell table:style-name="Table7.C23" office:value-type="string">
            <text:p text:style-name="Table_20_Contents"/>
          </table:table-cell>
        </table:table-row>
      </table:table>
      <text:p text:style-name="P17">Wie bei der Registrierung eines Nutzer<text:span text:style-name="T135">s</text:span> ist auch hier eine Man-in-the-Middle Attacke, bei der sich der Angreifer zwischen Node und Pod schaltet oder selbst vorgibt, der Pod zu sein, denkbar. <text:span text:style-name="T362">Diese Szenarien sind unproblematisch, da für den Node die korrekte Identität des Pods irrelevant ist und diese bei Zugriffen durch den Leaf entweder über des Pod-Password (→ Kapitel </text:span><text:span text:style-name="T362"><text:bookmark-ref text:reference-format="number" text:ref-name="__RefNumPara__9543_884300666">4.3.1</text:bookmark-ref></text:span><text:span text:style-name="T362">) oder über die auf dem Pod vorhandenen Schlüssel (→ z.B. Kapitel </text:span><text:span text:style-name="T362"><text:bookmark-ref text:reference-format="number" text:ref-name="__RefNumPara__9545_884300666">4.4.1</text:bookmark-ref></text:span><text:span text:style-name="T362">) verifiziert wird.</text:span></text:p>
      <text:h text:style-name="Heading_20_3" text:outline-level="3"><text:bookmark-start text:name="__RefHeading__12651_864707878"/>Signierung<text:bookmark-end text:name="__RefHeading__12651_864707878"/></text:h>
      <text:p text:style-name="Text_20_body"><text:span text:style-name="T150">Einige</text:span> Anfragen <text:span text:style-name="T150">vom</text:span> Leaf <text:span text:style-name="T150">an den</text:span> Node <text:span text:style-name="T150">und alle Anfragen vom</text:span> Node <text:span text:style-name="T150">an den</text:span> Pod werden mit Hilfe des Authentifizierungsschlüssels <text:span text:style-name="T151">signiert</text:span>. Sobald der Empfänger die Signaturen erfolgreich verglichen hat, gilt die Anfrage als <text:span text:style-name="T78">authentifiziert. Sofern eine Anfrage signiert wurde, muss auch die entsprechende Antwort mit dem gleichen Authentifizierungsschlüssel signiert werden.</text:span></text:p>
      <text:p text:style-name="Text_20_body">Welche <text:span text:style-name="T153">Anf</text:span>ragen vom Leaf an den Node <text:span text:style-name="T153">signiert</text:span> werden müssen, wird durch das Authentifizierungsraster des Nodes definiert <text:span text:style-name="T152">(→ Kapitel </text:span><text:span text:style-name="T152"><text:bookmark-ref text:reference-format="number" text:ref-name="__RefHeading__15018_1825300195">3.5.1</text:bookmark-ref></text:span><text:span text:style-name="T152">)</text:span>. Die Bandbreite reicht hier <text:span text:style-name="T160">von der ausschließlichen Authentifizierung bei der Accounterstellung</text:span> bis hin zur Authentifizierung jeder Anfrage.</text:p>
      <text:p text:style-name="Text_20_body"><text:soft-page-break/><text:span text:style-name="T154">Bei einer Anfrage werden nicht nur die Daten</text:span> <text:span text:style-name="Variable">data</text:span><text:span text:style-name="Index"><text:span text:style-name="T180">A</text:span></text:span>, sondern au<text:span text:style-name="T70">ch</text:span> der Befehl<text:span text:style-name="T117"> mit den dazugehörigen Parametern</text:span><text:span text:style-name="T117"><text:note text:id="ftn21" text:note-class="footnote"><text:note-citation>a</text:note-citation><text:note-body><text:p text:style-name="Footnote"><text:span text:style-name="T117">Ein Befehl mit Parametern wäre zum Beispiel </text:span>„DELETE /address/5“, <text:span text:style-name="T117">um die Entity mit der ID 5 vom Typ „address“ zu löschen</text:span>.</text:p></text:note-body></text:note></text:span><text:span text:style-name="T117"> </text:span><text:span text:style-name="Variable"><text:span text:style-name="T161">cmd</text:span></text:span><text:span text:style-name="T117">, die zugehörige Account- beziehungsweise Node-ID </text:span><text:span text:style-name="Variable"><text:span text:style-name="T118">id </text:span></text:span><text:span text:style-name="T117">und der aktuellen Timestamp </text:span><text:span text:style-name="Variable"><text:span text:style-name="T117">time</text:span></text:span><text:span text:style-name="Index"><text:span text:style-name="T117">A <text:s text:c="4"/></text:span></text:span><text:span text:style-name="T117">signiert. <text:s/>Bei einer Antwort werden die Daten </text:span><text:span text:style-name="Variable"><text:span text:style-name="T118">data</text:span></text:span><text:span text:style-name="Index"><text:span text:style-name="T118">B</text:span></text:span><text:span text:style-name="T118"> zusammen mit der Timestamp </text:span><text:span text:style-name="Variable"><text:span text:style-name="T118">time</text:span></text:span><text:span text:style-name="Index"><text:span text:style-name="T118">B</text:span></text:span><text:span text:style-name="T118"> signiert.</text:span></text:p>
      <table:table table:name="Table6" table:style-name="Table6">
        <table:table-column table:style-name="Table6.A"/>
        <table:table-column table:style-name="Table6.B"/>
        <table:table-row>
          <table:table-cell table:style-name="Table6.A1" office:value-type="string">
            <text:p text:style-name="Table_20_Heading">Leaf <text:span text:style-name="Emphasis">oder</text:span> Node</text:p>
          </table:table-cell>
          <table:table-cell table:style-name="Table6.B1" office:value-type="string">
            <text:p text:style-name="Table_20_Heading">Node <text:span text:style-name="Emphasis"><text:span text:style-name="T134">oder</text:span></text:span> Pod</text:p>
          </table:table-cell>
        </table:table-row>
        <table:table-row>
          <table:table-cell table:style-name="Table6.A2" office:value-type="string">
            <text:p text:style-name="Table_20_Contents"><text:span text:style-name="T88">MEM </text:span><text:span text:style-name="Emphasis"><text:span text:style-name="T88">oder</text:span></text:span><text:span text:style-name="T88"> DB(pid) </text:span>→<text:span text:style-name="T29"> id, auth</text:span></text:p>
          </table:table-cell>
          <table:table-cell table:style-name="Table6.B2" office:value-type="string">
            <text:p text:style-name="Table_20_Contents"/>
          </table:table-cell>
        </table:table-row>
        <table:table-row>
          <table:table-cell table:style-name="Table6.A2" office:value-type="string">
            <text:p text:style-name="Table_20_Spacer"/>
          </table:table-cell>
          <table:table-cell table:style-name="Table6.B2" office:value-type="string">
            <text:p text:style-name="Table_20_Spacer"/>
          </table:table-cell>
        </table:table-row>
        <table:table-row>
          <table:table-cell table:style-name="Table6.A2" office:value-type="string">
            <text:p text:style-name="Table_20_Contents">time<text:span text:style-name="Index"><text:span text:style-name="T179">A</text:span></text:span> = time()</text:p>
          </table:table-cell>
          <table:table-cell table:style-name="Table6.B2" office:value-type="string">
            <text:p text:style-name="Table_20_Contents"/>
          </table:table-cell>
        </table:table-row>
        <table:table-row>
          <table:table-cell table:style-name="Table6.A2" office:value-type="string">
            <text:p text:style-name="Table_20_Contents"><text:span text:style-name="T156">req</text:span> = sconc(<text:span text:style-name="T154">id, cmd</text:span>, data<text:span text:style-name="Index"><text:span text:style-name="T179">A</text:span></text:span>, <text:span text:style-name="T154">time</text:span><text:span text:style-name="Index"><text:span text:style-name="T154">A</text:span></text:span>)</text:p>
          </table:table-cell>
          <table:table-cell table:style-name="Table6.B2" office:value-type="string">
            <text:p text:style-name="Table_20_Contents"/>
          </table:table-cell>
        </table:table-row>
        <table:table-row>
          <table:table-cell table:style-name="Table6.A2" office:value-type="string">
            <text:p text:style-name="Table_20_Contents"><text:span text:style-name="T30">sig</text:span><text:span text:style-name="Index"><text:span text:style-name="T30">A</text:span></text:span> = hmac(<text:span text:style-name="T156">req</text:span>, auth)</text:p>
          </table:table-cell>
          <table:table-cell table:style-name="Table6.B2" office:value-type="string">
            <text:p text:style-name="Table_20_Contents"/>
          </table:table-cell>
        </table:table-row>
        <table:table-row>
          <table:table-cell table:style-name="Table6.A2" office:value-type="string">
            <text:p text:style-name="Table_20_Spacer"/>
          </table:table-cell>
          <table:table-cell table:style-name="Table6.B2" office:value-type="string">
            <text:p text:style-name="Table_20_Spacer"/>
          </table:table-cell>
        </table:table-row>
        <table:table-row table:style-name="Table6.8">
          <table:table-cell table:style-name="Table6.A2" office:value-type="string">
            <text:p text:style-name="Table_20_Contents"><text:span text:style-name="T154">id, cmd</text:span>, data<text:span text:style-name="Index"><text:span text:style-name="T179">A</text:span></text:span>, <text:span text:style-name="T154">time</text:span><text:span text:style-name="Index"><text:span text:style-name="T154">A</text:span></text:span><text:span text:style-name="T154">, sig</text:span><text:span text:style-name="Index"><text:span text:style-name="T154">A</text:span></text:span> →</text:p>
          </table:table-cell>
          <table:table-cell table:style-name="Table6.B2" office:value-type="string">
            <text:p text:style-name="Table_20_Contents">→<text:span text:style-name="T29"> id, cmd, data</text:span><text:span text:style-name="Index"><text:span text:style-name="T29">A</text:span></text:span><text:span text:style-name="T29">, time</text:span><text:span text:style-name="Index"><text:span text:style-name="T29">A</text:span></text:span><text:span text:style-name="T29">, sig</text:span><text:span text:style-name="Index"><text:span text:style-name="T29">A</text:span></text:span></text:p>
          </table:table-cell>
        </table:table-row>
        <table:table-row>
          <table:table-cell table:style-name="Table6.A2" office:value-type="string">
            <text:p text:style-name="Table_20_Contents"/>
          </table:table-cell>
          <table:table-cell table:style-name="Table6.B2" office:value-type="string">
            <text:p text:style-name="Table_20_Contents">DB(id) →<text:span text:style-name="T34"> auth</text:span></text:p>
          </table:table-cell>
        </table:table-row>
        <table:table-row>
          <table:table-cell table:style-name="Table6.A2" office:value-type="string">
            <text:p text:style-name="Table_20_Spacer"/>
          </table:table-cell>
          <table:table-cell table:style-name="Table6.B2" office:value-type="string">
            <text:p text:style-name="Table_20_Spacer"/>
          </table:table-cell>
        </table:table-row>
        <table:table-row>
          <table:table-cell table:style-name="Table6.A2" office:value-type="string">
            <text:p text:style-name="Table_20_Contents"/>
          </table:table-cell>
          <table:table-cell table:style-name="Table6.B2" office:value-type="string">
            <text:p text:style-name="Table_20_Contents"><text:span text:style-name="T156">req'</text:span> = sconc(<text:span text:style-name="T29">cmd, data</text:span><text:span text:style-name="Index"><text:span text:style-name="T29">A</text:span></text:span><text:span text:style-name="T29">, time</text:span><text:span text:style-name="Index"><text:span text:style-name="T29">A</text:span></text:span>)</text:p>
          </table:table-cell>
        </table:table-row>
        <table:table-row>
          <table:table-cell table:style-name="Table6.A2" office:value-type="string">
            <text:p text:style-name="Table_20_Contents"/>
          </table:table-cell>
          <table:table-cell table:style-name="Table6.B2" office:value-type="string">
            <text:p text:style-name="Table_20_Contents"><text:span text:style-name="T30">sig</text:span><text:span text:style-name="Index"><text:span text:style-name="T30">A</text:span></text:span>' = hmac<text:span text:style-name="T41">(req'</text:span>, auth)</text:p>
          </table:table-cell>
        </table:table-row>
        <table:table-row>
          <table:table-cell table:style-name="Table6.A2" office:value-type="string">
            <text:p text:style-name="Table_20_Contents"/>
          </table:table-cell>
          <table:table-cell table:style-name="Table6.B2" office:value-type="string">
            <text:p text:style-name="Table_20_Contents"><text:span text:style-name="T30">sig</text:span><text:span text:style-name="Index"><text:span text:style-name="T30">A</text:span></text:span>' == <text:span text:style-name="T30">sig</text:span><text:span text:style-name="Index"><text:span text:style-name="T30">A</text:span></text:span> ?</text:p>
          </table:table-cell>
        </table:table-row>
        <table:table-row>
          <table:table-cell table:style-name="Table6.A2" office:value-type="string">
            <text:p text:style-name="Table_20_Contents"/>
          </table:table-cell>
          <table:table-cell table:style-name="Table6.B2" office:value-type="string">
            <text:p text:style-name="Table_20_Contents"><text:span text:style-name="T181">data</text:span><text:span text:style-name="Index"><text:span text:style-name="T181">A</text:span></text:span><text:span text:style-name="T181"> → </text:span><text:span text:style-name="Emphasis"><text:span text:style-name="T181">Ausführung von cmd</text:span></text:span><text:span text:style-name="T181"> → data</text:span><text:span text:style-name="Index"><text:span text:style-name="T181">B</text:span></text:span></text:p>
          </table:table-cell>
        </table:table-row>
        <table:table-row>
          <table:table-cell table:style-name="Table6.A2" office:value-type="string">
            <text:p text:style-name="Table_20_Contents"/>
          </table:table-cell>
          <table:table-cell table:style-name="Table6.B2" office:value-type="string">
            <text:p text:style-name="Table_20_Contents">time<text:span text:style-name="Index"><text:span text:style-name="T179">B</text:span></text:span> = time()</text:p>
          </table:table-cell>
        </table:table-row>
        <table:table-row>
          <table:table-cell table:style-name="Table6.A2" office:value-type="string">
            <text:p text:style-name="Table_20_Contents"/>
          </table:table-cell>
          <table:table-cell table:style-name="Table6.B2" office:value-type="string">
            <text:p text:style-name="Table_20_Contents">res = sconc(data<text:span text:style-name="Index"><text:span text:style-name="T179">B</text:span></text:span>, <text:span text:style-name="T154">time</text:span><text:span text:style-name="Index"><text:span text:style-name="T154">B</text:span></text:span>)</text:p>
          </table:table-cell>
        </table:table-row>
        <table:table-row>
          <table:table-cell table:style-name="Table6.A2" office:value-type="string">
            <text:p text:style-name="Table_20_Contents"/>
          </table:table-cell>
          <table:table-cell table:style-name="Table6.B2" office:value-type="string">
            <text:p text:style-name="Table_20_Contents">sig<text:span text:style-name="Index"><text:span text:style-name="T162">B</text:span></text:span> = hmac(res, auth)</text:p>
          </table:table-cell>
        </table:table-row>
        <table:table-row>
          <table:table-cell table:style-name="Table6.A2" office:value-type="string">
            <text:p text:style-name="Table_20_Spacer"/>
          </table:table-cell>
          <table:table-cell table:style-name="Table6.B2" office:value-type="string">
            <text:p text:style-name="Table_20_Spacer"/>
          </table:table-cell>
        </table:table-row>
        <table:table-row>
          <table:table-cell table:style-name="Table6.A2" office:value-type="string">
            <text:p text:style-name="Table_20_Contents">data<text:span text:style-name="Index"><text:span text:style-name="T179">B</text:span></text:span>, <text:span text:style-name="T154">time</text:span><text:span text:style-name="Index"><text:span text:style-name="T154">B</text:span></text:span>, sig ←</text:p>
          </table:table-cell>
          <table:table-cell table:style-name="Table6.B2" office:value-type="string">
            <text:p text:style-name="Table_20_Contents">← data<text:span text:style-name="Index"><text:span text:style-name="T179">B</text:span></text:span>, <text:span text:style-name="T154">time</text:span><text:span text:style-name="Index"><text:span text:style-name="T154">B</text:span></text:span>, sig<text:span text:style-name="Index"><text:span text:style-name="T162">B</text:span></text:span></text:p>
          </table:table-cell>
        </table:table-row>
        <table:table-row>
          <table:table-cell table:style-name="Table6.A2" office:value-type="string">
            <text:p text:style-name="Table_20_Spacer"/>
          </table:table-cell>
          <table:table-cell table:style-name="Table6.B2" office:value-type="string">
            <text:p text:style-name="Table_20_Spacer"/>
          </table:table-cell>
        </table:table-row>
        <table:table-row>
          <table:table-cell table:style-name="Table6.A2" office:value-type="string">
            <text:p text:style-name="Table_20_Contents">res' = sconc(data', <text:span text:style-name="T154">time</text:span>')</text:p>
          </table:table-cell>
          <table:table-cell table:style-name="Table6.B2" office:value-type="string">
            <text:p text:style-name="Table_20_Contents"/>
          </table:table-cell>
        </table:table-row>
        <table:table-row>
          <table:table-cell table:style-name="Table6.A2" office:value-type="string">
            <text:p text:style-name="Table_20_Contents">sig<text:span text:style-name="Index"><text:span text:style-name="T162">B</text:span></text:span>' = hmac(res', auth)</text:p>
          </table:table-cell>
          <table:table-cell table:style-name="Table6.B2" office:value-type="string">
            <text:p text:style-name="Table_20_Contents"/>
          </table:table-cell>
        </table:table-row>
        <table:table-row>
          <table:table-cell table:style-name="Table6.A23" office:value-type="string">
            <text:p text:style-name="Table_20_Contents"><text:span text:style-name="T30">sig</text:span><text:span text:style-name="Index"><text:span text:style-name="T30">B</text:span></text:span>' == <text:span text:style-name="T30">sig</text:span><text:span text:style-name="Index"><text:span text:style-name="T30">B</text:span></text:span> ?</text:p>
          </table:table-cell>
          <table:table-cell table:style-name="Table6.B23" office:value-type="string">
            <text:p text:style-name="Table_20_Contents"/>
          </table:table-cell>
        </table:table-row>
      </table:table>
      <text:p text:style-name="Text_20_body"><text:span text:style-name="T236">Um Replay-Attacken zu vermeiden, sollte die Timestamp auf ihre Aktualität geprüft werden. Idealerweise ist die soeben empfangene Timestamp immer jünger als die </text:span>zuletzt <text:span text:style-name="T237">gesendete Timestamp sein. Eine derart strikte Kontrolle kann jedoch problematisch sein, wenn nicht davon ausgegangen werden kann, dass die Uhren der Kommunikationspartner synchron laufen.</text:span></text:p>
      <text:h text:style-name="Heading_20_3" text:outline-level="3"><text:bookmark-start text:name="__RefHeading__13507_1528606409"/>Kurzschreibweise<text:bookmark-end text:name="__RefHeading__13507_1528606409"/></text:h>
      <text:p text:style-name="Text_20_body">Im Folgenden werden die Authentifizierungsschritte zur besseren Lesbarkeit <text:span text:style-name="T364">meist </text:span>vollständig weggelassen. Im Allgemeinen gilt, dass eine Authentifizierung bei der Kommunikation zwischen Leaf und Node <text:span text:style-name="T238">nur</text:span> notwendig ist, <text:span text:style-name="T238">wenn eine Zugriffskontrolle durch den Node erfolgen soll</text:span>. Die Kommunikation zwischen Node und Pod muss, bis auf die Registrierung eines Pods, immer authentifiziert sein.</text:p>
      <text:p text:style-name="Text_20_body"><text:span text:style-name="T364">Sollte die Authentifizierung besonders relevant sein, so </text:span>wird die<text:span text:style-name="T364">se durch</text:span> folgende K<text:span text:style-name="T62">urzschreibweise gekennzeichnet. Dabei werden die signierten Daten in eckige Klammern gefasst, wobei der verwendete Schlüssel am Anfang der Klammerung steht:</text:span></text:p>
      <table:table table:name="Table20" table:style-name="Table20">
        <table:table-column table:style-name="Table20.A"/>
        <table:table-column table:style-name="Table20.B"/>
        <text:soft-page-break/>
        <table:table-row>
          <table:table-cell table:style-name="Table20.A1" office:value-type="string">
            <text:p text:style-name="Table_20_Heading">Leaf</text:p>
          </table:table-cell>
          <table:table-cell table:style-name="Table20.B1" office:value-type="string">
            <text:p text:style-name="P26">Pod</text:p>
          </table:table-cell>
        </table:table-row>
        <table:table-row>
          <table:table-cell table:style-name="Table20.A2" office:value-type="string">
            <text:p text:style-name="Table_20_Contents"><text:span text:style-name="T364">[pkey: </text:span>data<text:span text:style-name="T155">] </text:span>→</text:p>
          </table:table-cell>
          <table:table-cell table:style-name="Table20.B2" office:value-type="string">
            <text:p text:style-name="Table_20_Contents">→<text:span text:style-name="T46"> [pkey: data]</text:span></text:p>
          </table:table-cell>
        </table:table-row>
        <table:table-row>
          <table:table-cell table:style-name="Table20.A3" office:value-type="string">
            <text:p text:style-name="Table_20_Contents"><text:span text:style-name="T364">[pkey: </text:span>data<text:span text:style-name="T155">] ←</text:span></text:p>
          </table:table-cell>
          <table:table-cell table:style-name="Table20.B3" office:value-type="string">
            <text:p text:style-name="P32">← [pkey: data]</text:p>
          </table:table-cell>
        </table:table-row>
      </table:table>
      <text:h text:style-name="Heading_20_2" text:outline-level="2"><text:bookmark-start text:name="__RefHeading__13221_1528606409"/>Keyring<text:bookmark-end text:name="__RefHeading__13221_1528606409"/></text:h>
      <text:p text:style-name="Text_20_body"><text:span text:style-name="T283">Ein Keyring enthält neben dem Authorisierungsschlüssel des jeweiligen Nutzers in der Regel außerdem noch die jeweiligen Domaintickets hat (→ Kapitel </text:span><text:span text:style-name="T283"><text:bookmark-ref text:reference-format="number" text:ref-name="__RefHeading__13511_1528606409">Error: Reference source not found</text:bookmark-ref></text:span><text:span text:style-name="T283"> und </text:span><text:span text:style-name="T283"><text:bookmark-ref text:reference-format="number" text:ref-name="__RefHeading__12940_1371890198">Error: Reference source not found</text:bookmark-ref></text:span><text:span text:style-name="T283">). Der Keyring wird für den Zeitraum der Anmeldung im temporären Speicher des Leaf gehalten und außerdem verschlüsselt in der Datenbank des Node gespeichert. Die Verschlüsselung erfolgt mit dem Accountsecret des jeweiligen Nutzers, so dass nur dieser Zugriff auf den Keyring hat.</text:span></text:p>
      <text:p text:style-name="Text_20_body">Der Keyring wird auf dem Node als monolithischer Datensatz gespeichert, in dem alle Keyringdaten zusammengefasst sind. So ist sichergestellt, dass der Node keine Aussagen über den Inhalt des Keyrings machen kann. Im Umkehrschl<text:span text:style-name="T285">u</text:span>ss <text:span text:style-name="T286">bedeutet</text:span> dies jedoch auch, dass der Leaf keine einzelnen Keyringdaten gezielt anfragen kann, sondern immer den gesamten Keyring <text:span text:style-name="T284">anfragen</text:span> oder aktualisieren muss.</text:p>
      <text:h text:style-name="Heading_20_3" text:outline-level="3"><text:bookmark-start text:name="__RefHeading__11755_1528606409"/>Anmeldung <text:span text:style-name="T39">eines</text:span> <text:span text:style-name="T271">Nutzers</text:span><text:bookmark-end text:name="__RefHeading__11755_1528606409"/></text:h>
      <text:p text:style-name="Text_20_body">Die Anmeldung erfolgt mit dem Nutzernamen <text:span text:style-name="Variable">name</text:span> und dem dazugehörigen Passwort <text:span text:style-name="Variable">pw</text:span> <text:span text:style-name="T272">aus denen das Nutzerpseudonym </text:span><text:span text:style-name="Variable"><text:span text:style-name="T272">alias</text:span></text:span><text:span text:style-name="T272"> generiert wird. Der Leaf fordert darauf die öffentlichen Accountdaten für </text:span><text:span text:style-name="Variable"><text:span text:style-name="T272">alias</text:span></text:span><text:span text:style-name="T272">, das heißt die Account-ID </text:span><text:span text:style-name="Variable"><text:span text:style-name="T272">aid</text:span></text:span><text:span text:style-name="T272">, das Accountsalt </text:span><text:span text:style-name="Variable"><text:span text:style-name="T272">asalt</text:span></text:span><text:span text:style-name="T272"> und die verschlüsselten Keyringdaten </text:span><text:span text:style-name="Variable"><text:span text:style-name="T272">keys'</text:span></text:span><text:span text:style-name="T272"> mit dem dazugehörigen Vector </text:span><text:span text:style-name="Variable"><text:span text:style-name="T272">vec</text:span></text:span><text:span text:style-name="T272">, beim Node an.</text:span></text:p>
      <text:p text:style-name="Text_20_body"><text:span text:style-name="T272">Nach dem Empfang dieser Daten berechnet der Leaf aus </text:span><text:span text:style-name="Variable"><text:span text:style-name="T272">name</text:span></text:span><text:span text:style-name="T272">, </text:span><text:span text:style-name="Variable"><text:span text:style-name="T272">pw</text:span></text:span><text:span text:style-name="T272"> und </text:span><text:span text:style-name="Variable"><text:span text:style-name="T272">asalt</text:span></text:span><text:span text:style-name="T272"> das Accountsecret </text:span><text:span text:style-name="Variable"><text:span text:style-name="T272">asec</text:span></text:span><text:span text:style-name="T272"> mit dem die Keyringdaten entschlüsselt werden können. Die entschlüsselten Daten </text:span><text:span text:style-name="Variable"><text:span text:style-name="T272">keys</text:span></text:span><text:span text:style-name="T272"> werden als neuer Keyring verwendet und </text:span><text:span text:style-name="Variable"><text:span text:style-name="T159">asec</text:span></text:span><text:span text:style-name="T159"> sowie </text:span><text:span text:style-name="Variable"><text:span text:style-name="T63">aid</text:span></text:span><text:span text:style-name="T63"> für den Zeitraum der Anmeldung im temporären Speicher des Leaf gespeichert.</text:span></text:p>
      <table:table table:name="Table4" table:style-name="Table4">
        <table:table-column table:style-name="Table4.A"/>
        <table:table-column table:style-name="Table4.B"/>
        <table:table-row>
          <table:table-cell table:style-name="Table4.A1" office:value-type="string">
            <text:p text:style-name="Standard"><text:span text:style-name="Strong_20_Emphasis">Leaf</text:span></text:p>
          </table:table-cell>
          <table:table-cell table:style-name="Table4.B1" office:value-type="string">
            <text:p text:style-name="Standard"><text:span text:style-name="Strong_20_Emphasis">Node</text:span></text:p>
          </table:table-cell>
        </table:table-row>
        <table:table-row>
          <table:table-cell table:style-name="Table4.A2" office:value-type="string">
            <text:p text:style-name="Table_20_Contents">APP → name, pw</text:p>
          </table:table-cell>
          <table:table-cell table:style-name="Table4.B2" office:value-type="string">
            <text:p text:style-name="Table_20_Contents"/>
          </table:table-cell>
        </table:table-row>
        <table:table-row>
          <table:table-cell table:style-name="Table4.A2" office:value-type="string">
            <text:p text:style-name="Table_20_Spacer"/>
          </table:table-cell>
          <table:table-cell table:style-name="Table4.B2" office:value-type="string">
            <text:p text:style-name="Table_20_Spacer"/>
          </table:table-cell>
        </table:table-row>
        <table:table-row>
          <table:table-cell table:style-name="Table4.A2" office:value-type="string">
            <text:p text:style-name="Table_20_Contents">alias = shash(name, pw)</text:p>
          </table:table-cell>
          <table:table-cell table:style-name="Table4.B2" office:value-type="string">
            <text:p text:style-name="Table_20_Contents"/>
          </table:table-cell>
        </table:table-row>
        <table:table-row>
          <table:table-cell table:style-name="Table4.A2" office:value-type="string">
            <text:p text:style-name="Table_20_Spacer"/>
          </table:table-cell>
          <table:table-cell table:style-name="Table4.B2" office:value-type="string">
            <text:p text:style-name="Table_20_Spacer"/>
          </table:table-cell>
        </table:table-row>
        <table:table-row>
          <table:table-cell table:style-name="Table4.A2" office:value-type="string">
            <text:p text:style-name="Table_20_Contents">alias →</text:p>
          </table:table-cell>
          <table:table-cell table:style-name="Table4.B2" office:value-type="string">
            <text:p text:style-name="Table_20_Contents">→<text:span text:style-name="T273"> alias</text:span></text:p>
          </table:table-cell>
        </table:table-row>
        <table:table-row>
          <table:table-cell table:style-name="Table4.A2" office:value-type="string">
            <text:p text:style-name="Table_20_Contents"/>
          </table:table-cell>
          <table:table-cell table:style-name="Table4.B2" office:value-type="string">
            <text:p text:style-name="Table_20_Contents">DB(alias) → <text:span text:style-name="T122">aid, asalt, keys', vec</text:span></text:p>
          </table:table-cell>
        </table:table-row>
        <table:table-row>
          <table:table-cell table:style-name="Table4.A2" office:value-type="string">
            <text:p text:style-name="Table_20_Contents">aid, asalt, auth', keys', vec ←</text:p>
          </table:table-cell>
          <table:table-cell table:style-name="Table4.B2" office:value-type="string">
            <text:p text:style-name="Table_20_Contents">← <text:span text:style-name="T122">aid, asalt, auth', keys', vec</text:span></text:p>
          </table:table-cell>
        </table:table-row>
        <table:table-row>
          <table:table-cell table:style-name="Table4.A2" office:value-type="string">
            <text:p text:style-name="Table_20_Spacer"/>
          </table:table-cell>
          <table:table-cell table:style-name="Table4.B2" office:value-type="string">
            <text:p text:style-name="Table_20_Spacer"/>
          </table:table-cell>
        </table:table-row>
        <table:table-row>
          <table:table-cell table:style-name="Table4.A2" office:value-type="string">
            <text:p text:style-name="Table_20_Contents"><text:span text:style-name="T264">asec</text:span> = <text:span text:style-name="T126">shash(</text:span>sconc(name, <text:span text:style-name="T258">pw</text:span>), <text:span text:style-name="T266">a</text:span>salt<text:span text:style-name="T126">)</text:span></text:p>
          </table:table-cell>
          <table:table-cell table:style-name="Table4.B2" office:value-type="string">
            <text:p text:style-name="Table_20_Contents"/>
          </table:table-cell>
        </table:table-row>
        <table:table-row>
          <table:table-cell table:style-name="Table4.A2" office:value-type="string">
            <text:p text:style-name="Table_20_Contents"><text:span text:style-name="T276">keys</text:span> = <text:span text:style-name="T274">decrypt</text:span>(<text:span text:style-name="T275">asec</text:span>, <text:span text:style-name="T363">vec, keys'</text:span>)</text:p>
          </table:table-cell>
          <table:table-cell table:style-name="Table4.B2" office:value-type="string">
            <text:p text:style-name="Table_20_Contents"/>
          </table:table-cell>
        </table:table-row>
        <table:table-row>
          <table:table-cell table:style-name="Table4.A2" office:value-type="string">
            <text:p text:style-name="Table_20_Spacer"/>
          </table:table-cell>
          <table:table-cell table:style-name="Table4.B2" office:value-type="string">
            <text:p text:style-name="Table_20_Spacer"/>
          </table:table-cell>
        </table:table-row>
        <table:table-row>
          <table:table-cell table:style-name="Table4.A2" office:value-type="string">
            <text:p text:style-name="Table_20_Contents"><text:span text:style-name="T276">keys</text:span> → KEYS</text:p>
          </table:table-cell>
          <table:table-cell table:style-name="Table4.B2" office:value-type="string">
            <text:p text:style-name="Table_20_Contents"/>
          </table:table-cell>
        </table:table-row>
        <table:table-row>
          <table:table-cell table:style-name="Table4.A14" office:value-type="string">
            <text:p text:style-name="Table_20_Contents">aid, <text:span text:style-name="T258">asec</text:span> → MEM</text:p>
          </table:table-cell>
          <table:table-cell table:style-name="Table4.B14" office:value-type="string">
            <text:p text:style-name="Table_20_Contents"/>
          </table:table-cell>
        </table:table-row>
      </table:table>
      <text:h text:style-name="Heading_20_3" text:outline-level="3"><text:bookmark-start text:name="__RefHeading__13509_1528606409"/>Aktualisieren des Keyrings<text:bookmark-end text:name="__RefHeading__13509_1528606409"/></text:h>
      <text:p text:style-name="Text_20_body">Der Leaf generiert zunächst einen neuen Vektor <text:span text:style-name="Variable">vec</text:span> und <text:span text:style-name="T287">nutzt diesen, um die gesammelten Keyringdaten </text:span><text:span text:style-name="Variable"><text:span text:style-name="T287">key</text:span></text:span><text:span text:style-name="T287"> zu verschlüsseln. Danach werden die verschlüsselten Keyringdaten </text:span><text:span text:style-name="Variable"><text:span text:style-name="T287">key'</text:span></text:span><text:span text:style-name="T287"> sowie </text:span><text:span text:style-name="Variable"><text:span text:style-name="T287">vec</text:span></text:span><text:span text:style-name="T287"> an den Node übermittelt und dort gespeichert. Abschließend sendet der Node eine Erfolgsmeldung an den Leaf.</text:span></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Table_20_Heading">Leaf</text:p>
          </table:table-cell>
          <table:table-cell table:style-name="Table5.A1" office:value-type="string">
            <text:p text:style-name="Table_20_Heading">Node</text:p>
          </table:table-cell>
          <table:table-cell table:style-name="Table5.C1" office:value-type="string">
            <text:p text:style-name="Table_20_Heading">Pod</text:p>
          </table:table-cell>
        </table:table-row>
        <table:table-row table:style-name="Table5.1">
          <table:table-cell table:style-name="Table5.A2" office:value-type="string">
            <text:p text:style-name="Table_20_Contents">MEM → <text:span text:style-name="T257">aid, asec</text:span></text:p>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5.1">
          <table:table-cell table:style-name="Table5.A2" office:value-type="string">
            <text:p text:style-name="Table_20_Contents">KEYS → keys</text:p>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5.1">
          <table:table-cell table:style-name="Table5.A2" office:value-type="string">
            <text:p text:style-name="Table_20_Spacer"/>
          </table:table-cell>
          <table:table-cell table:style-name="Table5.A2" office:value-type="string">
            <text:p text:style-name="Table_20_Spacer"/>
          </table:table-cell>
          <table:table-cell table:style-name="Table5.C2" office:value-type="string">
            <text:p text:style-name="Table_20_Spacer"/>
          </table:table-cell>
        </table:table-row>
        <table:table-row table:style-name="Table5.1">
          <table:table-cell table:style-name="Table5.A2" office:value-type="string">
            <text:p text:style-name="Table_20_Contents">vec = time()</text:p>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5.1">
          <table:table-cell table:style-name="Table5.A2" office:value-type="string">
            <text:p text:style-name="Table_20_Contents"><text:span text:style-name="T277">keys</text:span>' = <text:span text:style-name="T278">encrypt(auth, vec, keys)</text:span></text:p>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5.1">
          <table:table-cell table:style-name="Table5.A2" office:value-type="string">
            <text:p text:style-name="Table_20_Spacer"/>
          </table:table-cell>
          <table:table-cell table:style-name="Table5.A2" office:value-type="string">
            <text:p text:style-name="Table_20_Spacer"/>
          </table:table-cell>
          <table:table-cell table:style-name="Table5.C2" office:value-type="string">
            <text:p text:style-name="Table_20_Spacer"/>
          </table:table-cell>
        </table:table-row>
        <table:table-row table:style-name="Table5.1">
          <table:table-cell table:style-name="Table5.A2" office:value-type="string">
            <text:p text:style-name="Table_20_Contents"><text:span text:style-name="T277">keys', vec</text:span> <text:span text:style-name="T279">[aid] </text:span>→</text:p>
          </table:table-cell>
          <table:table-cell table:style-name="Table5.A2" office:value-type="string">
            <text:p text:style-name="Table_20_Contents">→<text:span text:style-name="T280"> [aid] keys', vec</text:span></text:p>
          </table:table-cell>
          <table:table-cell table:style-name="Table5.C2" office:value-type="string">
            <text:p text:style-name="Table_20_Contents"/>
          </table:table-cell>
        </table:table-row>
        <table:table-row table:style-name="Table5.1">
          <table:table-cell table:style-name="Table5.A2" office:value-type="string">
            <text:p text:style-name="Table_20_Contents"/>
          </table:table-cell>
          <table:table-cell table:style-name="Table5.A2" office:value-type="string">
            <text:p text:style-name="Table_20_Contents"><text:span text:style-name="T277">keys', vec </text:span>→ DB(<text:span text:style-name="T281">a</text:span>id)</text:p>
          </table:table-cell>
          <table:table-cell table:style-name="Table5.C2" office:value-type="string">
            <text:p text:style-name="Table_20_Contents"/>
          </table:table-cell>
        </table:table-row>
        <table:table-row table:style-name="Table5.1">
          <table:table-cell table:style-name="Table5.A10" office:value-type="string">
            <text:p text:style-name="Table_20_Contents"><text:span text:style-name="Emphasis"><text:span text:style-name="T282">ok</text:span></text:span><text:span text:style-name="T282"> </text:span>←</text:p>
          </table:table-cell>
          <table:table-cell table:style-name="Table5.A10" office:value-type="string">
            <text:p text:style-name="Table_20_Contents">← <text:span text:style-name="Emphasis"><text:span text:style-name="T282">ok</text:span></text:span></text:p>
          </table:table-cell>
          <table:table-cell table:style-name="Table5.C10" office:value-type="string">
            <text:p text:style-name="Table_20_Contents"/>
          </table:table-cell>
        </table:table-row>
      </table:table>
      <text:h text:style-name="Heading_20_2" text:outline-level="2"><text:bookmark-start text:name="__RefHeading__13223_1528606409"/>Domains<text:bookmark-end text:name="__RefHeading__13223_1528606409"/></text:h>
      <text:p text:style-name="Text_20_body">Sobald der Nutzer einen Account erstellt hat, kann er Domains anlegen, um darin Daten in Form von Entities zu speichern. <text:span text:style-name="T119">Da die Zugriffsrechte innerhalb einer Domain über sogenannte Tickets definiert werden, benötigt jeder Nutzer einer Domain ein eigenes Ticket.</text:span></text:p>
      <text:p text:style-name="Text_20_body"><text:span text:style-name="T119">Mit dem Ticketschlüssel werden Zugriffe auf Domaindaten signiert und verschlüsselt, daher muss bereits bei der Erstellung einer Domain ein entsprechendes Ticket für den Domainbesitzer angelegt werden. Über die Erstellung weiterer Tickets kann mehreren Nutzern Zugriff auf eine Domain gewährt werden (→ Kapitel </text:span><text:span text:style-name="T119"><text:bookmark-ref text:reference-format="number" text:ref-name="__RefHeading__12934_1371890198">5</text:bookmark-ref></text:span><text:span text:style-name="T119">).</text:span></text:p>
      <text:h text:style-name="Heading_20_3" text:outline-level="3"><text:bookmark-start text:name="__RefNumPara__9543_884300666"/><text:bookmark-start text:name="__RefHeading__15796_1957197483"/>Erstellung einer Domain<text:bookmark-end text:name="__RefNumPara__9543_884300666"/><text:bookmark-end text:name="__RefHeading__15796_1957197483"/></text:h>
      <text:p text:style-name="Text_20_body">Die Erstellung einer Domain erfolgt genaugenommen in zwei Schritten. Zunächst wird die neuen Domain auf dem Pod erstellt und eine Einladung zwischen Ersteller und Pod ausgetauscht. Diese Einladung wird dann vom Domainersteller in einem zweiten Schritt dazu verwendet, um das erste Ticket für die neue Domain anzulegen. </text:p>
      <text:p text:style-name="Text_20_body"><text:span text:style-name="T324">Dem Ersteller müssen die URL </text:span><text:span text:style-name="Variable"><text:span text:style-name="T138">purl</text:span></text:span><text:span text:style-name="T138"> unter der Pod zu erreichen ist und das Pod-Passwort </text:span><text:span text:style-name="Variable"><text:span text:style-name="T255">ppw</text:span></text:span><text:span text:style-name="T255"> bekannt sein. Der Leaf generiert zunächst den Einladungsschlüsselteil </text:span><text:span text:style-name="Variable"><text:span text:style-name="T113">ikey</text:span></text:span><text:span text:style-name="Index"><text:span text:style-name="T133">L</text:span></text:span><text:span text:style-name="T133"> und sendet diesen an den Node, welcher mittels </text:span><text:span text:style-name="Variable"><text:span text:style-name="T113">id()</text:span></text:span><text:span text:style-name="T113"> eine nodeweit eindeutige Domain-ID </text:span><text:span text:style-name="Variable"><text:span text:style-name="T113">did</text:span></text:span><text:span text:style-name="T113"> erzeugt. Die zur Domain gehörende Pod-ID </text:span><text:span text:style-name="Variable"><text:span text:style-name="T113">pid</text:span></text:span><text:span text:style-name="T113"> wird zusammen mit </text:span><text:span text:style-name="Variable"><text:span text:style-name="T113">did</text:span></text:span><text:span text:style-name="T113"> gespeichert und </text:span><text:span text:style-name="Variable"><text:span text:style-name="T113">did</text:span></text:span><text:span text:style-name="T113"> sowie </text:span><text:span text:style-name="Variable"><text:span text:style-name="T113">ikey</text:span></text:span><text:span text:style-name="Index"><text:span text:style-name="T113">L</text:span></text:span><text:span text:style-name="Variable"><text:span text:style-name="T113">'</text:span></text:span><text:span text:style-name="T113"> an den Pod weitergeleitet.</text:span></text:p>
      <text:p text:style-name="Text_20_body"><text:span text:style-name="T254">Auf dem Pod wird zunächst gegebenenfalls pkey auf ppw und psal berechnet, wobei die Berechnung von pkey auch bereits vor dem Empfang (z.B. einmalig beim Starten des Pods) geschehen kann. Dann werden der zweite Einladungsschlüsselteil </text:span><text:span text:style-name="Variable"><text:span text:style-name="T254">ikey</text:span></text:span><text:span text:style-name="Index"><text:span text:style-name="T133">P</text:span></text:span><text:span text:style-name="T133"> und die Einladungsschlüsselvorstufe </text:span><text:span text:style-name="Variable"><text:span text:style-name="T133">ikey°</text:span></text:span><text:span text:style-name="T133"> generiert, worauf der finale Einladungsschlüssel </text:span><text:span text:style-name="Variable"><text:span text:style-name="T133">ikey</text:span></text:span><text:span text:style-name="T133"> aus </text:span><text:span text:style-name="Variable"><text:span text:style-name="T133">ikey°</text:span></text:span><text:span text:style-name="T133"> und </text:span><text:span text:style-name="Variable"><text:span text:style-name="T133">pkey</text:span></text:span><text:span text:style-name="T133"> berechnet werden kann. Nun werden die Ticketflags </text:span><text:span text:style-name="Variable"><text:span text:style-name="T133">tflags</text:span></text:span><text:span text:style-name="T133"> (→ Kapitel </text:span><text:span text:style-name="T133"><text:bookmark-ref text:reference-format="chapter" text:ref-name="__RefHeading__10415_1524863302">4.3.2</text:bookmark-ref></text:span><text:span text:style-name="T133">) für das Besitzerticket erstellt und die Einladung sowie die Domain in der Datenbank des Pods gespeichert. Abschließend werden die Einladungsdaten </text:span><text:span text:style-name="Variable"><text:span text:style-name="T133">iid</text:span></text:span><text:span text:style-name="T133">, </text:span><text:span text:style-name="Variable"><text:span text:style-name="T133">ikey</text:span></text:span><text:span text:style-name="Index"><text:span text:style-name="T133">L</text:span></text:span><text:span text:style-name="T133"> und </text:span><text:span text:style-name="Variable"><text:span text:style-name="T133">ikey</text:span></text:span><text:span text:style-name="Index"><text:span text:style-name="T133">P</text:span></text:span><text:span text:style-name="T133"> sowie </text:span><text:span text:style-name="Variable"><text:span text:style-name="T133">psalt</text:span></text:span><text:span text:style-name="T133"> an den Node gesendet. Dort wird die Einladung registriert und die Antwort an den Leaf weitergeleitet.</text:span></text:p>
      <text:p text:style-name="Text_20_body"><text:span text:style-name="T251">Auf dem Leaf wird zunächst </text:span><text:span text:style-name="Variable"><text:span text:style-name="T251">pkey</text:span></text:span><text:span text:style-name="T251"> aus </text:span><text:span text:style-name="Variable"><text:span text:style-name="T251">ppw</text:span></text:span><text:span text:style-name="T251"> und </text:span><text:span text:style-name="Variable"><text:span text:style-name="T251">psalt</text:span></text:span><text:span text:style-name="T251"> berechnet. Anschließend kann die Signatur der Antwort überprüft und </text:span><text:span text:style-name="Variable"><text:span text:style-name="T251">ikey</text:span></text:span><text:span text:style-name="T251"> generiert werden. Abschließend werden </text:span><text:span text:style-name="Variable"><text:span text:style-name="T251">iid</text:span></text:span><text:span text:style-name="T251"> und </text:span><text:span text:style-name="Variable"><text:span text:style-name="T251">ikey</text:span></text:span><text:span text:style-name="T251"> für die nun folgende Erstellung des Besitzertickets im Keyring gespeichert.</text:span></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Leaf</text:p>
          </table:table-cell>
          <table:table-cell table:style-name="Table8.A1" office:value-type="string">
            <text:p text:style-name="Table_20_Heading">Node</text:p>
          </table:table-cell>
          <table:table-cell table:style-name="Table8.C1" office:value-type="string">
            <text:p text:style-name="Table_20_Heading">Pod</text:p>
          </table:table-cell>
        </table:table-row>
        <table:table-row>
          <table:table-cell table:style-name="Table8.A2" office:value-type="string">
            <text:p text:style-name="Table_20_Contents"><text:span text:style-name="T49">APP </text:span>→<text:span text:style-name="T28"> purl, ppw</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ext:soft-page-break/>
        <table:table-row>
          <table:table-cell table:style-name="Table8.A2" office:value-type="string">
            <text:p text:style-name="Table_20_Contents">iid = key()</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Table_20_Contents"><text:span text:style-name="T313">i</text:span>key<text:span text:style-name="Index"><text:span text:style-name="T111">L</text:span></text:span> = private()</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Table_20_Contents"><text:span text:style-name="T313">i</text:span>key<text:span text:style-name="Index"><text:span text:style-name="T111">L</text:span></text:span>' = public(<text:span text:style-name="T35">d</text:span>key<text:span text:style-name="Index"><text:span text:style-name="T111">L</text:span></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able:table-row table:style-name="Table8.8">
          <table:table-cell table:style-name="Table8.A2" office:value-type="string">
            <text:p text:style-name="Table_20_Contents"><text:span text:style-name="T49">p</text:span>url, <text:span text:style-name="T326">iid, i</text:span>key<text:span text:style-name="Index"><text:span text:style-name="T137">L</text:span></text:span>' →</text:p>
          </table:table-cell>
          <table:table-cell table:style-name="Table8.A2" office:value-type="string">
            <text:p text:style-name="Table_20_Contents">→<text:span text:style-name="T33"> purl, iid, ikey</text:span><text:span text:style-name="Index"><text:span text:style-name="T137">L</text:span></text:span><text:span text:style-name="T33">'</text:span></text:p>
          </table:table-cell>
          <table:table-cell table:style-name="Table8.C2" office:value-type="string">
            <text:p text:style-name="Table_20_Contents"/>
          </table:table-cell>
        </table:table-row>
        <table:table-row table:style-name="Table8.8">
          <table:table-cell table:style-name="Table8.A2" office:value-type="string">
            <text:p text:style-name="Table_20_Contents"/>
          </table:table-cell>
          <table:table-cell table:style-name="Table8.A2" office:value-type="string">
            <text:p text:style-name="Table_20_Contents">DB(purl) → pid</text:p>
          </table:table-cell>
          <table:table-cell table:style-name="Table8.C2" office:value-type="string">
            <text:p text:style-name="Table_20_Contents"/>
          </table:table-cell>
        </table:table-row>
        <table:table-row table:style-name="Table8.8">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able:table-row table:style-name="Table8.8">
          <table:table-cell table:style-name="Table8.A2" office:value-type="string">
            <text:p text:style-name="Table_20_Contents"/>
          </table:table-cell>
          <table:table-cell table:style-name="Table8.A2" office:value-type="string">
            <text:p text:style-name="Table_20_Contents">did = id()</text:p>
          </table:table-cell>
          <table:table-cell table:style-name="Table8.C2" office:value-type="string">
            <text:p text:style-name="Table_20_Contents"/>
          </table:table-cell>
        </table:table-row>
        <table:table-row table:style-name="Table8.8">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able:table-row table:style-name="Table8.8">
          <table:table-cell table:style-name="Table8.A2" office:value-type="string">
            <text:p text:style-name="Table_20_Contents"/>
          </table:table-cell>
          <table:table-cell table:style-name="Table8.A2" office:value-type="string">
            <text:p text:style-name="Table_20_Contents">iid, did → DB(iid)</text:p>
          </table:table-cell>
          <table:table-cell table:style-name="Table8.C2" office:value-type="string">
            <text:p text:style-name="Table_20_Contents"/>
          </table:table-cell>
        </table:table-row>
        <table:table-row table:style-name="Table8.8">
          <table:table-cell table:style-name="Table8.A2" office:value-type="string">
            <text:p text:style-name="Table_20_Contents"/>
          </table:table-cell>
          <table:table-cell table:style-name="Table8.A2" office:value-type="string">
            <text:p text:style-name="Table_20_Contents"><text:span text:style-name="T165">did, pid → </text:span>DB<text:span text:style-name="T111">(d</text:span>id<text:span text:style-name="T111">)</text:span></text:p>
          </table:table-cell>
          <table:table-cell table:style-name="Table8.C2" office:value-type="string">
            <text:p text:style-name="Table_20_Contents"/>
          </table:table-cell>
        </table:table-row>
        <table:table-row table:style-name="Table8.8">
          <table:table-cell table:style-name="Table8.A2" office:value-type="string">
            <text:p text:style-name="Table_20_Contents"/>
          </table:table-cell>
          <table:table-cell table:style-name="Table8.A2" office:value-type="string">
            <text:p text:style-name="Table_20_Contents"><text:span text:style-name="T35">d</text:span>id, <text:span text:style-name="T33">iid, ikey</text:span><text:span text:style-name="Index"><text:span text:style-name="T137">L</text:span></text:span><text:span text:style-name="T33">'</text:span> →</text:p>
          </table:table-cell>
          <table:table-cell table:style-name="Table8.C2" office:value-type="string">
            <text:p text:style-name="Table_20_Contents">→<text:span text:style-name="T33"> did, iid, ikey</text:span><text:span text:style-name="Index"><text:span text:style-name="T137">L</text:span></text:span><text:span text:style-name="T33">'</text:span></text:p>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CONF → p<text:span text:style-name="T250">salt</text:span>, <text:span text:style-name="T313">ppw</text:span></text:p>
          </table:table-cell>
        </table:table-row>
        <table:table-row table:style-name="Table8.8">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pkey = shash(ppw, <text:span text:style-name="T250">psalt</text:span>)</text:p>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text:span text:style-name="T313">i</text:span>key<text:span text:style-name="Index">P</text:span> = private()</text:p>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text:span text:style-name="T313">i</text:span>key<text:span text:style-name="Index">P</text:span>' = public(<text:span text:style-name="T35">d</text:span>key<text:span text:style-name="Index">P</text:span>)</text:p>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text:span text:style-name="T313">ikey°</text:span> = <text:span text:style-name="T50">shared</text:span>(<text:span text:style-name="T35">d</text:span>key<text:span text:style-name="Index">P</text:span>, <text:span text:style-name="T35">d</text:span>key<text:span text:style-name="Index"><text:span text:style-name="T112">L</text:span></text:span>')</text:p>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ikey = hmac(ikey°, pkey)</text:p>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tflags = <text:span text:style-name="Emphasis">owner</text:span></text:p>
          </table:table-cell>
        </table:table-row>
        <table:table-row table:style-name="Table8.8">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did → DB(did)</text:p>
          </table:table-cell>
        </table:table-row>
        <table:table-row table:style-name="Table8.8">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text:span text:style-name="T186">iid, ikey, did, tflags</text:span><text:span text:style-name="T192"> </text:span>→ DB(<text:span text:style-name="T187">iid</text:span>)</text:p>
          </table:table-cell>
        </table:table-row>
        <table:table-row table:style-name="Table8.8">
          <table:table-cell table:style-name="Table8.A2" office:value-type="string">
            <text:p text:style-name="Table_20_Contents"><text:span text:style-name="T314">[pkey: iid</text:span>, <text:span text:style-name="T315">ikey</text:span><text:span text:style-name="Index"><text:span text:style-name="T315">L</text:span></text:span><text:span text:style-name="T315">', i</text:span>key<text:span text:style-name="Index">P</text:span>',<text:span text:style-name="T53"> psalt]</text:span> ←</text:p>
          </table:table-cell>
          <table:table-cell table:style-name="Table8.A2" office:value-type="string">
            <text:p text:style-name="Table_20_Contents"><text:span text:style-name="T326">← [pkey: iid</text:span>, <text:span text:style-name="T315">ikey</text:span><text:span text:style-name="Index"><text:span text:style-name="T315">L</text:span></text:span><text:span text:style-name="T315">', i</text:span>key<text:span text:style-name="Index">P</text:span>',<text:span text:style-name="T53"> psalt] </text:span>←</text:p>
          </table:table-cell>
          <table:table-cell table:style-name="Table8.C2" office:value-type="string">
            <text:p text:style-name="Table_20_Contents">← <text:span text:style-name="T314">[pkey: iid</text:span>, <text:span text:style-name="T315">ikey</text:span><text:span text:style-name="Index"><text:span text:style-name="T315">L</text:span></text:span><text:span text:style-name="T315">', i</text:span>key<text:span text:style-name="Index">P</text:span>',<text:span text:style-name="T53"> psalt]</text:span></text:p>
          </table:table-cell>
        </table:table-row>
        <table:table-row table:style-name="Table8.8">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able:table-row table:style-name="Table8.8">
          <table:table-cell table:style-name="Table8.A2" office:value-type="string">
            <text:p text:style-name="Table_20_Contents">pkey = shash(ppw, <text:span text:style-name="T250">psalt</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style-name="Table8.8">
          <table:table-cell table:style-name="Table8.A2" office:value-type="string">
            <text:p text:style-name="Table_20_Contents"><text:span text:style-name="T313">i</text:span>key<text:span text:style-name="T313">°</text:span> = <text:span text:style-name="T49">shared</text:span>(<text:span text:style-name="T313">i</text:span>key<text:span text:style-name="Index"><text:span text:style-name="T239">L</text:span></text:span>, <text:span text:style-name="T313">i</text:span>key<text:span text:style-name="Index">P</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style-name="Table8.8">
          <table:table-cell table:style-name="Table8.A2" office:value-type="string">
            <text:p text:style-name="Table_20_Contents">ikey = hmac(ikey°, pkey)</text:p>
          </table:table-cell>
          <table:table-cell table:style-name="Table8.A2" office:value-type="string">
            <text:p text:style-name="Table_20_Contents"/>
          </table:table-cell>
          <table:table-cell table:style-name="Table8.C2" office:value-type="string">
            <text:p text:style-name="Table_20_Contents"/>
          </table:table-cell>
        </table:table-row>
        <table:table-row table:style-name="Table8.8">
          <table:table-cell table:style-name="Table8.A2" office:value-type="string">
            <text:p text:style-name="Table_20_Spacer"/>
          </table:table-cell>
          <table:table-cell table:style-name="Table8.A2" office:value-type="string">
            <text:p text:style-name="Table_20_Spacer"/>
          </table:table-cell>
          <table:table-cell table:style-name="Table8.C2" office:value-type="string">
            <text:p text:style-name="Table_20_Spacer"/>
          </table:table-cell>
        </table:table-row>
        <table:table-row table:style-name="Table8.8">
          <table:table-cell table:style-name="Table8.A2" office:value-type="string">
            <text:p text:style-name="Table_20_Contents"><text:span text:style-name="T146">iid, ikey</text:span> → KEYS(<text:span text:style-name="T146">iid</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style-name="Table8.8">
          <table:table-cell table:style-name="Table8.A34" office:value-type="string">
            <text:p text:style-name="Table_20_Contents">iid → APP</text:p>
          </table:table-cell>
          <table:table-cell table:style-name="Table8.A34" office:value-type="string">
            <text:p text:style-name="Table_20_Contents"/>
          </table:table-cell>
          <table:table-cell table:style-name="Table8.C34" office:value-type="string">
            <text:p text:style-name="Table_20_Contents"/>
          </table:table-cell>
        </table:table-row>
      </table:table>
      <text:p text:style-name="Text_20_body">Da nur ein Kommunikationspartner mit Kenntnis von <text:span text:style-name="Variable">ppw</text:span> und <text:span text:style-name="Variable">psalt</text:span> den korrekten Podschlüssel <text:span text:style-name="Variable">pkey</text:span> generieren kann, kann <text:span text:style-name="Variable">pkey</text:span> für die Authentifizierung der Kommunikation verwendet werden. <text:span text:style-name="T318">Notwendige Vorraussetzung ist allerdings, dass die Generierung von </text:span><text:span text:style-name="Variable"><text:span text:style-name="T318">pkey</text:span></text:span><text:span text:style-name="T318"> mittels </text:span><text:span text:style-name="Variable"><text:span text:style-name="T318">shash()</text:span></text:span><text:span text:style-name="T318"> so aufwendig ist, dass Brute-Force-Angriffe de facto unmöglich sind.</text:span></text:p>
      <text:p text:style-name="Text_20_body">Der Leaf kann nach der Generierung von <text:span text:style-name="Variable">pkey</text:span> die Signatur der Antwort überprüfen und so sicherstellen, dass die Antwort tatsächlich von dem gewünschten Pod kommt und dass der Pod den korrekten Einladungsschlüsselteil des Leafs empfangen hat. Umgekehrt ist durch die Verknüpfung von <text:span text:style-name="Variable"><text:span text:style-name="T314">ikey°</text:span></text:span><text:span text:style-name="T316"> mit </text:span><text:span text:style-name="Variable"><text:span text:style-name="T253">pkey</text:span></text:span><text:span text:style-name="T316"> </text:span>sichergestellt, dass n<text:span text:style-name="T316">ur ein Nutzer mit Kenntnis von </text:span><text:span text:style-name="Variable"><text:span text:style-name="T269">pkey</text:span></text:span><text:span text:style-name="T269"> einen korrekten Einladungsschlüssel generieren </text:span>kann<text:span text:style-name="T269">. Somit ist </text:span>ein Man-in-the-Middle Angreifer<text:span text:style-name="T269"> nicht in der Lage, sich zwischen die Kommunikation von Leaf und Pod zu schalten.</text:span></text:p>
      <text:p text:style-name="Text_20_body">Allerdings k<text:span text:style-name="T317">ann der</text:span> Pod erst nach de<text:span text:style-name="T317">m erfolgreichen Erstellen eines Besitzertickets </text:span>davon ausgehen, dass <text:s/><text:span text:style-name="T317">die Domainerstellung</text:span> nicht durch einen Angreifer korrumpiert wurde. <text:span text:style-name="T317">Daher sollten Pod und Node die Domain wieder entfernen, falls innerhalb eines angemessenen Zeitraumes kein Besitzerticket erstellt wurde.</text:span></text:p>
      <text:h text:style-name="Heading_20_3" text:outline-level="3"><text:bookmark-start text:name="__RefHeading__10415_1524863302"/><text:soft-page-break/><text:span text:style-name="T204">Erstellen</text:span> eines Tickets<text:bookmark-end text:name="__RefHeading__10415_1524863302"/></text:h>
      <text:p text:style-name="Text_20_body">Nach dem Empfang der Einladungsdaten kann der Empfänger ein Ticket erstellen, <text:span text:style-name="T206">um Zugriff auf die Domain zu erlangen. Zunächst wird dafür auf dem Leaf ein Ticketschlüsselteil </text:span><text:span text:style-name="Variable"><text:span text:style-name="T206">tkey</text:span></text:span><text:span text:style-name="Index"><text:span text:style-name="T206">L</text:span></text:span><text:span text:style-name="T206"> generiert. Dieser wird signiert mit dem Einladungsschlüssel </text:span><text:span text:style-name="Variable"><text:span text:style-name="T206">ikey</text:span></text:span><text:span text:style-name="T206"> an den Pod übertragen.</text:span></text:p>
      <text:p text:style-name="Text_20_body">Nach de<text:span text:style-name="T207">r erfolgreichen Überprüfung der Signatur erzeugt der Pod die Ticket-ID </text:span><text:span text:style-name="Variable"><text:span text:style-name="T207">tid</text:span></text:span><text:span text:style-name="T207"> und den zweiten Ticketschlüsselteil </text:span><text:span text:style-name="Variable"><text:span text:style-name="T207">tkey</text:span></text:span><text:span text:style-name="Index"><text:span text:style-name="T207">P</text:span></text:span><text:span text:style-name="T207"> und kann so den Ticketschlüssel </text:span><text:span text:style-name="Variable"><text:span text:style-name="T207">tkey</text:span></text:span><text:span text:style-name="T207"> berechnen. Die Domain-ID </text:span><text:span text:style-name="Variable"><text:span text:style-name="T207">did</text:span></text:span><text:span text:style-name="T207"> und die Zugriffsrechte </text:span><text:span text:style-name="Variable"><text:span text:style-name="T207">tflags</text:span></text:span><text:span text:style-name="T207"> werden zusammen mit </text:span><text:span text:style-name="Variable"><text:span text:style-name="T207">tid</text:span></text:span><text:span text:style-name="T207"> und </text:span><text:span text:style-name="Variable"><text:span text:style-name="T207">tkey</text:span></text:span><text:span text:style-name="T207"> in der Datenbank des Pods gespeichert.</text:span></text:p>
      <text:p text:style-name="Text_20_body"><text:span text:style-name="T207">Außerdem werden </text:span><text:span text:style-name="Variable"><text:span text:style-name="T207">tid</text:span></text:span><text:span text:style-name="T207">, </text:span><text:span text:style-name="Variable"><text:span text:style-name="T207">tkey</text:span></text:span><text:span text:style-name="Index"><text:span text:style-name="T207">P</text:span></text:span><text:span text:style-name="Variable"><text:span text:style-name="T207">'</text:span></text:span><text:span text:style-name="T207">, </text:span><text:span text:style-name="Variable"><text:span text:style-name="T207">tflags</text:span></text:span><text:span text:style-name="T207"> und </text:span><text:span text:style-name="Variable"><text:span text:style-name="T207">did</text:span></text:span><text:span text:style-name="T207"> an den Leaf gesendet. Dieser kann nun ebenfalls </text:span><text:span text:style-name="Variable"><text:span text:style-name="T207">tkey</text:span></text:span><text:span text:style-name="T207"> berechnen und </text:span><text:span text:style-name="Variable"><text:span text:style-name="T207">tid</text:span></text:span><text:span text:style-name="T207">, </text:span><text:span text:style-name="Variable"><text:span text:style-name="T207">tkey</text:span></text:span><text:span text:style-name="T207">, </text:span><text:span text:style-name="Variable"><text:span text:style-name="T207">did</text:span></text:span><text:span text:style-name="T207"> und eventuell </text:span><text:span text:style-name="Variable"><text:span text:style-name="T207">data</text:span></text:span><text:span text:style-name="T207"> im Keyring speichern.</text:span></text:p>
      <table:table table:name="Table17" table:style-name="Table17">
        <table:table-column table:style-name="Table17.A"/>
        <table:table-column table:style-name="Table17.B" table:number-columns-repeated="2"/>
        <table:table-row>
          <table:table-cell table:style-name="Table17.A1" office:value-type="string">
            <text:p text:style-name="Table_20_Heading">Leaf</text:p>
          </table:table-cell>
          <table:table-cell table:style-name="Table17.A1" office:value-type="string">
            <text:p text:style-name="Table_20_Heading">Node</text:p>
          </table:table-cell>
          <table:table-cell table:style-name="Table17.C1" office:value-type="string">
            <text:p text:style-name="Table_20_Heading">Pod</text:p>
          </table:table-cell>
        </table:table-row>
        <table:table-row>
          <table:table-cell table:style-name="Table17.A2" office:value-type="string">
            <text:p text:style-name="Table_20_Contents">KEYS<text:span text:style-name="T303">(iid)</text:span> → <text:span text:style-name="T187">iid, ikey</text:span></text:p>
          </table:table-cell>
          <table:table-cell table:style-name="Table17.A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Table_20_Spacer"/>
          </table:table-cell>
          <table:table-cell table:style-name="Table17.A2" office:value-type="string">
            <text:p text:style-name="Table_20_Spacer"/>
          </table:table-cell>
          <table:table-cell table:style-name="Table17.C2" office:value-type="string">
            <text:p text:style-name="Table_20_Spacer"/>
          </table:table-cell>
        </table:table-row>
        <table:table-row>
          <table:table-cell table:style-name="Table17.A2" office:value-type="string">
            <text:p text:style-name="Table_20_Contents">tkey<text:span text:style-name="Index">L</text:span>= <text:span text:style-name="T304">key()</text:span></text:p>
          </table:table-cell>
          <table:table-cell table:style-name="Table17.A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Table_20_Contents">tkey<text:span text:style-name="Index">L</text:span>' = public(<text:span text:style-name="T240">tkey</text:span><text:span text:style-name="Index"><text:span text:style-name="T240">L</text:span></text:span>)</text:p>
          </table:table-cell>
          <table:table-cell table:style-name="Table17.A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Table_20_Spacer"/>
          </table:table-cell>
          <table:table-cell table:style-name="Table17.A2" office:value-type="string">
            <text:p text:style-name="Table_20_Spacer"/>
          </table:table-cell>
          <table:table-cell table:style-name="Table17.C2" office:value-type="string">
            <text:p text:style-name="Table_20_Spacer"/>
          </table:table-cell>
        </table:table-row>
        <table:table-row>
          <table:table-cell table:style-name="Table17.A2" office:value-type="string">
            <text:p text:style-name="Table_20_Contents">[i<text:span text:style-name="T320">key</text:span>: <text:span text:style-name="T320">iid, </text:span>tkey<text:span text:style-name="Index">L</text:span>'] →</text:p>
          </table:table-cell>
          <table:table-cell table:style-name="Table17.A2" office:value-type="string">
            <text:p text:style-name="Table_20_Contents">→ [i<text:span text:style-name="T320">key</text:span>: <text:span text:style-name="T320">iid, </text:span>tkey<text:span text:style-name="Index">L</text:span>'] →</text:p>
          </table:table-cell>
          <table:table-cell table:style-name="Table17.C2" office:value-type="string">
            <text:p text:style-name="Table_20_Contents">→<text:span text:style-name="T189"> </text:span>[i<text:span text:style-name="T320">key</text:span>: <text:span text:style-name="T320">iid, </text:span>tkey<text:span text:style-name="Index">L</text:span>']</text:p>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DB(iid) → <text:span text:style-name="T186">ikey, t</text:span>flags, <text:span text:style-name="T305">did</text:span></text:p>
          </table:table-cell>
        </table:table-row>
        <table:table-row>
          <table:table-cell table:style-name="Table17.A2" office:value-type="string">
            <text:p text:style-name="Table_20_Spacer"/>
          </table:table-cell>
          <table:table-cell table:style-name="Table17.A2" office:value-type="string">
            <text:p text:style-name="Table_20_Spacer"/>
          </table:table-cell>
          <table:table-cell table:style-name="Table17.C2" office:value-type="string">
            <text:p text:style-name="Table_20_Spacer"/>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tid = id()</text:p>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tkey<text:span text:style-name="Index">P</text:span> = private()</text:p>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tkey<text:span text:style-name="Index">P</text:span>' = public(<text:span text:style-name="T240">tkey</text:span><text:span text:style-name="Index"><text:span text:style-name="T240">P</text:span></text:span>)</text:p>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tkey = shared(tkey<text:span text:style-name="Index">P</text:span>, tkey<text:span text:style-name="Index">L</text:span>')</text:p>
          </table:table-cell>
        </table:table-row>
        <table:table-row>
          <table:table-cell table:style-name="Table17.A2" office:value-type="string">
            <text:p text:style-name="Table_20_Spacer"/>
          </table:table-cell>
          <table:table-cell table:style-name="Table17.A2" office:value-type="string">
            <text:p text:style-name="Table_20_Spacer"/>
          </table:table-cell>
          <table:table-cell table:style-name="Table17.C2" office:value-type="string">
            <text:p text:style-name="Table_20_Spacer"/>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text:span text:style-name="T188">tid, tkey, tflags, did</text:span> → DB(<text:span text:style-name="T188">t</text:span>id)</text:p>
          </table:table-cell>
        </table:table-row>
        <table:table-row>
          <table:table-cell table:style-name="Table17.A2" office:value-type="string">
            <text:p text:style-name="Table_20_Contents"><text:span text:style-name="T188">[ikey: tid, tkey</text:span><text:span text:style-name="Index"><text:span text:style-name="T188">P</text:span></text:span><text:span text:style-name="T188">', tflags, did] ←</text:span></text:p>
          </table:table-cell>
          <table:table-cell table:style-name="Table17.A2" office:value-type="string">
            <text:p text:style-name="Table_20_Contents">← <text:span text:style-name="T188">[ikey: tid, tkey</text:span><text:span text:style-name="Index"><text:span text:style-name="T188">P</text:span></text:span><text:span text:style-name="T188">', tflags, did] ←</text:span></text:p>
          </table:table-cell>
          <table:table-cell table:style-name="Table17.C2" office:value-type="string">
            <text:p text:style-name="Table_20_Contents">← <text:span text:style-name="T188">[ikey: tid, tkey</text:span><text:span text:style-name="Index"><text:span text:style-name="T188">P</text:span></text:span><text:span text:style-name="T188">', tflags, did]</text:span></text:p>
          </table:table-cell>
        </table:table-row>
        <table:table-row>
          <table:table-cell table:style-name="Table17.A2" office:value-type="string">
            <text:p text:style-name="Table_20_Spacer"/>
          </table:table-cell>
          <table:table-cell table:style-name="Table17.A2" office:value-type="string">
            <text:p text:style-name="Table_20_Spacer"/>
          </table:table-cell>
          <table:table-cell table:style-name="Table17.C2" office:value-type="string">
            <text:p text:style-name="Table_20_Spacer"/>
          </table:table-cell>
        </table:table-row>
        <table:table-row>
          <table:table-cell table:style-name="Table17.A2" office:value-type="string">
            <text:p text:style-name="Table_20_Contents">tkey = shared(tkey<text:span text:style-name="Index">L</text:span>, tkey<text:span text:style-name="Index">P</text:span>')</text:p>
          </table:table-cell>
          <table:table-cell table:style-name="Table17.A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Table_20_Spacer"/>
          </table:table-cell>
          <table:table-cell table:style-name="Table17.A2" office:value-type="string">
            <text:p text:style-name="Table_20_Spacer"/>
          </table:table-cell>
          <table:table-cell table:style-name="Table17.C2" office:value-type="string">
            <text:p text:style-name="Table_20_Spacer"/>
          </table:table-cell>
        </table:table-row>
        <table:table-row>
          <table:table-cell table:style-name="Table17.A20" office:value-type="string">
            <text:p text:style-name="Table_20_Contents">tid, tkey, tflags, did → KEYS(tid)</text:p>
          </table:table-cell>
          <table:table-cell table:style-name="Table17.A20" office:value-type="string">
            <text:p text:style-name="Table_20_Contents"/>
          </table:table-cell>
          <table:table-cell table:style-name="Table17.C20" office:value-type="string">
            <text:p text:style-name="Table_20_Contents"/>
          </table:table-cell>
        </table:table-row>
      </table:table>
      <text:p text:style-name="Text_20_body">Durch die Signierung der Anfrage mit geheimen Einladungsschlüssel <text:span text:style-name="Variable">ikey</text:span> kann der Pod sicherstellen, dass der Leaf eine gültige Einladung besitzt. Umgekehrt kann der Leaf feststellen, dass die empfangene Antwort tatsächlich von dem Pod stammt, auf dem die Einladung abgelegt wurde.</text:p>
      <text:p text:style-name="Text_20_body">Der Einladungsschlüssel wird hier bewusst nur für die Signierung <text:span text:style-name="T323">und nicht für die Verschlüsselung </text:span>des <text:span text:style-name="T322">S</text:span>chlüsselaustausches verwendet. Würde andernfalls der Ticketschlüssel auf dem Leaf <text:span text:style-name="T321">(oder Pod)</text:span> generiert und verschlüsselt zum Pod <text:span text:style-name="T321">(oder Leaf)</text:span> übertragen werden, wäre es <text:span text:style-name="T319">einem Angreifer möglich an den Ticketschlüssel zu gelangen, falls der Einladungsschlüssel nachträglich publik werden sollte.</text:span></text:p>
      <text:h text:style-name="Heading_20_2" text:outline-level="2"><text:bookmark-start text:name="__RefHeading__15576_1957197483"/>Streams<text:bookmark-end text:name="__RefHeading__15576_1957197483"/></text:h>
      <text:p text:style-name="Text_20_body"><text:span text:style-name="T163">Domaindaten werden zwischen Leaf und Pod </text:span><text:span text:style-name="Strong_20_Emphasis"><text:span text:style-name="T163">verschlüsselt übertragen</text:span></text:span><text:span text:style-name="T163">, aber auf dem Pod </text:span><text:span text:style-name="Strong_20_Emphasis"><text:span text:style-name="T136">unverschlüsselt gespeichert</text:span></text:span><text:span text:style-name="T136">. Zugriff ist daher sowohl durch den Leaf als auch durch den Pod möglich. Ein typisches Beispiel sind zusätzliche Informationen über die Mitglieder einer Domain. Insbesondere werden aber auch Entities (→ Kapitel </text:span><text:span text:style-name="T136"><text:bookmark-ref text:reference-format="number" text:ref-name="__RefHeading__2292_1117928776">Error: Reference source not found</text:bookmark-ref></text:span><text:span text:style-name="T136">) wie Domaindaten ausgetauscht.</text:span></text:p>
      <text:p text:style-name="Text_20_body"/>
      <text:p text:style-name="P18"><text:soft-page-break/>Der Austausch von Domaindaten zwischen Leaf und einem Pod erfolgt über sogenannte Streams. Dies sind temporare Datentunnel, die mit Hilfe eines Tickets zwischen einem Leaf und einer Domain auf einem Pod aufgebaut werden können. Ein Stream wird durch den Leaf geöffnet und wird sowohl von Leaf als auch Pod automatisch geschlossen, wenn der Stream für eine vereinbarte Zeit lang nicht genutzt wurde. Für den Zeitraum seiner Existenz hat jeder Stream eine auf Leaf und Pod eindeutige Stream-ID.</text:p>
      <text:p text:style-name="P19">Die Verschlüsselung erfolgt symmetrisch <text:span text:style-name="T365">mit einem temporaren Schlüssel, der zerstört wird, sobald der Stream geschlossen wird. So können Daten, die über einen Stream gesendet wurden, später nicht mehr entschlüsselt werden.</text:span> Auf diese Weise wird die Perfect-Forward-Secrecy der übertragenen Domaindaten sichergestellt.</text:p>
      <text:p text:style-name="P19">Es wird immer ein <text:span text:style-name="T365">Schlüssel</text:span>teil durch den Leaf und der andere Teil durch den Pod generiert <text:span text:style-name="T365">und</text:span> <text:span text:style-name="T365">d</text:span>ie öffentlichen <text:span text:style-name="T365">Schlüssel</text:span>teil<text:span text:style-name="T365">e </text:span>ausgetauscht. Um <text:span text:style-name="T366">Man-in-the-Middle Angriffe</text:span> zu vermeiden, <text:span text:style-name="T366">wird</text:span> zwischen Leaf und Pod <text:span text:style-name="T366">mit dem Ticketschlüssel </text:span>signiert. <text:span text:style-name="T366">So können dem Stream auch die Zugriffsrechte des jeweiligen Tickets zugeordnet werden, so dass der Ticketschlüssel nach dem Öffnen des Streams nicht mehr benötigt wird.</text:span></text:p>
      <text:h text:style-name="Heading_20_3" text:outline-level="3"><text:bookmark-start text:name="__RefNumPara__9545_884300666"/>Ö<text:span text:style-name="T327">ffnen eines Streams</text:span><text:bookmark-end text:name="__RefNumPara__9545_884300666"/></text:h>
      <text:p text:style-name="Text_20_body"><text:span text:style-name="Emphasis">TODO: Beschreibung</text:span></text:p>
      <table:table table:name="Table13" table:style-name="Table13">
        <table:table-column table:style-name="Table13.A"/>
        <table:table-column table:style-name="Table13.B"/>
        <table:table-column table:style-name="Table13.A"/>
        <table:table-row>
          <table:table-cell table:style-name="Table13.A1" office:value-type="string">
            <text:p text:style-name="Table_20_Heading">Leaf</text:p>
          </table:table-cell>
          <table:table-cell table:style-name="Table13.A1" office:value-type="string">
            <text:p text:style-name="Table_20_Heading">Node</text:p>
          </table:table-cell>
          <table:table-cell table:style-name="Table13.C1" office:value-type="string">
            <text:p text:style-name="Table_20_Heading">Pod</text:p>
          </table:table-cell>
        </table:table-row>
        <table:table-row>
          <table:table-cell table:style-name="Table13.A2" office:value-type="string">
            <text:p text:style-name="Table_20_Contents"><text:span text:style-name="T41">APP </text:span>→<text:span text:style-name="T41"> did</text:span></text:p>
          </table:table-cell>
          <table:table-cell table:style-name="Table13.A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Table_20_Spacer"/>
          </table:table-cell>
          <table:table-cell table:style-name="Table13.A2" office:value-type="string">
            <text:p text:style-name="Table_20_Spacer"/>
          </table:table-cell>
          <table:table-cell table:style-name="Table13.C2" office:value-type="string">
            <text:p text:style-name="Table_20_Spacer"/>
          </table:table-cell>
        </table:table-row>
        <table:table-row>
          <table:table-cell table:style-name="Table13.A2" office:value-type="string">
            <text:p text:style-name="Table_20_Contents"><text:span text:style-name="T327">skey</text:span><text:span text:style-name="Index"><text:span text:style-name="T41">L</text:span></text:span> = private()</text:p>
          </table:table-cell>
          <table:table-cell table:style-name="Table13.A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Table_20_Contents"><text:span text:style-name="T327">skey</text:span><text:span text:style-name="Index"><text:span text:style-name="T41">L</text:span></text:span>' = public(<text:span text:style-name="T330">skey</text:span><text:span text:style-name="Index"><text:span text:style-name="T42">L</text:span></text:span>)</text:p>
          </table:table-cell>
          <table:table-cell table:style-name="Table13.A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Table_20_Spacer"/>
          </table:table-cell>
          <table:table-cell table:style-name="Table13.A2" office:value-type="string">
            <text:p text:style-name="Table_20_Spacer"/>
          </table:table-cell>
          <table:table-cell table:style-name="Table13.C2" office:value-type="string">
            <text:p text:style-name="Table_20_Spacer"/>
          </table:table-cell>
        </table:table-row>
        <table:table-row>
          <table:table-cell table:style-name="Table13.A2" office:value-type="string">
            <text:p text:style-name="Table_20_Contents"><text:span text:style-name="T41">[tkey: tid, did, skey</text:span><text:span text:style-name="Index"><text:span text:style-name="T42">L</text:span></text:span><text:span text:style-name="T121">'] </text:span>→</text:p>
          </table:table-cell>
          <table:table-cell table:style-name="Table13.A2" office:value-type="string">
            <text:p text:style-name="Table_20_Contents">→<text:span text:style-name="T76"> [tkey: tid, did, skey</text:span><text:span text:style-name="Index"><text:span text:style-name="T42">L</text:span></text:span><text:span text:style-name="T121">'] </text:span>→</text:p>
          </table:table-cell>
          <table:table-cell table:style-name="Table13.C2" office:value-type="string">
            <text:p text:style-name="Table_20_Contents">→<text:span text:style-name="T41"> [tkey: tid, did, skey</text:span><text:span text:style-name="Index"><text:span text:style-name="T42">L</text:span></text:span><text:span text:style-name="T121">']</text:span></text:p>
          </table:table-cell>
        </table:table-row>
        <table:table-row>
          <table:table-cell table:style-name="Table13.A2" office:value-type="string">
            <text:p text:style-name="Table_20_Spacer"/>
          </table:table-cell>
          <table:table-cell table:style-name="Table13.A2" office:value-type="string">
            <text:p text:style-name="Table_20_Spacer"/>
          </table:table-cell>
          <table:table-cell table:style-name="Table13.C2" office:value-type="string">
            <text:p text:style-name="Table_20_Spacer"/>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DB(tid) → tkey, tflags, did</text:p>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text:span text:style-name="Emphasis">verify tkey signature; compare did</text:span></text:p>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text:span text:style-name="T327">skey</text:span><text:span text:style-name="Index"><text:span text:style-name="T41">P</text:span></text:span> = private()</text:p>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text:span text:style-name="T327">skey</text:span><text:span text:style-name="Index"><text:span text:style-name="T41">P</text:span></text:span>' = public(<text:span text:style-name="T330">skey</text:span><text:span text:style-name="Index"><text:span text:style-name="T42">P</text:span></text:span>)</text:p>
          </table:table-cell>
        </table:table-row>
        <table:table-row>
          <table:table-cell table:style-name="Table13.A2" office:value-type="string">
            <text:p text:style-name="Table_20_Contents"/>
          </table:table-cell>
          <table:table-cell table:style-name="Table13.A2" office:value-type="string">
            <text:p text:style-name="Table_20_Spacer"/>
          </table:table-cell>
          <table:table-cell table:style-name="Table13.C2" office:value-type="string">
            <text:p text:style-name="Table_20_Contents"><text:span text:style-name="T327">skey</text:span> = shared(<text:span text:style-name="T330">skey</text:span><text:span text:style-name="Index"><text:span text:style-name="T92">P</text:span></text:span>, <text:span text:style-name="T330">skey</text:span><text:span text:style-name="Index"><text:span text:style-name="T121">L</text:span></text:span>')</text:p>
          </table:table-cell>
        </table:table-row>
        <table:table-row>
          <table:table-cell table:style-name="Table13.A2" office:value-type="string">
            <text:p text:style-name="Table_20_Spacer"/>
          </table:table-cell>
          <table:table-cell table:style-name="Table13.A2" office:value-type="string">
            <text:p text:style-name="Table_20_Spacer"/>
          </table:table-cell>
          <table:table-cell table:style-name="Table13.C2" office:value-type="string">
            <text:p text:style-name="Table_20_Spacer"/>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ssalt = key()</text:p>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sid = hmac(ssalt, <text:span text:style-name="T349">skey</text:span>)</text:p>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text:span text:style-name="T328">sid, skey, did, tflags</text:span> → <text:span text:style-name="T43">MEM(sid)</text:span></text:p>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C2" office:value-type="string">
            <text:p text:style-name="Table_20_Contents"><text:span text:style-name="Emphasis">repeat until sid id unique</text:span></text:p>
          </table:table-cell>
        </table:table-row>
        <table:table-row>
          <table:table-cell table:style-name="Table13.A2" office:value-type="string">
            <text:p text:style-name="Table_20_Spacer"/>
          </table:table-cell>
          <table:table-cell table:style-name="Table13.A2" office:value-type="string">
            <text:p text:style-name="Table_20_Spacer"/>
          </table:table-cell>
          <table:table-cell table:style-name="Table13.C2" office:value-type="string">
            <text:p text:style-name="Table_20_Spacer"/>
          </table:table-cell>
        </table:table-row>
        <table:table-row>
          <table:table-cell table:style-name="Table13.A2" office:value-type="string">
            <text:p text:style-name="Table_20_Contents"><text:span text:style-name="T348">[tkey: tid, tflags, did, skey</text:span><text:span text:style-name="Index"><text:span text:style-name="T42">P</text:span></text:span><text:span text:style-name="T121">', ssalt]</text:span> ←</text:p>
          </table:table-cell>
          <table:table-cell table:style-name="Table13.A2" office:value-type="string">
            <text:p text:style-name="Table_20_Contents">← <text:span text:style-name="T348">[tkey: tid, tflags did, skey</text:span><text:span text:style-name="Index"><text:span text:style-name="T42">P</text:span></text:span><text:span text:style-name="T121">', ssalt]</text:span> <text:span text:style-name="T76">←</text:span></text:p>
          </table:table-cell>
          <table:table-cell table:style-name="Table13.C2" office:value-type="string">
            <text:p text:style-name="Table_20_Contents">← <text:span text:style-name="T348">[tkey: tid, tflags, did, skey</text:span><text:span text:style-name="Index"><text:span text:style-name="T42">P</text:span></text:span><text:span text:style-name="T121">', ssalt]</text:span></text:p>
          </table:table-cell>
        </table:table-row>
        <table:table-row>
          <table:table-cell table:style-name="Table13.A2" office:value-type="string">
            <text:p text:style-name="Table_20_Spacer"/>
          </table:table-cell>
          <table:table-cell table:style-name="Table13.A2" office:value-type="string">
            <text:p text:style-name="Table_20_Spacer"/>
          </table:table-cell>
          <table:table-cell table:style-name="Table13.C2" office:value-type="string">
            <text:p text:style-name="Table_20_Spacer"/>
          </table:table-cell>
        </table:table-row>
        <table:table-row>
          <table:table-cell table:style-name="Table13.A2" office:value-type="string">
            <text:p text:style-name="Table_20_Contents"><text:span text:style-name="T327">skey</text:span> = shared(<text:span text:style-name="T327">skey</text:span><text:span text:style-name="Index"><text:span text:style-name="T92">L</text:span></text:span>, <text:span text:style-name="T327">skey</text:span><text:span text:style-name="Index"><text:span text:style-name="T92">P</text:span></text:span>')</text:p>
          </table:table-cell>
          <table:table-cell table:style-name="Table13.A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Table_20_Contents">sid = hmac(ssalt, <text:span text:style-name="T349">skey</text:span>)</text:p>
          </table:table-cell>
          <table:table-cell table:style-name="Table13.A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Table_20_Spacer"/>
          </table:table-cell>
          <table:table-cell table:style-name="Table13.A2" office:value-type="string">
            <text:p text:style-name="Table_20_Spacer"/>
          </table:table-cell>
          <table:table-cell table:style-name="Table13.C2" office:value-type="string">
            <text:p text:style-name="Table_20_Spacer"/>
          </table:table-cell>
        </table:table-row>
        <table:table-row>
          <table:table-cell table:style-name="Table13.A2" office:value-type="string">
            <text:p text:style-name="Table_20_Contents"><text:span text:style-name="T349">sid, ssalt, tflags </text:span>→ <text:span text:style-name="T268">MEM(did)</text:span></text:p>
          </table:table-cell>
          <table:table-cell table:style-name="Table13.A2" office:value-type="string">
            <text:p text:style-name="Table_20_Contents"/>
          </table:table-cell>
          <table:table-cell table:style-name="Table13.C2" office:value-type="string">
            <text:p text:style-name="Table_20_Contents"/>
          </table:table-cell>
        </table:table-row>
        <table:table-row>
          <table:table-cell table:style-name="Table13.A26" office:value-type="string">
            <text:p text:style-name="Table_20_Contents"><text:span text:style-name="Emphasis"><text:span text:style-name="T329">ok</text:span></text:span> → APP</text:p>
          </table:table-cell>
          <table:table-cell table:style-name="Table13.A26" office:value-type="string">
            <text:p text:style-name="Table_20_Contents"/>
          </table:table-cell>
          <table:table-cell table:style-name="Table13.C26" office:value-type="string">
            <text:p text:style-name="Table_20_Contents"/>
          </table:table-cell>
        </table:table-row>
      </table:table>
      <text:h text:style-name="Heading_20_3" text:outline-level="3"><text:bookmark-start text:name="__RefHeading__13513_1528606409"/><text:soft-page-break/><text:span text:style-name="T343">Datenaustausch über einen</text:span> Stream<text:bookmark-end text:name="__RefHeading__13513_1528606409"/></text:h>
      <text:p text:style-name="P20"><text:span text:style-name="Emphasis">TODO: Beschreibung</text:span></text:p>
      <table:table table:name="Table9" table:style-name="Table9">
        <table:table-column table:style-name="Table9.A"/>
        <table:table-column table:style-name="Table9.B"/>
        <table:table-column table:style-name="Table9.A"/>
        <table:table-row>
          <table:table-cell table:style-name="Table9.A1" office:value-type="string">
            <text:p text:style-name="Table_20_Heading">Leaf</text:p>
          </table:table-cell>
          <table:table-cell table:style-name="Table9.A1" office:value-type="string">
            <text:p text:style-name="Table_20_Heading">Node</text:p>
          </table:table-cell>
          <table:table-cell table:style-name="Table9.C1" office:value-type="string">
            <text:p text:style-name="Table_20_Heading">Pod</text:p>
          </table:table-cell>
        </table:table-row>
        <table:table-row>
          <table:table-cell table:style-name="Table9.A2" office:value-type="string">
            <text:p text:style-name="Table_20_Contents"><text:span text:style-name="T41">APP </text:span>→<text:span text:style-name="T41"> did, req</text:span></text:p>
          </table:table-cell>
          <table:table-cell table:style-name="Table9.A2" office:value-type="string">
            <text:p text:style-name="Table_20_Contents"/>
          </table:table-cell>
          <table:table-cell table:style-name="Table9.C2" office:value-type="string">
            <text:p text:style-name="Table_20_Contents"/>
          </table:table-cell>
        </table:table-row>
        <table:table-row>
          <table:table-cell table:style-name="Table9.A2" office:value-type="string">
            <text:p text:style-name="Table_20_Contents"><text:span text:style-name="T43">MEM(did)</text:span> → <text:span text:style-name="T331">sid, skey</text:span></text:p>
          </table:table-cell>
          <table:table-cell table:style-name="Table9.A2" office:value-type="string">
            <text:p text:style-name="Table_20_Contents"/>
          </table:table-cell>
          <table:table-cell table:style-name="Table9.C2" office:value-type="string">
            <text:p text:style-name="Table_20_Contents"/>
          </table:table-cell>
        </table:table-row>
        <table:table-row>
          <table:table-cell table:style-name="Table9.A2" office:value-type="string">
            <text:p text:style-name="Table_20_Contents"><text:span text:style-name="T336">s</text:span>vec<text:span text:style-name="Index"><text:span text:style-name="T41">L</text:span></text:span> = <text:span text:style-name="T331">timestamp</text:span>()</text:p>
          </table:table-cell>
          <table:table-cell table:style-name="Table9.A2" office:value-type="string">
            <text:p text:style-name="Table_20_Contents"/>
          </table:table-cell>
          <table:table-cell table:style-name="Table9.C2" office:value-type="string">
            <text:p text:style-name="Table_20_Contents"/>
          </table:table-cell>
        </table:table-row>
        <table:table-row>
          <table:table-cell table:style-name="Table9.A2" office:value-type="string">
            <text:p text:style-name="Table_20_Contents"><text:span text:style-name="T337">req</text:span>' = encrypt(<text:span text:style-name="T331">skey, svec</text:span><text:span text:style-name="Index"><text:span text:style-name="T331">L</text:span></text:span><text:span text:style-name="T331">, req</text:span>)</text:p>
          </table:table-cell>
          <table:table-cell table:style-name="Table9.A2" office:value-type="string">
            <text:p text:style-name="Table_20_Contents"/>
          </table:table-cell>
          <table:table-cell table:style-name="Table9.C2" office:value-type="string">
            <text:p text:style-name="Table_20_Contents"/>
          </table:table-cell>
        </table:table-row>
        <table:table-row>
          <table:table-cell table:style-name="Table9.A2" office:value-type="string">
            <text:p text:style-name="Table_20_Spacer"/>
          </table:table-cell>
          <table:table-cell table:style-name="Table9.A2" office:value-type="string">
            <text:p text:style-name="Table_20_Spacer"/>
          </table:table-cell>
          <table:table-cell table:style-name="Table9.C2" office:value-type="string">
            <text:p text:style-name="Table_20_Spacer"/>
          </table:table-cell>
        </table:table-row>
        <table:table-row>
          <table:table-cell table:style-name="Table9.A2" office:value-type="string">
            <text:p text:style-name="Table_20_Contents"><text:span text:style-name="T332">[skey: sid, did, svec</text:span><text:span text:style-name="Index"><text:span text:style-name="T332">L</text:span></text:span><text:span text:style-name="T332">, req']</text:span> →</text:p>
          </table:table-cell>
          <table:table-cell table:style-name="Table9.A2" office:value-type="string">
            <text:p text:style-name="Table_20_Contents"><text:span text:style-name="T42">→ [skey: sid, did, svec</text:span><text:span text:style-name="Index"><text:span text:style-name="T332">L</text:span></text:span><text:span text:style-name="T332">, req']</text:span></text:p>
          </table:table-cell>
          <table:table-cell table:style-name="Table9.C2" office:value-type="string">
            <text:p text:style-name="Table_20_Contents"/>
          </table:table-cell>
        </table:table-row>
        <table:table-row>
          <table:table-cell table:style-name="Table9.A2" office:value-type="string">
            <text:p text:style-name="Table_20_Contents"/>
          </table:table-cell>
          <table:table-cell table:style-name="Table9.A2" office:value-type="string">
            <text:p text:style-name="Table_20_Contents">DB(did) → <text:span text:style-name="T333">purl</text:span></text:p>
          </table:table-cell>
          <table:table-cell table:style-name="Table9.C2" office:value-type="string">
            <text:p text:style-name="Table_20_Contents"/>
          </table:table-cell>
        </table:table-row>
        <table:table-row>
          <table:table-cell table:style-name="Table9.A2" office:value-type="string">
            <text:p text:style-name="Table_20_Contents"/>
          </table:table-cell>
          <table:table-cell table:style-name="Table9.A2" office:value-type="string">
            <text:p text:style-name="Table_20_Contents"><text:span text:style-name="T332">[skey: sid, did, svec</text:span><text:span text:style-name="Index"><text:span text:style-name="T332">L</text:span></text:span><text:span text:style-name="T332">, req'] →</text:span></text:p>
          </table:table-cell>
          <table:table-cell table:style-name="Table9.C2" office:value-type="string">
            <text:p text:style-name="Table_20_Contents"><text:span text:style-name="T42">→ [skey: sid, did, svec</text:span><text:span text:style-name="Index"><text:span text:style-name="T332">L</text:span></text:span><text:span text:style-name="T332">, req']</text:span></text:p>
          </table:table-cell>
        </table:table-row>
        <table:table-row>
          <table:table-cell table:style-name="Table9.A2" office:value-type="string">
            <text:p text:style-name="Table_20_Spacer"/>
          </table:table-cell>
          <table:table-cell table:style-name="Table9.A2" office:value-type="string">
            <text:p text:style-name="Table_20_Spacer"/>
          </table:table-cell>
          <table:table-cell table:style-name="Table9.C2" office:value-type="string">
            <text:p text:style-name="Table_20_Spacer"/>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text:span text:style-name="T335">MEM</text:span>(<text:span text:style-name="T334">sid</text:span>) → <text:span text:style-name="T328">skey, did, tflags</text:span></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text:span text:style-name="Emphasis"><text:span text:style-name="T344">check</text:span></text:span><text:span text:style-name="Emphasis"> skey signature, </text:span><text:span text:style-name="Emphasis"><text:span text:style-name="T340">did &amp; tflags</text:span></text:span></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text:span text:style-name="T338">req = decrypt(skey, svec</text:span><text:span text:style-name="Index"><text:span text:style-name="T336">L</text:span></text:span><text:span text:style-name="T336">, req')</text:span></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req → <text:span text:style-name="Emphasis">process request</text:span> → res</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text:span text:style-name="T336">s</text:span>vec<text:span text:style-name="Index">P</text:span> = <text:span text:style-name="T331">timestamp</text:span>()</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res' = encrypt(<text:span text:style-name="T339">skey, svec</text:span><text:span text:style-name="Index"><text:span text:style-name="T339">P</text:span></text:span><text:span text:style-name="T339">, </text:span>res)</text:p>
          </table:table-cell>
        </table:table-row>
        <table:table-row>
          <table:table-cell table:style-name="Table9.A2" office:value-type="string">
            <text:p text:style-name="Table_20_Spacer"/>
          </table:table-cell>
          <table:table-cell table:style-name="Table9.A2" office:value-type="string">
            <text:p text:style-name="Table_20_Spacer"/>
          </table:table-cell>
          <table:table-cell table:style-name="Table9.C2" office:value-type="string">
            <text:p text:style-name="Table_20_Spacer"/>
          </table:table-cell>
        </table:table-row>
        <table:table-row>
          <table:table-cell table:style-name="Table9.A2" office:value-type="string">
            <text:p text:style-name="Table_20_Contents"><text:span text:style-name="T339">[skey: sid, did, svec</text:span><text:span text:style-name="Index"><text:span text:style-name="T339">P</text:span></text:span><text:span text:style-name="T339">, </text:span>res'<text:span text:style-name="T339">]</text:span> ←</text:p>
          </table:table-cell>
          <table:table-cell table:style-name="Table9.A2" office:value-type="string">
            <text:p text:style-name="Table_20_Contents">← <text:span text:style-name="T339">[skey: sid, did, svec</text:span><text:span text:style-name="Index"><text:span text:style-name="T339">P</text:span></text:span><text:span text:style-name="T339">, </text:span>res'<text:span text:style-name="T339">] ←</text:span></text:p>
          </table:table-cell>
          <table:table-cell table:style-name="Table9.C2" office:value-type="string">
            <text:p text:style-name="Table_20_Contents">← <text:span text:style-name="T339">[skey: sid, did, svec</text:span><text:span text:style-name="Index"><text:span text:style-name="T339">P</text:span></text:span><text:span text:style-name="T339">, </text:span>res'<text:span text:style-name="T339">]</text:span></text:p>
          </table:table-cell>
        </table:table-row>
        <table:table-row>
          <table:table-cell table:style-name="Table9.A2" office:value-type="string">
            <text:p text:style-name="Table_20_Spacer"/>
          </table:table-cell>
          <table:table-cell table:style-name="Table9.A2" office:value-type="string">
            <text:p text:style-name="Table_20_Spacer"/>
          </table:table-cell>
          <table:table-cell table:style-name="Table9.C2" office:value-type="string">
            <text:p text:style-name="Table_20_Spacer"/>
          </table:table-cell>
        </table:table-row>
        <table:table-row>
          <table:table-cell table:style-name="Table9.A2" office:value-type="string">
            <text:p text:style-name="Table_20_Contents"><text:span text:style-name="Emphasis"><text:span text:style-name="T345">check</text:span></text:span><text:span text:style-name="Emphasis"> skey signatur</text:span><text:span text:style-name="Emphasis"><text:span text:style-name="T341">e &amp; did</text:span></text:span></text:p>
          </table:table-cell>
          <table:table-cell table:style-name="Table9.A2" office:value-type="string">
            <text:p text:style-name="Table_20_Contents"/>
          </table:table-cell>
          <table:table-cell table:style-name="Table9.C2" office:value-type="string">
            <text:p text:style-name="Table_20_Contents"/>
          </table:table-cell>
        </table:table-row>
        <table:table-row>
          <table:table-cell table:style-name="Table9.A2" office:value-type="string">
            <text:p text:style-name="Table_20_Contents">res = <text:span text:style-name="T45">decrypt</text:span>(<text:span text:style-name="T342">skey, s</text:span>vec<text:span text:style-name="Index"><text:span text:style-name="T342">P</text:span></text:span>, res')</text:p>
          </table:table-cell>
          <table:table-cell table:style-name="Table9.A2" office:value-type="string">
            <text:p text:style-name="Table_20_Contents"/>
          </table:table-cell>
          <table:table-cell table:style-name="Table9.C2" office:value-type="string">
            <text:p text:style-name="Table_20_Contents"/>
          </table:table-cell>
        </table:table-row>
        <table:table-row>
          <table:table-cell table:style-name="Table9.A22" office:value-type="string">
            <text:p text:style-name="Table_20_Contents">res → <text:s/>APP</text:p>
          </table:table-cell>
          <table:table-cell table:style-name="Table9.A22" office:value-type="string">
            <text:p text:style-name="Table_20_Contents"/>
          </table:table-cell>
          <table:table-cell table:style-name="Table9.C22" office:value-type="string">
            <text:p text:style-name="Table_20_Contents"/>
          </table:table-cell>
        </table:table-row>
      </table:table>
      <text:h text:style-name="Heading_20_4" text:outline-level="4">Kurzschreibweise</text:h>
      <text:p text:style-name="Text_20_body"><text:span text:style-name="T92">Die soeben beschriebenen Verschlüsselungsschritte werden</text:span> zur besseren Lesbarkeit <text:span text:style-name="T93">in allen weiteren Diagrammen</text:span> <text:span text:style-name="T158">weitestgehend</text:span> weggelassen. <text:span text:style-name="T93">Stattdessen wird folgende </text:span>Kurzschreibweise verwendet, <text:span text:style-name="T92">wenn Daten verschlüsselt übertragen werden.</text:span></text:p>
      <text:p text:style-name="Text_20_body"><text:span text:style-name="T93">Das Beispiel zeigt, wie eine Anfrage </text:span><text:span text:style-name="Variable"><text:span text:style-name="T93">req</text:span></text:span><text:span text:style-name="T93"> und die entsprechende Antwort </text:span><text:span text:style-name="Variable"><text:span text:style-name="T93">res</text:span></text:span><text:span text:style-name="T93"> mit einem Streamschlüssel </text:span><text:span text:style-name="Variable"><text:span text:style-name="T92">skey</text:span></text:span><text:span text:style-name="T92"> für die Domain mit der ID </text:span><text:span text:style-name="Variable"><text:span text:style-name="T92">did</text:span></text:span><text:span text:style-name="T92"> verschlüsselt und signiert werden. </text:span><text:span text:style-name="Variable"><text:span text:style-name="T92">sid</text:span></text:span><text:span text:style-name="T92"> und </text:span><text:span text:style-name="Variable"><text:span text:style-name="T92">did</text:span></text:span><text:span text:style-name="T92"> werden unverschlüsselt übertragen, sind jedoch Teil der signierten Nachricht. Es wird vorausgesetzt, dass die entsprechenden Schlüssel und Vektoren auf dem Leaf und auf dem Pod existieren.</text:span></text:p>
      <table:table table:name="Table14" table:style-name="Table14">
        <table:table-column table:style-name="Table14.A"/>
        <table:table-column table:style-name="Table14.B"/>
        <table:table-column table:style-name="Table14.A"/>
        <table:table-row>
          <table:table-cell table:style-name="Table14.A1" office:value-type="string">
            <text:p text:style-name="Table_20_Heading">Leaf</text:p>
          </table:table-cell>
          <table:table-cell table:style-name="Table14.A1" office:value-type="string">
            <text:p text:style-name="Table_20_Heading">Node</text:p>
          </table:table-cell>
          <table:table-cell table:style-name="Table14.C1" office:value-type="string">
            <text:p text:style-name="Table_20_Heading">Pod</text:p>
          </table:table-cell>
        </table:table-row>
        <table:table-row>
          <table:table-cell table:style-name="Table14.A2" office:value-type="string">
            <text:p text:style-name="Table_20_Contents"><text:span text:style-name="T41">APP </text:span>→ <text:span text:style-name="T41">did, req</text:span></text:p>
          </table:table-cell>
          <table:table-cell table:style-name="Table14.A2" office:value-type="string">
            <text:p text:style-name="Table_20_Contents"/>
          </table:table-cell>
          <table:table-cell table:style-name="Table14.C2" office:value-type="string">
            <text:p text:style-name="Table_20_Contents"/>
          </table:table-cell>
        </table:table-row>
        <table:table-row>
          <table:table-cell table:style-name="Table14.A2" office:value-type="string">
            <text:p text:style-name="Table_20_Contents"><text:span text:style-name="T350">[skey: sid, did, {skey: req}] </text:span>→ </text:p>
          </table:table-cell>
          <table:table-cell table:style-name="Table14.A2" office:value-type="string">
            <text:p text:style-name="Table_20_Contents">→ [skey: sid, did, {skey: req}] →</text:p>
          </table:table-cell>
          <table:table-cell table:style-name="Table14.C2" office:value-type="string">
            <text:p text:style-name="Table_20_Contents">→ [skey: sid, did, {skey: req}]</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C2" office:value-type="string">
            <text:p text:style-name="Table_20_Contents"><text:span text:style-name="T351">req</text:span> → <text:span text:style-name="Emphasis">process request</text:span> → <text:span text:style-name="T351">res</text:span></text:p>
          </table:table-cell>
        </table:table-row>
        <table:table-row>
          <table:table-cell table:style-name="Table14.A2" office:value-type="string">
            <text:p text:style-name="Table_20_Contents"><text:span text:style-name="T350">[skey: sid, did, {skey: res}]</text:span> ←</text:p>
          </table:table-cell>
          <table:table-cell table:style-name="Table14.A2" office:value-type="string">
            <text:p text:style-name="Table_20_Contents">← [skey: sid, did, {skey: res}] ←</text:p>
          </table:table-cell>
          <table:table-cell table:style-name="Table14.C2" office:value-type="string">
            <text:p text:style-name="Table_20_Contents">← <text:span text:style-name="T350">[skey: sid, did {skey: res}]</text:span></text:p>
          </table:table-cell>
        </table:table-row>
        <table:table-row>
          <table:table-cell table:style-name="Table14.A6" office:value-type="string">
            <text:p text:style-name="Table_20_Contents"><text:span text:style-name="T351">res</text:span> → <text:s/>APP</text:p>
          </table:table-cell>
          <table:table-cell table:style-name="Table14.A6" office:value-type="string">
            <text:p text:style-name="Table_20_Contents"/>
          </table:table-cell>
          <table:table-cell table:style-name="Table14.C6" office:value-type="string">
            <text:p text:style-name="Table_20_Contents"/>
          </table:table-cell>
        </table:table-row>
      </table:table>
      <text:h text:style-name="Heading_20_3" text:outline-level="3"><text:soft-page-break/>Aktualisieren des Streamschlüssels</text:h>
      <text:p text:style-name="P20"><text:span text:style-name="Emphasis">TODO: Beschreibung</text:span></text:p>
      <table:table table:name="Table19" table:style-name="Table19">
        <table:table-column table:style-name="Table19.A"/>
        <table:table-column table:style-name="Table19.B"/>
        <table:table-column table:style-name="Table19.A"/>
        <table:table-row>
          <table:table-cell table:style-name="Table19.A1" office:value-type="string">
            <text:p text:style-name="Table_20_Heading">Leaf</text:p>
          </table:table-cell>
          <table:table-cell table:style-name="Table19.A1" office:value-type="string">
            <text:p text:style-name="Table_20_Heading">Node</text:p>
          </table:table-cell>
          <table:table-cell table:style-name="Table19.C1" office:value-type="string">
            <text:p text:style-name="Table_20_Heading">Pod</text:p>
          </table:table-cell>
        </table:table-row>
        <table:table-row>
          <table:table-cell table:style-name="Table19.A2" office:value-type="string">
            <text:p text:style-name="Table_20_Contents"><text:span text:style-name="T41">APP </text:span>→<text:span text:style-name="T41"> did</text:span></text:p>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Table_20_Contents"><text:span text:style-name="T43">MEM(did)</text:span> → <text:span text:style-name="T331">sid, skey</text:span></text:p>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Table_20_Contents"><text:span text:style-name="T327">skey</text:span><text:span text:style-name="Index"><text:span text:style-name="T41">L</text:span></text:span> = private()</text:p>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Table_20_Contents"><text:span text:style-name="T327">skey</text:span><text:span text:style-name="Index"><text:span text:style-name="T41">L</text:span></text:span>' = public(<text:span text:style-name="T330">skey</text:span><text:span text:style-name="Index"><text:span text:style-name="T42">L</text:span></text:span>)</text:p>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Table_20_Spacer"/>
          </table:table-cell>
          <table:table-cell table:style-name="Table19.A2" office:value-type="string">
            <text:p text:style-name="Table_20_Spacer"/>
          </table:table-cell>
          <table:table-cell table:style-name="Table19.C2" office:value-type="string">
            <text:p text:style-name="Table_20_Spacer"/>
          </table:table-cell>
        </table:table-row>
        <table:table-row>
          <table:table-cell table:style-name="Table19.A2" office:value-type="string">
            <text:p text:style-name="Table_20_Contents"><text:span text:style-name="T332">[skey: sid, skey</text:span><text:span text:style-name="Index"><text:span text:style-name="T332">L</text:span></text:span><text:span text:style-name="T332">']</text:span> →</text:p>
          </table:table-cell>
          <table:table-cell table:style-name="Table19.A2" office:value-type="string">
            <text:p text:style-name="Table_20_Contents"><text:span text:style-name="T332">→ [skey: sid, skey</text:span><text:span text:style-name="Index"><text:span text:style-name="T332">L</text:span></text:span><text:span text:style-name="T332">']</text:span></text:p>
          </table:table-cell>
          <table:table-cell table:style-name="Table19.C2" office:value-type="string">
            <text:p text:style-name="Table_20_Contents"/>
          </table:table-cell>
        </table:table-row>
        <table:table-row>
          <table:table-cell table:style-name="Table19.A2" office:value-type="string">
            <text:p text:style-name="Table_20_Contents"/>
          </table:table-cell>
          <table:table-cell table:style-name="Table19.A2" office:value-type="string">
            <text:p text:style-name="Table_20_Contents">DB(did) → <text:span text:style-name="T333">purl</text:span></text:p>
          </table:table-cell>
          <table:table-cell table:style-name="Table19.C2" office:value-type="string">
            <text:p text:style-name="Table_20_Contents"/>
          </table:table-cell>
        </table:table-row>
        <table:table-row>
          <table:table-cell table:style-name="Table19.A2" office:value-type="string">
            <text:p text:style-name="Table_20_Contents"/>
          </table:table-cell>
          <table:table-cell table:style-name="Table19.A2" office:value-type="string">
            <text:p text:style-name="Table_20_Contents"><text:span text:style-name="T332">[skey: sid, skey</text:span><text:span text:style-name="Index"><text:span text:style-name="T332">L</text:span></text:span><text:span text:style-name="T332">'] →</text:span></text:p>
          </table:table-cell>
          <table:table-cell table:style-name="Table19.C2" office:value-type="string">
            <text:p text:style-name="Table_20_Contents"><text:span text:style-name="T332">→ [skey: sid, skey</text:span><text:span text:style-name="Index"><text:span text:style-name="T332">L</text:span></text:span><text:span text:style-name="T332">']</text:span></text:p>
          </table:table-cell>
        </table:table-row>
        <table:table-row>
          <table:table-cell table:style-name="Table19.A2" office:value-type="string">
            <text:p text:style-name="Table_20_Spacer"/>
          </table:table-cell>
          <table:table-cell table:style-name="Table19.A2" office:value-type="string">
            <text:p text:style-name="Table_20_Spacer"/>
          </table:table-cell>
          <table:table-cell table:style-name="Table19.C2" office:value-type="string">
            <text:p text:style-name="Table_20_Spacer"/>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text:span text:style-name="T335">MEM</text:span>(<text:span text:style-name="T334">sid</text:span>) → <text:span text:style-name="T328">skey</text:spa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text:span text:style-name="Emphasis"><text:span text:style-name="T344">check</text:span></text:span><text:span text:style-name="Emphasis"> skey signature</text:spa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text:span text:style-name="T327">skey</text:span><text:span text:style-name="Index"><text:span text:style-name="T41">P</text:span></text:span> = private()</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text:span text:style-name="T327">skey</text:span><text:span text:style-name="Index"><text:span text:style-name="T41">P</text:span></text:span>' = public(<text:span text:style-name="T330">skey</text:span><text:span text:style-name="Index"><text:span text:style-name="T42">P</text:span></text:spa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skey<text:span text:style-name="T313">°</text:span> = skey</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text:span text:style-name="T327">skey</text:span> = shared(<text:span text:style-name="T330">skey</text:span><text:span text:style-name="Index"><text:span text:style-name="T92">P</text:span></text:span>, <text:span text:style-name="T330">skey</text:span><text:span text:style-name="Index"><text:span text:style-name="T121">L</text:span></text:spa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skey → MEM(sid)</text:p>
          </table:table-cell>
        </table:table-row>
        <table:table-row>
          <table:table-cell table:style-name="Table19.A2" office:value-type="string">
            <text:p text:style-name="Table_20_Spacer"/>
          </table:table-cell>
          <table:table-cell table:style-name="Table19.A2" office:value-type="string">
            <text:p text:style-name="Table_20_Spacer"/>
          </table:table-cell>
          <table:table-cell table:style-name="Table19.C2" office:value-type="string">
            <text:p text:style-name="Table_20_Spacer"/>
          </table:table-cell>
        </table:table-row>
        <table:table-row>
          <table:table-cell table:style-name="Table19.A2" office:value-type="string">
            <text:p text:style-name="Table_20_Contents"><text:span text:style-name="T339">[skey°: sid, skey</text:span><text:span text:style-name="Index"><text:span text:style-name="T339">P</text:span></text:span><text:span text:style-name="T339">']</text:span> ←</text:p>
          </table:table-cell>
          <table:table-cell table:style-name="Table19.A2" office:value-type="string">
            <text:p text:style-name="Table_20_Contents">← <text:span text:style-name="T339">[skey°: sid, skey</text:span><text:span text:style-name="Index"><text:span text:style-name="T339">P</text:span></text:span><text:span text:style-name="T339">'] ←</text:span></text:p>
          </table:table-cell>
          <table:table-cell table:style-name="Table19.C2" office:value-type="string">
            <text:p text:style-name="Table_20_Contents">← <text:span text:style-name="T339">[skey°: sid, skey</text:span><text:span text:style-name="Index"><text:span text:style-name="T339">P</text:span></text:span><text:span text:style-name="T339">']</text:span></text:p>
          </table:table-cell>
        </table:table-row>
        <table:table-row>
          <table:table-cell table:style-name="Table19.A2" office:value-type="string">
            <text:p text:style-name="Table_20_Spacer"/>
          </table:table-cell>
          <table:table-cell table:style-name="Table19.A2" office:value-type="string">
            <text:p text:style-name="Table_20_Spacer"/>
          </table:table-cell>
          <table:table-cell table:style-name="Table19.C2" office:value-type="string">
            <text:p text:style-name="Table_20_Spacer"/>
          </table:table-cell>
        </table:table-row>
        <table:table-row>
          <table:table-cell table:style-name="Table19.A2" office:value-type="string">
            <text:p text:style-name="Table_20_Contents"><text:span text:style-name="Emphasis"><text:span text:style-name="T345">check</text:span></text:span><text:span text:style-name="Emphasis"> skey</text:span><text:span text:style-name="Emphasis"><text:span text:style-name="T313">°</text:span></text:span><text:span text:style-name="Emphasis"> signatur</text:span><text:span text:style-name="Emphasis"><text:span text:style-name="T346">e</text:span></text:span></text:p>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Table_20_Contents"><text:span text:style-name="T327">skey</text:span> = shared(<text:span text:style-name="T330">skey</text:span><text:span text:style-name="Index"><text:span text:style-name="T92">L</text:span></text:span>, <text:span text:style-name="T330">skey</text:span><text:span text:style-name="Index"><text:span text:style-name="T121">P</text:span></text:span>')</text:p>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Table_20_Contents"><text:span text:style-name="T347">s</text:span>key → MEM(sid)</text:p>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A24" office:value-type="string">
            <text:p text:style-name="Table_20_Contents"><text:span text:style-name="Emphasis"><text:span text:style-name="T346">ok</text:span></text:span> → <text:s/>APP</text:p>
          </table:table-cell>
          <table:table-cell table:style-name="Table19.A24" office:value-type="string">
            <text:p text:style-name="Table_20_Contents"/>
          </table:table-cell>
          <table:table-cell table:style-name="Table19.C24" office:value-type="string">
            <text:p text:style-name="Table_20_Contents"/>
          </table:table-cell>
        </table:table-row>
      </table:table>
      <text:h text:style-name="Heading_20_2" text:outline-level="2"><text:bookmark-start text:name="__RefHeading___Toc10597_884300666"/>Entities<text:bookmark-end text:name="__RefHeading___Toc10597_884300666"/></text:h>
      <text:p text:style-name="Text_20_body"><text:span text:style-name="T166">Entities </text:span>gehören immer einer bestimmten Domain und einem bestimmten Typ an. <text:span text:style-name="T120">Die Entity-ID wird </text:span>beim Erstellen durch den Node vergeben. <text:span text:style-name="T168">Da durch die Kombination von Typ und ID jede Entity nodeweit eindeutig identifizierbar sein muss, wird die Node-ID durch den Node vergeben. Außerdem werden die Verknüpfungen zwischen Entities, sowie die Domainzugehörigkeiten auf dem Node verwaltet. </text:span>Die <text:span text:style-name="T169">eigentlichen Entitydaten</text:span> werden auf dem Pod <text:span text:style-name="T167">als Domaindaten gespeichert und beim Transport entsprechend signiert und verschlüsselt</text:span>.</text:p>
      <text:h text:style-name="Heading_20_3" text:outline-level="3"><text:bookmark-start text:name="__RefHeading__13519_1528606409"/><text:span text:style-name="T171">Erstellen</text:span> <text:span text:style-name="T171">einer Entity</text:span><text:bookmark-end text:name="__RefHeading__13519_1528606409"/></text:h>
      <text:p text:style-name="Text_20_body"><text:span text:style-name="T115">Da</text:span>s <text:span text:style-name="T174">Erstellen</text:span> <text:span text:style-name="T170">von</text:span> Entit<text:span text:style-name="T170">ies</text:span> in der Domain <text:span text:style-name="T65">mit der ID </text:span><text:span text:style-name="Variable">did</text:span> erfolgt <text:span text:style-name="T64">ähnlich wie das Erstellen von anderen Domaindaten (→ Kapitel </text:span><text:span text:style-name="T64"><text:bookmark-ref text:reference-format="number" text:ref-name="__RefHeading__15576_1957197483">4.4</text:bookmark-ref></text:span><text:span text:style-name="T64">). Allerdings wird die Entity-ID </text:span><text:span text:style-name="Variable"><text:span text:style-name="T64">eid</text:span></text:span><text:span text:style-name="T64"> auf dem Node erzeugt und nach dem Erstellen der Entity auf dem Pod zusammen mit dem Entity-Typ </text:span><text:span text:style-name="Variable"><text:span text:style-name="T64">etype</text:span></text:span><text:span text:style-name="T64"> und der Domain-ID </text:span><text:span text:style-name="Variable"><text:span text:style-name="T64">did</text:span></text:span><text:span text:style-name="T64"> in der Datenbank des Node gespeichert.</text:span></text:p>
      <table:table table:name="Table12" table:style-name="Table12">
        <table:table-column table:style-name="Table12.A"/>
        <table:table-column table:style-name="Table12.B" table:number-columns-repeated="2"/>
        <table:table-row>
          <table:table-cell table:style-name="Table12.A1" office:value-type="string">
            <text:p text:style-name="Table_20_Heading">Leaf</text:p>
          </table:table-cell>
          <table:table-cell table:style-name="Table12.A1" office:value-type="string">
            <text:p text:style-name="Table_20_Heading">Node</text:p>
          </table:table-cell>
          <table:table-cell table:style-name="Table12.C1" office:value-type="string">
            <text:p text:style-name="Table_20_Heading">Pod</text:p>
          </table:table-cell>
        </table:table-row>
        <table:table-row>
          <table:table-cell table:style-name="Table12.A2" office:value-type="string">
            <text:p text:style-name="Table_20_Spacer"/>
          </table:table-cell>
          <table:table-cell table:style-name="Table12.A2" office:value-type="string">
            <text:p text:style-name="Table_20_Spacer"/>
          </table:table-cell>
          <table:table-cell table:style-name="Table12.C2" office:value-type="string">
            <text:p text:style-name="Table_20_Spacer"/>
          </table:table-cell>
        </table:table-row>
        <text:soft-page-break/>
        <table:table-row>
          <table:table-cell table:style-name="Table12.A2" office:value-type="string">
            <text:p text:style-name="Table_20_Contents"><text:span text:style-name="T51">APP </text:span>→<text:span text:style-name="T38"> did, etype, data</text:span></text:p>
          </table:table-cell>
          <table:table-cell table:style-name="Table12.A2" office:value-type="string">
            <text:p text:style-name="Table_20_Contents"/>
          </table:table-cell>
          <table:table-cell table:style-name="Table12.C2" office:value-type="string">
            <text:p text:style-name="Table_20_Spacer"/>
          </table:table-cell>
        </table:table-row>
        <table:table-row>
          <table:table-cell table:style-name="Table12.A2" office:value-type="string">
            <text:p text:style-name="Table_20_Spacer"/>
          </table:table-cell>
          <table:table-cell table:style-name="Table12.A2" office:value-type="string">
            <text:p text:style-name="Table_20_Spacer"/>
          </table:table-cell>
          <table:table-cell table:style-name="Table12.C2" office:value-type="string">
            <text:p text:style-name="Table_20_Spacer"/>
          </table:table-cell>
        </table:table-row>
        <table:table-row>
          <table:table-cell table:style-name="Table12.A2" office:value-type="string">
            <text:p text:style-name="Table_20_Contents"><text:span text:style-name="T164">[skey: {skey: data}, cmd, did, etype]</text:span> →</text:p>
          </table:table-cell>
          <table:table-cell table:style-name="Table12.A2" office:value-type="string">
            <text:p text:style-name="Table_20_Contents">→ <text:span text:style-name="T164">[skey: {skey: data}, cmd, did, etype]</text:span></text:p>
          </table:table-cell>
          <table:table-cell table:style-name="Table12.C2" office:value-type="string">
            <text:p text:style-name="Table_20_Contents"/>
          </table:table-cell>
        </table:table-row>
        <table:table-row>
          <table:table-cell table:style-name="Table12.A2" office:value-type="string">
            <text:p text:style-name="Table_20_Spacer"/>
          </table:table-cell>
          <table:table-cell table:style-name="Table12.A2" office:value-type="string">
            <text:p text:style-name="Table_20_Spacer"/>
          </table:table-cell>
          <table:table-cell table:style-name="Table12.C2" office:value-type="string">
            <text:p text:style-name="Table_20_Spacer"/>
          </table:table-cell>
        </table:table-row>
        <table:table-row>
          <table:table-cell table:style-name="Table12.A2" office:value-type="string">
            <text:p text:style-name="Table_20_Contents"/>
          </table:table-cell>
          <table:table-cell table:style-name="Table12.A2" office:value-type="string">
            <text:p text:style-name="Table_20_Contents">eid = id()</text:p>
          </table:table-cell>
          <table:table-cell table:style-name="Table12.C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text:span text:style-name="T164">[skey: {skey: data}, cmd, did, etype], eid</text:span> →</text:p>
          </table:table-cell>
          <table:table-cell table:style-name="Table12.C2" office:value-type="string">
            <text:p text:style-name="Table_20_Contents">→ <text:span text:style-name="T164">[skey: {skey: data}, cmd, did, etype], eid</text:spa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did, <text:span text:style-name="T172">eid, etype, data</text:span> → DB(etype, eid)</text:p>
          </table:table-cell>
        </table:table-row>
        <table:table-row>
          <table:table-cell table:style-name="Table12.A2" office:value-type="string">
            <text:p text:style-name="Table_20_Spacer"/>
          </table:table-cell>
          <table:table-cell table:style-name="Table12.A2" office:value-type="string">
            <text:p text:style-name="Table_20_Spacer"/>
          </table:table-cell>
          <table:table-cell table:style-name="Table12.C2" office:value-type="string">
            <text:p text:style-name="Table_20_Spacer"/>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DB(etype, eid) → <text:span text:style-name="T51">data'</text:span></text:p>
          </table:table-cell>
        </table:table-row>
        <table:table-row>
          <table:table-cell table:style-name="Table12.A2" office:value-type="string">
            <text:p text:style-name="Table_20_Contents"/>
          </table:table-cell>
          <table:table-cell table:style-name="Table12.A2" office:value-type="string">
            <text:p text:style-name="Table_20_Contents"><text:span text:style-name="T164">[skey: {skey: data'}, did, etype, eid]</text:span> <text:span text:style-name="T38">←</text:span></text:p>
          </table:table-cell>
          <table:table-cell table:style-name="Table12.C2" office:value-type="string">
            <text:p text:style-name="Table_20_Contents">← <text:span text:style-name="T164">[skey: {skey: data'}, did, etype, eid]</text:span></text:p>
          </table:table-cell>
        </table:table-row>
        <table:table-row>
          <table:table-cell table:style-name="Table12.A2" office:value-type="string">
            <text:p text:style-name="Table_20_Spacer"/>
          </table:table-cell>
          <table:table-cell table:style-name="Table12.A2" office:value-type="string">
            <text:p text:style-name="Table_20_Spacer"/>
          </table:table-cell>
          <table:table-cell table:style-name="Table12.C2" office:value-type="string">
            <text:p text:style-name="Table_20_Spacer"/>
          </table:table-cell>
        </table:table-row>
        <table:table-row>
          <table:table-cell table:style-name="Table12.A2" office:value-type="string">
            <text:p text:style-name="Table_20_Contents"/>
          </table:table-cell>
          <table:table-cell table:style-name="Table12.A2" office:value-type="string">
            <text:p text:style-name="Table_20_Contents"><text:span text:style-name="T51">did, </text:span>etype → DB<text:span text:style-name="T114">(</text:span>eid<text:span text:style-name="T114">)</text:span></text:p>
          </table:table-cell>
          <table:table-cell table:style-name="Table12.C2" office:value-type="string">
            <text:p text:style-name="Table_20_Contents"/>
          </table:table-cell>
        </table:table-row>
        <table:table-row>
          <table:table-cell table:style-name="Table12.A2" office:value-type="string">
            <text:p text:style-name="Table_20_Spacer"/>
          </table:table-cell>
          <table:table-cell table:style-name="Table12.A2" office:value-type="string">
            <text:p text:style-name="Table_20_Spacer"/>
          </table:table-cell>
          <table:table-cell table:style-name="Table12.C2" office:value-type="string">
            <text:p text:style-name="Table_20_Spacer"/>
          </table:table-cell>
        </table:table-row>
        <table:table-row>
          <table:table-cell table:style-name="Table12.A2" office:value-type="string">
            <text:p text:style-name="Table_20_Contents"><text:span text:style-name="T164">[skey: {skey: data'}, did, etype, eid]</text:span> <text:span text:style-name="T38">←</text:span></text:p>
          </table:table-cell>
          <table:table-cell table:style-name="Table12.A2" office:value-type="string">
            <text:p text:style-name="Table_20_Contents">← <text:span text:style-name="T164">[skey: {skey: data'}, did, etype, eid]</text:span></text:p>
          </table:table-cell>
          <table:table-cell table:style-name="Table12.C2" office:value-type="string">
            <text:p text:style-name="Table_20_Contents"/>
          </table:table-cell>
        </table:table-row>
        <table:table-row>
          <table:table-cell table:style-name="Table12.A17" office:value-type="string">
            <text:p text:style-name="Table_20_Contents">data<text:span text:style-name="T171">'</text:span> →<text:span text:style-name="T52"> APP</text:span></text:p>
          </table:table-cell>
          <table:table-cell table:style-name="Table12.A17" office:value-type="string">
            <text:p text:style-name="Table_20_Contents"/>
          </table:table-cell>
          <table:table-cell table:style-name="Table12.C17" office:value-type="string">
            <text:p text:style-name="Table_20_Contents"/>
          </table:table-cell>
        </table:table-row>
      </table:table>
      <text:p text:style-name="Text_20_body"><text:span text:style-name="T173">Durch senden einer bereits existierenden </text:span><text:span text:style-name="Variable"><text:span text:style-name="T116">eid</text:span></text:span><text:span text:style-name="T116">, könnte ein Angreifer mit Kontrolle über den Node Daten auf dem Pod zerstören. Daher muss</text:span> der Pod die Verarbeitung <text:span text:style-name="T173">abbrechen</text:span>, wenn die Kombination <text:span text:style-name="Variable">etype+eid</text:span> bereits existiert.</text:p>
      <text:h text:style-name="Heading_20_3" text:outline-level="3"><text:bookmark-start text:name="__RefHeading__13521_1528606409"/><text:span text:style-name="T176">Zugriff</text:span> <text:span text:style-name="T176">auf Entitydaten</text:span><text:bookmark-end text:name="__RefHeading__13521_1528606409"/></text:h>
      <text:p text:style-name="Text_20_body">Der Zugriff auf Daten in bereits bestehenden Entities erfolgt wie bei <text:span text:style-name="T191">normalen</text:span> Domaindaten <text:span text:style-name="T64">(→ Kapitel </text:span><text:span text:style-name="T64"><text:bookmark-ref text:reference-format="number" text:ref-name="__RefHeading__15576_1957197483">4.4</text:bookmark-ref></text:span><text:span text:style-name="T64">)</text:span>.</text:p>
      <table:table table:name="Table21" table:style-name="Table21">
        <table:table-column table:style-name="Table21.A"/>
        <table:table-column table:style-name="Table21.B" table:number-columns-repeated="2"/>
        <table:table-row>
          <table:table-cell table:style-name="Table21.A1" office:value-type="string">
            <text:p text:style-name="Table_20_Heading">Leaf</text:p>
          </table:table-cell>
          <table:table-cell table:style-name="Table21.A1" office:value-type="string">
            <text:p text:style-name="Table_20_Heading">Node</text:p>
          </table:table-cell>
          <table:table-cell table:style-name="Table21.C1" office:value-type="string">
            <text:p text:style-name="Table_20_Heading">Pod</text:p>
          </table:table-cell>
        </table:table-row>
        <table:table-row>
          <table:table-cell table:style-name="Table21.A2" office:value-type="string">
            <text:p text:style-name="Table_20_Spacer"/>
          </table:table-cell>
          <table:table-cell table:style-name="Table21.A2" office:value-type="string">
            <text:p text:style-name="Table_20_Spacer"/>
          </table:table-cell>
          <table:table-cell table:style-name="Table21.C2" office:value-type="string">
            <text:p text:style-name="Table_20_Spacer"/>
          </table:table-cell>
        </table:table-row>
        <table:table-row>
          <table:table-cell table:style-name="Table21.A2" office:value-type="string">
            <text:p text:style-name="Table_20_Contents"><text:span text:style-name="T48">APP </text:span>→<text:span text:style-name="T36"> cmd, etype, eid, data</text:span></text:p>
          </table:table-cell>
          <table:table-cell table:style-name="Table21.A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Table_20_Spacer"/>
          </table:table-cell>
          <table:table-cell table:style-name="Table21.A2" office:value-type="string">
            <text:p text:style-name="Table_20_Spacer"/>
          </table:table-cell>
          <table:table-cell table:style-name="Table21.C2" office:value-type="string">
            <text:p text:style-name="Table_20_Spacer"/>
          </table:table-cell>
        </table:table-row>
        <table:table-row>
          <table:table-cell table:style-name="Table21.A2" office:value-type="string">
            <text:p text:style-name="Table_20_Contents"><text:span text:style-name="T174">[tid: {tid: data}, cmd, etype, eid]</text:span> →</text:p>
          </table:table-cell>
          <table:table-cell table:style-name="Table21.A2" office:value-type="string">
            <text:p text:style-name="Table_20_Contents">→<text:span text:style-name="T36"> [tid: {tid: data}, cmd, etype, eid] →</text:span></text:p>
          </table:table-cell>
          <table:table-cell table:style-name="Table21.C2" office:value-type="string">
            <text:p text:style-name="Table_20_Contents">→ <text:span text:style-name="T174">[tid: {tid: data}, cmd, etype, eid]</text:span></text:p>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C2" office:value-type="string">
            <text:p text:style-name="Table_20_Contents"><text:span text:style-name="T48">data → </text:span><text:span text:style-name="Emphasis"><text:span text:style-name="T48">Ausführen von cmd</text:span></text:span><text:span text:style-name="T48"> → data'</text:span></text:p>
          </table:table-cell>
        </table:table-row>
        <table:table-row>
          <table:table-cell table:style-name="Table21.A2" office:value-type="string">
            <text:p text:style-name="Table_20_Contents"/>
          </table:table-cell>
          <table:table-cell table:style-name="Table21.A2" office:value-type="string">
            <text:p text:style-name="Table_20_Contents"><text:span text:style-name="T174">[tid: {tid: data'}]</text:span> <text:span text:style-name="T37">←</text:span></text:p>
          </table:table-cell>
          <table:table-cell table:style-name="Table21.C2" office:value-type="string">
            <text:p text:style-name="Table_20_Contents">← <text:span text:style-name="T174">[tid: {tid: data'}]</text:span></text:p>
          </table:table-cell>
        </table:table-row>
        <table:table-row>
          <table:table-cell table:style-name="Table21.A2" office:value-type="string">
            <text:p text:style-name="Table_20_Spacer"/>
          </table:table-cell>
          <table:table-cell table:style-name="Table21.A2" office:value-type="string">
            <text:p text:style-name="Table_20_Spacer"/>
          </table:table-cell>
          <table:table-cell table:style-name="Table21.C2" office:value-type="string">
            <text:p text:style-name="Table_20_Spacer"/>
          </table:table-cell>
        </table:table-row>
        <table:table-row>
          <table:table-cell table:style-name="Table21.A2" office:value-type="string">
            <text:p text:style-name="Table_20_Contents"/>
          </table:table-cell>
          <table:table-cell table:style-name="Table21.A2" office:value-type="string">
            <text:p text:style-name="Table_20_Contents"><text:span text:style-name="Emphasis"><text:span text:style-name="T48">Ausführen von cmd</text:span></text:span></text:p>
          </table:table-cell>
          <table:table-cell table:style-name="Table21.C2" office:value-type="string">
            <text:p text:style-name="Table_20_Contents"/>
          </table:table-cell>
        </table:table-row>
        <table:table-row>
          <table:table-cell table:style-name="Table21.A2" office:value-type="string">
            <text:p text:style-name="Table_20_Spacer"/>
          </table:table-cell>
          <table:table-cell table:style-name="Table21.A2" office:value-type="string">
            <text:p text:style-name="Table_20_Spacer"/>
          </table:table-cell>
          <table:table-cell table:style-name="Table21.C2" office:value-type="string">
            <text:p text:style-name="Table_20_Spacer"/>
          </table:table-cell>
        </table:table-row>
        <table:table-row>
          <table:table-cell table:style-name="Table21.A2" office:value-type="string">
            <text:p text:style-name="Table_20_Contents"><text:span text:style-name="T174">[tid: {tid: data'}]</text:span> <text:span text:style-name="T37">←</text:span></text:p>
          </table:table-cell>
          <table:table-cell table:style-name="Table21.A2" office:value-type="string">
            <text:p text:style-name="Table_20_Contents">← <text:span text:style-name="T174">[tid: {tid: data'}]</text:span></text:p>
          </table:table-cell>
          <table:table-cell table:style-name="Table21.C2" office:value-type="string">
            <text:p text:style-name="Table_20_Contents"/>
          </table:table-cell>
        </table:table-row>
        <table:table-row>
          <table:table-cell table:style-name="Table21.A12" office:value-type="string">
            <text:p text:style-name="Table_20_Contents"><text:span text:style-name="T175">data' </text:span>→ APP</text:p>
          </table:table-cell>
          <table:table-cell table:style-name="Table21.A12" office:value-type="string">
            <text:p text:style-name="Table_20_Contents"/>
          </table:table-cell>
          <table:table-cell table:style-name="Table21.C12" office:value-type="string">
            <text:p text:style-name="Table_20_Contents"/>
          </table:table-cell>
        </table:table-row>
      </table:table>
      <text:h text:style-name="Heading_20_3" text:outline-level="3"><text:bookmark-start text:name="__RefHeading__13523_1528606409"/>Zugriff auf Entityverknüpfungen<text:bookmark-end text:name="__RefHeading__13523_1528606409"/></text:h>
      <text:p text:style-name="Text_20_body">Verknüpfungen werden immer zwischen einer Elter<text:span text:style-name="T244">n</text:span>entity <text:span text:style-name="Variable">ptype</text:span>, <text:span text:style-name="Variable">pid</text:span> und einer Kindentity <text:span text:style-name="Variable">ctype</text:span>, <text:span text:style-name="Variable">cid</text:span> definiert <text:span text:style-name="T190">und auf dem Node gespeichert. Entscheidend für die Zugriffskontrolle sind die Rechte des Tickets für die Domain der Elternentity.</text:span> <text:span text:style-name="T244">Daher wird die Anfrage auf dem Leaf mit dem Ticket für die Elterndomain signiert. Der Node leitet die Anfrage zunächst an den Pod weiter, um sich die Zugriffsrechte bestätigen zu lassen. Erst danach wird das Kommando </text:span><text:span text:style-name="Variable"><text:span text:style-name="T178">cmd</text:span></text:span><text:span text:style-name="T178"> (C = create, D = delete) auf dem Node ausgeführt.</text:span></text:p>
      <table:table table:name="Table10" table:style-name="Table10">
        <table:table-column table:style-name="Table10.A"/>
        <table:table-column table:style-name="Table10.B" table:number-columns-repeated="2"/>
        <table:table-row>
          <table:table-cell table:style-name="Table10.A1" office:value-type="string">
            <text:p text:style-name="Table_20_Heading">Leaf</text:p>
          </table:table-cell>
          <table:table-cell table:style-name="Table10.A1" office:value-type="string">
            <text:p text:style-name="Table_20_Heading">Node</text:p>
          </table:table-cell>
          <table:table-cell table:style-name="Table10.C1" office:value-type="string">
            <text:p text:style-name="Table_20_Heading">Pod</text:p>
          </table:table-cell>
        </table:table-row>
        <table:table-row>
          <table:table-cell table:style-name="Table10.A2" office:value-type="string">
            <text:p text:style-name="Table_20_Spacer"/>
          </table:table-cell>
          <table:table-cell table:style-name="Table10.A2" office:value-type="string">
            <text:p text:style-name="Table_20_Spacer"/>
          </table:table-cell>
          <table:table-cell table:style-name="Table10.C2" office:value-type="string">
            <text:p text:style-name="Table_20_Spacer"/>
          </table:table-cell>
        </table:table-row>
        <table:table-row>
          <table:table-cell table:style-name="Table10.A2" office:value-type="string">
            <text:p text:style-name="Table_20_Contents"><text:span text:style-name="T48">APP </text:span>→<text:span text:style-name="T36"> cmd, ptype, pid, ctype, cid</text:span></text:p>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Spacer"/>
          </table:table-cell>
          <table:table-cell table:style-name="Table10.A2" office:value-type="string">
            <text:p text:style-name="Table_20_Spacer"/>
          </table:table-cell>
          <table:table-cell table:style-name="Table10.C2" office:value-type="string">
            <text:p text:style-name="Table_20_Spacer"/>
          </table:table-cell>
        </table:table-row>
        <table:table-row>
          <table:table-cell table:style-name="Table10.A2" office:value-type="string">
            <text:p text:style-name="Table_20_Contents"><text:span text:style-name="T174">[tid: cmd, ptype, pid, ctype, cid]</text:span> →</text:p>
          </table:table-cell>
          <table:table-cell table:style-name="Table10.A2" office:value-type="string">
            <text:p text:style-name="Table_20_Contents">→<text:span text:style-name="T36"> [tid: cmd, ptype, pid, ctype, cid] →</text:span></text:p>
          </table:table-cell>
          <table:table-cell table:style-name="Table10.C2" office:value-type="string">
            <text:p text:style-name="Table_20_Contents">→ <text:span text:style-name="T174">[tid: cmd, ptype, pid, ctype, cid]</text:span></text:p>
          </table:table-cell>
        </table:table-row>
        <table:table-row>
          <table:table-cell table:style-name="Table10.A2" office:value-type="string">
            <text:p text:style-name="Table_20_Contents"/>
          </table:table-cell>
          <table:table-cell table:style-name="Table10.A2" office:value-type="string">
            <text:p text:style-name="Table_20_Contents"><text:span text:style-name="Emphasis"><text:span text:style-name="T177">ok</text:span></text:span> <text:span text:style-name="T37">←</text:span></text:p>
          </table:table-cell>
          <table:table-cell table:style-name="Table10.C2" office:value-type="string">
            <text:p text:style-name="Table_20_Contents">← <text:span text:style-name="Emphasis"><text:span text:style-name="T177">ok</text:span></text:span></text:p>
          </table:table-cell>
        </table:table-row>
        <text:soft-page-break/>
        <table:table-row>
          <table:table-cell table:style-name="Table10.A2" office:value-type="string">
            <text:p text:style-name="Table_20_Spacer"/>
          </table:table-cell>
          <table:table-cell table:style-name="Table10.A2" office:value-type="string">
            <text:p text:style-name="Table_20_Spacer"/>
          </table:table-cell>
          <table:table-cell table:style-name="Table10.C2" office:value-type="string">
            <text:p text:style-name="Table_20_Spacer"/>
          </table:table-cell>
        </table:table-row>
        <table:table-row>
          <table:table-cell table:style-name="Table10.A2" office:value-type="string">
            <text:p text:style-name="Table_20_Contents"/>
          </table:table-cell>
          <table:table-cell table:style-name="Table10.A2" office:value-type="string">
            <text:p text:style-name="Table_20_Contents"><text:span text:style-name="Emphasis">Ausführen von cmd</text:span></text:p>
          </table:table-cell>
          <table:table-cell table:style-name="Table10.C2" office:value-type="string">
            <text:p text:style-name="Table_20_Contents"/>
          </table:table-cell>
        </table:table-row>
        <table:table-row>
          <table:table-cell table:style-name="Table10.A2" office:value-type="string">
            <text:p text:style-name="Table_20_Spacer"/>
          </table:table-cell>
          <table:table-cell table:style-name="Table10.A2" office:value-type="string">
            <text:p text:style-name="Table_20_Spacer"/>
          </table:table-cell>
          <table:table-cell table:style-name="Table10.C2" office:value-type="string">
            <text:p text:style-name="Table_20_Spacer"/>
          </table:table-cell>
        </table:table-row>
        <table:table-row>
          <table:table-cell table:style-name="Table10.A10" office:value-type="string">
            <text:p text:style-name="Table_20_Contents"><text:span text:style-name="Variable">ok</text:span> ←</text:p>
          </table:table-cell>
          <table:table-cell table:style-name="Table10.A10" office:value-type="string">
            <text:p text:style-name="Table_20_Contents">← <text:span text:style-name="Variable">ok</text:span></text:p>
          </table:table-cell>
          <table:table-cell table:style-name="Table10.C10" office:value-type="string">
            <text:p text:style-name="Table_20_Contents"/>
          </table:table-cell>
        </table:table-row>
      </table:table>
      <text:p text:style-name="Text_20_body"/>
      <text:h text:style-name="P31" text:outline-level="1"><text:bookmark-start text:name="__RefHeading__12934_1371890198"/>REDS Multi-User <text:span text:style-name="T205">Protokoll</text:span><text:bookmark-end text:name="__RefHeading__12934_1371890198"/></text:h>
      <text:p text:style-name="Text_20_body">Durch den Versand von Tickets ist es möglich, anderen Personen Zugriff auf Domaindaten zu gewähren. <text:span text:style-name="T193">Tickets werden von einem Nutzer, der bereits Zugriff auf die Domain hat, erstellt und an den Empfänger des Tickets gesendet.</text:span></text:p>
      <text:p text:style-name="Text_20_body">Schlüssel und ID des neuen Tickets werden dabei jedoch nicht direkt vom Ticket-Ersteller an den Ticket-Empfänger übergeben. Vielmehr platziert der Ersteller zunächst eine Einladung auf dem Pod und sendet dann die Einladungsdaten an den Empfänger. Dieser kann dann die Einladung Nutzen, um ein Ticket für die entsprechende Domain auf dem Pod zu erstellen <text:span text:style-name="T325">(→ Kapitel </text:span><text:span text:style-name="T325"><text:bookmark-ref text:reference-format="chapter" text:ref-name="__RefHeading__10415_1524863302">4.3.2</text:bookmark-ref></text:span><text:span text:style-name="T325">)</text:span>.</text:p>
      <text:p text:style-name="Text_20_body">Nur Domainadministratoren, also Mitglieder bei deren Tickets die Administration-Flag gesetzt ist, können Tickets vergeben und die Zugriffsrechte innerhalb der Domain setzen. Ein Domainadministrator kann immer nur die Rechte gewähren oder verweigern, die er selbst besitzt. Ein Domainbesitzer hat immer alle Zugriffsrechte auf die Domaindaten und kann als einziger die Domain als Ganzes löschen. Der Besitz einer Domain kann übertragen werden, es kann jedoch immer nur genau einen Domainbesitzer geben.</text:p>
      <text:h text:style-name="Heading_20_2" text:outline-level="2"><text:bookmark-start text:name="__RefHeading__12936_1371890198"/>Einladung über einen sicheren Kanal<text:bookmark-end text:name="__RefHeading__12936_1371890198"/></text:h>
      <text:p text:style-name="Text_20_body">Sofern die Einladungsdaten über einen sicheren Kanal an den Empfänger gesendet werden können, folgt die Erstellung einem einfachen Schema. Voraussetzungen an den sicheren Kanal sind, dass die Daten sowohl verschlüsselt übertragen werden als auch <text:span text:style-name="T198">zumindest </text:span>der Empfänger authentifiziert werden kann. Ein typische<text:span text:style-name="T194">s Beispiel für einen</text:span> sichere<text:span text:style-name="T194">n</text:span> Kanal, wäre der Versand einer mit dem Public-Key des Empfängers verschlüsselten Email <text:span text:style-name="T194">nach dem OpenPGP Standard</text:span><text:span text:style-name="T194"><text:note text:id="ftn22" text:note-class="footnote"><text:note-citation>a</text:note-citation><text:note-body><text:p text:style-name="Footnote"><text:span text:style-name="T195">RFC 4880: </text:span>https://tools.ietf.org/html/rfc4880</text:p></text:note-body></text:note></text:span>.</text:p>
      <text:h text:style-name="Heading_20_3" text:outline-level="3"><text:bookmark-start text:name="__RefHeading__13525_1528606409"/>Platzieren einer Einladung<text:bookmark-end text:name="__RefHeading__13525_1528606409"/></text:h>
      <text:p text:style-name="Text_20_body">Nachdem die <text:span text:style-name="T296">E</text:span>mpfängeradresse <text:span text:style-name="Variable"><text:span text:style-name="T197">rcvr</text:span></text:span> sowie die Domain-ID <text:span text:style-name="Variable">did </text:span><text:span text:style-name="Variable"><text:span text:style-name="T296">und</text:span></text:span> die Zugriffsrechte <text:span text:style-name="Variable"><text:span text:style-name="T296">tf</text:span></text:span><text:span text:style-name="Variable">lags</text:span> von der Anwendung übergeben wurden, werden durch den Leaf <text:span text:style-name="T298">die Einladings-ID </text:span><text:span text:style-name="Variable"><text:span text:style-name="T298">iid</text:span></text:span><text:span text:style-name="T298"> und der</text:span> Einladungsschlüssel <text:span text:style-name="Variable">ikey</text:span> <text:span text:style-name="T296">generiert. Diese werden zusammen mit </text:span><text:span text:style-name="Variable"><text:span text:style-name="T196">did</text:span></text:span><text:span text:style-name="T196"> und </text:span><text:span text:style-name="Variable"><text:span text:style-name="T196">tflags</text:span></text:span><text:span text:style-name="T196"> an den Node gesendet, wobei </text:span><text:span text:style-name="Variable"><text:span text:style-name="T196">iid</text:span></text:span><text:span text:style-name="T196"> und </text:span><text:span text:style-name="Variable"><text:span text:style-name="T196">did</text:span></text:span><text:span text:style-name="T196"> sowohl verschlüsselt als auch unverschlüsselt gesendet werden.</text:span></text:p>
      <text:p text:style-name="Text_20_body"><text:span text:style-name="T296">Der Node speichert </text:span><text:span text:style-name="Variable"><text:span text:style-name="T296">did</text:span></text:span><text:span text:style-name="T296"> zusammen mit </text:span><text:span text:style-name="Variable"><text:span text:style-name="T296">iid</text:span></text:span><text:span text:style-name="T296">, um bei späteren Anfragen </text:span><text:span text:style-name="Variable"><text:span text:style-name="T296">iid</text:span></text:span><text:span text:style-name="T296"> an den richtigen Pod weiterleiten zu können. Sollte </text:span><text:span text:style-name="Variable"><text:span text:style-name="T296">iid</text:span></text:span><text:span text:style-name="T296"> bereits vergeben sein, wird die Anfrage abgebrochen und ein Fehler zurück an den Leaf gesendet. Andernfalls werden die verschlüsselten Daten an den Pod weitergeleitet. Dort wird die Einladungs-ID </text:span><text:span text:style-name="Variable"><text:span text:style-name="T296">iid</text:span></text:span><text:span text:style-name="T296"> zusammen </text:span><text:span text:style-name="Variable"><text:span text:style-name="T296">ikey</text:span></text:span><text:span text:style-name="T296">, </text:span><text:span text:style-name="Variable"><text:span text:style-name="T296">did</text:span></text:span><text:span text:style-name="T296"> und </text:span><text:span text:style-name="Variable"><text:span text:style-name="T296">tflags</text:span></text:span><text:span text:style-name="T296"> gespeichert. Die Antwort des Pods enthält </text:span><text:span text:style-name="Variable"><text:span text:style-name="T296">iid</text:span></text:span><text:span text:style-name="T296"> in verschlüsselter Form.</text:span></text:p>
      <text:p text:style-name="Text_20_body"><text:span text:style-name="T296">Nachdem der Leaf die Antwort empfangen und überprüft hat, werden abschließend </text:span><text:span text:style-name="Variable"><text:span text:style-name="T196">iid</text:span></text:span><text:span text:style-name="T196"> und </text:span><text:span text:style-name="Variable"><text:span text:style-name="T196">ikey</text:span></text:span><text:span text:style-name="T196"> über den sicheren Kanal an die E</text:span>mpfängeradresse <text:span text:style-name="Variable"><text:span text:style-name="T196">rcvr</text:span></text:span><text:span text:style-name="T196"> gesendet.</text:span></text:p>
      <table:table table:name="Table15" table:style-name="Table15">
        <table:table-column table:style-name="Table15.A"/>
        <table:table-column table:style-name="Table15.B" table:number-columns-repeated="2"/>
        <table:table-row>
          <table:table-cell table:style-name="Table15.A1" office:value-type="string">
            <text:p text:style-name="Table_20_Heading">Leaf</text:p>
          </table:table-cell>
          <table:table-cell table:style-name="Table15.A1" office:value-type="string">
            <text:p text:style-name="Table_20_Heading">Node</text:p>
          </table:table-cell>
          <table:table-cell table:style-name="Table15.C1" office:value-type="string">
            <text:p text:style-name="Table_20_Heading">Pod</text:p>
          </table:table-cell>
        </table:table-row>
        <table:table-row>
          <table:table-cell table:style-name="Table15.A2" office:value-type="string">
            <text:p text:style-name="Table_20_Contents">APP → <text:span text:style-name="T40">rcvr, did, tflags</text:span></text:p>
          </table:table-cell>
          <table:table-cell table:style-name="Table15.A2" office:value-type="string">
            <text:p text:style-name="Table_20_Contents"/>
          </table:table-cell>
          <table:table-cell table:style-name="Table15.C2" office:value-type="string">
            <text:p text:style-name="Table_20_Contents"/>
          </table:table-cell>
        </table:table-row>
        <table:table-row>
          <table:table-cell table:style-name="Table15.A2" office:value-type="string">
            <text:p text:style-name="Table_20_Spacer"/>
          </table:table-cell>
          <table:table-cell table:style-name="Table15.A2" office:value-type="string">
            <text:p text:style-name="Table_20_Spacer"/>
          </table:table-cell>
          <table:table-cell table:style-name="Table15.C2" office:value-type="string">
            <text:p text:style-name="Table_20_Spacer"/>
          </table:table-cell>
        </table:table-row>
        <table:table-row>
          <table:table-cell table:style-name="Table15.A2" office:value-type="string">
            <text:p text:style-name="Table_20_Contents">iid = key()</text:p>
          </table:table-cell>
          <table:table-cell table:style-name="Table15.A2" office:value-type="string">
            <text:p text:style-name="Table_20_Contents"/>
          </table:table-cell>
          <table:table-cell table:style-name="Table15.C2" office:value-type="string">
            <text:p text:style-name="Table_20_Contents"/>
          </table:table-cell>
        </table:table-row>
        <table:table-row>
          <table:table-cell table:style-name="Table15.A2" office:value-type="string">
            <text:p text:style-name="Table_20_Contents">ikey = key()</text:p>
          </table:table-cell>
          <table:table-cell table:style-name="Table15.A2" office:value-type="string">
            <text:p text:style-name="Table_20_Contents"/>
          </table:table-cell>
          <table:table-cell table:style-name="Table15.C2" office:value-type="string">
            <text:p text:style-name="Table_20_Contents"/>
          </table:table-cell>
        </table:table-row>
        <table:table-row>
          <table:table-cell table:style-name="Table15.A2" office:value-type="string">
            <text:p text:style-name="Table_20_Spacer"/>
          </table:table-cell>
          <table:table-cell table:style-name="Table15.A2" office:value-type="string">
            <text:p text:style-name="Table_20_Spacer"/>
          </table:table-cell>
          <table:table-cell table:style-name="Table15.C2" office:value-type="string">
            <text:p text:style-name="Table_20_Spacer"/>
          </table:table-cell>
        </table:table-row>
        <table:table-row>
          <table:table-cell table:style-name="Table15.A2" office:value-type="string">
            <text:p text:style-name="Table_20_Contents"><text:span text:style-name="T303">[tid: iid,did, {tid: iid,ikey,did,tflags}]</text:span> →</text:p>
          </table:table-cell>
          <table:table-cell table:style-name="Table15.A2" office:value-type="string">
            <text:p text:style-name="Table_20_Contents">→<text:span text:style-name="T303">[tid: iid,did, {tid: iid,ikey,did,tflags}]</text:span></text:p>
          </table:table-cell>
          <table:table-cell table:style-name="Table15.C2" office:value-type="string">
            <text:p text:style-name="Table_20_Contents"/>
          </table:table-cell>
        </table:table-row>
        <table:table-row>
          <table:table-cell table:style-name="Table15.A2" office:value-type="string">
            <text:p text:style-name="Table_20_Spacer"/>
          </table:table-cell>
          <table:table-cell table:style-name="Table15.A2" office:value-type="string">
            <text:p text:style-name="Table_20_Spacer"/>
          </table:table-cell>
          <table:table-cell table:style-name="Table15.C2" office:value-type="string">
            <text:p text:style-name="Table_20_Spacer"/>
          </table:table-cell>
        </table:table-row>
        <text:soft-page-break/>
        <table:table-row>
          <table:table-cell table:style-name="Table15.A2" office:value-type="string">
            <text:p text:style-name="Table_20_Contents"/>
          </table:table-cell>
          <table:table-cell table:style-name="Table15.A2" office:value-type="string">
            <text:p text:style-name="Table_20_Contents">iid, did → DB(iid)</text:p>
          </table:table-cell>
          <table:table-cell table:style-name="Table15.C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tid: iid,did, {tid: iid,ikey,did,tflags}] →</text:p>
          </table:table-cell>
          <table:table-cell table:style-name="Table15.C2" office:value-type="string">
            <text:p text:style-name="Table_20_Contents">→ [tid: iid,did, {tid: iid,ikey,did,tflags}]</text:p>
          </table:table-cell>
        </table:table-row>
        <table:table-row>
          <table:table-cell table:style-name="Table15.A2" office:value-type="string">
            <text:p text:style-name="Table_20_Spacer"/>
          </table:table-cell>
          <table:table-cell table:style-name="Table15.A2" office:value-type="string">
            <text:p text:style-name="Table_20_Spacer"/>
          </table:table-cell>
          <table:table-cell table:style-name="Table15.C2" office:value-type="string">
            <text:p text:style-name="Table_20_Spacer"/>
          </table:table-cell>
        </table:table-row>
        <table:table-row>
          <table:table-cell table:style-name="Table15.A2" office:value-type="string">
            <text:p text:style-name="Table_20_Contents"/>
          </table:table-cell>
          <table:table-cell table:style-name="Table15.A2" office:value-type="string">
            <text:p text:style-name="Table_20_Contents"/>
          </table:table-cell>
          <table:table-cell table:style-name="Table15.C2" office:value-type="string">
            <text:p text:style-name="Table_20_Contents"><text:span text:style-name="T186">iid, ikey, did, tflags</text:span><text:span text:style-name="T192"> </text:span>→ DB(<text:span text:style-name="T187">iid</text:span>)</text:p>
          </table:table-cell>
        </table:table-row>
        <table:table-row>
          <table:table-cell table:style-name="Table15.A2" office:value-type="string">
            <text:p text:style-name="Table_20_Contents">[<text:span text:style-name="T303">{</text:span>tid: <text:span text:style-name="T186">iid}</text:span>] ←</text:p>
          </table:table-cell>
          <table:table-cell table:style-name="Table15.A2" office:value-type="string">
            <text:p text:style-name="Table_20_Contents"><text:span text:style-name="T297">← </text:span>[<text:span text:style-name="T303">{</text:span>tid: <text:span text:style-name="T186">iid}</text:span>] ←</text:p>
          </table:table-cell>
          <table:table-cell table:style-name="Table15.C2" office:value-type="string">
            <text:p text:style-name="Table_20_Contents">← <text:span text:style-name="T295">[{tid: iid}]</text:span></text:p>
          </table:table-cell>
        </table:table-row>
        <table:table-row>
          <table:table-cell table:style-name="Table15.A2" office:value-type="string">
            <text:p text:style-name="Table_20_Spacer"/>
          </table:table-cell>
          <table:table-cell table:style-name="Table15.A2" office:value-type="string">
            <text:p text:style-name="Table_20_Spacer"/>
          </table:table-cell>
          <table:table-cell table:style-name="Table15.C2" office:value-type="string">
            <text:p text:style-name="Table_20_Spacer"/>
          </table:table-cell>
        </table:table-row>
        <table:table-row>
          <table:table-cell table:style-name="Table15.A2" office:value-type="string">
            <text:p text:style-name="Table_20_Contents">iid, ikey → MSG(rcvr)</text:p>
          </table:table-cell>
          <table:table-cell table:style-name="Table15.A2" office:value-type="string">
            <text:p text:style-name="Table_20_Contents"/>
          </table:table-cell>
          <table:table-cell table:style-name="Table15.C2" office:value-type="string">
            <text:p text:style-name="Table_20_Contents"/>
          </table:table-cell>
        </table:table-row>
        <table:table-row>
          <table:table-cell table:style-name="Table15.A16" office:value-type="string">
            <text:p text:style-name="Table_20_Contents">APP ← iid</text:p>
          </table:table-cell>
          <table:table-cell table:style-name="Table15.A16" office:value-type="string">
            <text:p text:style-name="Table_20_Contents"/>
          </table:table-cell>
          <table:table-cell table:style-name="Table15.C16" office:value-type="string">
            <text:p text:style-name="Table_20_Contents"/>
          </table:table-cell>
        </table:table-row>
      </table:table>
      <text:p text:style-name="Text_20_body">Die Generierung von <text:span text:style-name="Variable">iid</text:span> auf dem Leaf ist <text:span text:style-name="T196">eine Angleichung in Hinblick auf den Versand über einen unsicheren Kanal (→ Kapitel </text:span><text:span text:style-name="T196"><text:bookmark-ref text:reference-format="number" text:ref-name="__RefHeading__12938_1371890198">5.2</text:bookmark-ref></text:span><text:span text:style-name="T196">). </text:span>Dieses Vorgehen kann zwar zu Kollisionen führen, diese sind aber bei <text:span text:style-name="T299">Schlüssel</text:span>längen größe<text:span text:style-name="T299">r</text:span> 128bit hinreichen<text:span text:style-name="T299">d</text:span> unwahrscheinlich, so dass Verfahren hier akzeptabel ist.</text:p>
      <text:h text:style-name="Heading_20_2" text:outline-level="2"><text:bookmark-start text:name="__RefHeading__12938_1371890198"/>Einladung über einen unsicheren Kanal<text:bookmark-end text:name="__RefHeading__12938_1371890198"/></text:h>
      <text:p text:style-name="Text_20_body">Der Versand einer Einladung über einen unsicheren Kanal muss in drei Schritten erfolgen, da zunächst die <text:span text:style-name="T299">Einladungs-ID und der Einladungs</text:span>chlüssel ausgetauscht und die Iden<text:span text:style-name="T199">t</text:span>ität des Empfängers bestätigt werden müssen.</text:p>
      <text:p text:style-name="Text_20_body">Nachrichten, die über den unsicheren Kanal versendet werden, können abgehört werden und sind darüber hinaus auch noch mit der Sender- und Empfängeradresse verknüpft. Daher <text:span text:style-name="T307">sind die folgenden Protokolle so konzipiert, dass </text:span>keine Informationen, welche Rückschlüsse auf involvierte Accounts oder Domains zulassen, zusammen mit den Einladungsdaten über den unsicheren Kanal versendet werden. Insbesondere gehören dazu Account-, Domain-, Ticket- <text:span text:style-name="T307">und Einladungs-</text:span>I<text:span text:style-name="T307">D</text:span> <text:span text:style-name="T300">sowie der Einladungsschlüssel.</text:span></text:p>
      <text:p text:style-name="Text_20_body">Grundsätzlich <text:span text:style-name="T201">ist es Dritten (insbesondere den Nodebetreiber) durch das Abfangen von Nachrichten möglich, Verknüpfungen zwischen Sender und Empfänger herzustellen. Diese sind allerdings nicht verlässlich, da derartige Nachrichten problemlos von Dritten, denen die Sender- und Empfängeradresse bekannt sind, gefälscht werden können. Demnach kann der tatsächliche Austausch von Einladungsdaten sowohl vom Sender als auch vom Empfänger plausibel verleugnet werden.</text:span></text:p>
      <text:h text:style-name="Heading_20_3" text:outline-level="3"><text:bookmark-start text:name="__RefHeading__15727_1957197483"/><text:span text:style-name="T139">Senden</text:span> eine<text:span text:style-name="T143">r Einladung</text:span><text:bookmark-end text:name="__RefHeading__15727_1957197483"/></text:h>
      <text:p text:style-name="Text_20_body">Bei dem Versand über einen unsicheren Kanal, werden auf dem Leaf des <text:span text:style-name="T300">Einladenden</text:span> zunächst <text:span text:style-name="T309">die Austausch-ID </text:span><text:span text:style-name="Variable"><text:span text:style-name="T309">xid</text:span></text:span><text:span text:style-name="T309"> sowie </text:span>de<text:span text:style-name="T308">r</text:span> senderseitige Teil des <text:span text:style-name="T307">Austauschschlüssels</text:span> <text:span text:style-name="Variable"><text:span text:style-name="T307">x</text:span></text:span><text:span text:style-name="Variable">key</text:span><text:span text:style-name="Index">S</text:span> und d<text:span text:style-name="T307">e</text:span>s <text:span text:style-name="T307">Austausch</text:span>salt<text:span text:style-name="T307">s</text:span> <text:span text:style-name="Variable"><text:span text:style-name="T307">x</text:span></text:span><text:span text:style-name="Variable">salt</text:span><text:span text:style-name="Index">S</text:span> generiert. <text:span text:style-name="T308">Alle Werte</text:span> werden zum einen für die spätere Verwendung im Keyring gespeichert und zum anderen mit <text:span text:style-name="T307">der Absenderadresse</text:span> <text:span text:style-name="Variable"><text:span text:style-name="T307">sndr</text:span></text:span> versehen und an den Empfänger der Einladung <text:span text:style-name="Variable">rcvr</text:span> gesendet.</text:p>
      <table:table table:name="Table29" table:style-name="Table29">
        <table:table-column table:style-name="Table29.A"/>
        <table:table-row>
          <table:table-cell table:style-name="Table29.A1" office:value-type="string">
            <text:p text:style-name="Standard"><text:span text:style-name="Strong_20_Emphasis">Leaf</text:span></text:p>
          </table:table-cell>
        </table:table-row>
        <table:table-row>
          <table:table-cell table:style-name="Table29.A2" office:value-type="string">
            <text:p text:style-name="Table_20_Spacer"/>
          </table:table-cell>
        </table:table-row>
        <table:table-row>
          <table:table-cell table:style-name="Table29.A2" office:value-type="string">
            <text:p text:style-name="Table_20_Contents"><text:span text:style-name="T128">APP </text:span>→<text:span text:style-name="T40"> did, tflags, sndr, rcvr, </text:span></text:p>
          </table:table-cell>
        </table:table-row>
        <table:table-row>
          <table:table-cell table:style-name="Table29.A2" office:value-type="string">
            <text:p text:style-name="Table_20_Spacer"/>
          </table:table-cell>
        </table:table-row>
        <table:table-row>
          <table:table-cell table:style-name="Table29.A2" office:value-type="string">
            <text:p text:style-name="Table_20_Contents">xid =id()</text:p>
          </table:table-cell>
        </table:table-row>
        <table:table-row>
          <table:table-cell table:style-name="Table29.A2" office:value-type="string">
            <text:p text:style-name="Table_20_Contents"><text:span text:style-name="T300">xkey</text:span><text:span text:style-name="Index"><text:span text:style-name="T132">S</text:span></text:span> = private()</text:p>
          </table:table-cell>
        </table:table-row>
        <table:table-row>
          <table:table-cell table:style-name="Table29.A2" office:value-type="string">
            <text:p text:style-name="Table_20_Contents"><text:span text:style-name="T300">xkey</text:span><text:span text:style-name="Index"><text:span text:style-name="T132">S</text:span></text:span>' = public(<text:span text:style-name="T300">xkey</text:span><text:span text:style-name="Index"><text:span text:style-name="T129">S</text:span></text:span>)</text:p>
          </table:table-cell>
        </table:table-row>
        <table:table-row>
          <table:table-cell table:style-name="Table29.A2" office:value-type="string">
            <text:p text:style-name="Table_20_Contents"><text:span text:style-name="T300">xsalt</text:span><text:span text:style-name="Index"><text:span text:style-name="T183">S</text:span></text:span> = <text:s/><text:span text:style-name="T183">key()</text:span></text:p>
          </table:table-cell>
        </table:table-row>
        <table:table-row>
          <table:table-cell table:style-name="Table29.A2" office:value-type="string">
            <text:p text:style-name="Table_20_Spacer"/>
          </table:table-cell>
        </table:table-row>
        <table:table-row>
          <table:table-cell table:style-name="Table29.A2" office:value-type="string">
            <text:p text:style-name="Table_20_Contents"><text:s/><text:span text:style-name="T311">did, tflags, xkey</text:span><text:span text:style-name="Index">S</text:span><text:span text:style-name="T145">, xsalt</text:span><text:span text:style-name="Index"><text:span text:style-name="T145">S</text:span></text:span><text:span text:style-name="T145"> </text:span>→ KEYS<text:span text:style-name="T141">(xid)</text:span></text:p>
          </table:table-cell>
        </table:table-row>
        <table:table-row>
          <table:table-cell table:style-name="Table29.A11" office:value-type="string">
            <text:p text:style-name="Table_20_Contents"><text:span text:style-name="T309">xid, xkey</text:span><text:span text:style-name="Index"><text:span text:style-name="T127">S</text:span></text:span><text:span text:style-name="T127">', xsalt</text:span><text:span text:style-name="Index"><text:span text:style-name="T127">S</text:span></text:span>, <text:span text:style-name="T300">sndr </text:span>→ <text:span text:style-name="T66">MSG</text:span>(<text:span text:style-name="T140">rcvr</text:span>)</text:p>
          </table:table-cell>
        </table:table-row>
      </table:table>
      <text:p text:style-name="Text_20_body"/>
      <text:h text:style-name="Heading_20_3" text:outline-level="3"><text:bookmark-start text:name="__RefHeading__13527_1528606409"/><text:soft-page-break/>Annehmen eine<text:span text:style-name="T143">r Einladung</text:span><text:bookmark-end text:name="__RefHeading__13527_1528606409"/></text:h>
      <text:p text:style-name="Text_20_body">Sobald die Einladungsdaten den Empfänger erreicht haben, kann dieser die empfängerseitigen <text:span text:style-name="T200">Teile des Austauschschlüssels </text:span><text:span text:style-name="Variable"><text:span text:style-name="T200">xkey</text:span></text:span><text:span text:style-name="Index"><text:span text:style-name="T200">R</text:span></text:span><text:span text:style-name="T200"> und des Austauschsalts </text:span><text:span text:style-name="Variable"><text:span text:style-name="T200">xsalt</text:span></text:span><text:span text:style-name="Index"><text:span text:style-name="T200">R</text:span></text:span><text:span text:style-name="T200"> generier</text:span>en. <text:span text:style-name="T202">Danach ist es dem Leaf möglich den finalen Austauschschlüssel </text:span><text:span text:style-name="Variable"><text:span text:style-name="T202">xkey</text:span></text:span><text:span text:style-name="T202"> berechnen. Dann können die die Einladungs-ID </text:span><text:span text:style-name="Variable"><text:span text:style-name="T202">iid</text:span></text:span><text:span text:style-name="T202"> und der Einladungsschlüssel </text:span><text:span text:style-name="Variable"><text:span text:style-name="T202">ikey</text:span></text:span><text:span text:style-name="T202"> sowie die Einladungsprüfsumme </text:span><text:span text:style-name="Variable"><text:span text:style-name="T202">isig</text:span></text:span><text:span text:style-name="T202"> berechnet werden. Abschließend werden </text:span><text:span text:style-name="Variable"><text:span text:style-name="T202">iid</text:span></text:span><text:span text:style-name="T202">, </text:span><text:span text:style-name="Variable"><text:span text:style-name="T202">ikey</text:span></text:span><text:span text:style-name="T202"> und </text:span><text:span text:style-name="Variable"><text:span text:style-name="T202">isig</text:span></text:span><text:span text:style-name="T202"> für die spätere Verwendung im Keyring gespeichert und </text:span><text:span text:style-name="Variable"><text:span text:style-name="T202">xid</text:span></text:span><text:span text:style-name="T202">, </text:span><text:span text:style-name="Variable"><text:span text:style-name="T202">xkey</text:span></text:span><text:span text:style-name="Index"><text:span text:style-name="T202">R</text:span></text:span><text:span text:style-name="Variable"><text:span text:style-name="T202">'</text:span></text:span><text:span text:style-name="T202"> und </text:span><text:span text:style-name="Variable"><text:span text:style-name="T202">xsalt</text:span></text:span><text:span text:style-name="Index"><text:span text:style-name="T202">R</text:span></text:span><text:span text:style-name="T202"> an die Senderadresse </text:span><text:span text:style-name="Variable"><text:span text:style-name="T202">sndr</text:span></text:span><text:span text:style-name="T202"> gesendet.</text:span></text:p>
      <table:table table:name="Table30" table:style-name="Table30">
        <table:table-column table:style-name="Table30.A"/>
        <table:table-row>
          <table:table-cell table:style-name="Table30.A1" office:value-type="string">
            <text:p text:style-name="Table_20_Heading">Leaf</text:p>
          </table:table-cell>
        </table:table-row>
        <table:table-row>
          <table:table-cell table:style-name="Table30.A2" office:value-type="string">
            <text:p text:style-name="Table_20_Contents"><text:span text:style-name="T128">MSG(rcvr) </text:span>→ <text:span text:style-name="T140">xid, xkey</text:span><text:span text:style-name="Index"><text:span text:style-name="T127">S</text:span></text:span><text:span text:style-name="T127">', xsalt</text:span><text:span text:style-name="Index"><text:span text:style-name="T127">S</text:span></text:span><text:span text:style-name="T127">, sndr</text:span></text:p>
          </table:table-cell>
        </table:table-row>
        <table:table-row>
          <table:table-cell table:style-name="Table30.A2" office:value-type="string">
            <text:p text:style-name="Table_20_Spacer"/>
          </table:table-cell>
        </table:table-row>
        <table:table-row>
          <table:table-cell table:style-name="Table30.A2" office:value-type="string">
            <text:p text:style-name="Table_20_Contents"><text:span text:style-name="T300">xkey</text:span><text:span text:style-name="Index"><text:span text:style-name="T131">R</text:span></text:span> = private()</text:p>
          </table:table-cell>
        </table:table-row>
        <table:table-row>
          <table:table-cell table:style-name="Table30.A2" office:value-type="string">
            <text:p text:style-name="Table_20_Contents"><text:span text:style-name="T300">xkey</text:span><text:span text:style-name="Index"><text:span text:style-name="T131">R</text:span></text:span>' = public(<text:span text:style-name="T143">ikey</text:span><text:span text:style-name="Index"><text:span text:style-name="T130">R</text:span></text:span>)</text:p>
          </table:table-cell>
        </table:table-row>
        <table:table-row>
          <table:table-cell table:style-name="Table30.A2" office:value-type="string">
            <text:p text:style-name="Table_20_Contents"><text:span text:style-name="T300">xsalt</text:span><text:span text:style-name="Index"><text:span text:style-name="T183">R</text:span></text:span><text:span text:style-name="T183"> = key()</text:span></text:p>
          </table:table-cell>
        </table:table-row>
        <table:table-row>
          <table:table-cell table:style-name="Table30.A2" office:value-type="string">
            <text:p text:style-name="Table_20_Contents"><text:span text:style-name="T300">xkey</text:span> = shared(<text:span text:style-name="T143">ikey</text:span><text:span text:style-name="Index"><text:span text:style-name="T130">R</text:span></text:span>, <text:span text:style-name="T143">ikey</text:span><text:span text:style-name="Index"><text:span text:style-name="T131">S</text:span></text:span>')</text:p>
          </table:table-cell>
        </table:table-row>
        <table:table-row>
          <table:table-cell table:style-name="Table30.A2" office:value-type="string">
            <text:p text:style-name="Table_20_Contents"><text:span text:style-name="T301">xstr</text:span> = <text:span text:style-name="T182">sconc(xid, xsalt</text:span><text:span text:style-name="Index"><text:span text:style-name="T183">S</text:span></text:span><text:span text:style-name="T183">, xsalt</text:span><text:span text:style-name="Index"><text:span text:style-name="T183">R</text:span></text:span><text:span text:style-name="T183">)</text:span></text:p>
          </table:table-cell>
        </table:table-row>
        <table:table-row>
          <table:table-cell table:style-name="Table30.A2" office:value-type="string">
            <text:p text:style-name="Table_20_Contents"><text:span text:style-name="T301">i</text:span>sig = <text:span text:style-name="T185">hmac</text:span>(<text:span text:style-name="T301">xstr, xkey</text:span>)</text:p>
          </table:table-cell>
        </table:table-row>
        <table:table-row>
          <table:table-cell table:style-name="Table30.A2" office:value-type="string">
            <text:p text:style-name="Table_20_Contents"><text:span text:style-name="T183">iid</text:span> = <text:span text:style-name="T265">hmac</text:span>(<text:span text:style-name="T300">xsalt</text:span><text:span text:style-name="Index"><text:span text:style-name="T183">S</text:span></text:span>, <text:span text:style-name="T300">xkey</text:span>)</text:p>
          </table:table-cell>
        </table:table-row>
        <table:table-row>
          <table:table-cell table:style-name="Table30.A2" office:value-type="string">
            <text:p text:style-name="Table_20_Contents"><text:span text:style-name="T300">ikey</text:span> = <text:span text:style-name="T265">hmac</text:span>(<text:span text:style-name="T300">x</text:span>salt<text:span text:style-name="Index"><text:span text:style-name="T184">R</text:span></text:span>, <text:span text:style-name="T300">x</text:span>key)</text:p>
          </table:table-cell>
        </table:table-row>
        <table:table-row>
          <table:table-cell table:style-name="Table30.A2" office:value-type="string">
            <text:p text:style-name="Table_20_Spacer"/>
          </table:table-cell>
        </table:table-row>
        <table:table-row>
          <table:table-cell table:style-name="Table30.A2" office:value-type="string">
            <text:p text:style-name="Table_20_Contents"><text:span text:style-name="T146">iid, ikey, isig</text:span> → KEYS(<text:span text:style-name="T146">iid</text:span>)</text:p>
          </table:table-cell>
        </table:table-row>
        <table:table-row>
          <table:table-cell table:style-name="Table30.A14" office:value-type="string">
            <text:p text:style-name="Table_20_Contents"><text:span text:style-name="T300">xid, xkey</text:span><text:span text:style-name="Index"><text:span text:style-name="T143">R</text:span></text:span><text:span text:style-name="T143">', xsalt</text:span><text:span text:style-name="Index"><text:span text:style-name="T143">R</text:span></text:span> → <text:span text:style-name="T142">MSG(sndr)</text:span></text:p>
          </table:table-cell>
        </table:table-row>
      </table:table>
      <text:h text:style-name="Heading_20_3" text:outline-level="3"><text:bookmark-start text:name="__RefHeading__13529_1528606409"/>Bestätigen einer Einladung<text:bookmark-end text:name="__RefHeading__13529_1528606409"/></text:h>
      <text:p text:style-name="Text_20_body"><text:span text:style-name="T310">Nach dem Empfang der Antwortnachricht ist es auch dem Absender der Einladung möglich, den Austauschschlüssel </text:span><text:span text:style-name="Variable"><text:span text:style-name="T202">xkey</text:span></text:span><text:span text:style-name="T202"> und die Einladungsprüfsumme </text:span><text:span text:style-name="Variable"><text:span text:style-name="T202">isig'</text:span></text:span><text:span text:style-name="T202"> zu berechnen. Nun kann dieser durch den Vergleich der Prüfsummen sowohl die Identität des Empfängers als auch die Korrektheit der ausgetauschten Schlüssel überprüfen. Für die Überprüfiug der Identität ist es essentiell, dass </text:span><text:span text:style-name="Variable"><text:span text:style-name="T203">isig</text:span></text:span><text:span text:style-name="T203"> über einen Kanal empfangen wird, über den der Absender der Einladung die Identität des Empfängers sicher feststellen kann. Ob dieser Kanal privat oder öffentlich ist, spielt keine Rolle.</text:span></text:p>
      <text:p text:style-name="Text_20_body">Danach wird auf auch dem Leaf des Absenders die Einladungs-ID <text:span text:style-name="Variable">iid</text:span> und der Einladungsschlüssel <text:span text:style-name="Variable">ikey</text:span> berechnet. <text:span text:style-name="T312">Nun kann </text:span>die eigentliche Einladung auf dem<text:span text:style-name="T302"> Pod platzier</text:span>t werden<text:span text:style-name="T302">, wobei auf die beim Versand gespeicherte Domain-ID </text:span><text:span text:style-name="Variable"><text:span text:style-name="T302">did</text:span></text:span><text:span text:style-name="T302"> und Ticket-Flags </text:span><text:span text:style-name="Variable"><text:span text:style-name="T302">tflags</text:span></text:span><text:span text:style-name="T302"> (→ Kapitel </text:span><text:span text:style-name="T302"><text:bookmark-ref text:reference-format="chapter" text:ref-name="__RefHeading__15727_1957197483">5.2.1</text:bookmark-ref></text:span><text:span text:style-name="T302">) zurückgegriffen wird. Dies geschieht analog </text:span>zum<text:span text:style-name="T302"> </text:span>Platzieren<text:span text:style-name="T302"> eine</text:span>r<text:span text:style-name="T302"> </text:span>Einladung<text:span text:style-name="T302"> über einen sicheren Kanal (→ Kapitel </text:span><text:span text:style-name="T302"><text:bookmark-ref text:reference-format="chapter" text:ref-name="__RefHeading__13525_1528606409">5.1.1</text:bookmark-ref></text:span><text:span text:style-name="T302">).</text:span></text:p>
      <table:table table:name="Table28" table:style-name="Table28">
        <table:table-column table:style-name="Table28.A"/>
        <table:table-column table:style-name="Table28.B" table:number-columns-repeated="2"/>
        <table:table-row>
          <table:table-cell table:style-name="Table28.A1" office:value-type="string">
            <text:p text:style-name="Table_20_Heading">Leaf</text:p>
          </table:table-cell>
          <table:table-cell table:style-name="Table28.A1" office:value-type="string">
            <text:p text:style-name="Table_20_Heading">Node</text:p>
          </table:table-cell>
          <table:table-cell table:style-name="Table28.C1" office:value-type="string">
            <text:p text:style-name="Table_20_Heading">Pod</text:p>
          </table:table-cell>
        </table:table-row>
        <table:table-row>
          <table:table-cell table:style-name="Table28.A2" office:value-type="string">
            <text:p text:style-name="Table_20_Contents"><text:span text:style-name="T142">MSG(sndr)</text:span> → <text:span text:style-name="T301">xid, xkey</text:span><text:span text:style-name="Index"><text:span text:style-name="T143">R</text:span></text:span><text:span text:style-name="T143">', xsalt</text:span><text:span text:style-name="Index"><text:span text:style-name="T143">R</text:span></text:span></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text:span text:style-name="T144">KEYS(xid) → did, tflags, xkey</text:span><text:span text:style-name="Index"><text:span text:style-name="T144">S</text:span></text:span><text:span text:style-name="T145">, xsalt</text:span><text:span text:style-name="Index"><text:span text:style-name="T145">S</text:span></text:span></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RCVR → isig</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Spacer"/>
          </table:table-cell>
          <table:table-cell table:style-name="Table28.A2" office:value-type="string">
            <text:p text:style-name="Table_20_Spacer"/>
          </table:table-cell>
          <table:table-cell table:style-name="Table28.C2" office:value-type="string">
            <text:p text:style-name="Table_20_Spacer"/>
          </table:table-cell>
        </table:table-row>
        <table:table-row>
          <table:table-cell table:style-name="Table28.A2" office:value-type="string">
            <text:p text:style-name="Table_20_Contents"><text:span text:style-name="T301">xkey</text:span> = shared(<text:span text:style-name="T301">xkey</text:span><text:span text:style-name="Index"><text:span text:style-name="T130">S</text:span></text:span>, <text:span text:style-name="T301">xkey</text:span><text:span text:style-name="Index"><text:span text:style-name="T131">R</text:span></text:span>')</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x<text:span text:style-name="T306">str</text:span> = <text:span text:style-name="T182">sconc(xid, xsalt</text:span><text:span text:style-name="Index"><text:span text:style-name="T183">S</text:span></text:span><text:span text:style-name="T183">, xsalt</text:span><text:span text:style-name="Index"><text:span text:style-name="T183">R</text:span></text:span><text:span text:style-name="T183">)</text:span></text:p>
          </table:table-cell>
          <table:table-cell table:style-name="Table28.A2" office:value-type="string">
            <text:p text:style-name="Table_20_Contents"/>
          </table:table-cell>
          <table:table-cell table:style-name="Table28.C2" office:value-type="string">
            <text:p text:style-name="Table_20_Contents"/>
          </table:table-cell>
        </table:table-row>
        <text:soft-page-break/>
        <table:table-row>
          <table:table-cell table:style-name="Table28.A2" office:value-type="string">
            <text:p text:style-name="Table_20_Contents">isig<text:span text:style-name="T185">'</text:span> = <text:span text:style-name="T185">hmac</text:span>(<text:span text:style-name="T301">xstr, xkey</text:span>)</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text:span text:style-name="T182">isig'</text:span> == <text:span text:style-name="T182">isig</text:span> ?</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text:span text:style-name="T183">iid</text:span> = <text:span text:style-name="T265">hmac</text:span>(<text:span text:style-name="T301">xsalt</text:span><text:span text:style-name="Index"><text:span text:style-name="T183">S</text:span></text:span>, <text:span text:style-name="T301">xkey</text:span>)</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text:span text:style-name="T301">ikey</text:span> = <text:span text:style-name="T265">hmac</text:span>(<text:span text:style-name="T301">x</text:span>salt<text:span text:style-name="Index"><text:span text:style-name="T184">R</text:span></text:span>, <text:span text:style-name="T301">x</text:span>key)</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Spacer"/>
          </table:table-cell>
          <table:table-cell table:style-name="Table28.A2" office:value-type="string">
            <text:p text:style-name="Table_20_Spacer"/>
          </table:table-cell>
          <table:table-cell table:style-name="Table28.C2" office:value-type="string">
            <text:p text:style-name="Table_20_Spacer"/>
          </table:table-cell>
        </table:table-row>
        <table:table-row>
          <table:table-cell table:style-name="Table28.A2" office:value-type="string">
            <text:p text:style-name="Table_20_Contents"><text:span text:style-name="T303">[tid: iid,did, {tid: iid,ikey,did,tflags}]</text:span> →</text:p>
          </table:table-cell>
          <table:table-cell table:style-name="Table28.A2" office:value-type="string">
            <text:p text:style-name="Table_20_Contents">→<text:span text:style-name="T303">[tid: iid,did, {tid: iid,ikey,did,tflags}]</text:span></text:p>
          </table:table-cell>
          <table:table-cell table:style-name="Table28.C2" office:value-type="string">
            <text:p text:style-name="Table_20_Contents"/>
          </table:table-cell>
        </table:table-row>
        <table:table-row>
          <table:table-cell table:style-name="Table28.A2" office:value-type="string">
            <text:p text:style-name="Table_20_Spacer"/>
          </table:table-cell>
          <table:table-cell table:style-name="Table28.A2" office:value-type="string">
            <text:p text:style-name="Table_20_Spacer"/>
          </table:table-cell>
          <table:table-cell table:style-name="Table28.C2" office:value-type="string">
            <text:p text:style-name="Table_20_Spacer"/>
          </table:table-cell>
        </table:table-row>
        <table:table-row>
          <table:table-cell table:style-name="Table28.A2" office:value-type="string">
            <text:p text:style-name="Table_20_Contents"/>
          </table:table-cell>
          <table:table-cell table:style-name="Table28.A2" office:value-type="string">
            <text:p text:style-name="Table_20_Contents">iid, did → DB(iid)</text:p>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tid: iid,did, {tid: iid,ikey,did,tflags}] →</text:p>
          </table:table-cell>
          <table:table-cell table:style-name="Table28.C2" office:value-type="string">
            <text:p text:style-name="Table_20_Contents">→ [tid: iid,did, {tid: iid,ikey,did,tflags}]</text:p>
          </table:table-cell>
        </table:table-row>
        <table:table-row>
          <table:table-cell table:style-name="Table28.A2" office:value-type="string">
            <text:p text:style-name="Table_20_Spacer"/>
          </table:table-cell>
          <table:table-cell table:style-name="Table28.A2" office:value-type="string">
            <text:p text:style-name="Table_20_Spacer"/>
          </table:table-cell>
          <table:table-cell table:style-name="Table28.C2" office:value-type="string">
            <text:p text:style-name="Table_20_Spacer"/>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text:span text:style-name="T186">iid, ikey, did, tflags</text:span><text:span text:style-name="T192"> </text:span>→ DB(<text:span text:style-name="T187">iid</text:span>)</text:p>
          </table:table-cell>
        </table:table-row>
        <table:table-row>
          <table:table-cell table:style-name="Table28.A2" office:value-type="string">
            <text:p text:style-name="Table_20_Contents">[<text:span text:style-name="T303">{</text:span>tid: <text:span text:style-name="T186">iid}</text:span>] ←</text:p>
          </table:table-cell>
          <table:table-cell table:style-name="Table28.A2" office:value-type="string">
            <text:p text:style-name="Table_20_Contents"><text:span text:style-name="T297">← </text:span>[<text:span text:style-name="T303">{</text:span>tid: <text:span text:style-name="T186">iid}</text:span>] ←</text:p>
          </table:table-cell>
          <table:table-cell table:style-name="Table28.C2" office:value-type="string">
            <text:p text:style-name="Table_20_Contents">← <text:span text:style-name="T295">[{tid: iid}]</text:span></text:p>
          </table:table-cell>
        </table:table-row>
        <table:table-row>
          <table:table-cell table:style-name="Table28.A2" office:value-type="string">
            <text:p text:style-name="Table_20_Spacer"/>
          </table:table-cell>
          <table:table-cell table:style-name="Table28.A2" office:value-type="string">
            <text:p text:style-name="Table_20_Spacer"/>
          </table:table-cell>
          <table:table-cell table:style-name="Table28.C2" office:value-type="string">
            <text:p text:style-name="Table_20_Spacer"/>
          </table:table-cell>
        </table:table-row>
        <table:table-row>
          <table:table-cell table:style-name="Table28.A21" office:value-type="string">
            <text:p text:style-name="Table_20_Contents">APP ← iid</text:p>
          </table:table-cell>
          <table:table-cell table:style-name="Table28.A21" office:value-type="string">
            <text:p text:style-name="Table_20_Contents"/>
          </table:table-cell>
          <table:table-cell table:style-name="Table28.C21" office:value-type="string">
            <text:p text:style-name="Table_20_Contents"/>
          </table:table-cell>
        </table:table-row>
      </table:table>
      <text:h text:style-name="Heading_20_1" text:outline-level="1"><text:bookmark-start text:name="__RefHeading__6544_2106941163"/>Implementierung<text:bookmark-end text:name="__RefHeading__6544_2106941163"/></text:h>
      <text:p text:style-name="Text_20_body"><text:span text:style-name="T67">Dieses Paper beschreibt</text:span> die Kernfunktionalität von REDS auf einer abstrakten Ebene. <text:span text:style-name="T67">Daher wird hier nicht auf die konkrete Implementierung eingegangen, sondern auf das REDS.io Framework</text:span><text:span text:style-name="T67"><text:note text:id="ftn23" text:note-class="footnote"><text:note-citation>a</text:note-citation><text:note-body><text:p text:style-name="Footnote">http://getreds.org</text:p></text:note-body></text:note></text:span><text:span text:style-name="T67"> verwiesen. Diese auf JavaScript und HTTP basierende Implementierung des REDS Konzeptes stellt Webapp-Entwicklern eine RESTful API für das Verwalten von Usern, Accounts, Domains und Entities zur Verfügung. Implementierungen des REDS Konzeptes für andere Plattformen, zum Beispiel für native Desktopanwendungen oder Apps für mobile Geräte, sind aber ebenfalls mögl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Calluna Sans Light" svg:font-family="'Calluna Sans Light'"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Monaco" svg:font-family="Monaco" style:font-adornments="Regular" style:font-family-generic="modern" style:font-pitch="fixed"/>
    <style:font-face style:name="Calluna Light" svg:font-family="'Calluna Light'" style:font-adornments="Regular" style:font-pitch="variable"/>
    <style:font-face style:name="Calluna Sans Light1" svg:font-family="'Calluna Sans Light'" style:font-adornments="Light" style:font-family-generic="swiss" style:font-pitch="variable"/>
    <style:font-face style:name="Calluna Sans Semibold" svg:font-family="'Calluna Sans Semibold'" style:font-adornments="Semi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luna Sans Light"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Calluna Sans Light"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lluna Sans Light1" fo:font-family="'Calluna Sans Light'" style:font-style-name="Light" style:font-family-generic="swiss" style:font-pitch="variable" fo:font-size="11pt" fo:font-weight="250" style:font-size-asian="10.5pt"/>
    </style:style>
    <style:style style:name="Heading" style:family="paragraph" style:parent-style-name="Standard" style:next-style-name="Text_20_body" style:class="text">
      <style:paragraph-properties fo:margin-top="4mm" fo:margin-bottom="1.99mm" loext:contextual-spacing="false" fo:line-height="120%" fo:keep-with-next="always"/>
      <style:text-properties style:font-name="Calluna Light" fo:font-family="'Calluna Light'" style:font-style-name="Regular" style:font-pitch="variable" fo:font-size="11pt" style:font-size-asian="10.5pt"/>
    </style:style>
    <style:style style:name="Text_20_body" style:display-name="Text body" style:family="paragraph" style:parent-style-name="Standard" style:class="text" style:master-page-name="">
      <style:paragraph-properties fo:margin-top="0mm" fo:margin-bottom="1.99mm" loext:contextual-spacing="false" fo:line-height="120%" fo:text-align="justify" style:justify-single-word="false" fo:orphans="2" fo:widows="2" fo:hyphenation-ladder-count="no-limit" style:page-number="auto"/>
      <style:text-properties style:font-size-asian="10.5pt" fo:hyphenate="true" fo:hyphenation-remain-char-count="2" fo:hyphenation-push-char-count="2"/>
    </style:style>
    <style:style style:name="List" style:family="paragraph" style:parent-style-name="List_20_Contents" style:class="list">
      <style:text-properties fo:font-weight="normal" style:font-size-asian="10.5pt"/>
    </style:style>
    <style:style style:name="Caption" style:family="paragraph" style:parent-style-name="Marginalia" style:class="extra" style:master-page-name="">
      <style:paragraph-properties fo:margin-top="0mm" fo:margin-bottom="4mm" loext:contextual-spacing="false" style:page-number="auto" text:number-lines="false" text:line-number="0"/>
      <style:text-properties style:font-size-asian="10.5pt"/>
    </style:style>
    <style:style style:name="Index" style:family="paragraph" style:parent-style-name="Standard" style:class="index">
      <style:paragraph-properties fo:line-height="120%" text:number-lines="false" text:line-number="0"/>
      <style:text-properties style:font-size-asian="10.5pt"/>
    </style:style>
    <style:style style:name="Frame_20_contents" style:display-name="Frame contents" style:family="paragraph" style:parent-style-name="Standard" style:class="extra" style:master-page-name="">
      <style:paragraph-properties style:page-number="auto"/>
      <style:text-properties style:font-size-asian="10.5pt"/>
    </style:style>
    <style:style style:name="Addressee" style:family="paragraph" style:parent-style-name="Address" style:class="extra">
      <style:paragraph-properties text:number-lines="false" text:line-number="0"/>
      <style:text-properties style:font-size-asian="10.5pt"/>
    </style:style>
    <style:style style:name="Footer" style:family="paragraph" style:parent-style-name="Standard" style:class="extra">
      <style:paragraph-properties fo:text-align="center" style:justify-single-word="false" text:number-lines="false" text:line-number="0">
        <style:tab-stops>
          <style:tab-stop style:position="84.98mm" style:type="center"/>
          <style:tab-stop style:position="169.99mm" style:type="right"/>
        </style:tab-stops>
      </style:paragraph-properties>
      <style:text-properties fo:font-variant="normal" fo:text-transform="none" fo:font-size="9pt" style:font-size-asian="10.5pt"/>
    </style:style>
    <style:style style:name="Table_20_Contents" style:display-name="Table Contents" style:family="paragraph" style:parent-style-name="Standard" style:class="extra">
      <style:paragraph-properties fo:line-height="120%" style:shadow="none" text:number-lines="false" text:line-number="0"/>
      <style:text-properties fo:font-size="10pt" style:font-size-asian="10.5pt"/>
    </style:style>
    <style:style style:name="Table_20_Heading" style:display-name="Table Heading" style:family="paragraph" style:parent-style-name="Table_20_Contents" style:class="extra" style:master-page-name="">
      <style:paragraph-properties fo:margin-top="0mm" fo:margin-bottom="1.99mm" loext:contextual-spacing="false" fo:text-align="start" style:justify-single-word="false" style:page-number="auto" text:number-lines="false" text:line-number="0"/>
      <style:text-properties style:font-name="Calluna Sans Semibold" fo:font-family="'Calluna Sans Semibold'" style:font-style-name="Semibold" style:font-family-generic="swiss" style:font-pitch="variable" fo:font-weight="600" style:font-size-asian="10.5pt"/>
    </style:style>
    <style:style style:name="Heading_20_5" style:display-name="Heading 5" style:family="paragraph" style:parent-style-name="Heading" style:next-style-name="Text_20_body" style:default-outline-level="5" style:class="text">
      <style:paragraph-properties fo:margin-top="50%" fo:margin-bottom="1.99mm" loext:contextual-spacing="false"/>
      <style:text-properties fo:font-size="110%" style:font-size-asian="10.5pt"/>
    </style:style>
    <style:style style:name="Heading_20_6" style:display-name="Heading 6" style:family="paragraph" style:parent-style-name="Heading" style:next-style-name="Text_20_body" style:default-outline-level="6" style:class="text">
      <style:paragraph-properties fo:margin-top="50%" fo:margin-bottom="1.99mm" loext:contextual-spacing="false"/>
      <style:text-properties style:font-size-asian="10.5pt"/>
    </style:style>
    <style:style style:name="Subtitle" style:family="paragraph" style:parent-style-name="Title" style:next-style-name="Heading_20_1" style:class="chapter" style:master-page-name="">
      <style:paragraph-properties fo:margin-top="0mm" fo:margin-bottom="4mm" loext:contextual-spacing="false" fo:text-align="center" style:justify-single-word="false" style:page-number="auto"/>
      <style:text-properties fo:font-variant="normal" fo:text-transform="none" fo:font-size="60%"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70%" style:font-size-asian="10.5pt"/>
    </style:style>
    <style:style style:name="Header" style:family="paragraph" style:parent-style-name="Standard" style:class="extra" style:master-page-name="">
      <style:paragraph-properties fo:margin-top="0mm" fo:margin-bottom="4mm" loext:contextual-spacing="false" fo:line-height="120%" fo:text-align="center" style:justify-single-word="false" style:page-number="auto" text:number-lines="false" text:line-number="0">
        <style:tab-stops>
          <style:tab-stop style:position="85.02mm" style:type="center"/>
          <style:tab-stop style:position="170.06mm" style:type="right"/>
        </style:tab-stops>
      </style:paragraph-properties>
      <style:text-properties fo:font-size="12pt" style:font-size-asian="10.5pt"/>
    </style:style>
    <style:style style:name="Heading_20_2" style:display-name="Heading 2" style:family="paragraph" style:parent-style-name="Heading" style:next-style-name="Text_20_body" style:default-outline-level="2" style:class="text">
      <style:text-properties fo:font-size="150%"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0%"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4mm" fo:margin-bottom="1.99mm" loext:contextual-spacing="false"/>
      <style:text-properties fo:font-size="120%" fo:font-style="normal"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50%" fo:margin-bottom="1.99mm" loext:contextual-spacing="false"/>
      <style:text-properties style:font-size-asian="10.5pt"/>
    </style:style>
    <style:style style:name="Heading_20_8" style:display-name="Heading 8" style:family="paragraph" style:parent-style-name="Heading" style:next-style-name="Text_20_body" style:default-outline-level="8" style:class="text">
      <style:paragraph-properties fo:margin-top="50%" fo:margin-bottom="1.99mm" loext:contextual-spacing="false"/>
      <style:text-properties style:font-size-asian="10.5pt"/>
    </style:style>
    <style:style style:name="Heading_20_9" style:display-name="Heading 9" style:family="paragraph" style:parent-style-name="Heading" style:next-style-name="Text_20_body" style:default-outline-level="9" style:class="text">
      <style:paragraph-properties fo:margin-top="50%" fo:margin-bottom="1.99mm" loext:contextual-spacing="false"/>
      <style:text-properties style:font-size-asian="10.5pt"/>
    </style:style>
    <style:style style:name="Heading_20_10" style:display-name="Heading 10" style:family="paragraph" style:parent-style-name="Heading" style:next-style-name="Text_20_body" style:default-outline-level="10" style:class="text">
      <style:paragraph-properties fo:margin-top="50%" fo:margin-bottom="1.99mm" loext:contextual-spacing="false"/>
      <style:text-properties style:font-size-asian="10.5pt"/>
    </style:style>
    <style:style style:name="Preformatted_20_Text" style:display-name="Preformatted Text" style:family="paragraph" style:parent-style-name="Standard" style:class="html" style:master-page-name="">
      <style:paragraph-properties fo:margin-top="0mm" fo:margin-bottom="1.99mm" loext:contextual-spacing="false" style:page-number="auto"/>
      <style:text-properties style:font-name="DejaVu Sans Mono" fo:font-family="'DejaVu Sans Mono'" style:font-style-name="Book" style:font-family-generic="modern" style:font-pitch="fixed" fo:font-weight="normal" style:font-size-asian="10.5pt"/>
    </style:style>
    <style:style style:name="Preformatted_20_Text_20_End" style:display-name="Preformatted Text End" style:family="paragraph" style:parent-style-name="Preformatted_20_Text">
      <style:paragraph-properties fo:margin-top="0mm" fo:margin-bottom="4.06mm" loext:contextual-spacing="false"/>
    </style:style>
    <style:style style:name="Signature" style:family="paragraph" style:parent-style-name="Text_20_body" style:class="text">
      <style:paragraph-properties fo:margin-top="20mm" fo:margin-bottom="4mm" loext:contextual-spacing="false" fo:line-height="120%" fo:text-align="start" style:justify-single-word="false" fo:padding="0mm" fo:border="none" style:shadow="none" text:number-lines="false" text:line-number="0"/>
      <style:text-properties style:font-size-asian="10.5pt" style:text-overline-style="solid" style:text-overline-width="auto" style:text-overline-color="font-color"/>
    </style:style>
    <style:style style:name="List_20_1_20_Start" style:display-name="List 1 Start" style:family="paragraph" style:parent-style-name="List_20_1" style:next-style-name="List_20_1_20_Cont." style:class="list">
      <style:paragraph-properties fo:margin-top="0mm" fo:margin-bottom="50%" loext:contextual-spacing="false"/>
    </style:style>
    <style:style style:name="List_20_1" style:display-name="List 1" style:family="paragraph" style:parent-style-name="List" style:list-style-name="List_20_1" style:class="list">
      <style:text-properties fo:font-weight="normal" style:font-size-asian="10.5pt"/>
    </style:style>
    <style:style style:name="List_20_1_20_Cont." style:display-name="List 1 Cont." style:family="paragraph" style:parent-style-name="List_20_1" style:class="list" style:master-page-name="">
      <style:paragraph-properties fo:margin-top="0mm" fo:margin-bottom="50%" loext:contextual-spacing="false" style:page-number="auto"/>
    </style:style>
    <style:style style:name="List_20_1_20_End" style:display-name="List 1 End" style:family="paragraph" style:parent-style-name="List_20_1" style:next-style-name="Text_20_body" style:class="list">
      <style:text-properties fo:font-weight="normal" style:font-size-asian="10.5pt"/>
    </style:style>
    <style:style style:name="List_20_2" style:display-name="List 2" style:family="paragraph" style:parent-style-name="List" style:list-style-name="List_20_2" style:class="list"/>
    <style:style style:name="List_20_2_20_Cont." style:display-name="List 2 Cont." style:family="paragraph" style:parent-style-name="List_20_2" style:class="list">
      <style:paragraph-properties fo:margin-top="0mm" fo:margin-bottom="50%" loext:contextual-spacing="false"/>
    </style:style>
    <style:style style:name="List_20_2_20_End" style:display-name="List 2 End" style:family="paragraph" style:parent-style-name="List_20_2" style:next-style-name="Text_20_body" style:class="list"/>
    <style:style style:name="List_20_2_20_Start" style:display-name="List 2 Start" style:family="paragraph" style:parent-style-name="List_20_2" style:next-style-name="List_20_2_20_Cont." style:class="list">
      <style:paragraph-properties fo:margin-top="0mm" fo:margin-bottom="50%" loext:contextual-spacing="false"/>
    </style:style>
    <style:style style:name="List_20_3_20_Cont." style:display-name="List 3 Cont." style:family="paragraph" style:parent-style-name="List_20_3" style:class="list">
      <style:paragraph-properties fo:margin-top="0mm" fo:margin-bottom="50%" loext:contextual-spacing="false"/>
    </style:style>
    <style:style style:name="List_20_3_20_End" style:display-name="List 3 End" style:family="paragraph" style:parent-style-name="List_20_3" style:next-style-name="Text_20_body" style:class="list"/>
    <style:style style:name="List_20_3" style:display-name="List 3" style:family="paragraph" style:parent-style-name="List" style:list-style-name="List_20_3" style:class="list"/>
    <style:style style:name="List_20_3_20_Start" style:display-name="List 3 Start" style:family="paragraph" style:parent-style-name="List_20_3" style:next-style-name="List_20_3_20_Cont." style:class="list">
      <style:paragraph-properties fo:margin-top="0mm" fo:margin-bottom="50%" loext:contextual-spacing="false"/>
    </style:style>
    <style:style style:name="List_20_4_20_Cont." style:display-name="List 4 Cont." style:family="paragraph" style:parent-style-name="List_20_4" style:class="list">
      <style:paragraph-properties fo:margin-top="0mm" fo:margin-bottom="50%" loext:contextual-spacing="false"/>
    </style:style>
    <style:style style:name="List_20_4_20_End" style:display-name="List 4 End" style:family="paragraph" style:parent-style-name="List_20_4" style:next-style-name="Text_20_body" style:class="list"/>
    <style:style style:name="List_20_4" style:display-name="List 4" style:family="paragraph" style:parent-style-name="List" style:list-style-name="List_20_4" style:class="list"/>
    <style:style style:name="List_20_4_20_Start" style:display-name="List 4 Start" style:family="paragraph" style:parent-style-name="List_20_4" style:next-style-name="List_20_4_20_Cont." style:class="list">
      <style:paragraph-properties fo:margin-top="0mm" fo:margin-bottom="50%" loext:contextual-spacing="false"/>
    </style:style>
    <style:style style:name="List_20_5_20_Cont." style:display-name="List 5 Cont." style:family="paragraph" style:parent-style-name="List_20_5" style:class="list">
      <style:paragraph-properties fo:margin-top="0mm" fo:margin-bottom="50%" loext:contextual-spacing="false"/>
    </style:style>
    <style:style style:name="List_20_5_20_End" style:display-name="List 5 End" style:family="paragraph" style:parent-style-name="List_20_5" style:next-style-name="Text_20_body" style:class="list"/>
    <style:style style:name="List_20_5" style:display-name="List 5" style:family="paragraph" style:parent-style-name="List" style:list-style-name="List_20_5" style:class="list">
      <style:paragraph-properties>
        <style:tab-stops/>
      </style:paragraph-properties>
    </style:style>
    <style:style style:name="List_20_5_20_Start" style:display-name="List 5 Start" style:family="paragraph" style:parent-style-name="List_20_5" style:next-style-name="List_20_5_20_Cont." style:class="list">
      <style:paragraph-properties fo:margin-top="0mm" fo:margin-bottom="50%" loext:contextual-spacing="false"/>
    </style:style>
    <style:style style:name="List_20_Contents" style:display-name="List Contents" style:family="paragraph" style:parent-style-name="Standard" style:class="html">
      <style:paragraph-properties fo:margin-top="0mm" fo:margin-bottom="1.99mm" loext:contextual-spacing="false" fo:line-height="120%" fo:text-align="justify" style:justify-single-word="false"/>
    </style:style>
    <style:style style:name="Text_20_body_20_indent" style:display-name="Text body indent" style:family="paragraph" style:parent-style-name="Text_20_body" style:class="text" style:master-page-name="">
      <style:paragraph-properties fo:margin-left="6mm" fo:margin-right="0mm" fo:text-indent="0mm" style:auto-text-indent="false" style:page-number="auto"/>
      <style:text-properties style:font-size-asian="10.5pt"/>
    </style:style>
    <style:style style:name="Contents_20_Heading" style:display-name="Contents Heading" style:family="paragraph" style:parent-style-name="Heading_20_1" style:default-outline-level="" style:list-style-name="" style:class="index">
      <style:paragraph-properties text:number-lines="false" text:line-number="0"/>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70.06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5.06mm" style:type="right" style:leader-style="dotted" style:leader-text="."/>
        </style:tab-stops>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5.02mm" style:type="center"/>
          <style:tab-stop style:position="170.0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02mm" style:type="center"/>
          <style:tab-stop style:position="170.06mm" style:type="right"/>
        </style:tab-stops>
      </style:paragraph-properties>
    </style:style>
    <style:style style:name="Pretitle" style:family="paragraph" style:parent-style-name="Title" style:next-style-name="Title" style:master-page-name="">
      <style:paragraph-properties style:page-number="auto"/>
      <style:text-properties fo:font-variant="normal" fo:text-transform="none" fo:font-size="70%" style:font-size-asian="10.5pt"/>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07mm" style:type="right" style:leader-style="dotted" style:leader-text="."/>
        </style:tab-stops>
      </style:paragraph-properties>
    </style:style>
    <style:style style:name="Endnote" style:family="paragraph" style:parent-style-name="Marginalia" style:class="extra" style:master-page-name="">
      <style:paragraph-properties fo:margin-left="5.08mm" fo:margin-right="0mm" fo:margin-top="0mm" fo:margin-bottom="1.99mm" loext:contextual-spacing="false" fo:line-height="120%" fo:text-indent="-5.08mm" style:auto-text-indent="false" style:page-number="auto" text:number-lines="false" text:line-number="0">
        <style:tab-stops/>
      </style:paragraph-properties>
      <style:text-properties fo:font-size="10pt" style:font-size-asian="10.5pt"/>
    </style:style>
    <style:style style:name="Footnote" style:family="paragraph" style:parent-style-name="Marginalia" style:class="extra" style:master-page-name="">
      <style:paragraph-properties fo:margin-left="5.98mm" fo:margin-right="0mm" fo:margin-top="0mm" fo:margin-bottom="0mm" loext:contextual-spacing="false" fo:text-indent="-5.98mm" style:auto-text-indent="false" style:page-number="auto" text:number-lines="false" text:line-number="0"/>
      <style:text-properties style:font-size-asian="10.5pt"/>
    </style:style>
    <style:style style:name="Sender" style:family="paragraph" style:parent-style-name="Address" style:class="extra">
      <style:paragraph-properties text:number-lines="false" text:line-number="0"/>
      <style:text-properties fo:font-size="10pt" style:font-size-asian="10.5pt"/>
    </style:style>
    <style:style style:name="Illustration" style:family="paragraph" style:parent-style-name="Caption" style:class="extra">
      <style:text-properties style:font-size-asian="10.5pt"/>
    </style:style>
    <style:style style:name="Abb." style:family="paragraph" style:parent-style-name="Caption">
      <style:text-properties style:font-size-asian="10.5pt"/>
    </style:style>
    <style:style style:name="Table" style:family="paragraph" style:parent-style-name="Caption" style:class="extra">
      <style:text-properties style:font-size-asian="10.5pt"/>
    </style:style>
    <style:style style:name="Text" style:family="paragraph" style:parent-style-name="Caption" style:class="extra">
      <style:text-properties style:font-size-asian="10.5pt"/>
    </style:style>
    <style:style style:name="Quotations" style:family="paragraph" style:parent-style-name="Text_20_body_20_indent" style:next-style-name="Text_20_body_20_indent" style:class="html">
      <style:paragraph-properties fo:margin-left="10mm" fo:margin-right="10mm" fo:margin-top="0mm" fo:margin-bottom="4.99mm" loext:contextual-spacing="false" fo:text-indent="0mm" style:auto-text-indent="false"/>
      <style:text-properties fo:font-style="italic"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mm" style:type="center"/>
          <style:tab-stop style:position="170mm" style:type="right"/>
        </style:tab-stops>
      </style:paragraph-properties>
    </style:style>
    <style:style style:name="Numbering_20_1" style:display-name="Numbering 1" style:family="paragraph" style:parent-style-name="List" style:list-style-name="Numbering_20_1" style:class="list" style:master-page-name="">
      <style:paragraph-properties style:page-number="auto"/>
      <style:text-properties fo:font-weight="normal" style:font-size-asian="10.5pt"/>
    </style:style>
    <style:style style:name="Numbering_20_1_20_Cont." style:display-name="Numbering 1 Cont." style:family="paragraph" style:parent-style-name="Numbering_20_1" style:class="list">
      <style:paragraph-properties fo:margin-top="0mm" fo:margin-bottom="50%" loext:contextual-spacing="false"/>
    </style:style>
    <style:style style:name="Numbering_20_1_20_End" style:display-name="Numbering 1 End" style:family="paragraph" style:parent-style-name="Numbering_20_1" style:next-style-name="Text_20_body" style:class="list"/>
    <style:style style:name="Numbering_20_1_20_Start" style:display-name="Numbering 1 Start" style:family="paragraph" style:parent-style-name="Numbering_20_1" style:next-style-name="Numbering_20_1" style:class="list">
      <style:paragraph-properties fo:margin-top="0mm" fo:margin-bottom="50%" loext:contextual-spacing="false"/>
    </style:style>
    <style:style style:name="Numbering_20_2" style:display-name="Numbering 2" style:family="paragraph" style:parent-style-name="List" style:list-style-name="Numbering_20_2" style:class="list"/>
    <style:style style:name="Numbering_20_2_20_Cont." style:display-name="Numbering 2 Cont." style:family="paragraph" style:parent-style-name="Numbering_20_2" style:class="list">
      <style:paragraph-properties fo:margin-top="0mm" fo:margin-bottom="50%" loext:contextual-spacing="false"/>
    </style:style>
    <style:style style:name="Numbering_20_2_20_End" style:display-name="Numbering 2 End" style:family="paragraph" style:parent-style-name="Numbering_20_2" style:next-style-name="Text_20_body" style:class="list"/>
    <style:style style:name="Numbering_20_2_20_Start" style:display-name="Numbering 2 Start" style:family="paragraph" style:parent-style-name="Numbering_20_2" style:next-style-name="Numbering_20_2" style:class="list">
      <style:paragraph-properties fo:margin-top="0mm" fo:margin-bottom="50%" loext:contextual-spacing="false"/>
    </style:style>
    <style:style style:name="Numbering_20_3" style:display-name="Numbering 3" style:family="paragraph" style:parent-style-name="List" style:list-style-name="Numbering_20_3" style:class="list"/>
    <style:style style:name="Numbering_20_3_20_Cont." style:display-name="Numbering 3 Cont." style:family="paragraph" style:parent-style-name="Numbering_20_3" style:class="list">
      <style:paragraph-properties fo:margin-top="0mm" fo:margin-bottom="50%" loext:contextual-spacing="false"/>
    </style:style>
    <style:style style:name="Numbering_20_3_20_End" style:display-name="Numbering 3 End" style:family="paragraph" style:parent-style-name="Numbering_20_3" style:next-style-name="Text_20_body" style:class="list"/>
    <style:style style:name="Numbering_20_3_20_Start" style:display-name="Numbering 3 Start" style:family="paragraph" style:parent-style-name="Numbering_20_3" style:next-style-name="Numbering_20_3" style:class="list">
      <style:paragraph-properties fo:margin-top="0mm" fo:margin-bottom="50%" loext:contextual-spacing="false"/>
    </style:style>
    <style:style style:name="Numbering_20_4" style:display-name="Numbering 4" style:family="paragraph" style:parent-style-name="List" style:list-style-name="Numbering_20_4" style:class="list"/>
    <style:style style:name="Numbering_20_4_20_Cont." style:display-name="Numbering 4 Cont." style:family="paragraph" style:parent-style-name="Numbering_20_4" style:class="list">
      <style:paragraph-properties fo:margin-top="0mm" fo:margin-bottom="50%" loext:contextual-spacing="false"/>
    </style:style>
    <style:style style:name="Numbering_20_4_20_End" style:display-name="Numbering 4 End" style:family="paragraph" style:parent-style-name="Numbering_20_4" style:next-style-name="Text_20_body" style:class="list"/>
    <style:style style:name="Numbering_20_4_20_Start" style:display-name="Numbering 4 Start" style:family="paragraph" style:parent-style-name="Numbering_20_4" style:next-style-name="Numbering_20_4" style:class="list">
      <style:paragraph-properties fo:margin-top="0mm" fo:margin-bottom="50%" loext:contextual-spacing="false"/>
    </style:style>
    <style:style style:name="Numbering_20_5" style:display-name="Numbering 5" style:family="paragraph" style:parent-style-name="List" style:list-style-name="Numbering_20_5" style:class="list"/>
    <style:style style:name="Numbering_20_5_20_Cont." style:display-name="Numbering 5 Cont." style:family="paragraph" style:parent-style-name="Numbering_20_5" style:class="list">
      <style:paragraph-properties fo:margin-top="0mm" fo:margin-bottom="50%" loext:contextual-spacing="false"/>
    </style:style>
    <style:style style:name="Numbering_20_5_20_End" style:display-name="Numbering 5 End" style:family="paragraph" style:parent-style-name="Numbering_20_5" style:next-style-name="Numbering_20_5" style:class="list"/>
    <style:style style:name="Numbering_20_5_20_Start" style:display-name="Numbering 5 Start" style:family="paragraph" style:parent-style-name="Numbering_20_5" style:next-style-name="Numbering_20_5" style:class="list">
      <style:paragraph-properties fo:margin-top="0mm" fo:margin-bottom="50%" loext:contextual-spacing="false"/>
    </style:style>
    <style:style style:name="List_20_Indent" style:display-name="List Indent" style:family="paragraph" style:parent-style-name="List_20_Contents" style:class="text">
      <style:paragraph-properties fo:margin-left="6mm" fo:margin-right="0mm" fo:text-indent="0mm" style:auto-text-indent="false">
        <style:tab-stops>
          <style:tab-stop style:position="0mm"/>
        </style:tab-stops>
      </style:paragraph-properties>
    </style:style>
    <style:style style:name="Salutation" style:family="paragraph" style:parent-style-name="Text_20_body" style:next-style-name="Signature" style:class="text">
      <style:paragraph-properties fo:margin-top="8.01mm" fo:margin-bottom="1.99mm" loext:contextual-spacing="false" fo:text-align="start" style:justify-single-word="false" text:number-lines="false" text:line-number="0"/>
    </style:style>
    <style:style style:name="Marginalia" style:family="paragraph" style:parent-style-name="Standard" style:class="text">
      <style:paragraph-properties fo:margin-left="0mm" fo:margin-right="0mm" fo:text-indent="0mm" style:auto-text-indent="false"/>
      <style:text-properties fo:font-size="9pt" style:font-size-asian="10.5pt"/>
    </style:style>
    <style:style style:name="First_20_line_20_indent" style:display-name="First line indent" style:family="paragraph" style:parent-style-name="Text_20_body" style:class="text" style:master-page-name="">
      <style:paragraph-properties fo:margin-left="0mm" fo:margin-right="0mm" fo:text-indent="6mm" style:auto-text-indent="false" style:page-number="auto"/>
      <style:text-properties style:font-size-asian="10.5pt"/>
    </style:style>
    <style:style style:name="List_20_Heading" style:display-name="List Heading" style:family="paragraph" style:parent-style-name="List_20_Contents" style:next-style-name="List_20_Contents" style:class="html"/>
    <style:style style:name="Bibliography_20_Heading" style:display-name="Bibliography Heading" style:family="paragraph" style:parent-style-name="Heading_20_1" style:default-outline-level="" style:list-style-nam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Calluna Sans Light1" fo:font-family="'Calluna Sans Light'" style:font-style-name="Light" style:font-family-generic="swiss" style:font-pitch="variable" fo:font-size="200%" style:font-size-asian="10.5pt"/>
    </style:style>
    <style:style style:name="Illustration_20_Index_20_Heading" style:display-name="Illustration Index Heading" style:family="paragraph" style:parent-style-name="Heading_20_1" style:next-style-name="Heading_20_1" style:default-outline-level="" style:list-style-nam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_20_1" style:default-outline-level="" style:list-style-nam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master-page-name="">
      <style:paragraph-properties fo:margin-top="1.99mm" fo:margin-bottom="4mm" loext:contextual-spacing="false" fo:text-align="center" style:justify-single-word="false" style:page-number="auto" style:border-line-width-bottom="0.05mm 0.05mm 0.05mm" fo:padding="0mm" fo:border-left="none" fo:border-right="none" fo:border-top="none" fo:border-bottom="0.45pt double #000000" style:shadow="none" text:number-lines="false" text:line-number="0" style:join-border="false"/>
      <style:text-properties fo:font-size="2pt" style:font-size-asian="6pt" style:font-size-complex="6pt"/>
    </style:style>
    <style:style style:name="Drawing" style:family="paragraph" style:parent-style-name="Caption" style:class="extra">
      <style:text-properties style:font-size-asian="10.5pt"/>
    </style:style>
    <style:style style:name="Text_20_Object" style:display-name="Text Object" style:family="paragraph" style:parent-style-name="Text_20_body" style:next-style-name="Text_20_body">
      <style:paragraph-properties fo:text-align="center" style:justify-single-word="false"/>
    </style:style>
    <style:style style:name="Untitled1" style:family="paragraph" style:parent-style-name="List_20_1"/>
    <style:style style:name="Hanging_20_indent" style:display-name="Hanging indent" style:family="paragraph" style:parent-style-name="Text_20_body" style:class="text">
      <style:paragraph-properties fo:margin-left="6mm" fo:margin-right="0mm" fo:text-indent="-6mm" style:auto-text-indent="false">
        <style:tab-stops/>
      </style:paragraph-properties>
    </style:style>
    <style:style style:name="Address" style:family="paragraph" style:parent-style-name="Standard">
      <style:text-properties style:font-size-asian="10.5pt"/>
    </style:style>
    <style:style style:name="Complimentary_20_Opening" style:display-name="Complimentary Opening" style:family="paragraph" style:parent-style-name="Text_20_body" style:next-style-name="Text_20_body">
      <style:paragraph-properties fo:margin-top="0mm" fo:margin-bottom="4mm" loext:contextual-spacing="false"/>
    </style:style>
    <style:style style:name="Graphic_20_Body" style:display-name="Graphic Body" style:family="paragraph" style:parent-style-name="Text_20_body" style:next-style-name="Text_20_body">
      <style:paragraph-properties fo:margin-top="4mm" fo:margin-bottom="4mm" loext:contextual-spacing="false" fo:text-align="center" style:justify-single-word="false"/>
    </style:style>
    <style:style style:name="Table_20_Spacer" style:display-name="Table Spacer" style:family="paragraph" style:parent-style-name="Table_20_Contents">
      <style:text-properties fo:font-size="5%" style:font-size-asian="10.5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style:font-name="Calluna Sans Semibold" fo:font-family="'Calluna Sans Semibold'" style:font-style-name="Semibold" style:font-family-generic="swiss" style:font-pitch="variable" fo:font-weight="600" fo:background-color="transparent" style:font-size-asian="10.5pt"/>
    </style:style>
    <style:style style:name="Small_20_text" style:display-name="Small text" style:family="text">
      <style:text-properties fo:font-size="80%"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style-name="Book" style:font-family-generic="modern" style:font-pitch="fixed" fo:font-size="80%" fo:background-color="transparent" style:font-size-asian="10.5pt"/>
    </style:style>
    <style:style style:name="Variable" style:family="text">
      <style:text-properties fo:font-style="italic" style:font-style-asian="italic" style:font-style-complex="italic"/>
    </style:style>
    <style:style style:name="Index_20_Link" style:display-name="Index Link" style:family="text"/>
    <style:style style:name="Caption_20_characters" style:display-name="Caption characters" style:family="text">
      <style:text-properties fo:text-transform="uppercase" fo:letter-spacing="2.82mm"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xample" style:family="text">
      <style:text-properties style:font-name="Monaco" fo:font-family="Monaco" style:font-style-name="Regular" style:font-family-generic="modern" style:font-pitch="fixed" fo:font-size="9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parent-style-name="Rubies"/>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Rubies" style:family="text">
      <style:text-properties style:text-position="0% 100%" fo:font-size="6pt" style:text-underline-style="none" style:font-size-asian="6pt" style:font-size-complex="6pt" style:text-emphasize="none"/>
    </style:style>
    <style:style style:name="Index" style:family="text">
      <style:text-properties style:text-position="sub 58%" fo:font-size="12pt" style:font-size-asian="10.5pt"/>
    </style:style>
    <style:style style:name="Citation" style:family="text">
      <style:text-properties fo:font-style="italic" style:font-style-asian="italic" style:font-style-complex="italic"/>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fo:margin-top="0mm" fo:margin-bottom="1.02mm" style:wrap="none" style:vertical-pos="top" style:vertical-rel="paragraph" style:horizontal-pos="center" style:horizontal-rel="paragraph" fo:background-color="transparent" draw:fill="none" draw:fill-color="#ffffff" style:shadow="none" draw:shadow-opacity="100%">
        <style:columns fo:column-count="1" fo:column-gap="0mm"/>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3.81mm"/>
      </text:outline-level-style>
      <text:outline-level-style text:level="2" style:num-format="1" text:display-levels="2">
        <style:list-level-properties text:min-label-distance="3.81mm"/>
      </text:outline-level-style>
      <text:outline-level-style text:level="3"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2" style:display-name="Numbering 2">
      <text:list-level-style-number text:level="1" text:style-name="Numbering_20_Symbols"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4" style:display-name="Numbering 4">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5" style:display-name="Numbering 5">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text:start-value="2"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a"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4.99mm" style:num-format="1" text:number-position="left" text:increment="5"/>
  </office:styles>
  <office:automatic-styles>
    <style:style style:name="Table1" style:family="table">
      <style:table-properties style:width="170mm" table:align="center"/>
    </style:style>
    <style:style style:name="Table1.A" style:family="table-column">
      <style:table-column-properties style:column-width="33.94mm"/>
    </style:style>
    <style:style style:name="Table1.B" style:family="table-column">
      <style:table-column-properties style:column-width="34.01mm"/>
    </style:style>
    <style:style style:name="Table1.D" style:family="table-column">
      <style:table-column-properties style:column-width="34.04mm"/>
    </style:style>
    <style:style style:name="Table1.1" style:family="table-row">
      <style:table-row-properties style:min-row-height="0.11mm"/>
    </style:style>
    <style:style style:name="Table1.A1" style:family="table-cell">
      <style:table-cell-properties style:vertical-align="middle" fo:padding="0mm" fo:border="none"/>
    </style:style>
    <style:style style:name="Table1.D1" style:family="table-cell">
      <style:table-cell-properties style:vertical-align="middle" fo:background-color="transparent" fo:padding="0mm" fo:border="none">
        <style:background-image/>
      </style:table-cell-properties>
    </style:style>
    <style:style style:name="Table2" style:family="table">
      <style:table-properties style:width="170mm" table:align="center"/>
    </style:style>
    <style:style style:name="Table2.A" style:family="table-column">
      <style:table-column-properties style:column-width="33.94mm"/>
    </style:style>
    <style:style style:name="Table2.B" style:family="table-column">
      <style:table-column-properties style:column-width="34.01mm"/>
    </style:style>
    <style:style style:name="Table2.D" style:family="table-column">
      <style:table-column-properties style:column-width="34.04mm"/>
    </style:style>
    <style:style style:name="Table2.1" style:family="table-row">
      <style:table-row-properties style:min-row-height="0.11mm"/>
    </style:style>
    <style:style style:name="Table2.A1" style:family="table-cell">
      <style:table-cell-properties style:vertical-align="middle" fo:padding="0mm" fo:border="none"/>
    </style:style>
    <style:style style:name="Table2.D1" style:family="table-cell">
      <style:table-cell-properties style:vertical-align="middle" fo:background-color="transparent" fo:padding="0mm" fo:border="none">
        <style:background-image/>
      </style:table-cell-properties>
    </style:style>
    <style:style style:name="MP1" style:family="paragraph" style:parent-style-name="Footer_20_left">
      <style:paragraph-properties fo:text-align="start" style:justify-single-word="false"/>
    </style:style>
    <style:style style:name="MP2" style:family="paragraph" style:parent-style-name="Footer_20_right">
      <style:paragraph-properties fo:text-align="end" style:justify-single-word="false"/>
    </style:style>
    <style:style style:name="MP3" style:family="paragraph" style:parent-style-name="Sender">
      <style:paragraph-properties fo:margin-top="0mm" fo:margin-bottom="4mm" loext:contextual-spacing="false"/>
    </style:style>
    <style:style style:name="MP4" style:family="paragraph" style:parent-style-name="Sender">
      <style:paragraph-properties fo:margin-top="0mm" fo:margin-bottom="0mm" loext:contextual-spacing="false"/>
    </style:style>
    <style:style style:name="MP5" style:family="paragraph" style:parent-style-name="Footer">
      <style:paragraph-properties fo:text-align="start" style:justify-single-word="false"/>
    </style:style>
    <style:style style:name="MP6" style:family="paragraph" style:parent-style-name="Footer">
      <style:paragraph-properties fo:text-align="center" style:justify-single-word="false"/>
    </style:style>
    <style:style style:name="MP7" style:family="paragraph" style:parent-style-name="Footer">
      <style:paragraph-properties fo:text-align="end" style:justify-single-word="false"/>
    </style:style>
    <style:style style:name="MP8" style:family="paragraph" style:parent-style-name="Standard">
      <style:text-properties fo:font-size="2pt" style:font-size-asian="1.75pt" style:font-size-complex="2pt"/>
    </style:style>
    <style:style style:name="MT1" style:family="text">
      <style:text-properties officeooo:rsid="0584fd86"/>
    </style:style>
    <style:style style:name="MT2" style:family="text"/>
    <style:style style:name="Mfr1" style:family="graphic" style:parent-style-name="Frame">
      <style:graphic-properties fo:margin-left="0mm" fo:margin-right="0mm" fo:margin-top="0mm" fo:margin-bottom="0mm" style:vertical-pos="from-top" style:vertical-rel="paragraph" style:horizontal-pos="right" style:horizontal-rel="paragraph" fo:padding="0mm" fo:border="none" style:shadow="none" draw:shadow-opacity="100%"/>
    </style:style>
    <style:style style:name="Mfr2" style:family="graphic" style:parent-style-name="Frame">
      <style:graphic-properties fo:margin-left="0mm" fo:margin-right="0mm" fo:margin-top="0mm" fo:margin-bottom="0mm" style:vertical-pos="from-top" style:vertical-rel="paragraph" style:horizontal-pos="left" style:horizontal-rel="paragraph" fo:padding="0mm" fo:border="none" style:shadow="none" draw:shadow-opacity="100%"/>
    </style:style>
    <style:style style:name="Mfr3"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style:style style:name="Mfr4" style:family="graphic" style:parent-style-name="Graphics">
      <style:graphic-properties fo:margin-top="0mm" fo:margin-bottom="0mm" style:vertical-pos="bottom" style:vertical-rel="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0.06mm" fo:page-height="296.93mm" style:num-format="1" style:print-orientation="portrait" fo:margin-top="20mm" fo:margin-bottom="20mm" fo:margin-left="20mm" fo:margin-right="20mm" style:shadow="none" style:writing-mode="lr-tb" style:footnote-max-height="0mm">
        <style:columns fo:column-count="1" fo:column-gap="0mm"/>
        <style:footnote-sep style:width="0.18mm" style:distance-before-sep="1.02mm" style:distance-after-sep="1.02mm" style:line-style="none"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10mm" fo:margin-left="20mm" fo:margin-right="20mm" style:shadow="none"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5" style:page-usage="right">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6">
      <style:page-layout-properties fo:page-width="210.06mm" fo:page-height="296.93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7">
      <style:page-layout-properties fo:page-width="297mm" fo:page-height="210.01mm" style:num-format="1" style:print-orientation="landscape"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104.99mm" fo:margin-left="0mm" fo:margin-right="0mm" fo:margin-bottom="4.99mm" style:dynamic-spacing="false"/>
      </style:header-style>
      <style:footer-style>
        <style:header-footer-properties fo:min-height="11.01mm" fo:margin-left="0mm" fo:margin-right="0mm" fo:margin-top="10mm" style:dynamic-spacing="false"/>
      </style:footer-style>
    </style:page-layout>
    <style:page-layout style:name="Mpm9">
      <style:page-layout-properties fo:page-width="229.01mm" fo:page-height="114mm" style:num-format="1" style:print-orientation="landscape" fo:margin-top="0mm" fo:margin-bottom="0mm" fo:margin-left="0mm" fo:margin-right="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30.99mm" fo:margin-left="0mm" fo:margin-right="0mm" fo:margin-bottom="4.99mm" style:dynamic-spacing="false"/>
      </style:header-style>
      <style:footer-style>
        <style:header-footer-properties fo:min-height="11.01mm" fo:margin-left="0mm" fo:margin-right="0mm" fo:margin-top="10mm" style:dynamic-spacing="false"/>
      </style:footer-style>
    </style:page-layout>
    <style:page-layout style:name="Mpm11">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master-page style:name="First_20_Page" style:display-name="First Page" style:page-layout-name="Mpm2" style:next-style-name="Standard">
      <style:footer>
        <text:p text:style-name="Footer">Stand: <text:date style:data-style-name="N36" text:date-value="2016-02-14T21:47:45.377869200">14.02.2016</text:date></text:p>
      </style:footer>
    </style:master-page>
    <style:master-page style:name="Index" style:page-layout-name="Mpm3"/>
    <style:master-page style:name="Left_20_Page" style:display-name="Left Page" style:page-layout-name="Mpm4" style:next-style-name="Right_20_Page">
      <style:footer>
        <text:p text:style-name="MP1"><text:page-number text:select-page="current">2</text:page-number></text:p>
      </style:footer>
    </style:master-page>
    <style:master-page style:name="Right_20_Page" style:display-name="Right Page" style:page-layout-name="Mpm5" style:next-style-name="Left_20_Page">
      <style:footer>
        <text:p text:style-name="MP2"><text:page-number text:select-page="current">13</text:page-number></text:p>
      </style:footer>
    </style:master-page>
    <style:master-page style:name="Endnote" style:page-layout-name="Mpm6">
      <style:header>
        <text:h text:style-name="Heading_20_1" text:outline-level="1"><text:bookmark-start text:name="__RefHeading__3304_503068347"/>Referenzen<text:bookmark-end text:name="__RefHeading__3304_503068347"/></text:h>
      </style:header>
    </style:master-page>
    <style:master-page style:name="Footnote" style:page-layout-name="Mpm6">
      <style:header>
        <text:p text:style-name="Header"/>
      </style:header>
    </style:master-page>
    <style:master-page style:name="Landscape" style:page-layout-name="Mpm7"/>
    <style:master-page style:name="Letter" style:page-layout-name="Mpm8" style:next-style-name="Logo">
      <style:header>
        <text:p text:style-name="Header"><draw:frame draw:style-name="Mfr1" draw:name="Frame5" text:anchor-type="paragraph" svg:y="24.99mm" draw:z-index="0"><draw:text-box fo:min-height="4.99mm" fo:min-width="20mm"><text:p text:style-name="Sender">Flowy Apps</text:p><text:p text:style-name="Sender">Schulz &amp; Haase GbR</text:p><text:p text:style-name="Sender">Harmsstraße 52</text:p><text:p text:style-name="MP3">24114 Kiel</text:p><text:p text:style-name="MP4">hello@flowyapps.com</text:p><text:p text:style-name="Sender">http://flowyapps.com</text:p></draw:text-box></draw:frame><draw:frame draw:style-name="Mfr2" draw:name="Frame6" text:anchor-type="paragraph" svg:y="40.01mm" draw:z-index="0"><draw:text-box fo:min-height="4.99mm" fo:min-width="20mm"><text:p text:style-name="MP3"><text:span text:style-name="MT1">Flowy Apps</text:span>, Harmsstraße 52, 24114 Kiel</text:p><text:p text:style-name="Addressee"><text:span text:style-name="Strong_20_Emphasis">Vorname Nachname</text:span></text:p><text:p text:style-name="Addressee">Zusatz</text:p><text:p text:style-name="Addressee">Musterstraße 23<text:line-break/>12345 Musterstadt </text:p></draw:text-box></draw:frame><draw:frame draw:style-name="Mfr2" draw:name="Frame7" text:anchor-type="paragraph" svg:y="89.99mm" draw:z-index="0"><draw:text-box fo:min-height="4.99mm" fo:min-width="20mm"><text:p text:style-name="Frame_20_contents"><text:span text:style-name="Strong_20_Emphasis">Betreff: Musterbrief</text:span></text:p></draw:text-box></draw:frame><draw:frame draw:style-name="Mfr1" draw:name="Frame8" text:anchor-type="paragraph" svg:y="89.99mm" draw:z-index="0"><draw:text-box fo:min-height="4.99mm" fo:min-width="20mm"><text:p text:style-name="Frame_20_contents"><text:span text:style-name="Strong_20_Emphasis">Kiel, den </text:span><text:span text:style-name="Strong_20_Emphasis"><text:date style:data-style-name="N36" text:date-value="2016-02-14T21:47:45.382067905">02/14/2016</text:date></text:span></text:p></draw:text-box></draw:frame><draw:frame draw:style-name="Mfr3" draw:name="graphics3" text:anchor-type="paragraph" svg:width="79.99mm" svg:height="17.6mm" draw:z-index="0"><draw:image xlink:href="Pictures/200000020000026600000087150A4954BC5ABCE2.eps" xlink:type="simple" xlink:show="embed" xlink:actuate="onLoad"/></draw:frame></text:p>
      </style:header>
      <style:footer>
        <table:table table:name="Table1" table:style-name="Table1">
          <table:table-column table:style-name="Table1.A"/>
          <table:table-column table:style-name="Table1.B" table:number-columns-repeated="2"/>
          <table:table-column table:style-name="Table1.D"/>
          <table:table-column table:style-name="Table1.B"/>
          <table:table-row table:style-name="Table1.1">
            <table:table-cell table:style-name="Table1.A1" office:value-type="string">
              <text:p text:style-name="MP5"><text:date style:data-style-name="N36" text:date-value="2016-02-14T21:47:45.382765070">02/14/2016</text:date></text:p>
            </table:table-cell>
            <table:table-cell table:style-name="Table1.A1" office:value-type="string">
              <text:p text:style-name="MP6">hello@flowyapps.com</text:p>
            </table:table-cell>
            <table:table-cell table:style-name="Table1.A1" office:value-type="string">
              <text:p text:style-name="MP6"><draw:frame draw:style-name="Mfr4" draw:name="graphics1" text:anchor-type="as-char" svg:width="4.99mm" svg:height="4.9mm" draw:z-index="0"><draw:image xlink:href="Pictures/20000002000000CE000000CEC02EA6FB4195CC90.eps" xlink:type="simple" xlink:show="embed" xlink:actuate="onLoad"/></draw:frame></text:p>
            </table:table-cell>
            <table:table-cell table:style-name="Table1.D1" office:value-type="string">
              <text:p text:style-name="MP6">http://flowyapps.com</text:p>
            </table:table-cell>
            <table:table-cell table:style-name="Table1.D1" office:value-type="string">
              <text:p text:style-name="MP7"><text:page-number text:select-page="current">0</text:page-number>/<text:page-count>37</text:page-count></text:p>
            </table:table-cell>
          </table:table-row>
        </table:table>
        <text:p text:style-name="MP8"/>
      </style:footer>
    </style:master-page>
    <style:master-page style:name="Envelope" style:page-layout-name="Mpm9"/>
    <style:master-page style:name="Logo" style:page-layout-name="Mpm10">
      <style:header>
        <text:p text:style-name="Header"><draw:frame draw:style-name="Mfr3" draw:name="graphics4" text:anchor-type="paragraph" svg:width="79.99mm" svg:height="17.6mm" draw:z-index="0"><draw:image xlink:href="Pictures/200000020000026600000087150A4954BC5ABCE2.eps" xlink:type="simple" xlink:show="embed" xlink:actuate="onLoad"/></draw:frame></text:p>
      </style:header>
      <style:footer>
        <table:table table:name="Table2" table:style-name="Table2">
          <table:table-column table:style-name="Table2.A"/>
          <table:table-column table:style-name="Table2.B" table:number-columns-repeated="2"/>
          <table:table-column table:style-name="Table2.D"/>
          <table:table-column table:style-name="Table2.B"/>
          <table:table-row table:style-name="Table2.1">
            <table:table-cell table:style-name="Table2.A1" office:value-type="string">
              <text:p text:style-name="MP5"><text:date style:data-style-name="N36" text:date-value="2016-02-14T21:47:45.384584991">02/14/2016</text:date></text:p>
            </table:table-cell>
            <table:table-cell table:style-name="Table2.A1" office:value-type="string">
              <text:p text:style-name="MP6">hello@flowyapps.com</text:p>
            </table:table-cell>
            <table:table-cell table:style-name="Table2.A1" office:value-type="string">
              <text:p text:style-name="MP6"><draw:frame draw:style-name="Mfr4" draw:name="graphics2" text:anchor-type="as-char" svg:width="4.99mm" svg:height="4.9mm" draw:z-index="0"><draw:image xlink:href="Pictures/20000002000000CE000000CEC02EA6FB4195CC90.eps" xlink:type="simple" xlink:show="embed" xlink:actuate="onLoad"/></draw:frame></text:p>
            </table:table-cell>
            <table:table-cell table:style-name="Table2.D1" office:value-type="string">
              <text:p text:style-name="MP6">http://flowyapps.com</text:p>
            </table:table-cell>
            <table:table-cell table:style-name="Table2.D1" office:value-type="string">
              <text:p text:style-name="MP7"><text:page-number text:select-page="current">0</text:page-number>/<text:page-count>37</text:page-count></text:p>
            </table:table-cell>
          </table:table-row>
        </table:table>
        <text:p text:style-name="MP8"/>
      </style:footer>
    </style:master-page>
    <style:master-page style:name="Converted1" style:page-layout-name="Mpm11"/>
    <style:master-page style:name="Converted2"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MacOSX_X86_64 LibreOffice_project/2b9802c1994aa0b7dc6079e128979269cf95bc78</meta:generator>
    <meta:creation-date>2013-12-14T01:22:29.993117504</meta:creation-date>
    <meta:editing-cycles>1849</meta:editing-cycles>
    <meta:editing-duration>P9DT3H14S</meta:editing-duration>
    <dc:title>Bachelor Thesis</dc:title>
    <dc:date>2016-02-14T21:47:45.167129000</dc:date>
    <meta:printed-by>Torben LeTorbi</meta:printed-by>
    <meta:print-date>2014-06-09T20:50:26.356703855</meta:print-date>
    <dc:creator>Torben </dc:creator>
    <meta:document-statistic meta:table-count="22" meta:image-count="13" meta:object-count="0" meta:page-count="37" meta:paragraph-count="671" meta:word-count="9117" meta:character-count="63955" meta:non-whitespace-character-count="55528"/>
    <meta:user-defined meta:name="Info 1"/>
    <meta:user-defined meta:name="Info 2"/>
    <meta:user-defined meta:name="Info 3"/>
    <meta:user-defined meta:name="Info 4"/>
  </office:meta>
</office:document-meta>
</file>